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_19968__33324__NEWLOAN" style:data-style-name="N0">
      <style:table-cell-properties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3" style:family="table-cell" style:parent-style-name="_19968__33324__NEWLOAN" style:data-style-name="N0">
      <style:table-cell-properties style:vertical-align="middle" fo:background-color="transparent" style:repeat-content="false"/>
      <style:paragraph-properties fo:text-align="end" fo:margin-right="0cm"/>
      <style:text-properties style:font-name="標楷體" style:font-name-asian="標楷體" style:font-name-complex="標楷體" fo:font-size="8pt" style:font-size-asian="8pt" style:font-size-complex="8pt" style:font-family-generic="script"/>
    </style:style>
    <style:style style:name="ce4" style:family="table-cell" style:parent-style-name="_19968__33324__NEWLOAN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8pt" style:font-size-asian="8pt" style:font-size-complex="8pt" style:font-family-generic="script"/>
    </style:style>
    <style:style style:name="ce5" style:family="table-cell" style:parent-style-name="_19968__33324__NEWLOAN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8pt" style:font-size-asian="8pt" style:font-size-complex="8pt" style:font-family-generic="script"/>
    </style:style>
    <style:style style:name="ce6" style:family="table-cell" style:parent-style-name="_19968__33324__NEWLOAN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7" style:family="table-cell" style:parent-style-name="_19968__33324__NEWLOAN" style:data-style-name="N49">
      <style:table-cell-properties fo:border="thin solid #000000"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8" style:family="table-cell" style:parent-style-name="_19968__33324__NEWLOAN" style:data-style-name="N48">
      <style:table-cell-properties fo:border="thin solid #000000"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9" style:family="table-cell" style:parent-style-name="_19968__33324__NEWLOAN" style:data-style-name="N0">
      <style:table-cell-properties fo:border-top="none" fo:border-bottom="thin solid #000000" fo:border-left="thin solid #000000" fo:border-right="thin solid #000000"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10" style:family="table-cell" style:parent-style-name="_19968__33324__NEWLOAN" style:data-style-name="N0">
      <style:table-cell-properties fo:border="thin solid #000000"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11" style:family="table-cell" style:parent-style-name="Default" style:data-style-name="N49">
      <style:table-cell-properties fo:border="thin solid #000000"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12" style:family="table-cell" style:parent-style-name="Default" style:data-style-name="N48">
      <style:table-cell-properties fo:border="thin solid #000000"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13" style:family="table-cell" style:parent-style-name="Default" style:data-style-name="N0">
      <style:table-cell-properties fo:border="thin solid #000000"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14" style:family="table-cell" style:parent-style-name="Default" style:data-style-name="N0">
      <style:table-cell-properties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15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16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17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/>
    </style:style>
    <style:style style:name="ce18" style:family="table-cell" style:parent-style-name="Default" style:data-style-name="N49">
      <style:table-cell-properties fo:border-top="thin solid #000000" fo:border-bottom="none" fo:border-left="thin solid #000000" fo:border-right="thin solid #000000"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19" style:family="table-cell" style:parent-style-name="Default" style:data-style-name="N48">
      <style:table-cell-properties fo:border-top="thin solid #000000" fo:border-bottom="none" fo:border-left="thin solid #000000" fo:border-right="thin solid #000000" style:vertical-align="middle" fo:background-color="transparent"/>
      <style:text-properties style:font-name="Times New Roman" style:font-name-asian="Times New Roman" style:font-name-complex="Times New Roman" fo:font-size="8pt" style:font-size-asian="8pt" style:font-size-complex="8pt"/>
    </style:style>
    <style:style style:name="ce20" style:family="table-cell" style:parent-style-name="_19968__33324__NEWLOAN" style:data-style-name="N0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21" style:family="table-cell" style:parent-style-name="_19968__33324__NEWLOAN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8pt" style:font-size-asian="8pt" style:font-size-complex="8pt" fo:font-weight="bold" style:font-weight-asian="bold" style:font-weight-complex="bold" style:font-family-generic="script"/>
    </style:style>
    <style:style style:name="ce22" style:family="table-cell" style:parent-style-name="_19968__33324__NEWLOAN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8pt" style:font-size-asian="8pt" style:font-size-complex="8pt" style:font-family-generic="script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fo:font-size="8pt" style:font-size-asian="8pt" style:font-size-complex="8pt" style:font-family-generic="script"/>
    </style:style>
    <style:style style:name="ce24" style:family="table-cell" style:parent-style-name="_19968__33324__NEWLOAN" style:data-style-name="N0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標楷體" style:font-name-asian="標楷體" style:font-name-complex="標楷體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3" style:family="text" style:parent-style-name="Default">
      <style:text-properties fo:color="#000000" style:text-line-through-style="none" style:font-name="標楷體" style:font-name-asian="標楷體" style:font-name-complex="標楷體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cript" style:font-charset="x-symbol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co1" style:family="table-column">
      <style:table-column-properties fo:break-before="auto" style:column-width="1.40229166666667cm"/>
    </style:style>
    <style:style style:name="co2" style:family="table-column">
      <style:table-column-properties fo:break-before="auto" style:column-width="1.61395833333333cm"/>
    </style:style>
    <style:style style:name="co3" style:family="table-column">
      <style:table-column-properties fo:break-before="auto" style:column-width="1.13770833333333cm"/>
    </style:style>
    <style:style style:name="co4" style:family="table-column">
      <style:table-column-properties fo:break-before="auto" style:column-width="1.79916666666667cm"/>
    </style:style>
    <style:style style:name="co5" style:family="table-column">
      <style:table-column-properties fo:break-before="auto" style:column-width="2.354791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pt" style:use-optimal-row-height="false" fo:break-before="auto"/>
    </style:style>
    <style:style style:name="ro3" style:family="table-row">
      <style:table-row-properties style:row-height="21pt" style:use-optimal-row-height="true" fo:break-before="auto"/>
    </style:style>
    <style:style style:name="ro4" style:family="table-row">
      <style:table-row-properties style:row-height="11.25pt" style:use-optimal-row-height="false" fo:break-before="auto"/>
    </style:style>
    <style:style style:name="ro5" style:family="table-row">
      <style:table-row-properties style:row-height="10.9pt" style:use-optimal-row-height="false" fo:break-before="auto"/>
    </style:style>
    <style:style style:name="ro6" style:family="table-row">
      <style:table-row-properties style:row-height="16.5pt" style:use-optimal-row-height="false" fo:break-before="auto"/>
    </style:style>
    <style:style style:name="ro7" style:family="table-row">
      <style:table-row-properties style:row-height="11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上網資料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72" table:default-cell-style-name="ce2"/>
        <table:table-row table:style-name="ro1">
          <table:table-cell office:value-type="string" table:number-columns-spanned="12" table:number-rows-spanned="1" table:style-name="ce20">
            <text:p>五大銀行（台銀、合庫銀、土銀、華銀及一銀）新承做放款金額與利率統計表</text:p>
          </table:table-cell>
          <table:covered-table-cell table:number-columns-repeated="11"/>
          <table:table-cell table:number-columns-repeated="16372"/>
        </table:table-row>
        <table:table-row table:style-name="ro2">
          <table:table-cell table:number-columns-repeated="10" table:style-name="ce2"/>
          <table:table-cell table:style-name="ce3"/>
          <table:table-cell office:value-type="string" table:style-name="ce3">
            <text:p>單位：新台幣百萬元、年息百分比率</text:p>
          </table:table-cell>
          <table:table-cell table:number-columns-repeated="16372"/>
        </table:table-row>
        <table:table-row table:style-name="ro2">
          <table:table-cell office:value-type="string" table:number-columns-spanned="1" table:number-rows-spanned="2" table:style-name="ce21">
            <text:p>年<text:span text:style-name="T4">/</text:span>月</text:p>
          </table:table-cell>
          <table:table-cell office:value-type="string" table:number-columns-spanned="2" table:number-rows-spanned="1" table:style-name="ce22">
            <text:p>購屋貸款</text:p>
          </table:table-cell>
          <table:covered-table-cell/>
          <table:table-cell office:value-type="string" table:number-columns-spanned="2" table:number-rows-spanned="1" table:style-name="ce22">
            <text:p>資本支出貸款</text:p>
          </table:table-cell>
          <table:covered-table-cell/>
          <table:table-cell office:value-type="string" table:number-columns-spanned="2" table:number-rows-spanned="1" table:style-name="ce22">
            <text:p>週轉金貸款</text:p>
          </table:table-cell>
          <table:covered-table-cell/>
          <table:table-cell office:value-type="string" table:number-columns-spanned="2" table:number-rows-spanned="1" table:style-name="ce22">
            <text:p>消費性貸款</text:p>
          </table:table-cell>
          <table:covered-table-cell/>
          <table:table-cell office:value-type="string" table:number-columns-spanned="2" table:number-rows-spanned="1" table:style-name="ce22">
            <text:p>合計</text:p>
          </table:table-cell>
          <table:covered-table-cell/>
          <table:table-cell office:value-type="string" table:number-columns-spanned="1" table:number-rows-spanned="2" table:style-name="ce23">
            <text:p>不含國庫借款之加權平均利率</text:p>
          </table:table-cell>
          <table:table-cell table:number-columns-repeated="16372"/>
        </table:table-row>
        <table:table-row table:style-name="ro3">
          <table:covered-table-cell/>
          <table:table-cell office:value-type="string" table:style-name="ce4">
            <text:p>金額<text:span text:style-name="T1"><text:s/></text:span></text:p>
          </table:table-cell>
          <table:table-cell office:value-type="string" table:style-name="ce4">
            <text:p>利率</text:p>
          </table:table-cell>
          <table:table-cell office:value-type="string" table:style-name="ce4">
            <text:p>金額<text:span text:style-name="T1"><text:s/></text:span></text:p>
          </table:table-cell>
          <table:table-cell office:value-type="string" table:style-name="ce4">
            <text:p>利率</text:p>
          </table:table-cell>
          <table:table-cell office:value-type="string" table:style-name="ce4">
            <text:p>金額<text:span text:style-name="T1"><text:s/></text:span></text:p>
          </table:table-cell>
          <table:table-cell office:value-type="string" table:style-name="ce4">
            <text:p>利率</text:p>
          </table:table-cell>
          <table:table-cell office:value-type="string" table:style-name="ce4">
            <text:p>金額<text:span text:style-name="T1"><text:s/></text:span></text:p>
          </table:table-cell>
          <table:table-cell office:value-type="string" table:style-name="ce4">
            <text:p>利率</text:p>
          </table:table-cell>
          <table:table-cell office:value-type="string" table:style-name="ce4">
            <text:p>金額<text:span text:style-name="T1"><text:s/></text:span></text:p>
          </table:table-cell>
          <table:table-cell office:value-type="string" table:style-name="ce5">
            <text:p>加權平均利率</text:p>
          </table:table-cell>
          <table:covered-table-cell/>
          <table:table-cell table:number-columns-repeated="16372"/>
        </table:table-row>
        <table:table-row table:style-name="ro4">
          <table:table-cell office:value-type="string" table:style-name="ce6">
            <text:p>83/07</text:p>
          </table:table-cell>
          <table:table-cell office:value-type="float" office:value="29044" table:style-name="ce7">
            <text:p>29,044<text:s/></text:p>
          </table:table-cell>
          <table:table-cell office:value-type="float" office:value="9.1969999999999992" table:style-name="ce8">
            <text:p>9.197<text:s/></text:p>
          </table:table-cell>
          <table:table-cell office:value-type="float" office:value="42451" table:style-name="ce7">
            <text:p>42,451<text:s/></text:p>
          </table:table-cell>
          <table:table-cell office:value-type="float" office:value="7.8630000000000004" table:style-name="ce8">
            <text:p>7.863<text:s/></text:p>
          </table:table-cell>
          <table:table-cell office:value-type="float" office:value="195787" table:style-name="ce7">
            <text:p>195,787<text:s/></text:p>
          </table:table-cell>
          <table:table-cell office:value-type="float" office:value="8.3719999999999999" table:style-name="ce8">
            <text:p>8.372<text:s/></text:p>
          </table:table-cell>
          <table:table-cell office:value-type="float" office:value="6139" table:style-name="ce7">
            <text:p>6,139<text:s/></text:p>
          </table:table-cell>
          <table:table-cell office:value-type="float" office:value="9.0679999999999996" table:style-name="ce8">
            <text:p>9.068<text:s/></text:p>
          </table:table-cell>
          <table:table-cell office:value-type="float" office:value="273421" table:style-name="ce7">
            <text:p>273,421<text:s/></text:p>
          </table:table-cell>
          <table:table-cell office:value-type="float" office:value="8.3960000000000008" table:style-name="ce8">
            <text:p>8.396<text:s/></text:p>
          </table:table-cell>
          <table:table-cell table:style-name="ce9"/>
          <table:table-cell table:number-columns-repeated="16372"/>
        </table:table-row>
        <table:table-row table:style-name="ro4">
          <table:table-cell office:value-type="string" table:style-name="ce6">
            <text:p>83/08</text:p>
          </table:table-cell>
          <table:table-cell office:value-type="float" office:value="28476" table:style-name="ce7">
            <text:p>28,476<text:s/></text:p>
          </table:table-cell>
          <table:table-cell office:value-type="float" office:value="9.1980000000000004" table:style-name="ce8">
            <text:p>9.198<text:s/></text:p>
          </table:table-cell>
          <table:table-cell office:value-type="float" office:value="11204" table:style-name="ce7">
            <text:p>11,204<text:s/></text:p>
          </table:table-cell>
          <table:table-cell office:value-type="float" office:value="8.7029999999999994" table:style-name="ce8">
            <text:p>8.703<text:s/></text:p>
          </table:table-cell>
          <table:table-cell office:value-type="float" office:value="231672" table:style-name="ce7">
            <text:p>231,672<text:s/></text:p>
          </table:table-cell>
          <table:table-cell office:value-type="float" office:value="8.7050000000000001" table:style-name="ce8">
            <text:p>8.705<text:s/></text:p>
          </table:table-cell>
          <table:table-cell office:value-type="float" office:value="5924" table:style-name="ce7">
            <text:p>5,924<text:s/></text:p>
          </table:table-cell>
          <table:table-cell office:value-type="float" office:value="9.1180000000000003" table:style-name="ce8">
            <text:p>9.118<text:s/></text:p>
          </table:table-cell>
          <table:table-cell office:value-type="float" office:value="277276" table:style-name="ce7">
            <text:p>277,276<text:s/></text:p>
          </table:table-cell>
          <table:table-cell office:value-type="float" office:value="8.7639999999999993" table:style-name="ce8">
            <text:p>8.764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83/09</text:p>
          </table:table-cell>
          <table:table-cell office:value-type="float" office:value="28058" table:style-name="ce7">
            <text:p>28,058<text:s/></text:p>
          </table:table-cell>
          <table:table-cell office:value-type="float" office:value="9.3350000000000009" table:style-name="ce8">
            <text:p>9.335<text:s/></text:p>
          </table:table-cell>
          <table:table-cell office:value-type="float" office:value="27871" table:style-name="ce7">
            <text:p>27,871<text:s/></text:p>
          </table:table-cell>
          <table:table-cell office:value-type="float" office:value="7.9329999999999998" table:style-name="ce8">
            <text:p>7.933<text:s/></text:p>
          </table:table-cell>
          <table:table-cell office:value-type="float" office:value="206135" table:style-name="ce7">
            <text:p>206,135<text:s/></text:p>
          </table:table-cell>
          <table:table-cell office:value-type="float" office:value="8.6790000000000003" table:style-name="ce8">
            <text:p>8.679<text:s/></text:p>
          </table:table-cell>
          <table:table-cell office:value-type="float" office:value="6055" table:style-name="ce7">
            <text:p>6,055<text:s/></text:p>
          </table:table-cell>
          <table:table-cell office:value-type="float" office:value="9.2569999999999997" table:style-name="ce8">
            <text:p>9.257<text:s/></text:p>
          </table:table-cell>
          <table:table-cell office:value-type="float" office:value="268119" table:style-name="ce7">
            <text:p>268,119<text:s/></text:p>
          </table:table-cell>
          <table:table-cell office:value-type="float" office:value="8.6669999999999998" table:style-name="ce8">
            <text:p>8.667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83/10</text:p>
          </table:table-cell>
          <table:table-cell office:value-type="float" office:value="28083" table:style-name="ce7">
            <text:p>28,083<text:s/></text:p>
          </table:table-cell>
          <table:table-cell office:value-type="float" office:value="9.3970000000000002" table:style-name="ce8">
            <text:p>9.397<text:s/></text:p>
          </table:table-cell>
          <table:table-cell office:value-type="float" office:value="9845" table:style-name="ce7">
            <text:p>9,845<text:s/></text:p>
          </table:table-cell>
          <table:table-cell office:value-type="float" office:value="8.8829999999999991" table:style-name="ce8">
            <text:p>8.883<text:s/></text:p>
          </table:table-cell>
          <table:table-cell office:value-type="float" office:value="166837" table:style-name="ce7">
            <text:p>166,837<text:s/></text:p>
          </table:table-cell>
          <table:table-cell office:value-type="float" office:value="8.7370000000000001" table:style-name="ce8">
            <text:p>8.737<text:s/></text:p>
          </table:table-cell>
          <table:table-cell office:value-type="float" office:value="4620" table:style-name="ce7">
            <text:p>4,620<text:s/></text:p>
          </table:table-cell>
          <table:table-cell office:value-type="float" office:value="9.3550000000000004" table:style-name="ce8">
            <text:p>9.355<text:s/></text:p>
          </table:table-cell>
          <table:table-cell office:value-type="float" office:value="209385" table:style-name="ce7">
            <text:p>209,385<text:s/></text:p>
          </table:table-cell>
          <table:table-cell office:value-type="float" office:value="8.8450000000000006" table:style-name="ce8">
            <text:p>8.845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83/11</text:p>
          </table:table-cell>
          <table:table-cell office:value-type="float" office:value="31304" table:style-name="ce7">
            <text:p>31,304<text:s/></text:p>
          </table:table-cell>
          <table:table-cell office:value-type="float" office:value="9.5" table:style-name="ce8">
            <text:p>9.500<text:s/></text:p>
          </table:table-cell>
          <table:table-cell office:value-type="float" office:value="14296" table:style-name="ce7">
            <text:p>14,296<text:s/></text:p>
          </table:table-cell>
          <table:table-cell office:value-type="float" office:value="8.7889999999999997" table:style-name="ce8">
            <text:p>8.789<text:s/></text:p>
          </table:table-cell>
          <table:table-cell office:value-type="float" office:value="195718" table:style-name="ce7">
            <text:p>195,718<text:s/></text:p>
          </table:table-cell>
          <table:table-cell office:value-type="float" office:value="8.6319999999999997" table:style-name="ce8">
            <text:p>8.632<text:s/></text:p>
          </table:table-cell>
          <table:table-cell office:value-type="float" office:value="5204" table:style-name="ce7">
            <text:p>5,204<text:s/></text:p>
          </table:table-cell>
          <table:table-cell office:value-type="float" office:value="9.548" table:style-name="ce8">
            <text:p>9.548<text:s/></text:p>
          </table:table-cell>
          <table:table-cell office:value-type="float" office:value="246522" table:style-name="ce7">
            <text:p>246,522<text:s/></text:p>
          </table:table-cell>
          <table:table-cell office:value-type="float" office:value="8.7690000000000001" table:style-name="ce8">
            <text:p>8.769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83/12</text:p>
          </table:table-cell>
          <table:table-cell office:value-type="float" office:value="34301" table:style-name="ce7">
            <text:p>34,301<text:s/></text:p>
          </table:table-cell>
          <table:table-cell office:value-type="float" office:value="9.452" table:style-name="ce8">
            <text:p>9.452<text:s/></text:p>
          </table:table-cell>
          <table:table-cell office:value-type="float" office:value="17345" table:style-name="ce7">
            <text:p>17,345<text:s/></text:p>
          </table:table-cell>
          <table:table-cell office:value-type="float" office:value="8.86" table:style-name="ce8">
            <text:p>8.860<text:s/></text:p>
          </table:table-cell>
          <table:table-cell office:value-type="float" office:value="231622" table:style-name="ce7">
            <text:p>231,622<text:s/></text:p>
          </table:table-cell>
          <table:table-cell office:value-type="float" office:value="8.5939999999999994" table:style-name="ce8">
            <text:p>8.594<text:s/></text:p>
          </table:table-cell>
          <table:table-cell office:value-type="float" office:value="6199" table:style-name="ce7">
            <text:p>6,199<text:s/></text:p>
          </table:table-cell>
          <table:table-cell office:value-type="float" office:value="9.548" table:style-name="ce8">
            <text:p>9.548<text:s/></text:p>
          </table:table-cell>
          <table:table-cell office:value-type="float" office:value="289467" table:style-name="ce7">
            <text:p>289,467<text:s/></text:p>
          </table:table-cell>
          <table:table-cell office:value-type="float" office:value="8.7330000000000005" table:style-name="ce8">
            <text:p>8.733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84/01</text:p>
          </table:table-cell>
          <table:table-cell office:value-type="float" office:value="31252" table:style-name="ce7">
            <text:p>31,252<text:s/></text:p>
          </table:table-cell>
          <table:table-cell office:value-type="float" office:value="9.3279999999999994" table:style-name="ce8">
            <text:p>9.328<text:s/></text:p>
          </table:table-cell>
          <table:table-cell office:value-type="float" office:value="24319" table:style-name="ce7">
            <text:p>24,319<text:s/></text:p>
          </table:table-cell>
          <table:table-cell office:value-type="float" office:value="8.4600000000000009" table:style-name="ce8">
            <text:p>8.460<text:s/></text:p>
          </table:table-cell>
          <table:table-cell office:value-type="float" office:value="271965" table:style-name="ce7">
            <text:p>271,965<text:s/></text:p>
          </table:table-cell>
          <table:table-cell office:value-type="float" office:value="8.4640000000000004" table:style-name="ce8">
            <text:p>8.464<text:s/></text:p>
          </table:table-cell>
          <table:table-cell office:value-type="float" office:value="5109" table:style-name="ce7">
            <text:p>5,109<text:s/></text:p>
          </table:table-cell>
          <table:table-cell office:value-type="float" office:value="9.6389999999999993" table:style-name="ce8">
            <text:p>9.639<text:s/></text:p>
          </table:table-cell>
          <table:table-cell office:value-type="float" office:value="332645" table:style-name="ce7">
            <text:p>332,645<text:s/></text:p>
          </table:table-cell>
          <table:table-cell office:value-type="float" office:value="8.5609999999999999" table:style-name="ce8">
            <text:p>8.561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84/02</text:p>
          </table:table-cell>
          <table:table-cell office:value-type="float" office:value="17962" table:style-name="ce7">
            <text:p>17,962<text:s/></text:p>
          </table:table-cell>
          <table:table-cell office:value-type="float" office:value="9.3070000000000004" table:style-name="ce8">
            <text:p>9.307<text:s/></text:p>
          </table:table-cell>
          <table:table-cell office:value-type="float" office:value="11673" table:style-name="ce7">
            <text:p>11,673<text:s/></text:p>
          </table:table-cell>
          <table:table-cell office:value-type="float" office:value="8.4160000000000004" table:style-name="ce8">
            <text:p>8.416<text:s/></text:p>
          </table:table-cell>
          <table:table-cell office:value-type="float" office:value="145022" table:style-name="ce7">
            <text:p>145,022<text:s/></text:p>
          </table:table-cell>
          <table:table-cell office:value-type="float" office:value="8.7059999999999995" table:style-name="ce8">
            <text:p>8.706<text:s/></text:p>
          </table:table-cell>
          <table:table-cell office:value-type="float" office:value="3559" table:style-name="ce7">
            <text:p>3,559<text:s/></text:p>
          </table:table-cell>
          <table:table-cell office:value-type="float" office:value="9.3889999999999993" table:style-name="ce8">
            <text:p>9.389<text:s/></text:p>
          </table:table-cell>
          <table:table-cell office:value-type="float" office:value="178216" table:style-name="ce7">
            <text:p>178,216<text:s/></text:p>
          </table:table-cell>
          <table:table-cell office:value-type="float" office:value="8.766" table:style-name="ce8">
            <text:p>8.766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84/03</text:p>
          </table:table-cell>
          <table:table-cell office:value-type="float" office:value="35921" table:style-name="ce7">
            <text:p>35,921<text:s/></text:p>
          </table:table-cell>
          <table:table-cell office:value-type="float" office:value="9.2669999999999995" table:style-name="ce8">
            <text:p>9.267<text:s/></text:p>
          </table:table-cell>
          <table:table-cell office:value-type="float" office:value="34860" table:style-name="ce7">
            <text:p>34,860<text:s/></text:p>
          </table:table-cell>
          <table:table-cell office:value-type="float" office:value="8.1210000000000004" table:style-name="ce8">
            <text:p>8.121<text:s/></text:p>
          </table:table-cell>
          <table:table-cell office:value-type="float" office:value="195278" table:style-name="ce7">
            <text:p>195,278<text:s/></text:p>
          </table:table-cell>
          <table:table-cell office:value-type="float" office:value="8.68" table:style-name="ce8">
            <text:p>8.680<text:s/></text:p>
          </table:table-cell>
          <table:table-cell office:value-type="float" office:value="4979" table:style-name="ce7">
            <text:p>4,979<text:s/></text:p>
          </table:table-cell>
          <table:table-cell office:value-type="float" office:value="9.2680000000000007" table:style-name="ce8">
            <text:p>9.268<text:s/></text:p>
          </table:table-cell>
          <table:table-cell office:value-type="float" office:value="271038" table:style-name="ce7">
            <text:p>271,038<text:s/></text:p>
          </table:table-cell>
          <table:table-cell office:value-type="float" office:value="8.6880000000000006" table:style-name="ce8">
            <text:p>8.688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84/04</text:p>
          </table:table-cell>
          <table:table-cell office:value-type="float" office:value="23491" table:style-name="ce7">
            <text:p>23,491<text:s/></text:p>
          </table:table-cell>
          <table:table-cell office:value-type="float" office:value="9.3109999999999999" table:style-name="ce8">
            <text:p>9.311<text:s/></text:p>
          </table:table-cell>
          <table:table-cell office:value-type="float" office:value="8536" table:style-name="ce7">
            <text:p>8,536<text:s/></text:p>
          </table:table-cell>
          <table:table-cell office:value-type="float" office:value="8.8119999999999994" table:style-name="ce8">
            <text:p>8.812<text:s/></text:p>
          </table:table-cell>
          <table:table-cell office:value-type="float" office:value="178134" table:style-name="ce7">
            <text:p>178,134<text:s/></text:p>
          </table:table-cell>
          <table:table-cell office:value-type="float" office:value="8.6859999999999999" table:style-name="ce8">
            <text:p>8.686<text:s/></text:p>
          </table:table-cell>
          <table:table-cell office:value-type="float" office:value="4337" table:style-name="ce7">
            <text:p>4,337<text:s/></text:p>
          </table:table-cell>
          <table:table-cell office:value-type="float" office:value="9.3350000000000009" table:style-name="ce8">
            <text:p>9.335<text:s/></text:p>
          </table:table-cell>
          <table:table-cell office:value-type="float" office:value="214498" table:style-name="ce7">
            <text:p>214,498<text:s/></text:p>
          </table:table-cell>
          <table:table-cell office:value-type="float" office:value="8.7720000000000002" table:style-name="ce8">
            <text:p>8.772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84/05</text:p>
          </table:table-cell>
          <table:table-cell office:value-type="float" office:value="26032" table:style-name="ce7">
            <text:p>26,032<text:s/></text:p>
          </table:table-cell>
          <table:table-cell office:value-type="float" office:value="9.2899999999999991" table:style-name="ce8">
            <text:p>9.290<text:s/></text:p>
          </table:table-cell>
          <table:table-cell office:value-type="float" office:value="11106" table:style-name="ce7">
            <text:p>11,106<text:s/></text:p>
          </table:table-cell>
          <table:table-cell office:value-type="float" office:value="8.7859999999999996" table:style-name="ce8">
            <text:p>8.786<text:s/></text:p>
          </table:table-cell>
          <table:table-cell office:value-type="float" office:value="195746" table:style-name="ce7">
            <text:p>195,746<text:s/></text:p>
          </table:table-cell>
          <table:table-cell office:value-type="float" office:value="8.6359999999999992" table:style-name="ce8">
            <text:p>8.636<text:s/></text:p>
          </table:table-cell>
          <table:table-cell office:value-type="float" office:value="5904" table:style-name="ce7">
            <text:p>5,904<text:s/></text:p>
          </table:table-cell>
          <table:table-cell office:value-type="float" office:value="9.3680000000000003" table:style-name="ce8">
            <text:p>9.368<text:s/></text:p>
          </table:table-cell>
          <table:table-cell office:value-type="float" office:value="238788" table:style-name="ce7">
            <text:p>238,788<text:s/></text:p>
          </table:table-cell>
          <table:table-cell office:value-type="float" office:value="8.7330000000000005" table:style-name="ce8">
            <text:p>8.733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84/06</text:p>
          </table:table-cell>
          <table:table-cell office:value-type="float" office:value="26887" table:style-name="ce7">
            <text:p>26,887<text:s/></text:p>
          </table:table-cell>
          <table:table-cell office:value-type="float" office:value="9.2759999999999998" table:style-name="ce8">
            <text:p>9.276<text:s/></text:p>
          </table:table-cell>
          <table:table-cell office:value-type="float" office:value="13652" table:style-name="ce7">
            <text:p>13,652<text:s/></text:p>
          </table:table-cell>
          <table:table-cell office:value-type="float" office:value="8.6980000000000004" table:style-name="ce8">
            <text:p>8.698<text:s/></text:p>
          </table:table-cell>
          <table:table-cell office:value-type="float" office:value="214036" table:style-name="ce7">
            <text:p>214,036<text:s/></text:p>
          </table:table-cell>
          <table:table-cell office:value-type="float" office:value="8.4849999999999994" table:style-name="ce8">
            <text:p>8.485<text:s/></text:p>
          </table:table-cell>
          <table:table-cell office:value-type="float" office:value="5168" table:style-name="ce7">
            <text:p>5,168<text:s/></text:p>
          </table:table-cell>
          <table:table-cell office:value-type="float" office:value="9.34" table:style-name="ce8">
            <text:p>9.340<text:s/></text:p>
          </table:table-cell>
          <table:table-cell office:value-type="float" office:value="259743" table:style-name="ce7">
            <text:p>259,743<text:s/></text:p>
          </table:table-cell>
          <table:table-cell office:value-type="float" office:value="8.5950000000000006" table:style-name="ce8">
            <text:p>8.595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84/07</text:p>
          </table:table-cell>
          <table:table-cell office:value-type="float" office:value="27344" table:style-name="ce7">
            <text:p>27,344<text:s/></text:p>
          </table:table-cell>
          <table:table-cell office:value-type="float" office:value="9.1980000000000004" table:style-name="ce8">
            <text:p>9.198<text:s/></text:p>
          </table:table-cell>
          <table:table-cell office:value-type="float" office:value="51513" table:style-name="ce7">
            <text:p>51,513<text:s/></text:p>
          </table:table-cell>
          <table:table-cell office:value-type="float" office:value="7.86" table:style-name="ce8">
            <text:p>7.860<text:s/></text:p>
          </table:table-cell>
          <table:table-cell office:value-type="float" office:value="185847" table:style-name="ce7">
            <text:p>185,847<text:s/></text:p>
          </table:table-cell>
          <table:table-cell office:value-type="float" office:value="8.4499999999999993" table:style-name="ce8">
            <text:p>8.450<text:s/></text:p>
          </table:table-cell>
          <table:table-cell office:value-type="float" office:value="4630" table:style-name="ce7">
            <text:p>4,630<text:s/></text:p>
          </table:table-cell>
          <table:table-cell office:value-type="float" office:value="9.1859999999999999" table:style-name="ce8">
            <text:p>9.186<text:s/></text:p>
          </table:table-cell>
          <table:table-cell office:value-type="float" office:value="269334" table:style-name="ce7">
            <text:p>269,334<text:s/></text:p>
          </table:table-cell>
          <table:table-cell office:value-type="float" office:value="8.44" table:style-name="ce8">
            <text:p>8.440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84/08</text:p>
          </table:table-cell>
          <table:table-cell office:value-type="float" office:value="27748" table:style-name="ce7">
            <text:p>27,748<text:s/></text:p>
          </table:table-cell>
          <table:table-cell office:value-type="float" office:value="9.0939999999999994" table:style-name="ce8">
            <text:p>9.094<text:s/></text:p>
          </table:table-cell>
          <table:table-cell office:value-type="float" office:value="17378" table:style-name="ce7">
            <text:p>17,378<text:s/></text:p>
          </table:table-cell>
          <table:table-cell office:value-type="float" office:value="8.2739999999999991" table:style-name="ce8">
            <text:p>8.274<text:s/></text:p>
          </table:table-cell>
          <table:table-cell office:value-type="float" office:value="219586" table:style-name="ce7">
            <text:p>219,586<text:s/></text:p>
          </table:table-cell>
          <table:table-cell office:value-type="float" office:value="8.33" table:style-name="ce8">
            <text:p>8.330<text:s/></text:p>
          </table:table-cell>
          <table:table-cell office:value-type="float" office:value="4859" table:style-name="ce7">
            <text:p>4,859<text:s/></text:p>
          </table:table-cell>
          <table:table-cell office:value-type="float" office:value="9.0310000000000006" table:style-name="ce8">
            <text:p>9.031<text:s/></text:p>
          </table:table-cell>
          <table:table-cell office:value-type="float" office:value="269571" table:style-name="ce7">
            <text:p>269,571<text:s/></text:p>
          </table:table-cell>
          <table:table-cell office:value-type="float" office:value="8.4420000000000002" table:style-name="ce8">
            <text:p>8.442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84/09</text:p>
          </table:table-cell>
          <table:table-cell office:value-type="float" office:value="22678" table:style-name="ce7">
            <text:p>22,678<text:s/></text:p>
          </table:table-cell>
          <table:table-cell office:value-type="float" office:value="9.0869999999999997" table:style-name="ce8">
            <text:p>9.087<text:s/></text:p>
          </table:table-cell>
          <table:table-cell office:value-type="float" office:value="40800" table:style-name="ce7">
            <text:p>40,800<text:s/></text:p>
          </table:table-cell>
          <table:table-cell office:value-type="float" office:value="7.9470000000000001" table:style-name="ce8">
            <text:p>7.947<text:s/></text:p>
          </table:table-cell>
          <table:table-cell office:value-type="float" office:value="254218" table:style-name="ce7">
            <text:p>254,218<text:s/></text:p>
          </table:table-cell>
          <table:table-cell office:value-type="float" office:value="8.4190000000000005" table:style-name="ce8">
            <text:p>8.419<text:s/></text:p>
          </table:table-cell>
          <table:table-cell office:value-type="float" office:value="4953" table:style-name="ce7">
            <text:p>4,953<text:s/></text:p>
          </table:table-cell>
          <table:table-cell office:value-type="float" office:value="8.9190000000000005" table:style-name="ce8">
            <text:p>8.919<text:s/></text:p>
          </table:table-cell>
          <table:table-cell office:value-type="float" office:value="322649" table:style-name="ce7">
            <text:p>322,649<text:s/></text:p>
          </table:table-cell>
          <table:table-cell office:value-type="float" office:value="8.4309999999999992" table:style-name="ce8">
            <text:p>8.431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84/10</text:p>
          </table:table-cell>
          <table:table-cell office:value-type="float" office:value="26060" table:style-name="ce7">
            <text:p>26,060<text:s/></text:p>
          </table:table-cell>
          <table:table-cell office:value-type="float" office:value="9.0739999999999998" table:style-name="ce8">
            <text:p>9.074<text:s/></text:p>
          </table:table-cell>
          <table:table-cell office:value-type="float" office:value="18967" table:style-name="ce7">
            <text:p>18,967<text:s/></text:p>
          </table:table-cell>
          <table:table-cell office:value-type="float" office:value="8.1199999999999992" table:style-name="ce8">
            <text:p>8.120<text:s/></text:p>
          </table:table-cell>
          <table:table-cell office:value-type="float" office:value="185390" table:style-name="ce7">
            <text:p>185,390<text:s/></text:p>
          </table:table-cell>
          <table:table-cell office:value-type="float" office:value="8.2189999999999994" table:style-name="ce8">
            <text:p>8.219<text:s/></text:p>
          </table:table-cell>
          <table:table-cell office:value-type="float" office:value="4502" table:style-name="ce7">
            <text:p>4,502<text:s/></text:p>
          </table:table-cell>
          <table:table-cell office:value-type="float" office:value="8.9280000000000008" table:style-name="ce8">
            <text:p>8.928<text:s/></text:p>
          </table:table-cell>
          <table:table-cell office:value-type="float" office:value="234919" table:style-name="ce7">
            <text:p>234,919<text:s/></text:p>
          </table:table-cell>
          <table:table-cell office:value-type="float" office:value="8.3350000000000009" table:style-name="ce8">
            <text:p>8.335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84/11</text:p>
          </table:table-cell>
          <table:table-cell office:value-type="float" office:value="23650" table:style-name="ce7">
            <text:p>23,650<text:s/></text:p>
          </table:table-cell>
          <table:table-cell office:value-type="float" office:value="9.0079999999999991" table:style-name="ce8">
            <text:p>9.008<text:s/></text:p>
          </table:table-cell>
          <table:table-cell office:value-type="float" office:value="11922" table:style-name="ce7">
            <text:p>11,922<text:s/></text:p>
          </table:table-cell>
          <table:table-cell office:value-type="float" office:value="8.4979999999999993" table:style-name="ce8">
            <text:p>8.498<text:s/></text:p>
          </table:table-cell>
          <table:table-cell office:value-type="float" office:value="194089" table:style-name="ce7">
            <text:p>194,089<text:s/></text:p>
          </table:table-cell>
          <table:table-cell office:value-type="float" office:value="8.3379999999999992" table:style-name="ce8">
            <text:p>8.338<text:s/></text:p>
          </table:table-cell>
          <table:table-cell office:value-type="float" office:value="4933" table:style-name="ce7">
            <text:p>4,933<text:s/></text:p>
          </table:table-cell>
          <table:table-cell office:value-type="float" office:value="9.1050000000000004" table:style-name="ce8">
            <text:p>9.105<text:s/></text:p>
          </table:table-cell>
          <table:table-cell office:value-type="float" office:value="234594" table:style-name="ce7">
            <text:p>234,594<text:s/></text:p>
          </table:table-cell>
          <table:table-cell office:value-type="float" office:value="8.4480000000000004" table:style-name="ce8">
            <text:p>8.448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84/12</text:p>
          </table:table-cell>
          <table:table-cell office:value-type="float" office:value="27644" table:style-name="ce7">
            <text:p>27,644<text:s/></text:p>
          </table:table-cell>
          <table:table-cell office:value-type="float" office:value="8.9410000000000007" table:style-name="ce8">
            <text:p>8.941<text:s/></text:p>
          </table:table-cell>
          <table:table-cell office:value-type="float" office:value="18663" table:style-name="ce7">
            <text:p>18,663<text:s/></text:p>
          </table:table-cell>
          <table:table-cell office:value-type="float" office:value="8.4640000000000004" table:style-name="ce8">
            <text:p>8.464<text:s/></text:p>
          </table:table-cell>
          <table:table-cell office:value-type="float" office:value="223334" table:style-name="ce7">
            <text:p>223,334<text:s/></text:p>
          </table:table-cell>
          <table:table-cell office:value-type="float" office:value="8.1999999999999993" table:style-name="ce8">
            <text:p>8.200<text:s/></text:p>
          </table:table-cell>
          <table:table-cell office:value-type="float" office:value="5767" table:style-name="ce7">
            <text:p>5,767<text:s/></text:p>
          </table:table-cell>
          <table:table-cell office:value-type="float" office:value="8.7720000000000002" table:style-name="ce8">
            <text:p>8.772<text:s/></text:p>
          </table:table-cell>
          <table:table-cell office:value-type="float" office:value="275408" table:style-name="ce7">
            <text:p>275,408<text:s/></text:p>
          </table:table-cell>
          <table:table-cell office:value-type="float" office:value="8.3239999999999998" table:style-name="ce8">
            <text:p>8.324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85/01</text:p>
          </table:table-cell>
          <table:table-cell office:value-type="float" office:value="20868" table:style-name="ce7">
            <text:p>20,868<text:s/></text:p>
          </table:table-cell>
          <table:table-cell office:value-type="float" office:value="8.9879999999999995" table:style-name="ce8">
            <text:p>8.988<text:s/></text:p>
          </table:table-cell>
          <table:table-cell office:value-type="float" office:value="15030" table:style-name="ce7">
            <text:p>15,030<text:s/></text:p>
          </table:table-cell>
          <table:table-cell office:value-type="float" office:value="8.4160000000000004" table:style-name="ce8">
            <text:p>8.416<text:s/></text:p>
          </table:table-cell>
          <table:table-cell office:value-type="float" office:value="231690" table:style-name="ce7">
            <text:p>231,690<text:s/></text:p>
          </table:table-cell>
          <table:table-cell office:value-type="float" office:value="8.0570000000000004" table:style-name="ce8">
            <text:p>8.057<text:s/></text:p>
          </table:table-cell>
          <table:table-cell office:value-type="float" office:value="5003" table:style-name="ce7">
            <text:p>5,003<text:s/></text:p>
          </table:table-cell>
          <table:table-cell office:value-type="float" office:value="8.8019999999999996" table:style-name="ce8">
            <text:p>8.802<text:s/></text:p>
          </table:table-cell>
          <table:table-cell office:value-type="float" office:value="272591" table:style-name="ce7">
            <text:p>272,591<text:s/></text:p>
          </table:table-cell>
          <table:table-cell office:value-type="float" office:value="8.1750000000000007" table:style-name="ce8">
            <text:p>8.175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85/02</text:p>
          </table:table-cell>
          <table:table-cell office:value-type="float" office:value="21355" table:style-name="ce7">
            <text:p>21,355<text:s/></text:p>
          </table:table-cell>
          <table:table-cell office:value-type="float" office:value="9.0220000000000002" table:style-name="ce8">
            <text:p>9.022<text:s/></text:p>
          </table:table-cell>
          <table:table-cell office:value-type="float" office:value="16502" table:style-name="ce7">
            <text:p>16,502<text:s/></text:p>
          </table:table-cell>
          <table:table-cell office:value-type="float" office:value="8.2319999999999993" table:style-name="ce8">
            <text:p>8.232<text:s/></text:p>
          </table:table-cell>
          <table:table-cell office:value-type="float" office:value="165727" table:style-name="ce7">
            <text:p>165,727<text:s/></text:p>
          </table:table-cell>
          <table:table-cell office:value-type="float" office:value="8.484" table:style-name="ce8">
            <text:p>8.484<text:s/></text:p>
          </table:table-cell>
          <table:table-cell office:value-type="float" office:value="4981" table:style-name="ce7">
            <text:p>4,981<text:s/></text:p>
          </table:table-cell>
          <table:table-cell office:value-type="float" office:value="8.9079999999999995" table:style-name="ce8">
            <text:p>8.908<text:s/></text:p>
          </table:table-cell>
          <table:table-cell office:value-type="float" office:value="208565" table:style-name="ce7">
            <text:p>208,565<text:s/></text:p>
          </table:table-cell>
          <table:table-cell office:value-type="float" office:value="8.5640000000000001" table:style-name="ce8">
            <text:p>8.564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85/03</text:p>
          </table:table-cell>
          <table:table-cell office:value-type="float" office:value="18676" table:style-name="ce7">
            <text:p>18,676<text:s/></text:p>
          </table:table-cell>
          <table:table-cell office:value-type="float" office:value="8.9410000000000007" table:style-name="ce8">
            <text:p>8.941<text:s/></text:p>
          </table:table-cell>
          <table:table-cell office:value-type="float" office:value="11624" table:style-name="ce7">
            <text:p>11,624<text:s/></text:p>
          </table:table-cell>
          <table:table-cell office:value-type="float" office:value="8.4700000000000006" table:style-name="ce8">
            <text:p>8.470<text:s/></text:p>
          </table:table-cell>
          <table:table-cell office:value-type="float" office:value="180814" table:style-name="ce7">
            <text:p>180,814<text:s/></text:p>
          </table:table-cell>
          <table:table-cell office:value-type="float" office:value="8.4600000000000009" table:style-name="ce8">
            <text:p>8.460<text:s/></text:p>
          </table:table-cell>
          <table:table-cell office:value-type="float" office:value="4641" table:style-name="ce7">
            <text:p>4,641<text:s/></text:p>
          </table:table-cell>
          <table:table-cell office:value-type="float" office:value="9.0630000000000006" table:style-name="ce8">
            <text:p>9.063<text:s/></text:p>
          </table:table-cell>
          <table:table-cell office:value-type="float" office:value="215755" table:style-name="ce7">
            <text:p>215,755<text:s/></text:p>
          </table:table-cell>
          <table:table-cell office:value-type="float" office:value="8.5459999999999994" table:style-name="ce8">
            <text:p>8.546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85/04</text:p>
          </table:table-cell>
          <table:table-cell office:value-type="float" office:value="19061" table:style-name="ce7">
            <text:p>19,061<text:s/></text:p>
          </table:table-cell>
          <table:table-cell office:value-type="float" office:value="8.8610000000000007" table:style-name="ce8">
            <text:p>8.861<text:s/></text:p>
          </table:table-cell>
          <table:table-cell office:value-type="float" office:value="12984" table:style-name="ce7">
            <text:p>12,984<text:s/></text:p>
          </table:table-cell>
          <table:table-cell office:value-type="float" office:value="8.2439999999999998" table:style-name="ce8">
            <text:p>8.244<text:s/></text:p>
          </table:table-cell>
          <table:table-cell office:value-type="float" office:value="166403" table:style-name="ce7">
            <text:p>166,403<text:s/></text:p>
          </table:table-cell>
          <table:table-cell office:value-type="float" office:value="8.4540000000000006" table:style-name="ce8">
            <text:p>8.454<text:s/></text:p>
          </table:table-cell>
          <table:table-cell office:value-type="float" office:value="5122" table:style-name="ce7">
            <text:p>5,122<text:s/></text:p>
          </table:table-cell>
          <table:table-cell office:value-type="float" office:value="9.0359999999999996" table:style-name="ce8">
            <text:p>9.036<text:s/></text:p>
          </table:table-cell>
          <table:table-cell office:value-type="float" office:value="203570" table:style-name="ce7">
            <text:p>203,570<text:s/></text:p>
          </table:table-cell>
          <table:table-cell office:value-type="float" office:value="8.516" table:style-name="ce8">
            <text:p>8.516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85/05</text:p>
          </table:table-cell>
          <table:table-cell office:value-type="float" office:value="21779" table:style-name="ce7">
            <text:p>21,779<text:s/></text:p>
          </table:table-cell>
          <table:table-cell office:value-type="float" office:value="8.8330000000000002" table:style-name="ce8">
            <text:p>8.833<text:s/></text:p>
          </table:table-cell>
          <table:table-cell office:value-type="float" office:value="11021" table:style-name="ce7">
            <text:p>11,021<text:s/></text:p>
          </table:table-cell>
          <table:table-cell office:value-type="float" office:value="8.4920000000000009" table:style-name="ce8">
            <text:p>8.492<text:s/></text:p>
          </table:table-cell>
          <table:table-cell office:value-type="float" office:value="169759" table:style-name="ce7">
            <text:p>169,759<text:s/></text:p>
          </table:table-cell>
          <table:table-cell office:value-type="float" office:value="8.3559999999999999" table:style-name="ce8">
            <text:p>8.356<text:s/></text:p>
          </table:table-cell>
          <table:table-cell office:value-type="float" office:value="4985" table:style-name="ce7">
            <text:p>4,985<text:s/></text:p>
          </table:table-cell>
          <table:table-cell office:value-type="float" office:value="8.8970000000000002" table:style-name="ce8">
            <text:p>8.897<text:s/></text:p>
          </table:table-cell>
          <table:table-cell office:value-type="float" office:value="207544" table:style-name="ce7">
            <text:p>207,544<text:s/></text:p>
          </table:table-cell>
          <table:table-cell office:value-type="float" office:value="8.4529999999999994" table:style-name="ce8">
            <text:p>8.453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85/06</text:p>
          </table:table-cell>
          <table:table-cell office:value-type="float" office:value="21342" table:style-name="ce7">
            <text:p>21,342<text:s/></text:p>
          </table:table-cell>
          <table:table-cell office:value-type="float" office:value="8.8089999999999993" table:style-name="ce8">
            <text:p>8.809<text:s/></text:p>
          </table:table-cell>
          <table:table-cell office:value-type="float" office:value="16783" table:style-name="ce7">
            <text:p>16,783<text:s/></text:p>
          </table:table-cell>
          <table:table-cell office:value-type="float" office:value="8.0830000000000002" table:style-name="ce8">
            <text:p>8.083<text:s/></text:p>
          </table:table-cell>
          <table:table-cell office:value-type="float" office:value="190107" table:style-name="ce7">
            <text:p>190,107<text:s/></text:p>
          </table:table-cell>
          <table:table-cell office:value-type="float" office:value="7.94" table:style-name="ce8">
            <text:p>7.940<text:s/></text:p>
          </table:table-cell>
          <table:table-cell office:value-type="float" office:value="4861" table:style-name="ce7">
            <text:p>4,861<text:s/></text:p>
          </table:table-cell>
          <table:table-cell office:value-type="float" office:value="8.9079999999999995" table:style-name="ce8">
            <text:p>8.908<text:s/></text:p>
          </table:table-cell>
          <table:table-cell office:value-type="float" office:value="233093" table:style-name="ce7">
            <text:p>233,093<text:s/></text:p>
          </table:table-cell>
          <table:table-cell office:value-type="float" office:value="8.0739999999999998" table:style-name="ce8">
            <text:p>8.074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85/07</text:p>
          </table:table-cell>
          <table:table-cell office:value-type="float" office:value="18652" table:style-name="ce7">
            <text:p>18,652<text:s/></text:p>
          </table:table-cell>
          <table:table-cell office:value-type="float" office:value="8.8260000000000005" table:style-name="ce8">
            <text:p>8.826<text:s/></text:p>
          </table:table-cell>
          <table:table-cell office:value-type="float" office:value="9875" table:style-name="ce7">
            <text:p>9,875<text:s/></text:p>
          </table:table-cell>
          <table:table-cell office:value-type="float" office:value="8.3689999999999998" table:style-name="ce8">
            <text:p>8.369<text:s/></text:p>
          </table:table-cell>
          <table:table-cell office:value-type="float" office:value="174517" table:style-name="ce7">
            <text:p>174,517<text:s/></text:p>
          </table:table-cell>
          <table:table-cell office:value-type="float" office:value="8.0690000000000008" table:style-name="ce8">
            <text:p>8.069<text:s/></text:p>
          </table:table-cell>
          <table:table-cell office:value-type="float" office:value="5251" table:style-name="ce7">
            <text:p>5,251<text:s/></text:p>
          </table:table-cell>
          <table:table-cell office:value-type="float" office:value="8.6820000000000004" table:style-name="ce8">
            <text:p>8.682<text:s/></text:p>
          </table:table-cell>
          <table:table-cell office:value-type="float" office:value="208295" table:style-name="ce7">
            <text:p>208,295<text:s/></text:p>
          </table:table-cell>
          <table:table-cell office:value-type="float" office:value="8.1880000000000006" table:style-name="ce8">
            <text:p>8.188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85/08</text:p>
          </table:table-cell>
          <table:table-cell office:value-type="float" office:value="19613" table:style-name="ce7">
            <text:p>19,613<text:s/></text:p>
          </table:table-cell>
          <table:table-cell office:value-type="float" office:value="8.7159999999999993" table:style-name="ce8">
            <text:p>8.716<text:s/></text:p>
          </table:table-cell>
          <table:table-cell office:value-type="float" office:value="6779" table:style-name="ce7">
            <text:p>6,779<text:s/></text:p>
          </table:table-cell>
          <table:table-cell office:value-type="float" office:value="8.4949999999999992" table:style-name="ce8">
            <text:p>8.495<text:s/></text:p>
          </table:table-cell>
          <table:table-cell office:value-type="float" office:value="194499" table:style-name="ce7">
            <text:p>194,499<text:s/></text:p>
          </table:table-cell>
          <table:table-cell office:value-type="float" office:value="8.0269999999999992" table:style-name="ce8">
            <text:p>8.027<text:s/></text:p>
          </table:table-cell>
          <table:table-cell office:value-type="float" office:value="4759" table:style-name="ce7">
            <text:p>4,759<text:s/></text:p>
          </table:table-cell>
          <table:table-cell office:value-type="float" office:value="8.7829999999999995" table:style-name="ce8">
            <text:p>8.783<text:s/></text:p>
          </table:table-cell>
          <table:table-cell office:value-type="float" office:value="225650" table:style-name="ce7">
            <text:p>225,650<text:s/></text:p>
          </table:table-cell>
          <table:table-cell office:value-type="float" office:value="8.1370000000000005" table:style-name="ce8">
            <text:p>8.137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85/09</text:p>
          </table:table-cell>
          <table:table-cell office:value-type="float" office:value="18863" table:style-name="ce7">
            <text:p>18,863<text:s/></text:p>
          </table:table-cell>
          <table:table-cell office:value-type="float" office:value="8.6509999999999998" table:style-name="ce8">
            <text:p>8.651<text:s/></text:p>
          </table:table-cell>
          <table:table-cell office:value-type="float" office:value="11204" table:style-name="ce7">
            <text:p>11,204<text:s/></text:p>
          </table:table-cell>
          <table:table-cell office:value-type="float" office:value="8.2889999999999997" table:style-name="ce8">
            <text:p>8.289<text:s/></text:p>
          </table:table-cell>
          <table:table-cell office:value-type="float" office:value="162172" table:style-name="ce7">
            <text:p>162,172<text:s/></text:p>
          </table:table-cell>
          <table:table-cell office:value-type="float" office:value="7.8369999999999997" table:style-name="ce8">
            <text:p>7.837<text:s/></text:p>
          </table:table-cell>
          <table:table-cell office:value-type="float" office:value="4689" table:style-name="ce7">
            <text:p>4,689<text:s/></text:p>
          </table:table-cell>
          <table:table-cell office:value-type="float" office:value="8.7850000000000001" table:style-name="ce8">
            <text:p>8.785<text:s/></text:p>
          </table:table-cell>
          <table:table-cell office:value-type="float" office:value="196928" table:style-name="ce7">
            <text:p>196,928<text:s/></text:p>
          </table:table-cell>
          <table:table-cell office:value-type="float" office:value="7.99" table:style-name="ce8">
            <text:p>7.990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85/10</text:p>
          </table:table-cell>
          <table:table-cell office:value-type="float" office:value="15272" table:style-name="ce7">
            <text:p>15,272<text:s/></text:p>
          </table:table-cell>
          <table:table-cell office:value-type="float" office:value="8.6229999999999993" table:style-name="ce8">
            <text:p>8.623<text:s/></text:p>
          </table:table-cell>
          <table:table-cell office:value-type="float" office:value="7253" table:style-name="ce7">
            <text:p>7,253<text:s/></text:p>
          </table:table-cell>
          <table:table-cell office:value-type="float" office:value="8.3130000000000006" table:style-name="ce8">
            <text:p>8.313<text:s/></text:p>
          </table:table-cell>
          <table:table-cell office:value-type="float" office:value="171876" table:style-name="ce7">
            <text:p>171,876<text:s/></text:p>
          </table:table-cell>
          <table:table-cell office:value-type="float" office:value="7.6989999999999998" table:style-name="ce8">
            <text:p>7.699<text:s/></text:p>
          </table:table-cell>
          <table:table-cell office:value-type="float" office:value="4386" table:style-name="ce7">
            <text:p>4,386<text:s/></text:p>
          </table:table-cell>
          <table:table-cell office:value-type="float" office:value="8.6690000000000005" table:style-name="ce8">
            <text:p>8.669<text:s/></text:p>
          </table:table-cell>
          <table:table-cell office:value-type="float" office:value="198787" table:style-name="ce7">
            <text:p>198,787<text:s/></text:p>
          </table:table-cell>
          <table:table-cell office:value-type="float" office:value="7.83" table:style-name="ce8">
            <text:p>7.830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85/11</text:p>
          </table:table-cell>
          <table:table-cell office:value-type="float" office:value="16789" table:style-name="ce7">
            <text:p>16,789<text:s/></text:p>
          </table:table-cell>
          <table:table-cell office:value-type="float" office:value="8.6890000000000001" table:style-name="ce8">
            <text:p>8.689<text:s/></text:p>
          </table:table-cell>
          <table:table-cell office:value-type="float" office:value="8811" table:style-name="ce7">
            <text:p>8,811<text:s/></text:p>
          </table:table-cell>
          <table:table-cell office:value-type="float" office:value="8.1389999999999993" table:style-name="ce8">
            <text:p>8.139<text:s/></text:p>
          </table:table-cell>
          <table:table-cell office:value-type="float" office:value="193099" table:style-name="ce7">
            <text:p>193,099<text:s/></text:p>
          </table:table-cell>
          <table:table-cell office:value-type="float" office:value="7.7789999999999999" table:style-name="ce8">
            <text:p>7.779<text:s/></text:p>
          </table:table-cell>
          <table:table-cell office:value-type="float" office:value="6990" table:style-name="ce7">
            <text:p>6,990<text:s/></text:p>
          </table:table-cell>
          <table:table-cell office:value-type="float" office:value="8.7260000000000009" table:style-name="ce8">
            <text:p>8.726<text:s/></text:p>
          </table:table-cell>
          <table:table-cell office:value-type="float" office:value="225689" table:style-name="ce7">
            <text:p>225,689<text:s/></text:p>
          </table:table-cell>
          <table:table-cell office:value-type="float" office:value="7.9089999999999998" table:style-name="ce8">
            <text:p>7.909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85/12</text:p>
          </table:table-cell>
          <table:table-cell office:value-type="float" office:value="20978" table:style-name="ce7">
            <text:p>20,978<text:s/></text:p>
          </table:table-cell>
          <table:table-cell office:value-type="float" office:value="8.6219999999999999" table:style-name="ce8">
            <text:p>8.622<text:s/></text:p>
          </table:table-cell>
          <table:table-cell office:value-type="float" office:value="16042" table:style-name="ce7">
            <text:p>16,042<text:s/></text:p>
          </table:table-cell>
          <table:table-cell office:value-type="float" office:value="8.26" table:style-name="ce8">
            <text:p>8.260<text:s/></text:p>
          </table:table-cell>
          <table:table-cell office:value-type="float" office:value="241258" table:style-name="ce7">
            <text:p>241,258<text:s/></text:p>
          </table:table-cell>
          <table:table-cell office:value-type="float" office:value="7.5629999999999997" table:style-name="ce8">
            <text:p>7.563<text:s/></text:p>
          </table:table-cell>
          <table:table-cell office:value-type="float" office:value="6534" table:style-name="ce7">
            <text:p>6,534<text:s/></text:p>
          </table:table-cell>
          <table:table-cell office:value-type="float" office:value="8.7119999999999997" table:style-name="ce8">
            <text:p>8.712<text:s/></text:p>
          </table:table-cell>
          <table:table-cell office:value-type="float" office:value="284812" table:style-name="ce7">
            <text:p>284,812<text:s/></text:p>
          </table:table-cell>
          <table:table-cell office:value-type="float" office:value="7.7270000000000003" table:style-name="ce8">
            <text:p>7.727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86/01</text:p>
          </table:table-cell>
          <table:table-cell office:value-type="float" office:value="18265" table:style-name="ce7">
            <text:p>18,265<text:s/></text:p>
          </table:table-cell>
          <table:table-cell office:value-type="float" office:value="8.5540000000000003" table:style-name="ce8">
            <text:p>8.554<text:s/></text:p>
          </table:table-cell>
          <table:table-cell office:value-type="float" office:value="22218" table:style-name="ce7">
            <text:p>22,218<text:s/></text:p>
          </table:table-cell>
          <table:table-cell office:value-type="float" office:value="7.6669999999999998" table:style-name="ce8">
            <text:p>7.667<text:s/></text:p>
          </table:table-cell>
          <table:table-cell office:value-type="float" office:value="216146" table:style-name="ce7">
            <text:p>216,146<text:s/></text:p>
          </table:table-cell>
          <table:table-cell office:value-type="float" office:value="7.766" table:style-name="ce8">
            <text:p>7.766<text:s/></text:p>
          </table:table-cell>
          <table:table-cell office:value-type="float" office:value="6133" table:style-name="ce7">
            <text:p>6,133<text:s/></text:p>
          </table:table-cell>
          <table:table-cell office:value-type="float" office:value="8.6430000000000007" table:style-name="ce8">
            <text:p>8.643<text:s/></text:p>
          </table:table-cell>
          <table:table-cell office:value-type="float" office:value="262762" table:style-name="ce7">
            <text:p>262,762<text:s/></text:p>
          </table:table-cell>
          <table:table-cell office:value-type="float" office:value="7.8639999999999999" table:style-name="ce8">
            <text:p>7.864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86/02</text:p>
          </table:table-cell>
          <table:table-cell office:value-type="float" office:value="12160" table:style-name="ce7">
            <text:p>12,160<text:s/></text:p>
          </table:table-cell>
          <table:table-cell office:value-type="float" office:value="8.5749999999999993" table:style-name="ce8">
            <text:p>8.575<text:s/></text:p>
          </table:table-cell>
          <table:table-cell office:value-type="float" office:value="10004" table:style-name="ce7">
            <text:p>10,004<text:s/></text:p>
          </table:table-cell>
          <table:table-cell office:value-type="float" office:value="7.5869999999999997" table:style-name="ce8">
            <text:p>7.587<text:s/></text:p>
          </table:table-cell>
          <table:table-cell office:value-type="float" office:value="163723" table:style-name="ce7">
            <text:p>163,723<text:s/></text:p>
          </table:table-cell>
          <table:table-cell office:value-type="float" office:value="7.9050000000000002" table:style-name="ce8">
            <text:p>7.905<text:s/></text:p>
          </table:table-cell>
          <table:table-cell office:value-type="float" office:value="9283" table:style-name="ce7">
            <text:p>9,283<text:s/></text:p>
          </table:table-cell>
          <table:table-cell office:value-type="float" office:value="8.3859999999999992" table:style-name="ce8">
            <text:p>8.386<text:s/></text:p>
          </table:table-cell>
          <table:table-cell office:value-type="float" office:value="195170" table:style-name="ce7">
            <text:p>195,170<text:s/></text:p>
          </table:table-cell>
          <table:table-cell office:value-type="float" office:value="7.9790000000000001" table:style-name="ce8">
            <text:p>7.979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86/03</text:p>
          </table:table-cell>
          <table:table-cell office:value-type="float" office:value="14404" table:style-name="ce7">
            <text:p>14,404<text:s/></text:p>
          </table:table-cell>
          <table:table-cell office:value-type="float" office:value="8.5890000000000004" table:style-name="ce8">
            <text:p>8.589<text:s/></text:p>
          </table:table-cell>
          <table:table-cell office:value-type="float" office:value="12802" table:style-name="ce7">
            <text:p>12,802<text:s/></text:p>
          </table:table-cell>
          <table:table-cell office:value-type="float" office:value="8" table:style-name="ce8">
            <text:p>8.000<text:s/></text:p>
          </table:table-cell>
          <table:table-cell office:value-type="float" office:value="200509" table:style-name="ce7">
            <text:p>200,509<text:s/></text:p>
          </table:table-cell>
          <table:table-cell office:value-type="float" office:value="7.8849999999999998" table:style-name="ce8">
            <text:p>7.885<text:s/></text:p>
          </table:table-cell>
          <table:table-cell office:value-type="float" office:value="10378" table:style-name="ce7">
            <text:p>10,378<text:s/></text:p>
          </table:table-cell>
          <table:table-cell office:value-type="float" office:value="8.3710000000000004" table:style-name="ce8">
            <text:p>8.371<text:s/></text:p>
          </table:table-cell>
          <table:table-cell office:value-type="float" office:value="238093" table:style-name="ce7">
            <text:p>238,093<text:s/></text:p>
          </table:table-cell>
          <table:table-cell office:value-type="float" office:value="7.99" table:style-name="ce8">
            <text:p>7.990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86/04</text:p>
          </table:table-cell>
          <table:table-cell office:value-type="float" office:value="14843" table:style-name="ce7">
            <text:p>14,843<text:s/></text:p>
          </table:table-cell>
          <table:table-cell office:value-type="float" office:value="8.5190000000000001" table:style-name="ce8">
            <text:p>8.519<text:s/></text:p>
          </table:table-cell>
          <table:table-cell office:value-type="float" office:value="15822" table:style-name="ce7">
            <text:p>15,822<text:s/></text:p>
          </table:table-cell>
          <table:table-cell office:value-type="float" office:value="8.09" table:style-name="ce8">
            <text:p>8.090<text:s/></text:p>
          </table:table-cell>
          <table:table-cell office:value-type="float" office:value="198376" table:style-name="ce7">
            <text:p>198,376<text:s/></text:p>
          </table:table-cell>
          <table:table-cell office:value-type="float" office:value="7.9660000000000002" table:style-name="ce8">
            <text:p>7.966<text:s/></text:p>
          </table:table-cell>
          <table:table-cell office:value-type="float" office:value="8098" table:style-name="ce7">
            <text:p>8,098<text:s/></text:p>
          </table:table-cell>
          <table:table-cell office:value-type="float" office:value="8.3930000000000007" table:style-name="ce8">
            <text:p>8.393<text:s/></text:p>
          </table:table-cell>
          <table:table-cell office:value-type="float" office:value="237139" table:style-name="ce7">
            <text:p>237,139<text:s/></text:p>
          </table:table-cell>
          <table:table-cell office:value-type="float" office:value="8.0530000000000008" table:style-name="ce8">
            <text:p>8.053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86/05</text:p>
          </table:table-cell>
          <table:table-cell office:value-type="float" office:value="18793" table:style-name="ce7">
            <text:p>18,793<text:s/></text:p>
          </table:table-cell>
          <table:table-cell office:value-type="float" office:value="8.4049999999999994" table:style-name="ce8">
            <text:p>8.405<text:s/></text:p>
          </table:table-cell>
          <table:table-cell office:value-type="float" office:value="15795" table:style-name="ce7">
            <text:p>15,795<text:s/></text:p>
          </table:table-cell>
          <table:table-cell office:value-type="float" office:value="7.742" table:style-name="ce8">
            <text:p>7.742<text:s/></text:p>
          </table:table-cell>
          <table:table-cell office:value-type="float" office:value="198142" table:style-name="ce7">
            <text:p>198,142<text:s/></text:p>
          </table:table-cell>
          <table:table-cell office:value-type="float" office:value="7.7240000000000002" table:style-name="ce8">
            <text:p>7.724<text:s/></text:p>
          </table:table-cell>
          <table:table-cell office:value-type="float" office:value="5678" table:style-name="ce7">
            <text:p>5,678<text:s/></text:p>
          </table:table-cell>
          <table:table-cell office:value-type="float" office:value="8.6329999999999991" table:style-name="ce8">
            <text:p>8.633<text:s/></text:p>
          </table:table-cell>
          <table:table-cell office:value-type="float" office:value="238408" table:style-name="ce7">
            <text:p>238,408<text:s/></text:p>
          </table:table-cell>
          <table:table-cell office:value-type="float" office:value="7.8239999999999998" table:style-name="ce8">
            <text:p>7.824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86/06</text:p>
          </table:table-cell>
          <table:table-cell office:value-type="float" office:value="20340" table:style-name="ce7">
            <text:p>20,340<text:s/></text:p>
          </table:table-cell>
          <table:table-cell office:value-type="float" office:value="8.33" table:style-name="ce8">
            <text:p>8.330<text:s/></text:p>
          </table:table-cell>
          <table:table-cell office:value-type="float" office:value="16079" table:style-name="ce7">
            <text:p>16,079<text:s/></text:p>
          </table:table-cell>
          <table:table-cell office:value-type="float" office:value="7.9539999999999997" table:style-name="ce8">
            <text:p>7.954<text:s/></text:p>
          </table:table-cell>
          <table:table-cell office:value-type="float" office:value="246725" table:style-name="ce7">
            <text:p>246,725<text:s/></text:p>
          </table:table-cell>
          <table:table-cell office:value-type="float" office:value="7.952" table:style-name="ce8">
            <text:p>7.952<text:s/></text:p>
          </table:table-cell>
          <table:table-cell office:value-type="float" office:value="6399" table:style-name="ce7">
            <text:p>6,399<text:s/></text:p>
          </table:table-cell>
          <table:table-cell office:value-type="float" office:value="8.5779999999999994" table:style-name="ce8">
            <text:p>8.578<text:s/></text:p>
          </table:table-cell>
          <table:table-cell office:value-type="float" office:value="289543" table:style-name="ce7">
            <text:p>289,543<text:s/></text:p>
          </table:table-cell>
          <table:table-cell office:value-type="float" office:value="8.0229999999999997" table:style-name="ce8">
            <text:p>8.023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86/07</text:p>
          </table:table-cell>
          <table:table-cell office:value-type="float" office:value="21100" table:style-name="ce7">
            <text:p>21,100<text:s/></text:p>
          </table:table-cell>
          <table:table-cell office:value-type="float" office:value="8.2539999999999996" table:style-name="ce8">
            <text:p>8.254<text:s/></text:p>
          </table:table-cell>
          <table:table-cell office:value-type="float" office:value="11171" table:style-name="ce7">
            <text:p>11,171<text:s/></text:p>
          </table:table-cell>
          <table:table-cell office:value-type="float" office:value="8.0640000000000001" table:style-name="ce8">
            <text:p>8.064<text:s/></text:p>
          </table:table-cell>
          <table:table-cell office:value-type="float" office:value="238976" table:style-name="ce7">
            <text:p>238,976<text:s/></text:p>
          </table:table-cell>
          <table:table-cell office:value-type="float" office:value="7.923" table:style-name="ce8">
            <text:p>7.923<text:s/></text:p>
          </table:table-cell>
          <table:table-cell office:value-type="float" office:value="5471" table:style-name="ce7">
            <text:p>5,471<text:s/></text:p>
          </table:table-cell>
          <table:table-cell office:value-type="float" office:value="8.5530000000000008" table:style-name="ce8">
            <text:p>8.553<text:s/></text:p>
          </table:table-cell>
          <table:table-cell office:value-type="float" office:value="276718" table:style-name="ce7">
            <text:p>276,718<text:s/></text:p>
          </table:table-cell>
          <table:table-cell office:value-type="float" office:value="8.0050000000000008" table:style-name="ce8">
            <text:p>8.005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86/08</text:p>
          </table:table-cell>
          <table:table-cell office:value-type="float" office:value="15796" table:style-name="ce7">
            <text:p>15,796<text:s/></text:p>
          </table:table-cell>
          <table:table-cell office:value-type="float" office:value="8.3520000000000003" table:style-name="ce8">
            <text:p>8.352<text:s/></text:p>
          </table:table-cell>
          <table:table-cell office:value-type="float" office:value="12119" table:style-name="ce7">
            <text:p>12,119<text:s/></text:p>
          </table:table-cell>
          <table:table-cell office:value-type="float" office:value="8.1159999999999997" table:style-name="ce8">
            <text:p>8.116<text:s/></text:p>
          </table:table-cell>
          <table:table-cell office:value-type="float" office:value="237825" table:style-name="ce7">
            <text:p>237,825<text:s/></text:p>
          </table:table-cell>
          <table:table-cell office:value-type="float" office:value="8.1890000000000001" table:style-name="ce8">
            <text:p>8.189<text:s/></text:p>
          </table:table-cell>
          <table:table-cell office:value-type="float" office:value="5738" table:style-name="ce7">
            <text:p>5,738<text:s/></text:p>
          </table:table-cell>
          <table:table-cell office:value-type="float" office:value="8.6010000000000009" table:style-name="ce8">
            <text:p>8.601<text:s/></text:p>
          </table:table-cell>
          <table:table-cell office:value-type="float" office:value="271478" table:style-name="ce7">
            <text:p>271,478<text:s/></text:p>
          </table:table-cell>
          <table:table-cell office:value-type="float" office:value="8.2390000000000008" table:style-name="ce8">
            <text:p>8.239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86/09</text:p>
          </table:table-cell>
          <table:table-cell office:value-type="float" office:value="14957" table:style-name="ce7">
            <text:p>14,957<text:s/></text:p>
          </table:table-cell>
          <table:table-cell office:value-type="float" office:value="8.3409999999999993" table:style-name="ce8">
            <text:p>8.341<text:s/></text:p>
          </table:table-cell>
          <table:table-cell office:value-type="float" office:value="12294" table:style-name="ce7">
            <text:p>12,294<text:s/></text:p>
          </table:table-cell>
          <table:table-cell office:value-type="float" office:value="8.2200000000000006" table:style-name="ce8">
            <text:p>8.220<text:s/></text:p>
          </table:table-cell>
          <table:table-cell office:value-type="float" office:value="228550" table:style-name="ce7">
            <text:p>228,550<text:s/></text:p>
          </table:table-cell>
          <table:table-cell office:value-type="float" office:value="8.2780000000000005" table:style-name="ce8">
            <text:p>8.278<text:s/></text:p>
          </table:table-cell>
          <table:table-cell office:value-type="float" office:value="5515" table:style-name="ce7">
            <text:p>5,515<text:s/></text:p>
          </table:table-cell>
          <table:table-cell office:value-type="float" office:value="8.5579999999999998" table:style-name="ce8">
            <text:p>8.558<text:s/></text:p>
          </table:table-cell>
          <table:table-cell office:value-type="float" office:value="261316" table:style-name="ce7">
            <text:p>261,316<text:s/></text:p>
          </table:table-cell>
          <table:table-cell office:value-type="float" office:value="8.2840000000000007" table:style-name="ce8">
            <text:p>8.284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86/10</text:p>
          </table:table-cell>
          <table:table-cell office:value-type="float" office:value="13394" table:style-name="ce7">
            <text:p>13,394<text:s/></text:p>
          </table:table-cell>
          <table:table-cell office:value-type="float" office:value="8.3840000000000003" table:style-name="ce8">
            <text:p>8.384<text:s/></text:p>
          </table:table-cell>
          <table:table-cell office:value-type="float" office:value="12287" table:style-name="ce7">
            <text:p>12,287<text:s/></text:p>
          </table:table-cell>
          <table:table-cell office:value-type="float" office:value="8.1489999999999991" table:style-name="ce8">
            <text:p>8.149<text:s/></text:p>
          </table:table-cell>
          <table:table-cell office:value-type="float" office:value="178669" table:style-name="ce7">
            <text:p>178,669<text:s/></text:p>
          </table:table-cell>
          <table:table-cell office:value-type="float" office:value="8.5280000000000005" table:style-name="ce8">
            <text:p>8.528<text:s/></text:p>
          </table:table-cell>
          <table:table-cell office:value-type="float" office:value="5342" table:style-name="ce7">
            <text:p>5,342<text:s/></text:p>
          </table:table-cell>
          <table:table-cell office:value-type="float" office:value="8.6989999999999998" table:style-name="ce8">
            <text:p>8.699<text:s/></text:p>
          </table:table-cell>
          <table:table-cell office:value-type="float" office:value="209692" table:style-name="ce7">
            <text:p>209,692<text:s/></text:p>
          </table:table-cell>
          <table:table-cell office:value-type="float" office:value="8.5009999999999994" table:style-name="ce8">
            <text:p>8.501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86/11</text:p>
          </table:table-cell>
          <table:table-cell office:value-type="float" office:value="11927" table:style-name="ce7">
            <text:p>11,927<text:s/></text:p>
          </table:table-cell>
          <table:table-cell office:value-type="float" office:value="8.4250000000000007" table:style-name="ce8">
            <text:p>8.425<text:s/></text:p>
          </table:table-cell>
          <table:table-cell office:value-type="float" office:value="9487" table:style-name="ce7">
            <text:p>9,487<text:s/></text:p>
          </table:table-cell>
          <table:table-cell office:value-type="float" office:value="8.0990000000000002" table:style-name="ce8">
            <text:p>8.099<text:s/></text:p>
          </table:table-cell>
          <table:table-cell office:value-type="float" office:value="214931" table:style-name="ce7">
            <text:p>214,931<text:s/></text:p>
          </table:table-cell>
          <table:table-cell office:value-type="float" office:value="8.3810000000000002" table:style-name="ce8">
            <text:p>8.381<text:s/></text:p>
          </table:table-cell>
          <table:table-cell office:value-type="float" office:value="5031" table:style-name="ce7">
            <text:p>5,031<text:s/></text:p>
          </table:table-cell>
          <table:table-cell office:value-type="float" office:value="8.6880000000000006" table:style-name="ce8">
            <text:p>8.688<text:s/></text:p>
          </table:table-cell>
          <table:table-cell office:value-type="float" office:value="241376" table:style-name="ce7">
            <text:p>241,376<text:s/></text:p>
          </table:table-cell>
          <table:table-cell office:value-type="float" office:value="8.3780000000000001" table:style-name="ce8">
            <text:p>8.378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86/12</text:p>
          </table:table-cell>
          <table:table-cell office:value-type="float" office:value="13061" table:style-name="ce7">
            <text:p>13,061<text:s/></text:p>
          </table:table-cell>
          <table:table-cell office:value-type="float" office:value="8.4190000000000005" table:style-name="ce8">
            <text:p>8.419<text:s/></text:p>
          </table:table-cell>
          <table:table-cell office:value-type="float" office:value="23223" table:style-name="ce7">
            <text:p>23,223<text:s/></text:p>
          </table:table-cell>
          <table:table-cell office:value-type="float" office:value="7.8970000000000002" table:style-name="ce8">
            <text:p>7.897<text:s/></text:p>
          </table:table-cell>
          <table:table-cell office:value-type="float" office:value="240338" table:style-name="ce7">
            <text:p>240,338<text:s/></text:p>
          </table:table-cell>
          <table:table-cell office:value-type="float" office:value="8.4079999999999995" table:style-name="ce8">
            <text:p>8.408<text:s/></text:p>
          </table:table-cell>
          <table:table-cell office:value-type="float" office:value="7878" table:style-name="ce7">
            <text:p>7,878<text:s/></text:p>
          </table:table-cell>
          <table:table-cell office:value-type="float" office:value="8.1560000000000006" table:style-name="ce8">
            <text:p>8.156<text:s/></text:p>
          </table:table-cell>
          <table:table-cell office:value-type="float" office:value="284500" table:style-name="ce7">
            <text:p>284,500<text:s/></text:p>
          </table:table-cell>
          <table:table-cell office:value-type="float" office:value="8.3580000000000005" table:style-name="ce8">
            <text:p>8.358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87/01</text:p>
          </table:table-cell>
          <table:table-cell office:value-type="float" office:value="14176" table:style-name="ce7">
            <text:p>14,176<text:s/></text:p>
          </table:table-cell>
          <table:table-cell office:value-type="float" office:value="8.1440000000000001" table:style-name="ce8">
            <text:p>8.144<text:s/></text:p>
          </table:table-cell>
          <table:table-cell office:value-type="float" office:value="13456" table:style-name="ce7">
            <text:p>13,456<text:s/></text:p>
          </table:table-cell>
          <table:table-cell office:value-type="float" office:value="8.1110000000000007" table:style-name="ce8">
            <text:p>8.111<text:s/></text:p>
          </table:table-cell>
          <table:table-cell office:value-type="float" office:value="233999" table:style-name="ce7">
            <text:p>233,999<text:s/></text:p>
          </table:table-cell>
          <table:table-cell office:value-type="float" office:value="8.6199999999999992" table:style-name="ce8">
            <text:p>8.620<text:s/></text:p>
          </table:table-cell>
          <table:table-cell office:value-type="float" office:value="5194" table:style-name="ce7">
            <text:p>5,194<text:s/></text:p>
          </table:table-cell>
          <table:table-cell office:value-type="float" office:value="8.5440000000000005" table:style-name="ce8">
            <text:p>8.544<text:s/></text:p>
          </table:table-cell>
          <table:table-cell office:value-type="float" office:value="266825" table:style-name="ce7">
            <text:p>266,825<text:s/></text:p>
          </table:table-cell>
          <table:table-cell office:value-type="float" office:value="8.5670000000000002" table:style-name="ce8">
            <text:p>8.567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87/02</text:p>
          </table:table-cell>
          <table:table-cell office:value-type="float" office:value="13457" table:style-name="ce7">
            <text:p>13,457<text:s/></text:p>
          </table:table-cell>
          <table:table-cell office:value-type="float" office:value="8.4610000000000003" table:style-name="ce8">
            <text:p>8.461<text:s/></text:p>
          </table:table-cell>
          <table:table-cell office:value-type="float" office:value="8934" table:style-name="ce7">
            <text:p>8,934<text:s/></text:p>
          </table:table-cell>
          <table:table-cell office:value-type="float" office:value="8.33" table:style-name="ce8">
            <text:p>8.330<text:s/></text:p>
          </table:table-cell>
          <table:table-cell office:value-type="float" office:value="218422" table:style-name="ce7">
            <text:p>218,422<text:s/></text:p>
          </table:table-cell>
          <table:table-cell office:value-type="float" office:value="8.6859999999999999" table:style-name="ce8">
            <text:p>8.686<text:s/></text:p>
          </table:table-cell>
          <table:table-cell office:value-type="float" office:value="3850" table:style-name="ce7">
            <text:p>3,850<text:s/></text:p>
          </table:table-cell>
          <table:table-cell office:value-type="float" office:value="8.82" table:style-name="ce8">
            <text:p>8.820<text:s/></text:p>
          </table:table-cell>
          <table:table-cell office:value-type="float" office:value="244663" table:style-name="ce7">
            <text:p>244,663<text:s/></text:p>
          </table:table-cell>
          <table:table-cell office:value-type="float" office:value="8.6620000000000008" table:style-name="ce8">
            <text:p>8.662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87/03</text:p>
          </table:table-cell>
          <table:table-cell office:value-type="float" office:value="15868" table:style-name="ce7">
            <text:p>15,868<text:s/></text:p>
          </table:table-cell>
          <table:table-cell office:value-type="float" office:value="8.5150000000000006" table:style-name="ce8">
            <text:p>8.515<text:s/></text:p>
          </table:table-cell>
          <table:table-cell office:value-type="float" office:value="8787" table:style-name="ce7">
            <text:p>8,787<text:s/></text:p>
          </table:table-cell>
          <table:table-cell office:value-type="float" office:value="8.6219999999999999" table:style-name="ce8">
            <text:p>8.622<text:s/></text:p>
          </table:table-cell>
          <table:table-cell office:value-type="float" office:value="219828" table:style-name="ce7">
            <text:p>219,828<text:s/></text:p>
          </table:table-cell>
          <table:table-cell office:value-type="float" office:value="8.6300000000000008" table:style-name="ce8">
            <text:p>8.630<text:s/></text:p>
          </table:table-cell>
          <table:table-cell office:value-type="float" office:value="5134" table:style-name="ce7">
            <text:p>5,134<text:s/></text:p>
          </table:table-cell>
          <table:table-cell office:value-type="float" office:value="8.7889999999999997" table:style-name="ce8">
            <text:p>8.789<text:s/></text:p>
          </table:table-cell>
          <table:table-cell office:value-type="float" office:value="249617" table:style-name="ce7">
            <text:p>249,617<text:s/></text:p>
          </table:table-cell>
          <table:table-cell office:value-type="float" office:value="8.6240000000000006" table:style-name="ce8">
            <text:p>8.624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87/04</text:p>
          </table:table-cell>
          <table:table-cell office:value-type="float" office:value="14974" table:style-name="ce7">
            <text:p>14,974<text:s/></text:p>
          </table:table-cell>
          <table:table-cell office:value-type="float" office:value="8.5670000000000002" table:style-name="ce8">
            <text:p>8.567<text:s/></text:p>
          </table:table-cell>
          <table:table-cell office:value-type="float" office:value="15117" table:style-name="ce7">
            <text:p>15,117<text:s/></text:p>
          </table:table-cell>
          <table:table-cell office:value-type="float" office:value="8.2430000000000003" table:style-name="ce8">
            <text:p>8.243<text:s/></text:p>
          </table:table-cell>
          <table:table-cell office:value-type="float" office:value="204854" table:style-name="ce7">
            <text:p>204,854<text:s/></text:p>
          </table:table-cell>
          <table:table-cell office:value-type="float" office:value="8.5" table:style-name="ce8">
            <text:p>8.500<text:s/></text:p>
          </table:table-cell>
          <table:table-cell office:value-type="float" office:value="5199" table:style-name="ce7">
            <text:p>5,199<text:s/></text:p>
          </table:table-cell>
          <table:table-cell office:value-type="float" office:value="8.7200000000000006" table:style-name="ce8">
            <text:p>8.720<text:s/></text:p>
          </table:table-cell>
          <table:table-cell office:value-type="float" office:value="240144" table:style-name="ce7">
            <text:p>240,144<text:s/></text:p>
          </table:table-cell>
          <table:table-cell office:value-type="float" office:value="8.49" table:style-name="ce8">
            <text:p>8.490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87/05</text:p>
          </table:table-cell>
          <table:table-cell office:value-type="float" office:value="15913" table:style-name="ce7">
            <text:p>15,913<text:s/></text:p>
          </table:table-cell>
          <table:table-cell office:value-type="float" office:value="8.5399999999999991" table:style-name="ce8">
            <text:p>8.540<text:s/></text:p>
          </table:table-cell>
          <table:table-cell office:value-type="float" office:value="7902" table:style-name="ce7">
            <text:p>7,902<text:s/></text:p>
          </table:table-cell>
          <table:table-cell office:value-type="float" office:value="8.6920000000000002" table:style-name="ce8">
            <text:p>8.692<text:s/></text:p>
          </table:table-cell>
          <table:table-cell office:value-type="float" office:value="209753" table:style-name="ce7">
            <text:p>209,753<text:s/></text:p>
          </table:table-cell>
          <table:table-cell office:value-type="float" office:value="8.4019999999999992" table:style-name="ce8">
            <text:p>8.402<text:s/></text:p>
          </table:table-cell>
          <table:table-cell office:value-type="float" office:value="5074" table:style-name="ce7">
            <text:p>5,074<text:s/></text:p>
          </table:table-cell>
          <table:table-cell office:value-type="float" office:value="8.7360000000000007" table:style-name="ce8">
            <text:p>8.736<text:s/></text:p>
          </table:table-cell>
          <table:table-cell office:value-type="float" office:value="238642" table:style-name="ce7">
            <text:p>238,642<text:s/></text:p>
          </table:table-cell>
          <table:table-cell office:value-type="float" office:value="8.4290000000000003" table:style-name="ce8">
            <text:p>8.429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87/06</text:p>
          </table:table-cell>
          <table:table-cell office:value-type="float" office:value="16792" table:style-name="ce7">
            <text:p>16,792<text:s/></text:p>
          </table:table-cell>
          <table:table-cell office:value-type="float" office:value="8.5229999999999997" table:style-name="ce8">
            <text:p>8.523<text:s/></text:p>
          </table:table-cell>
          <table:table-cell office:value-type="float" office:value="17839" table:style-name="ce7">
            <text:p>17,839<text:s/></text:p>
          </table:table-cell>
          <table:table-cell office:value-type="float" office:value="8.1989999999999998" table:style-name="ce8">
            <text:p>8.199<text:s/></text:p>
          </table:table-cell>
          <table:table-cell office:value-type="float" office:value="259930" table:style-name="ce7">
            <text:p>259,930<text:s/></text:p>
          </table:table-cell>
          <table:table-cell office:value-type="float" office:value="8.3940000000000001" table:style-name="ce8">
            <text:p>8.394<text:s/></text:p>
          </table:table-cell>
          <table:table-cell office:value-type="float" office:value="6290" table:style-name="ce7">
            <text:p>6,290<text:s/></text:p>
          </table:table-cell>
          <table:table-cell office:value-type="float" office:value="8.5549999999999997" table:style-name="ce8">
            <text:p>8.555<text:s/></text:p>
          </table:table-cell>
          <table:table-cell office:value-type="float" office:value="300851" table:style-name="ce7">
            <text:p>300,851<text:s/></text:p>
          </table:table-cell>
          <table:table-cell office:value-type="float" office:value="8.391" table:style-name="ce8">
            <text:p>8.391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87/07</text:p>
          </table:table-cell>
          <table:table-cell office:value-type="float" office:value="15791" table:style-name="ce7">
            <text:p>15,791<text:s/></text:p>
          </table:table-cell>
          <table:table-cell office:value-type="float" office:value="8.5090000000000003" table:style-name="ce8">
            <text:p>8.509<text:s/></text:p>
          </table:table-cell>
          <table:table-cell office:value-type="float" office:value="9008" table:style-name="ce7">
            <text:p>9,008<text:s/></text:p>
          </table:table-cell>
          <table:table-cell office:value-type="float" office:value="8.57" table:style-name="ce8">
            <text:p>8.570<text:s/></text:p>
          </table:table-cell>
          <table:table-cell office:value-type="float" office:value="233679" table:style-name="ce7">
            <text:p>233,679<text:s/></text:p>
          </table:table-cell>
          <table:table-cell office:value-type="float" office:value="8.3889999999999993" table:style-name="ce8">
            <text:p>8.389<text:s/></text:p>
          </table:table-cell>
          <table:table-cell office:value-type="float" office:value="5926" table:style-name="ce7">
            <text:p>5,926<text:s/></text:p>
          </table:table-cell>
          <table:table-cell office:value-type="float" office:value="8.6519999999999992" table:style-name="ce8">
            <text:p>8.652<text:s/></text:p>
          </table:table-cell>
          <table:table-cell office:value-type="float" office:value="264404" table:style-name="ce7">
            <text:p>264,404<text:s/></text:p>
          </table:table-cell>
          <table:table-cell office:value-type="float" office:value="8.4079999999999995" table:style-name="ce8">
            <text:p>8.408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87/08</text:p>
          </table:table-cell>
          <table:table-cell office:value-type="float" office:value="15249" table:style-name="ce7">
            <text:p>15,249<text:s/></text:p>
          </table:table-cell>
          <table:table-cell office:value-type="float" office:value="8.4039999999999999" table:style-name="ce8">
            <text:p>8.404<text:s/></text:p>
          </table:table-cell>
          <table:table-cell office:value-type="float" office:value="12975" table:style-name="ce7">
            <text:p>12,975<text:s/></text:p>
          </table:table-cell>
          <table:table-cell office:value-type="float" office:value="8.3719999999999999" table:style-name="ce8">
            <text:p>8.372<text:s/></text:p>
          </table:table-cell>
          <table:table-cell office:value-type="float" office:value="217094" table:style-name="ce7">
            <text:p>217,094<text:s/></text:p>
          </table:table-cell>
          <table:table-cell office:value-type="float" office:value="8.3219999999999992" table:style-name="ce8">
            <text:p>8.322<text:s/></text:p>
          </table:table-cell>
          <table:table-cell office:value-type="float" office:value="5561" table:style-name="ce7">
            <text:p>5,561<text:s/></text:p>
          </table:table-cell>
          <table:table-cell office:value-type="float" office:value="8.6150000000000002" table:style-name="ce8">
            <text:p>8.615<text:s/></text:p>
          </table:table-cell>
          <table:table-cell office:value-type="float" office:value="250879" table:style-name="ce7">
            <text:p>250,879<text:s/></text:p>
          </table:table-cell>
          <table:table-cell office:value-type="float" office:value="8.3350000000000009" table:style-name="ce8">
            <text:p>8.335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87/09</text:p>
          </table:table-cell>
          <table:table-cell office:value-type="float" office:value="15987" table:style-name="ce7">
            <text:p>15,987<text:s/></text:p>
          </table:table-cell>
          <table:table-cell office:value-type="float" office:value="8.3940000000000001" table:style-name="ce8">
            <text:p>8.394<text:s/></text:p>
          </table:table-cell>
          <table:table-cell office:value-type="float" office:value="15560" table:style-name="ce7">
            <text:p>15,560<text:s/></text:p>
          </table:table-cell>
          <table:table-cell office:value-type="float" office:value="8.2880000000000003" table:style-name="ce8">
            <text:p>8.288<text:s/></text:p>
          </table:table-cell>
          <table:table-cell office:value-type="float" office:value="268719" table:style-name="ce7">
            <text:p>268,719<text:s/></text:p>
          </table:table-cell>
          <table:table-cell office:value-type="float" office:value="8.1229999999999993" table:style-name="ce8">
            <text:p>8.123<text:s/></text:p>
          </table:table-cell>
          <table:table-cell office:value-type="float" office:value="5562" table:style-name="ce7">
            <text:p>5,562<text:s/></text:p>
          </table:table-cell>
          <table:table-cell office:value-type="float" office:value="8.5570000000000004" table:style-name="ce8">
            <text:p>8.557<text:s/></text:p>
          </table:table-cell>
          <table:table-cell office:value-type="float" office:value="305828" table:style-name="ce7">
            <text:p>305,828<text:s/></text:p>
          </table:table-cell>
          <table:table-cell office:value-type="float" office:value="8.1539999999999999" table:style-name="ce8">
            <text:p>8.154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87/10</text:p>
          </table:table-cell>
          <table:table-cell office:value-type="float" office:value="15149" table:style-name="ce7">
            <text:p>15,149<text:s/></text:p>
          </table:table-cell>
          <table:table-cell office:value-type="float" office:value="8.2690000000000001" table:style-name="ce8">
            <text:p>8.269<text:s/></text:p>
          </table:table-cell>
          <table:table-cell office:value-type="float" office:value="9508" table:style-name="ce7">
            <text:p>9,508<text:s/></text:p>
          </table:table-cell>
          <table:table-cell office:value-type="float" office:value="8.2769999999999992" table:style-name="ce8">
            <text:p>8.277<text:s/></text:p>
          </table:table-cell>
          <table:table-cell office:value-type="float" office:value="225897" table:style-name="ce7">
            <text:p>225,897<text:s/></text:p>
          </table:table-cell>
          <table:table-cell office:value-type="float" office:value="7.9850000000000003" table:style-name="ce8">
            <text:p>7.985<text:s/></text:p>
          </table:table-cell>
          <table:table-cell office:value-type="float" office:value="4775" table:style-name="ce7">
            <text:p>4,775<text:s/></text:p>
          </table:table-cell>
          <table:table-cell office:value-type="float" office:value="8.5289999999999999" table:style-name="ce8">
            <text:p>8.529<text:s/></text:p>
          </table:table-cell>
          <table:table-cell office:value-type="float" office:value="255329" table:style-name="ce7">
            <text:p>255,329<text:s/></text:p>
          </table:table-cell>
          <table:table-cell office:value-type="float" office:value="8.0220000000000002" table:style-name="ce8">
            <text:p>8.022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87/11</text:p>
          </table:table-cell>
          <table:table-cell office:value-type="float" office:value="13811" table:style-name="ce7">
            <text:p>13,811<text:s/></text:p>
          </table:table-cell>
          <table:table-cell office:value-type="float" office:value="8.2840000000000007" table:style-name="ce8">
            <text:p>8.284<text:s/></text:p>
          </table:table-cell>
          <table:table-cell office:value-type="float" office:value="14097" table:style-name="ce7">
            <text:p>14,097<text:s/></text:p>
          </table:table-cell>
          <table:table-cell office:value-type="float" office:value="8.1890000000000001" table:style-name="ce8">
            <text:p>8.189<text:s/></text:p>
          </table:table-cell>
          <table:table-cell office:value-type="float" office:value="246751" table:style-name="ce7">
            <text:p>246,751<text:s/></text:p>
          </table:table-cell>
          <table:table-cell office:value-type="float" office:value="7.6870000000000003" table:style-name="ce8">
            <text:p>7.687<text:s/></text:p>
          </table:table-cell>
          <table:table-cell office:value-type="float" office:value="6115" table:style-name="ce7">
            <text:p>6,115<text:s/></text:p>
          </table:table-cell>
          <table:table-cell office:value-type="float" office:value="8.4459999999999997" table:style-name="ce8">
            <text:p>8.446<text:s/></text:p>
          </table:table-cell>
          <table:table-cell office:value-type="float" office:value="280774" table:style-name="ce7">
            <text:p>280,774<text:s/></text:p>
          </table:table-cell>
          <table:table-cell office:value-type="float" office:value="7.7560000000000002" table:style-name="ce8">
            <text:p>7.756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87/12</text:p>
          </table:table-cell>
          <table:table-cell office:value-type="float" office:value="14857" table:style-name="ce7">
            <text:p>14,857<text:s/></text:p>
          </table:table-cell>
          <table:table-cell office:value-type="float" office:value="8.2899999999999991" table:style-name="ce8">
            <text:p>8.290<text:s/></text:p>
          </table:table-cell>
          <table:table-cell office:value-type="float" office:value="14379" table:style-name="ce7">
            <text:p>14,379<text:s/></text:p>
          </table:table-cell>
          <table:table-cell office:value-type="float" office:value="7.9770000000000003" table:style-name="ce8">
            <text:p>7.977<text:s/></text:p>
          </table:table-cell>
          <table:table-cell office:value-type="float" office:value="298525" table:style-name="ce7">
            <text:p>298,525<text:s/></text:p>
          </table:table-cell>
          <table:table-cell office:value-type="float" office:value="7.51" table:style-name="ce8">
            <text:p>7.510<text:s/></text:p>
          </table:table-cell>
          <table:table-cell office:value-type="float" office:value="6997" table:style-name="ce7">
            <text:p>6,997<text:s/></text:p>
          </table:table-cell>
          <table:table-cell office:value-type="float" office:value="8.3559999999999999" table:style-name="ce8">
            <text:p>8.356<text:s/></text:p>
          </table:table-cell>
          <table:table-cell office:value-type="float" office:value="334758" table:style-name="ce7">
            <text:p>334,758<text:s/></text:p>
          </table:table-cell>
          <table:table-cell office:value-type="float" office:value="7.5819999999999999" table:style-name="ce8">
            <text:p>7.582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88/01</text:p>
          </table:table-cell>
          <table:table-cell office:value-type="float" office:value="15790" table:style-name="ce7">
            <text:p>15,790<text:s/></text:p>
          </table:table-cell>
          <table:table-cell office:value-type="float" office:value="7.85" table:style-name="ce8">
            <text:p>7.850<text:s/></text:p>
          </table:table-cell>
          <table:table-cell office:value-type="float" office:value="9117" table:style-name="ce7">
            <text:p>9,117<text:s/></text:p>
          </table:table-cell>
          <table:table-cell office:value-type="float" office:value="8.2479999999999993" table:style-name="ce8">
            <text:p>8.248<text:s/></text:p>
          </table:table-cell>
          <table:table-cell office:value-type="float" office:value="212281" table:style-name="ce7">
            <text:p>212,281<text:s/></text:p>
          </table:table-cell>
          <table:table-cell office:value-type="float" office:value="7.4950000000000001" table:style-name="ce8">
            <text:p>7.495<text:s/></text:p>
          </table:table-cell>
          <table:table-cell office:value-type="float" office:value="5531" table:style-name="ce7">
            <text:p>5,531<text:s/></text:p>
          </table:table-cell>
          <table:table-cell office:value-type="float" office:value="8.3659999999999997" table:style-name="ce8">
            <text:p>8.366<text:s/></text:p>
          </table:table-cell>
          <table:table-cell office:value-type="float" office:value="242719" table:style-name="ce7">
            <text:p>242,719<text:s/></text:p>
          </table:table-cell>
          <table:table-cell office:value-type="float" office:value="7.5659999999999998" table:style-name="ce8">
            <text:p>7.566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88/02</text:p>
          </table:table-cell>
          <table:table-cell office:value-type="float" office:value="18107" table:style-name="ce7">
            <text:p>18,107<text:s/></text:p>
          </table:table-cell>
          <table:table-cell office:value-type="float" office:value="7.5540000000000003" table:style-name="ce8">
            <text:p>7.554<text:s/></text:p>
          </table:table-cell>
          <table:table-cell office:value-type="float" office:value="8195" table:style-name="ce7">
            <text:p>8,195<text:s/></text:p>
          </table:table-cell>
          <table:table-cell office:value-type="float" office:value="8.0640000000000001" table:style-name="ce8">
            <text:p>8.064<text:s/></text:p>
          </table:table-cell>
          <table:table-cell office:value-type="float" office:value="191781" table:style-name="ce7">
            <text:p>191,781<text:s/></text:p>
          </table:table-cell>
          <table:table-cell office:value-type="float" office:value="7.3109999999999999" table:style-name="ce8">
            <text:p>7.311<text:s/></text:p>
          </table:table-cell>
          <table:table-cell office:value-type="float" office:value="4252" table:style-name="ce7">
            <text:p>4,252<text:s/></text:p>
          </table:table-cell>
          <table:table-cell office:value-type="float" office:value="8.3360000000000003" table:style-name="ce8">
            <text:p>8.336<text:s/></text:p>
          </table:table-cell>
          <table:table-cell office:value-type="float" office:value="222335" table:style-name="ce7">
            <text:p>222,335<text:s/></text:p>
          </table:table-cell>
          <table:table-cell office:value-type="float" office:value="7.3760000000000003" table:style-name="ce8">
            <text:p>7.376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88/03</text:p>
          </table:table-cell>
          <table:table-cell office:value-type="float" office:value="25169" table:style-name="ce7">
            <text:p>25,169<text:s/></text:p>
          </table:table-cell>
          <table:table-cell office:value-type="float" office:value="7.2249999999999996" table:style-name="ce8">
            <text:p>7.225<text:s/></text:p>
          </table:table-cell>
          <table:table-cell office:value-type="float" office:value="12467" table:style-name="ce7">
            <text:p>12,467<text:s/></text:p>
          </table:table-cell>
          <table:table-cell office:value-type="float" office:value="7.992" table:style-name="ce8">
            <text:p>7.992<text:s/></text:p>
          </table:table-cell>
          <table:table-cell office:value-type="float" office:value="257807" table:style-name="ce7">
            <text:p>257,807<text:s/></text:p>
          </table:table-cell>
          <table:table-cell office:value-type="float" office:value="7.242" table:style-name="ce8">
            <text:p>7.242<text:s/></text:p>
          </table:table-cell>
          <table:table-cell office:value-type="float" office:value="5992" table:style-name="ce7">
            <text:p>5,992<text:s/></text:p>
          </table:table-cell>
          <table:table-cell office:value-type="float" office:value="8.1999999999999993" table:style-name="ce8">
            <text:p>8.200<text:s/></text:p>
          </table:table-cell>
          <table:table-cell office:value-type="float" office:value="301435" table:style-name="ce7">
            <text:p>301,435<text:s/></text:p>
          </table:table-cell>
          <table:table-cell office:value-type="float" office:value="7.2910000000000004" table:style-name="ce8">
            <text:p>7.291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88/04</text:p>
          </table:table-cell>
          <table:table-cell office:value-type="float" office:value="24485" table:style-name="ce7">
            <text:p>24,485<text:s/></text:p>
          </table:table-cell>
          <table:table-cell office:value-type="float" office:value="7.3230000000000004" table:style-name="ce8">
            <text:p>7.323<text:s/></text:p>
          </table:table-cell>
          <table:table-cell office:value-type="float" office:value="14833" table:style-name="ce7">
            <text:p>14,833<text:s/></text:p>
          </table:table-cell>
          <table:table-cell office:value-type="float" office:value="7.7859999999999996" table:style-name="ce8">
            <text:p>7.786<text:s/></text:p>
          </table:table-cell>
          <table:table-cell office:value-type="float" office:value="237021" table:style-name="ce7">
            <text:p>237,021<text:s/></text:p>
          </table:table-cell>
          <table:table-cell office:value-type="float" office:value="7.149" table:style-name="ce8">
            <text:p>7.149<text:s/></text:p>
          </table:table-cell>
          <table:table-cell office:value-type="float" office:value="5695" table:style-name="ce7">
            <text:p>5,695<text:s/></text:p>
          </table:table-cell>
          <table:table-cell office:value-type="float" office:value="8.2810000000000006" table:style-name="ce8">
            <text:p>8.281<text:s/></text:p>
          </table:table-cell>
          <table:table-cell office:value-type="float" office:value="282034" table:style-name="ce7">
            <text:p>282,034<text:s/></text:p>
          </table:table-cell>
          <table:table-cell office:value-type="float" office:value="7.2190000000000003" table:style-name="ce8">
            <text:p>7.219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88/05</text:p>
          </table:table-cell>
          <table:table-cell office:value-type="float" office:value="31257" table:style-name="ce7">
            <text:p>31,257<text:s/></text:p>
          </table:table-cell>
          <table:table-cell office:value-type="float" office:value="7.5759999999999996" table:style-name="ce8">
            <text:p>7.576<text:s/></text:p>
          </table:table-cell>
          <table:table-cell office:value-type="float" office:value="32639" table:style-name="ce7">
            <text:p>32,639<text:s/></text:p>
          </table:table-cell>
          <table:table-cell office:value-type="float" office:value="7.6210000000000004" table:style-name="ce8">
            <text:p>7.621<text:s/></text:p>
          </table:table-cell>
          <table:table-cell office:value-type="float" office:value="290940" table:style-name="ce7">
            <text:p>290,940<text:s/></text:p>
          </table:table-cell>
          <table:table-cell office:value-type="float" office:value="7.06" table:style-name="ce8">
            <text:p>7.060<text:s/></text:p>
          </table:table-cell>
          <table:table-cell office:value-type="float" office:value="5337" table:style-name="ce7">
            <text:p>5,337<text:s/></text:p>
          </table:table-cell>
          <table:table-cell office:value-type="float" office:value="8.2799999999999994" table:style-name="ce8">
            <text:p>8.280<text:s/></text:p>
          </table:table-cell>
          <table:table-cell office:value-type="float" office:value="360173" table:style-name="ce7">
            <text:p>360,173<text:s/></text:p>
          </table:table-cell>
          <table:table-cell office:value-type="float" office:value="7.1740000000000004" table:style-name="ce8">
            <text:p>7.174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88/06</text:p>
          </table:table-cell>
          <table:table-cell office:value-type="float" office:value="27453" table:style-name="ce7">
            <text:p>27,453<text:s/></text:p>
          </table:table-cell>
          <table:table-cell office:value-type="float" office:value="7.827" table:style-name="ce8">
            <text:p>7.827<text:s/></text:p>
          </table:table-cell>
          <table:table-cell office:value-type="float" office:value="22580" table:style-name="ce7">
            <text:p>22,580<text:s/></text:p>
          </table:table-cell>
          <table:table-cell office:value-type="float" office:value="7.601" table:style-name="ce8">
            <text:p>7.601<text:s/></text:p>
          </table:table-cell>
          <table:table-cell office:value-type="float" office:value="359423" table:style-name="ce7">
            <text:p>359,423<text:s/></text:p>
          </table:table-cell>
          <table:table-cell office:value-type="float" office:value="6.9790000000000001" table:style-name="ce8">
            <text:p>6.979<text:s/></text:p>
          </table:table-cell>
          <table:table-cell office:value-type="float" office:value="5132" table:style-name="ce7">
            <text:p>5,132<text:s/></text:p>
          </table:table-cell>
          <table:table-cell office:value-type="float" office:value="8.3460000000000001" table:style-name="ce8">
            <text:p>8.346<text:s/></text:p>
          </table:table-cell>
          <table:table-cell office:value-type="float" office:value="414588" table:style-name="ce7">
            <text:p>414,588<text:s/></text:p>
          </table:table-cell>
          <table:table-cell office:value-type="float" office:value="7.0860000000000003" table:style-name="ce8">
            <text:p>7.086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88/07</text:p>
          </table:table-cell>
          <table:table-cell office:value-type="float" office:value="25706" table:style-name="ce7">
            <text:p>25,706<text:s/></text:p>
          </table:table-cell>
          <table:table-cell office:value-type="float" office:value="7.7089999999999996" table:style-name="ce8">
            <text:p>7.709<text:s/></text:p>
          </table:table-cell>
          <table:table-cell office:value-type="float" office:value="10191" table:style-name="ce7">
            <text:p>10,191<text:s/></text:p>
          </table:table-cell>
          <table:table-cell office:value-type="float" office:value="7.931" table:style-name="ce8">
            <text:p>7.931<text:s/></text:p>
          </table:table-cell>
          <table:table-cell office:value-type="float" office:value="293397" table:style-name="ce7">
            <text:p>293,397<text:s/></text:p>
          </table:table-cell>
          <table:table-cell office:value-type="float" office:value="7.0419999999999998" table:style-name="ce8">
            <text:p>7.042<text:s/></text:p>
          </table:table-cell>
          <table:table-cell office:value-type="float" office:value="4512" table:style-name="ce7">
            <text:p>4,512<text:s/></text:p>
          </table:table-cell>
          <table:table-cell office:value-type="float" office:value="8.3000000000000007" table:style-name="ce8">
            <text:p>8.300<text:s/></text:p>
          </table:table-cell>
          <table:table-cell office:value-type="float" office:value="333806" table:style-name="ce7">
            <text:p>333,806<text:s/></text:p>
          </table:table-cell>
          <table:table-cell office:value-type="float" office:value="7.1360000000000001" table:style-name="ce8">
            <text:p>7.136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88/08</text:p>
          </table:table-cell>
          <table:table-cell office:value-type="float" office:value="19655" table:style-name="ce7">
            <text:p>19,655<text:s/></text:p>
          </table:table-cell>
          <table:table-cell office:value-type="float" office:value="7.7539999999999996" table:style-name="ce8">
            <text:p>7.754<text:s/></text:p>
          </table:table-cell>
          <table:table-cell office:value-type="float" office:value="12591" table:style-name="ce7">
            <text:p>12,591<text:s/></text:p>
          </table:table-cell>
          <table:table-cell office:value-type="float" office:value="7.5860000000000003" table:style-name="ce8">
            <text:p>7.586<text:s/></text:p>
          </table:table-cell>
          <table:table-cell office:value-type="float" office:value="308334" table:style-name="ce7">
            <text:p>308,334<text:s/></text:p>
          </table:table-cell>
          <table:table-cell office:value-type="float" office:value="6.9989999999999997" table:style-name="ce8">
            <text:p>6.999<text:s/></text:p>
          </table:table-cell>
          <table:table-cell office:value-type="float" office:value="6273" table:style-name="ce7">
            <text:p>6,273<text:s/></text:p>
          </table:table-cell>
          <table:table-cell office:value-type="float" office:value="7.6340000000000003" table:style-name="ce8">
            <text:p>7.634<text:s/></text:p>
          </table:table-cell>
          <table:table-cell office:value-type="float" office:value="346853" table:style-name="ce7">
            <text:p>346,853<text:s/></text:p>
          </table:table-cell>
          <table:table-cell office:value-type="float" office:value="7.0750000000000002" table:style-name="ce8">
            <text:p>7.075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88/09</text:p>
          </table:table-cell>
          <table:table-cell office:value-type="float" office:value="17579" table:style-name="ce7">
            <text:p>17,579<text:s/></text:p>
          </table:table-cell>
          <table:table-cell office:value-type="float" office:value="7.8970000000000002" table:style-name="ce8">
            <text:p>7.897<text:s/></text:p>
          </table:table-cell>
          <table:table-cell office:value-type="float" office:value="12148" table:style-name="ce7">
            <text:p>12,148<text:s/></text:p>
          </table:table-cell>
          <table:table-cell office:value-type="float" office:value="7.7320000000000002" table:style-name="ce8">
            <text:p>7.732<text:s/></text:p>
          </table:table-cell>
          <table:table-cell office:value-type="float" office:value="338544" table:style-name="ce7">
            <text:p>338,544<text:s/></text:p>
          </table:table-cell>
          <table:table-cell office:value-type="float" office:value="6.8620000000000001" table:style-name="ce8">
            <text:p>6.862<text:s/></text:p>
          </table:table-cell>
          <table:table-cell office:value-type="float" office:value="4235" table:style-name="ce7">
            <text:p>4,235<text:s/></text:p>
          </table:table-cell>
          <table:table-cell office:value-type="float" office:value="8.1739999999999995" table:style-name="ce8">
            <text:p>8.174<text:s/></text:p>
          </table:table-cell>
          <table:table-cell office:value-type="float" office:value="372506" table:style-name="ce7">
            <text:p>372,506<text:s/></text:p>
          </table:table-cell>
          <table:table-cell office:value-type="float" office:value="6.9539999999999997" table:style-name="ce8">
            <text:p>6.954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88/10</text:p>
          </table:table-cell>
          <table:table-cell office:value-type="float" office:value="17294" table:style-name="ce7">
            <text:p>17,294<text:s/></text:p>
          </table:table-cell>
          <table:table-cell office:value-type="float" office:value="7.75" table:style-name="ce8">
            <text:p>7.750<text:s/></text:p>
          </table:table-cell>
          <table:table-cell office:value-type="float" office:value="14572" table:style-name="ce7">
            <text:p>14,572<text:s/></text:p>
          </table:table-cell>
          <table:table-cell office:value-type="float" office:value="7.7149999999999999" table:style-name="ce8">
            <text:p>7.715<text:s/></text:p>
          </table:table-cell>
          <table:table-cell office:value-type="float" office:value="288678" table:style-name="ce7">
            <text:p>288,678<text:s/></text:p>
          </table:table-cell>
          <table:table-cell office:value-type="float" office:value="6.9240000000000004" table:style-name="ce8">
            <text:p>6.924<text:s/></text:p>
          </table:table-cell>
          <table:table-cell office:value-type="float" office:value="3857" table:style-name="ce7">
            <text:p>3,857<text:s/></text:p>
          </table:table-cell>
          <table:table-cell office:value-type="float" office:value="8.2430000000000003" table:style-name="ce8">
            <text:p>8.243<text:s/></text:p>
          </table:table-cell>
          <table:table-cell office:value-type="float" office:value="324401" table:style-name="ce7">
            <text:p>324,401<text:s/></text:p>
          </table:table-cell>
          <table:table-cell office:value-type="float" office:value="7.02" table:style-name="ce8">
            <text:p>7.020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88/11</text:p>
          </table:table-cell>
          <table:table-cell office:value-type="float" office:value="18094" table:style-name="ce7">
            <text:p>18,094<text:s/></text:p>
          </table:table-cell>
          <table:table-cell office:value-type="float" office:value="7.5010000000000003" table:style-name="ce8">
            <text:p>7.501<text:s/></text:p>
          </table:table-cell>
          <table:table-cell office:value-type="float" office:value="15272" table:style-name="ce7">
            <text:p>15,272<text:s/></text:p>
          </table:table-cell>
          <table:table-cell office:value-type="float" office:value="7.4039999999999999" table:style-name="ce8">
            <text:p>7.404<text:s/></text:p>
          </table:table-cell>
          <table:table-cell office:value-type="float" office:value="340087" table:style-name="ce7">
            <text:p>340,087<text:s/></text:p>
          </table:table-cell>
          <table:table-cell office:value-type="float" office:value="6.7060000000000004" table:style-name="ce8">
            <text:p>6.706<text:s/></text:p>
          </table:table-cell>
          <table:table-cell office:value-type="float" office:value="5307" table:style-name="ce7">
            <text:p>5,307<text:s/></text:p>
          </table:table-cell>
          <table:table-cell office:value-type="float" office:value="8.7590000000000003" table:style-name="ce8">
            <text:p>8.759<text:s/></text:p>
          </table:table-cell>
          <table:table-cell office:value-type="float" office:value="378760" table:style-name="ce7">
            <text:p>378,760<text:s/></text:p>
          </table:table-cell>
          <table:table-cell office:value-type="float" office:value="6.8019999999999996" table:style-name="ce8">
            <text:p>6.802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88/12</text:p>
          </table:table-cell>
          <table:table-cell office:value-type="float" office:value="24324" table:style-name="ce7">
            <text:p>24,324<text:s/></text:p>
          </table:table-cell>
          <table:table-cell office:value-type="float" office:value="7.3769999999999998" table:style-name="ce8">
            <text:p>7.377<text:s/></text:p>
          </table:table-cell>
          <table:table-cell office:value-type="float" office:value="24256" table:style-name="ce7">
            <text:p>24,256<text:s/></text:p>
          </table:table-cell>
          <table:table-cell office:value-type="float" office:value="7.2549999999999999" table:style-name="ce8">
            <text:p>7.255<text:s/></text:p>
          </table:table-cell>
          <table:table-cell office:value-type="float" office:value="387176" table:style-name="ce7">
            <text:p>387,176<text:s/></text:p>
          </table:table-cell>
          <table:table-cell office:value-type="float" office:value="6.8380000000000001" table:style-name="ce8">
            <text:p>6.838<text:s/></text:p>
          </table:table-cell>
          <table:table-cell office:value-type="float" office:value="5098" table:style-name="ce7">
            <text:p>5,098<text:s/></text:p>
          </table:table-cell>
          <table:table-cell office:value-type="float" office:value="8.2479999999999993" table:style-name="ce8">
            <text:p>8.248<text:s/></text:p>
          </table:table-cell>
          <table:table-cell office:value-type="float" office:value="440854" table:style-name="ce7">
            <text:p>440,854<text:s/></text:p>
          </table:table-cell>
          <table:table-cell office:value-type="float" office:value="6.9080000000000004" table:style-name="ce8">
            <text:p>6.908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89/01</text:p>
          </table:table-cell>
          <table:table-cell office:value-type="float" office:value="25824" table:style-name="ce7">
            <text:p>25,824<text:s/></text:p>
          </table:table-cell>
          <table:table-cell office:value-type="float" office:value="7.14" table:style-name="ce8">
            <text:p>7.140<text:s/></text:p>
          </table:table-cell>
          <table:table-cell office:value-type="float" office:value="21215" table:style-name="ce7">
            <text:p>21,215<text:s/></text:p>
          </table:table-cell>
          <table:table-cell office:value-type="float" office:value="7.3079999999999998" table:style-name="ce8">
            <text:p>7.308<text:s/></text:p>
          </table:table-cell>
          <table:table-cell office:value-type="float" office:value="347020" table:style-name="ce7">
            <text:p>347,020<text:s/></text:p>
          </table:table-cell>
          <table:table-cell office:value-type="float" office:value="6.9329999999999998" table:style-name="ce8">
            <text:p>6.933<text:s/></text:p>
          </table:table-cell>
          <table:table-cell office:value-type="float" office:value="5894" table:style-name="ce7">
            <text:p>5,894<text:s/></text:p>
          </table:table-cell>
          <table:table-cell office:value-type="float" office:value="8.0510000000000002" table:style-name="ce8">
            <text:p>8.051<text:s/></text:p>
          </table:table-cell>
          <table:table-cell office:value-type="float" office:value="399953" table:style-name="ce7">
            <text:p>399,953<text:s/></text:p>
          </table:table-cell>
          <table:table-cell office:value-type="float" office:value="6.9809999999999999" table:style-name="ce8">
            <text:p>6.981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89/02</text:p>
          </table:table-cell>
          <table:table-cell office:value-type="float" office:value="17054" table:style-name="ce7">
            <text:p>17,054<text:s/></text:p>
          </table:table-cell>
          <table:table-cell office:value-type="float" office:value="7.2949999999999999" table:style-name="ce8">
            <text:p>7.295<text:s/></text:p>
          </table:table-cell>
          <table:table-cell office:value-type="float" office:value="20555" table:style-name="ce7">
            <text:p>20,555<text:s/></text:p>
          </table:table-cell>
          <table:table-cell office:value-type="float" office:value="6.4569999999999999" table:style-name="ce8">
            <text:p>6.457<text:s/></text:p>
          </table:table-cell>
          <table:table-cell office:value-type="float" office:value="254229" table:style-name="ce7">
            <text:p>254,229<text:s/></text:p>
          </table:table-cell>
          <table:table-cell office:value-type="float" office:value="6.8890000000000002" table:style-name="ce8">
            <text:p>6.889<text:s/></text:p>
          </table:table-cell>
          <table:table-cell office:value-type="float" office:value="3161" table:style-name="ce7">
            <text:p>3,161<text:s/></text:p>
          </table:table-cell>
          <table:table-cell office:value-type="float" office:value="8.2910000000000004" table:style-name="ce8">
            <text:p>8.291<text:s/></text:p>
          </table:table-cell>
          <table:table-cell office:value-type="float" office:value="294999" table:style-name="ce7">
            <text:p>294,999<text:s/></text:p>
          </table:table-cell>
          <table:table-cell office:value-type="float" office:value="6.8970000000000002" table:style-name="ce8">
            <text:p>6.897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89/03</text:p>
          </table:table-cell>
          <table:table-cell office:value-type="float" office:value="24594" table:style-name="ce7">
            <text:p>24,594<text:s/></text:p>
          </table:table-cell>
          <table:table-cell office:value-type="float" office:value="7.21" table:style-name="ce8">
            <text:p>7.210<text:s/></text:p>
          </table:table-cell>
          <table:table-cell office:value-type="float" office:value="15758" table:style-name="ce7">
            <text:p>15,758<text:s/></text:p>
          </table:table-cell>
          <table:table-cell office:value-type="float" office:value="7.2720000000000002" table:style-name="ce8">
            <text:p>7.272<text:s/></text:p>
          </table:table-cell>
          <table:table-cell office:value-type="float" office:value="364948" table:style-name="ce7">
            <text:p>364,948<text:s/></text:p>
          </table:table-cell>
          <table:table-cell office:value-type="float" office:value="6.8559999999999999" table:style-name="ce8">
            <text:p>6.856<text:s/></text:p>
          </table:table-cell>
          <table:table-cell office:value-type="float" office:value="4520" table:style-name="ce7">
            <text:p>4,520<text:s/></text:p>
          </table:table-cell>
          <table:table-cell office:value-type="float" office:value="8.1129999999999995" table:style-name="ce8">
            <text:p>8.113<text:s/></text:p>
          </table:table-cell>
          <table:table-cell office:value-type="float" office:value="409820" table:style-name="ce7">
            <text:p>409,820<text:s/></text:p>
          </table:table-cell>
          <table:table-cell office:value-type="float" office:value="6.9059999999999997" table:style-name="ce8">
            <text:p>6.906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89/04</text:p>
          </table:table-cell>
          <table:table-cell office:value-type="float" office:value="23593" table:style-name="ce7">
            <text:p>23,593<text:s/></text:p>
          </table:table-cell>
          <table:table-cell office:value-type="float" office:value="6.9820000000000002" table:style-name="ce8">
            <text:p>6.982<text:s/></text:p>
          </table:table-cell>
          <table:table-cell office:value-type="float" office:value="15334" table:style-name="ce7">
            <text:p>15,334<text:s/></text:p>
          </table:table-cell>
          <table:table-cell office:value-type="float" office:value="6.9950000000000001" table:style-name="ce8">
            <text:p>6.995<text:s/></text:p>
          </table:table-cell>
          <table:table-cell office:value-type="float" office:value="308027" table:style-name="ce7">
            <text:p>308,027<text:s/></text:p>
          </table:table-cell>
          <table:table-cell office:value-type="float" office:value="6.7619999999999996" table:style-name="ce8">
            <text:p>6.762<text:s/></text:p>
          </table:table-cell>
          <table:table-cell office:value-type="float" office:value="4189" table:style-name="ce7">
            <text:p>4,189<text:s/></text:p>
          </table:table-cell>
          <table:table-cell office:value-type="float" office:value="8.1630000000000003" table:style-name="ce8">
            <text:p>8.163<text:s/></text:p>
          </table:table-cell>
          <table:table-cell office:value-type="float" office:value="351143" table:style-name="ce7">
            <text:p>351,143<text:s/></text:p>
          </table:table-cell>
          <table:table-cell office:value-type="float" office:value="6.8049999999999997" table:style-name="ce8">
            <text:p>6.805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89/05</text:p>
          </table:table-cell>
          <table:table-cell office:value-type="float" office:value="28551" table:style-name="ce7">
            <text:p>28,551<text:s/></text:p>
          </table:table-cell>
          <table:table-cell office:value-type="float" office:value="6.8479999999999999" table:style-name="ce8">
            <text:p>6.848<text:s/></text:p>
          </table:table-cell>
          <table:table-cell office:value-type="float" office:value="14020" table:style-name="ce7">
            <text:p>14,020<text:s/></text:p>
          </table:table-cell>
          <table:table-cell office:value-type="float" office:value="7.1159999999999997" table:style-name="ce8">
            <text:p>7.116<text:s/></text:p>
          </table:table-cell>
          <table:table-cell office:value-type="float" office:value="341130" table:style-name="ce7">
            <text:p>341,130<text:s/></text:p>
          </table:table-cell>
          <table:table-cell office:value-type="float" office:value="6.7880000000000003" table:style-name="ce8">
            <text:p>6.788<text:s/></text:p>
          </table:table-cell>
          <table:table-cell office:value-type="float" office:value="6108" table:style-name="ce7">
            <text:p>6,108<text:s/></text:p>
          </table:table-cell>
          <table:table-cell office:value-type="float" office:value="7.9489999999999998" table:style-name="ce8">
            <text:p>7.949<text:s/></text:p>
          </table:table-cell>
          <table:table-cell office:value-type="float" office:value="389809" table:style-name="ce7">
            <text:p>389,809<text:s/></text:p>
          </table:table-cell>
          <table:table-cell office:value-type="float" office:value="6.8220000000000001" table:style-name="ce8">
            <text:p>6.822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89/06</text:p>
          </table:table-cell>
          <table:table-cell office:value-type="float" office:value="28126" table:style-name="ce7">
            <text:p>28,126<text:s/></text:p>
          </table:table-cell>
          <table:table-cell office:value-type="float" office:value="6.7670000000000003" table:style-name="ce8">
            <text:p>6.767<text:s/></text:p>
          </table:table-cell>
          <table:table-cell office:value-type="float" office:value="14221" table:style-name="ce7">
            <text:p>14,221<text:s/></text:p>
          </table:table-cell>
          <table:table-cell office:value-type="float" office:value="7.1790000000000003" table:style-name="ce8">
            <text:p>7.179<text:s/></text:p>
          </table:table-cell>
          <table:table-cell office:value-type="float" office:value="421140" table:style-name="ce7">
            <text:p>421,140<text:s/></text:p>
          </table:table-cell>
          <table:table-cell office:value-type="float" office:value="6.5279999999999996" table:style-name="ce8">
            <text:p>6.528<text:s/></text:p>
          </table:table-cell>
          <table:table-cell office:value-type="float" office:value="4977" table:style-name="ce7">
            <text:p>4,977<text:s/></text:p>
          </table:table-cell>
          <table:table-cell office:value-type="float" office:value="7.95" table:style-name="ce8">
            <text:p>7.950<text:s/></text:p>
          </table:table-cell>
          <table:table-cell office:value-type="float" office:value="468464" table:style-name="ce7">
            <text:p>468,464<text:s/></text:p>
          </table:table-cell>
          <table:table-cell office:value-type="float" office:value="6.5780000000000003" table:style-name="ce8">
            <text:p>6.578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89/07</text:p>
          </table:table-cell>
          <table:table-cell office:value-type="float" office:value="25973" table:style-name="ce7">
            <text:p>25,973<text:s/></text:p>
          </table:table-cell>
          <table:table-cell office:value-type="float" office:value="6.8970000000000002" table:style-name="ce8">
            <text:p>6.897<text:s/></text:p>
          </table:table-cell>
          <table:table-cell office:value-type="float" office:value="12042" table:style-name="ce7">
            <text:p>12,042<text:s/></text:p>
          </table:table-cell>
          <table:table-cell office:value-type="float" office:value="7.34" table:style-name="ce8">
            <text:p>7.340<text:s/></text:p>
          </table:table-cell>
          <table:table-cell office:value-type="float" office:value="361014" table:style-name="ce7">
            <text:p>361,014<text:s/></text:p>
          </table:table-cell>
          <table:table-cell office:value-type="float" office:value="6.5780000000000003" table:style-name="ce8">
            <text:p>6.578<text:s/></text:p>
          </table:table-cell>
          <table:table-cell office:value-type="float" office:value="4143" table:style-name="ce7">
            <text:p>4,143<text:s/></text:p>
          </table:table-cell>
          <table:table-cell office:value-type="float" office:value="7.9820000000000002" table:style-name="ce8">
            <text:p>7.982<text:s/></text:p>
          </table:table-cell>
          <table:table-cell office:value-type="float" office:value="403172" table:style-name="ce7">
            <text:p>403,172<text:s/></text:p>
          </table:table-cell>
          <table:table-cell office:value-type="float" office:value="6.6360000000000001" table:style-name="ce8">
            <text:p>6.636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89/08</text:p>
          </table:table-cell>
          <table:table-cell office:value-type="float" office:value="21974" table:style-name="ce7">
            <text:p>21,974<text:s/></text:p>
          </table:table-cell>
          <table:table-cell office:value-type="float" office:value="6.6619999999999999" table:style-name="ce8">
            <text:p>6.662<text:s/></text:p>
          </table:table-cell>
          <table:table-cell office:value-type="float" office:value="14230" table:style-name="ce7">
            <text:p>14,230<text:s/></text:p>
          </table:table-cell>
          <table:table-cell office:value-type="float" office:value="7.1529999999999996" table:style-name="ce8">
            <text:p>7.153<text:s/></text:p>
          </table:table-cell>
          <table:table-cell office:value-type="float" office:value="328590" table:style-name="ce7">
            <text:p>328,590<text:s/></text:p>
          </table:table-cell>
          <table:table-cell office:value-type="float" office:value="6.702" table:style-name="ce8">
            <text:p>6.702<text:s/></text:p>
          </table:table-cell>
          <table:table-cell office:value-type="float" office:value="3609" table:style-name="ce7">
            <text:p>3,609<text:s/></text:p>
          </table:table-cell>
          <table:table-cell office:value-type="float" office:value="8.0570000000000004" table:style-name="ce8">
            <text:p>8.057<text:s/></text:p>
          </table:table-cell>
          <table:table-cell office:value-type="float" office:value="368403" table:style-name="ce7">
            <text:p>368,403<text:s/></text:p>
          </table:table-cell>
          <table:table-cell office:value-type="float" office:value="6.73" table:style-name="ce8">
            <text:p>6.730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89/09</text:p>
          </table:table-cell>
          <table:table-cell office:value-type="float" office:value="28850" table:style-name="ce7">
            <text:p>28,850<text:s/></text:p>
          </table:table-cell>
          <table:table-cell office:value-type="float" office:value="6.5129999999999999" table:style-name="ce8">
            <text:p>6.513<text:s/></text:p>
          </table:table-cell>
          <table:table-cell office:value-type="float" office:value="14459" table:style-name="ce7">
            <text:p>14,459<text:s/></text:p>
          </table:table-cell>
          <table:table-cell office:value-type="float" office:value="6.681" table:style-name="ce8">
            <text:p>6.681<text:s/></text:p>
          </table:table-cell>
          <table:table-cell office:value-type="float" office:value="370018" table:style-name="ce7">
            <text:p>370,018<text:s/></text:p>
          </table:table-cell>
          <table:table-cell office:value-type="float" office:value="6.65" table:style-name="ce8">
            <text:p>6.650<text:s/></text:p>
          </table:table-cell>
          <table:table-cell office:value-type="float" office:value="3621" table:style-name="ce7">
            <text:p>3,621<text:s/></text:p>
          </table:table-cell>
          <table:table-cell office:value-type="float" office:value="8.0009999999999994" table:style-name="ce8">
            <text:p>8.001<text:s/></text:p>
          </table:table-cell>
          <table:table-cell office:value-type="float" office:value="416948" table:style-name="ce7">
            <text:p>416,948<text:s/></text:p>
          </table:table-cell>
          <table:table-cell office:value-type="float" office:value="6.6539999999999999" table:style-name="ce8">
            <text:p>6.654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89/10</text:p>
          </table:table-cell>
          <table:table-cell office:value-type="float" office:value="29821" table:style-name="ce7">
            <text:p>29,821<text:s/></text:p>
          </table:table-cell>
          <table:table-cell office:value-type="float" office:value="6.41" table:style-name="ce8">
            <text:p>6.410<text:s/></text:p>
          </table:table-cell>
          <table:table-cell office:value-type="float" office:value="13758" table:style-name="ce7">
            <text:p>13,758<text:s/></text:p>
          </table:table-cell>
          <table:table-cell office:value-type="float" office:value="6.9880000000000004" table:style-name="ce8">
            <text:p>6.988<text:s/></text:p>
          </table:table-cell>
          <table:table-cell office:value-type="float" office:value="371223" table:style-name="ce7">
            <text:p>371,223<text:s/></text:p>
          </table:table-cell>
          <table:table-cell office:value-type="float" office:value="6.6459999999999999" table:style-name="ce8">
            <text:p>6.646<text:s/></text:p>
          </table:table-cell>
          <table:table-cell office:value-type="float" office:value="6105" table:style-name="ce7">
            <text:p>6,105<text:s/></text:p>
          </table:table-cell>
          <table:table-cell office:value-type="float" office:value="7.4729999999999999" table:style-name="ce8">
            <text:p>7.473<text:s/></text:p>
          </table:table-cell>
          <table:table-cell office:value-type="float" office:value="420907" table:style-name="ce7">
            <text:p>420,907<text:s/></text:p>
          </table:table-cell>
          <table:table-cell office:value-type="float" office:value="6.6509999999999998" table:style-name="ce8">
            <text:p>6.651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89/11</text:p>
          </table:table-cell>
          <table:table-cell office:value-type="float" office:value="27392" table:style-name="ce7">
            <text:p>27,392<text:s/></text:p>
          </table:table-cell>
          <table:table-cell office:value-type="float" office:value="6.4619999999999997" table:style-name="ce8">
            <text:p>6.462<text:s/></text:p>
          </table:table-cell>
          <table:table-cell office:value-type="float" office:value="16574" table:style-name="ce7">
            <text:p>16,574<text:s/></text:p>
          </table:table-cell>
          <table:table-cell office:value-type="float" office:value="6.7889999999999997" table:style-name="ce8">
            <text:p>6.789<text:s/></text:p>
          </table:table-cell>
          <table:table-cell office:value-type="float" office:value="382974" table:style-name="ce7">
            <text:p>382,974<text:s/></text:p>
          </table:table-cell>
          <table:table-cell office:value-type="float" office:value="6.6280000000000001" table:style-name="ce8">
            <text:p>6.628<text:s/></text:p>
          </table:table-cell>
          <table:table-cell office:value-type="float" office:value="3955" table:style-name="ce7">
            <text:p>3,955<text:s/></text:p>
          </table:table-cell>
          <table:table-cell office:value-type="float" office:value="7.9219999999999997" table:style-name="ce8">
            <text:p>7.922<text:s/></text:p>
          </table:table-cell>
          <table:table-cell office:value-type="float" office:value="430895" table:style-name="ce7">
            <text:p>430,895<text:s/></text:p>
          </table:table-cell>
          <table:table-cell office:value-type="float" office:value="6.6360000000000001" table:style-name="ce8">
            <text:p>6.636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89/12</text:p>
          </table:table-cell>
          <table:table-cell office:value-type="float" office:value="35414" table:style-name="ce7">
            <text:p>35,414<text:s/></text:p>
          </table:table-cell>
          <table:table-cell office:value-type="float" office:value="6.5220000000000002" table:style-name="ce8">
            <text:p>6.522<text:s/></text:p>
          </table:table-cell>
          <table:table-cell office:value-type="float" office:value="36655" table:style-name="ce7">
            <text:p>36,655<text:s/></text:p>
          </table:table-cell>
          <table:table-cell office:value-type="float" office:value="6.7919999999999998" table:style-name="ce8">
            <text:p>6.792<text:s/></text:p>
          </table:table-cell>
          <table:table-cell office:value-type="float" office:value="531021" table:style-name="ce7">
            <text:p>531,021<text:s/></text:p>
          </table:table-cell>
          <table:table-cell office:value-type="float" office:value="6.5170000000000003" table:style-name="ce8">
            <text:p>6.517<text:s/></text:p>
          </table:table-cell>
          <table:table-cell office:value-type="float" office:value="6543" table:style-name="ce7">
            <text:p>6,543<text:s/></text:p>
          </table:table-cell>
          <table:table-cell office:value-type="float" office:value="7.9119999999999999" table:style-name="ce8">
            <text:p>7.912<text:s/></text:p>
          </table:table-cell>
          <table:table-cell office:value-type="float" office:value="609633" table:style-name="ce7">
            <text:p>609,633<text:s/></text:p>
          </table:table-cell>
          <table:table-cell office:value-type="float" office:value="6.548" table:style-name="ce8">
            <text:p>6.548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90/01</text:p>
          </table:table-cell>
          <table:table-cell office:value-type="float" office:value="25029" table:style-name="ce7">
            <text:p>25,029<text:s/></text:p>
          </table:table-cell>
          <table:table-cell office:value-type="float" office:value="6.64" table:style-name="ce8">
            <text:p>6.640<text:s/></text:p>
          </table:table-cell>
          <table:table-cell office:value-type="float" office:value="17465" table:style-name="ce7">
            <text:p>17,465<text:s/></text:p>
          </table:table-cell>
          <table:table-cell office:value-type="float" office:value="6.9710000000000001" table:style-name="ce8">
            <text:p>6.971<text:s/></text:p>
          </table:table-cell>
          <table:table-cell office:value-type="float" office:value="317019" table:style-name="ce7">
            <text:p>317,019<text:s/></text:p>
          </table:table-cell>
          <table:table-cell office:value-type="float" office:value="6.806" table:style-name="ce8">
            <text:p>6.806<text:s/></text:p>
          </table:table-cell>
          <table:table-cell office:value-type="float" office:value="4409" table:style-name="ce7">
            <text:p>4,409<text:s/></text:p>
          </table:table-cell>
          <table:table-cell office:value-type="float" office:value="8.0340000000000007" table:style-name="ce8">
            <text:p>8.034<text:s/></text:p>
          </table:table-cell>
          <table:table-cell office:value-type="float" office:value="363922" table:style-name="ce7">
            <text:p>363,922<text:s/></text:p>
          </table:table-cell>
          <table:table-cell office:value-type="float" office:value="6.8170000000000002" table:style-name="ce8">
            <text:p>6.817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90/02</text:p>
          </table:table-cell>
          <table:table-cell office:value-type="float" office:value="18151" table:style-name="ce7">
            <text:p>18,151<text:s/></text:p>
          </table:table-cell>
          <table:table-cell office:value-type="float" office:value="6.5" table:style-name="ce8">
            <text:p>6.500<text:s/></text:p>
          </table:table-cell>
          <table:table-cell office:value-type="float" office:value="7476" table:style-name="ce7">
            <text:p>7,476<text:s/></text:p>
          </table:table-cell>
          <table:table-cell office:value-type="float" office:value="7.048" table:style-name="ce8">
            <text:p>7.048<text:s/></text:p>
          </table:table-cell>
          <table:table-cell office:value-type="float" office:value="264181" table:style-name="ce7">
            <text:p>264,181<text:s/></text:p>
          </table:table-cell>
          <table:table-cell office:value-type="float" office:value="6.5679999999999996" table:style-name="ce8">
            <text:p>6.568<text:s/></text:p>
          </table:table-cell>
          <table:table-cell office:value-type="float" office:value="2185" table:style-name="ce7">
            <text:p>2,185<text:s/></text:p>
          </table:table-cell>
          <table:table-cell office:value-type="float" office:value="8.1310000000000002" table:style-name="ce8">
            <text:p>8.131<text:s/></text:p>
          </table:table-cell>
          <table:table-cell office:value-type="float" office:value="291993" table:style-name="ce7">
            <text:p>291,993<text:s/></text:p>
          </table:table-cell>
          <table:table-cell office:value-type="float" office:value="6.5869999999999997" table:style-name="ce8">
            <text:p>6.587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90/03</text:p>
          </table:table-cell>
          <table:table-cell office:value-type="float" office:value="24777" table:style-name="ce7">
            <text:p>24,777<text:s/></text:p>
          </table:table-cell>
          <table:table-cell office:value-type="float" office:value="6.3680000000000003" table:style-name="ce8">
            <text:p>6.368<text:s/></text:p>
          </table:table-cell>
          <table:table-cell office:value-type="float" office:value="11772" table:style-name="ce7">
            <text:p>11,772<text:s/></text:p>
          </table:table-cell>
          <table:table-cell office:value-type="float" office:value="6.8520000000000003" table:style-name="ce8">
            <text:p>6.852<text:s/></text:p>
          </table:table-cell>
          <table:table-cell office:value-type="float" office:value="338041" table:style-name="ce7">
            <text:p>338,041<text:s/></text:p>
          </table:table-cell>
          <table:table-cell office:value-type="float" office:value="6.4749999999999996" table:style-name="ce8">
            <text:p>6.475<text:s/></text:p>
          </table:table-cell>
          <table:table-cell office:value-type="float" office:value="2833" table:style-name="ce7">
            <text:p>2,833<text:s/></text:p>
          </table:table-cell>
          <table:table-cell office:value-type="float" office:value="8.1020000000000003" table:style-name="ce8">
            <text:p>8.102<text:s/></text:p>
          </table:table-cell>
          <table:table-cell office:value-type="float" office:value="377423" table:style-name="ce7">
            <text:p>377,423<text:s/></text:p>
          </table:table-cell>
          <table:table-cell office:value-type="float" office:value="6.4930000000000003" table:style-name="ce8">
            <text:p>6.493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90/04</text:p>
          </table:table-cell>
          <table:table-cell office:value-type="float" office:value="24076" table:style-name="ce7">
            <text:p>24,076<text:s/></text:p>
          </table:table-cell>
          <table:table-cell office:value-type="float" office:value="6.226" table:style-name="ce8">
            <text:p>6.226<text:s/></text:p>
          </table:table-cell>
          <table:table-cell office:value-type="float" office:value="7579" table:style-name="ce7">
            <text:p>7,579<text:s/></text:p>
          </table:table-cell>
          <table:table-cell office:value-type="float" office:value="6.9119999999999999" table:style-name="ce8">
            <text:p>6.912<text:s/></text:p>
          </table:table-cell>
          <table:table-cell office:value-type="float" office:value="311251" table:style-name="ce7">
            <text:p>311,251<text:s/></text:p>
          </table:table-cell>
          <table:table-cell office:value-type="float" office:value="6.2610000000000001" table:style-name="ce8">
            <text:p>6.261<text:s/></text:p>
          </table:table-cell>
          <table:table-cell office:value-type="float" office:value="3285" table:style-name="ce7">
            <text:p>3,285<text:s/></text:p>
          </table:table-cell>
          <table:table-cell office:value-type="float" office:value="7.8929999999999998" table:style-name="ce8">
            <text:p>7.893<text:s/></text:p>
          </table:table-cell>
          <table:table-cell office:value-type="float" office:value="346191" table:style-name="ce7">
            <text:p>346,191<text:s/></text:p>
          </table:table-cell>
          <table:table-cell office:value-type="float" office:value="6.2880000000000003" table:style-name="ce8">
            <text:p>6.288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90/05</text:p>
          </table:table-cell>
          <table:table-cell office:value-type="float" office:value="26428" table:style-name="ce7">
            <text:p>26,428<text:s/></text:p>
          </table:table-cell>
          <table:table-cell office:value-type="float" office:value="6.1840000000000002" table:style-name="ce8">
            <text:p>6.184<text:s/></text:p>
          </table:table-cell>
          <table:table-cell office:value-type="float" office:value="18575" table:style-name="ce7">
            <text:p>18,575<text:s/></text:p>
          </table:table-cell>
          <table:table-cell office:value-type="float" office:value="6.6509999999999998" table:style-name="ce8">
            <text:p>6.651<text:s/></text:p>
          </table:table-cell>
          <table:table-cell office:value-type="float" office:value="329532" table:style-name="ce7">
            <text:p>329,532<text:s/></text:p>
          </table:table-cell>
          <table:table-cell office:value-type="float" office:value="6.2629999999999999" table:style-name="ce8">
            <text:p>6.263<text:s/></text:p>
          </table:table-cell>
          <table:table-cell office:value-type="float" office:value="5767" table:style-name="ce7">
            <text:p>5,767<text:s/></text:p>
          </table:table-cell>
          <table:table-cell office:value-type="float" office:value="7.8159999999999998" table:style-name="ce8">
            <text:p>7.816<text:s/></text:p>
          </table:table-cell>
          <table:table-cell office:value-type="float" office:value="380302" table:style-name="ce7">
            <text:p>380,302<text:s/></text:p>
          </table:table-cell>
          <table:table-cell office:value-type="float" office:value="6.3010000000000002" table:style-name="ce8">
            <text:p>6.301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90/06</text:p>
          </table:table-cell>
          <table:table-cell office:value-type="float" office:value="25112" table:style-name="ce7">
            <text:p>25,112<text:s/></text:p>
          </table:table-cell>
          <table:table-cell office:value-type="float" office:value="5.9930000000000003" table:style-name="ce8">
            <text:p>5.993<text:s/></text:p>
          </table:table-cell>
          <table:table-cell office:value-type="float" office:value="12494" table:style-name="ce7">
            <text:p>12,494<text:s/></text:p>
          </table:table-cell>
          <table:table-cell office:value-type="float" office:value="6.2279999999999998" table:style-name="ce8">
            <text:p>6.228<text:s/></text:p>
          </table:table-cell>
          <table:table-cell office:value-type="float" office:value="352247" table:style-name="ce7">
            <text:p>352,247<text:s/></text:p>
          </table:table-cell>
          <table:table-cell office:value-type="float" office:value="6.0380000000000003" table:style-name="ce8">
            <text:p>6.038<text:s/></text:p>
          </table:table-cell>
          <table:table-cell office:value-type="float" office:value="4074" table:style-name="ce7">
            <text:p>4,074<text:s/></text:p>
          </table:table-cell>
          <table:table-cell office:value-type="float" office:value="8.0280000000000005" table:style-name="ce8">
            <text:p>8.028<text:s/></text:p>
          </table:table-cell>
          <table:table-cell office:value-type="float" office:value="393927" table:style-name="ce7">
            <text:p>393,927<text:s/></text:p>
          </table:table-cell>
          <table:table-cell office:value-type="float" office:value="6.0620000000000003" table:style-name="ce8">
            <text:p>6.062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90/07</text:p>
          </table:table-cell>
          <table:table-cell office:value-type="float" office:value="23294" table:style-name="ce7">
            <text:p>23,294<text:s/></text:p>
          </table:table-cell>
          <table:table-cell office:value-type="float" office:value="6.0090000000000003" table:style-name="ce8">
            <text:p>6.009<text:s/></text:p>
          </table:table-cell>
          <table:table-cell office:value-type="float" office:value="14326" table:style-name="ce7">
            <text:p>14,326<text:s/></text:p>
          </table:table-cell>
          <table:table-cell office:value-type="float" office:value="6.0430000000000001" table:style-name="ce8">
            <text:p>6.043<text:s/></text:p>
          </table:table-cell>
          <table:table-cell office:value-type="float" office:value="403939" table:style-name="ce7">
            <text:p>403,939<text:s/></text:p>
          </table:table-cell>
          <table:table-cell office:value-type="float" office:value="5.58" table:style-name="ce8">
            <text:p>5.580<text:s/></text:p>
          </table:table-cell>
          <table:table-cell office:value-type="float" office:value="2826" table:style-name="ce7">
            <text:p>2,826<text:s/></text:p>
          </table:table-cell>
          <table:table-cell office:value-type="float" office:value="8.3369999999999997" table:style-name="ce8">
            <text:p>8.337<text:s/></text:p>
          </table:table-cell>
          <table:table-cell office:value-type="float" office:value="444385" table:style-name="ce7">
            <text:p>444,385<text:s/></text:p>
          </table:table-cell>
          <table:table-cell office:value-type="float" office:value="5.6360000000000001" table:style-name="ce8">
            <text:p>5.636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90/08</text:p>
          </table:table-cell>
          <table:table-cell office:value-type="float" office:value="20134" table:style-name="ce7">
            <text:p>20,134<text:s/></text:p>
          </table:table-cell>
          <table:table-cell office:value-type="float" office:value="5.83" table:style-name="ce8">
            <text:p>5.830<text:s/></text:p>
          </table:table-cell>
          <table:table-cell office:value-type="float" office:value="22069" table:style-name="ce7">
            <text:p>22,069<text:s/></text:p>
          </table:table-cell>
          <table:table-cell office:value-type="float" office:value="5.968" table:style-name="ce8">
            <text:p>5.968<text:s/></text:p>
          </table:table-cell>
          <table:table-cell office:value-type="float" office:value="349039" table:style-name="ce7">
            <text:p>349,039<text:s/></text:p>
          </table:table-cell>
          <table:table-cell office:value-type="float" office:value="5.7770000000000001" table:style-name="ce8">
            <text:p>5.777<text:s/></text:p>
          </table:table-cell>
          <table:table-cell office:value-type="float" office:value="2953" table:style-name="ce7">
            <text:p>2,953<text:s/></text:p>
          </table:table-cell>
          <table:table-cell office:value-type="float" office:value="8.0730000000000004" table:style-name="ce8">
            <text:p>8.073<text:s/></text:p>
          </table:table-cell>
          <table:table-cell office:value-type="float" office:value="394195" table:style-name="ce7">
            <text:p>394,195<text:s/></text:p>
          </table:table-cell>
          <table:table-cell office:value-type="float" office:value="5.8079999999999998" table:style-name="ce8">
            <text:p>5.808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90/09</text:p>
          </table:table-cell>
          <table:table-cell office:value-type="float" office:value="13343" table:style-name="ce7">
            <text:p>13,343<text:s/></text:p>
          </table:table-cell>
          <table:table-cell office:value-type="float" office:value="5.9939999999999998" table:style-name="ce8">
            <text:p>5.994<text:s/></text:p>
          </table:table-cell>
          <table:table-cell office:value-type="float" office:value="7871" table:style-name="ce7">
            <text:p>7,871<text:s/></text:p>
          </table:table-cell>
          <table:table-cell office:value-type="float" office:value="6.4889999999999999" table:style-name="ce8">
            <text:p>6.489<text:s/></text:p>
          </table:table-cell>
          <table:table-cell office:value-type="float" office:value="389534" table:style-name="ce7">
            <text:p>389,534<text:s/></text:p>
          </table:table-cell>
          <table:table-cell office:value-type="float" office:value="5.0739999999999998" table:style-name="ce8">
            <text:p>5.074<text:s/></text:p>
          </table:table-cell>
          <table:table-cell office:value-type="float" office:value="3196" table:style-name="ce7">
            <text:p>3,196<text:s/></text:p>
          </table:table-cell>
          <table:table-cell office:value-type="float" office:value="7.6269999999999998" table:style-name="ce8">
            <text:p>7.627<text:s/></text:p>
          </table:table-cell>
          <table:table-cell office:value-type="float" office:value="413944" table:style-name="ce7">
            <text:p>413,944<text:s/></text:p>
          </table:table-cell>
          <table:table-cell office:value-type="float" office:value="5.15" table:style-name="ce8">
            <text:p>5.150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90/10</text:p>
          </table:table-cell>
          <table:table-cell office:value-type="float" office:value="16148" table:style-name="ce7">
            <text:p>16,148<text:s/></text:p>
          </table:table-cell>
          <table:table-cell office:value-type="float" office:value="5.7160000000000002" table:style-name="ce8">
            <text:p>5.716<text:s/></text:p>
          </table:table-cell>
          <table:table-cell office:value-type="float" office:value="7890" table:style-name="ce7">
            <text:p>7,890<text:s/></text:p>
          </table:table-cell>
          <table:table-cell office:value-type="float" office:value="6.0910000000000002" table:style-name="ce8">
            <text:p>6.091<text:s/></text:p>
          </table:table-cell>
          <table:table-cell office:value-type="float" office:value="352602" table:style-name="ce7">
            <text:p>352,602<text:s/></text:p>
          </table:table-cell>
          <table:table-cell office:value-type="float" office:value="5.19" table:style-name="ce8">
            <text:p>5.190<text:s/></text:p>
          </table:table-cell>
          <table:table-cell office:value-type="float" office:value="4167" table:style-name="ce7">
            <text:p>4,167<text:s/></text:p>
          </table:table-cell>
          <table:table-cell office:value-type="float" office:value="7.48" table:style-name="ce8">
            <text:p>7.480<text:s/></text:p>
          </table:table-cell>
          <table:table-cell office:value-type="float" office:value="380807" table:style-name="ce7">
            <text:p>380,807<text:s/></text:p>
          </table:table-cell>
          <table:table-cell office:value-type="float" office:value="5.2560000000000002" table:style-name="ce8">
            <text:p>5.256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90/11</text:p>
          </table:table-cell>
          <table:table-cell office:value-type="float" office:value="21609" table:style-name="ce7">
            <text:p>21,609<text:s/></text:p>
          </table:table-cell>
          <table:table-cell office:value-type="float" office:value="5.3460000000000001" table:style-name="ce8">
            <text:p>5.346<text:s/></text:p>
          </table:table-cell>
          <table:table-cell office:value-type="float" office:value="9186" table:style-name="ce7">
            <text:p>9,186<text:s/></text:p>
          </table:table-cell>
          <table:table-cell office:value-type="float" office:value="5.95" table:style-name="ce8">
            <text:p>5.950<text:s/></text:p>
          </table:table-cell>
          <table:table-cell office:value-type="float" office:value="335634" table:style-name="ce7">
            <text:p>335,634<text:s/></text:p>
          </table:table-cell>
          <table:table-cell office:value-type="float" office:value="4.9219999999999997" table:style-name="ce8">
            <text:p>4.922<text:s/></text:p>
          </table:table-cell>
          <table:table-cell office:value-type="float" office:value="5372" table:style-name="ce7">
            <text:p>5,372<text:s/></text:p>
          </table:table-cell>
          <table:table-cell office:value-type="float" office:value="7.2430000000000003" table:style-name="ce8">
            <text:p>7.243<text:s/></text:p>
          </table:table-cell>
          <table:table-cell office:value-type="float" office:value="371801" table:style-name="ce7">
            <text:p>371,801<text:s/></text:p>
          </table:table-cell>
          <table:table-cell office:value-type="float" office:value="5.0060000000000002" table:style-name="ce8">
            <text:p>5.006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90/12</text:p>
          </table:table-cell>
          <table:table-cell office:value-type="float" office:value="28227" table:style-name="ce7">
            <text:p>28,227<text:s/></text:p>
          </table:table-cell>
          <table:table-cell office:value-type="float" office:value="5.093" table:style-name="ce8">
            <text:p>5.093<text:s/></text:p>
          </table:table-cell>
          <table:table-cell office:value-type="float" office:value="20499" table:style-name="ce7">
            <text:p>20,499<text:s/></text:p>
          </table:table-cell>
          <table:table-cell office:value-type="float" office:value="4.5389999999999997" table:style-name="ce8">
            <text:p>4.539<text:s/></text:p>
          </table:table-cell>
          <table:table-cell office:value-type="float" office:value="467386" table:style-name="ce7">
            <text:p>467,386<text:s/></text:p>
          </table:table-cell>
          <table:table-cell office:value-type="float" office:value="4.3650000000000002" table:style-name="ce8">
            <text:p>4.365<text:s/></text:p>
          </table:table-cell>
          <table:table-cell office:value-type="float" office:value="9002" table:style-name="ce7">
            <text:p>9,002<text:s/></text:p>
          </table:table-cell>
          <table:table-cell office:value-type="float" office:value="7.3259999999999996" table:style-name="ce8">
            <text:p>7.326<text:s/></text:p>
          </table:table-cell>
          <table:table-cell office:value-type="float" office:value="525114" table:style-name="ce7">
            <text:p>525,114<text:s/></text:p>
          </table:table-cell>
          <table:table-cell office:value-type="float" office:value="4.4619999999999997" table:style-name="ce8">
            <text:p>4.462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91/01</text:p>
          </table:table-cell>
          <table:table-cell office:value-type="float" office:value="23136" table:style-name="ce7">
            <text:p>23,136<text:s/></text:p>
          </table:table-cell>
          <table:table-cell office:value-type="float" office:value="4.9630000000000001" table:style-name="ce8">
            <text:p>4.963<text:s/></text:p>
          </table:table-cell>
          <table:table-cell office:value-type="float" office:value="9584" table:style-name="ce7">
            <text:p>9,584<text:s/></text:p>
          </table:table-cell>
          <table:table-cell office:value-type="float" office:value="5.3550000000000004" table:style-name="ce8">
            <text:p>5.355<text:s/></text:p>
          </table:table-cell>
          <table:table-cell office:value-type="float" office:value="360090" table:style-name="ce7">
            <text:p>360,090<text:s/></text:p>
          </table:table-cell>
          <table:table-cell office:value-type="float" office:value="4.46" table:style-name="ce8">
            <text:p>4.460<text:s/></text:p>
          </table:table-cell>
          <table:table-cell office:value-type="float" office:value="7181" table:style-name="ce7">
            <text:p>7,181<text:s/></text:p>
          </table:table-cell>
          <table:table-cell office:value-type="float" office:value="7.1120000000000001" table:style-name="ce8">
            <text:p>7.112<text:s/></text:p>
          </table:table-cell>
          <table:table-cell office:value-type="float" office:value="399991" table:style-name="ce7">
            <text:p>399,991<text:s/></text:p>
          </table:table-cell>
          <table:table-cell office:value-type="float" office:value="4.5570000000000004" table:style-name="ce8">
            <text:p>4.557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91/02</text:p>
          </table:table-cell>
          <table:table-cell office:value-type="float" office:value="13884" table:style-name="ce7">
            <text:p>13,884<text:s/></text:p>
          </table:table-cell>
          <table:table-cell office:value-type="float" office:value="4.76" table:style-name="ce8">
            <text:p>4.760<text:s/></text:p>
          </table:table-cell>
          <table:table-cell office:value-type="float" office:value="6838" table:style-name="ce7">
            <text:p>6,838<text:s/></text:p>
          </table:table-cell>
          <table:table-cell office:value-type="float" office:value="4.9630000000000001" table:style-name="ce8">
            <text:p>4.963<text:s/></text:p>
          </table:table-cell>
          <table:table-cell office:value-type="float" office:value="232792" table:style-name="ce7">
            <text:p>232,792<text:s/></text:p>
          </table:table-cell>
          <table:table-cell office:value-type="float" office:value="4.5039999999999996" table:style-name="ce8">
            <text:p>4.504<text:s/></text:p>
          </table:table-cell>
          <table:table-cell office:value-type="float" office:value="1697" table:style-name="ce7">
            <text:p>1,697<text:s/></text:p>
          </table:table-cell>
          <table:table-cell office:value-type="float" office:value="6.4960000000000004" table:style-name="ce8">
            <text:p>6.496<text:s/></text:p>
          </table:table-cell>
          <table:table-cell office:value-type="float" office:value="255211" table:style-name="ce7">
            <text:p>255,211<text:s/></text:p>
          </table:table-cell>
          <table:table-cell office:value-type="float" office:value="4.5430000000000001" table:style-name="ce8">
            <text:p>4.543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91/03</text:p>
          </table:table-cell>
          <table:table-cell office:value-type="float" office:value="25420" table:style-name="ce7">
            <text:p>25,420<text:s/></text:p>
          </table:table-cell>
          <table:table-cell office:value-type="float" office:value="4.59" table:style-name="ce8">
            <text:p>4.590<text:s/></text:p>
          </table:table-cell>
          <table:table-cell office:value-type="float" office:value="8356" table:style-name="ce7">
            <text:p>8,356<text:s/></text:p>
          </table:table-cell>
          <table:table-cell office:value-type="float" office:value="4.9290000000000003" table:style-name="ce8">
            <text:p>4.929<text:s/></text:p>
          </table:table-cell>
          <table:table-cell office:value-type="float" office:value="327626" table:style-name="ce7">
            <text:p>327,626<text:s/></text:p>
          </table:table-cell>
          <table:table-cell office:value-type="float" office:value="4.4009999999999998" table:style-name="ce8">
            <text:p>4.401<text:s/></text:p>
          </table:table-cell>
          <table:table-cell office:value-type="float" office:value="2528" table:style-name="ce7">
            <text:p>2,528<text:s/></text:p>
          </table:table-cell>
          <table:table-cell office:value-type="float" office:value="6.5069999999999997" table:style-name="ce8">
            <text:p>6.507<text:s/></text:p>
          </table:table-cell>
          <table:table-cell office:value-type="float" office:value="363930" table:style-name="ce7">
            <text:p>363,930<text:s/></text:p>
          </table:table-cell>
          <table:table-cell office:value-type="float" office:value="4.4409999999999998" table:style-name="ce8">
            <text:p>4.441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91/04</text:p>
          </table:table-cell>
          <table:table-cell office:value-type="float" office:value="28897" table:style-name="ce7">
            <text:p>28,897<text:s/></text:p>
          </table:table-cell>
          <table:table-cell office:value-type="float" office:value="4.2530000000000001" table:style-name="ce8">
            <text:p>4.253<text:s/></text:p>
          </table:table-cell>
          <table:table-cell office:value-type="float" office:value="12747" table:style-name="ce7">
            <text:p>12,747<text:s/></text:p>
          </table:table-cell>
          <table:table-cell office:value-type="float" office:value="4.2119999999999997" table:style-name="ce8">
            <text:p>4.212<text:s/></text:p>
          </table:table-cell>
          <table:table-cell office:value-type="float" office:value="340204" table:style-name="ce7">
            <text:p>340,204<text:s/></text:p>
          </table:table-cell>
          <table:table-cell office:value-type="float" office:value="4.2169999999999996" table:style-name="ce8">
            <text:p>4.217<text:s/></text:p>
          </table:table-cell>
          <table:table-cell office:value-type="float" office:value="3523.279" table:style-name="ce7">
            <text:p>3,523<text:s/></text:p>
          </table:table-cell>
          <table:table-cell office:value-type="float" office:value="6.8070000000000004" table:style-name="ce8">
            <text:p>6.807<text:s/></text:p>
          </table:table-cell>
          <table:table-cell office:value-type="float" office:value="385371" table:style-name="ce7">
            <text:p>385,371<text:s/></text:p>
          </table:table-cell>
          <table:table-cell office:value-type="float" office:value="4.2439999999999998" table:style-name="ce8">
            <text:p>4.244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91/05</text:p>
          </table:table-cell>
          <table:table-cell office:value-type="float" office:value="25059" table:style-name="ce7">
            <text:p>25,059<text:s/></text:p>
          </table:table-cell>
          <table:table-cell office:value-type="float" office:value="4.3490000000000002" table:style-name="ce8">
            <text:p>4.349<text:s/></text:p>
          </table:table-cell>
          <table:table-cell office:value-type="float" office:value="8156" table:style-name="ce7">
            <text:p>8,156<text:s/></text:p>
          </table:table-cell>
          <table:table-cell office:value-type="float" office:value="4.5730000000000004" table:style-name="ce8">
            <text:p>4.573<text:s/></text:p>
          </table:table-cell>
          <table:table-cell office:value-type="float" office:value="291385" table:style-name="ce7">
            <text:p>291,385<text:s/></text:p>
          </table:table-cell>
          <table:table-cell office:value-type="float" office:value="4.5309999999999997" table:style-name="ce8">
            <text:p>4.531<text:s/></text:p>
          </table:table-cell>
          <table:table-cell office:value-type="float" office:value="7628" table:style-name="ce7">
            <text:p>7,628<text:s/></text:p>
          </table:table-cell>
          <table:table-cell office:value-type="float" office:value="7.3810000000000002" table:style-name="ce8">
            <text:p>7.381<text:s/></text:p>
          </table:table-cell>
          <table:table-cell office:value-type="float" office:value="332228" table:style-name="ce7">
            <text:p>332,228<text:s/></text:p>
          </table:table-cell>
          <table:table-cell office:value-type="float" office:value="4.5839999999999996" table:style-name="ce8">
            <text:p>4.584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91/06</text:p>
          </table:table-cell>
          <table:table-cell office:value-type="float" office:value="15765" table:style-name="ce7">
            <text:p>15,765<text:s/></text:p>
          </table:table-cell>
          <table:table-cell office:value-type="float" office:value="4.6879999999999997" table:style-name="ce8">
            <text:p>4.688<text:s/></text:p>
          </table:table-cell>
          <table:table-cell office:value-type="float" office:value="8679" table:style-name="ce7">
            <text:p>8,679<text:s/></text:p>
          </table:table-cell>
          <table:table-cell office:value-type="float" office:value="5.03" table:style-name="ce8">
            <text:p>5.030<text:s/></text:p>
          </table:table-cell>
          <table:table-cell office:value-type="float" office:value="358177" table:style-name="ce7">
            <text:p>358,177<text:s/></text:p>
          </table:table-cell>
          <table:table-cell office:value-type="float" office:value="4.0540000000000003" table:style-name="ce8">
            <text:p>4.054<text:s/></text:p>
          </table:table-cell>
          <table:table-cell office:value-type="float" office:value="3892" table:style-name="ce7">
            <text:p>3,892<text:s/></text:p>
          </table:table-cell>
          <table:table-cell office:value-type="float" office:value="7.1319999999999997" table:style-name="ce8">
            <text:p>7.132<text:s/></text:p>
          </table:table-cell>
          <table:table-cell office:value-type="float" office:value="386513" table:style-name="ce7">
            <text:p>386,513<text:s/></text:p>
          </table:table-cell>
          <table:table-cell office:value-type="float" office:value="4.1340000000000003" table:style-name="ce8">
            <text:p>4.134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91/07</text:p>
          </table:table-cell>
          <table:table-cell office:value-type="float" office:value="16413" table:style-name="ce7">
            <text:p>16,413<text:s/></text:p>
          </table:table-cell>
          <table:table-cell office:value-type="float" office:value="4.5220000000000002" table:style-name="ce8">
            <text:p>4.522<text:s/></text:p>
          </table:table-cell>
          <table:table-cell office:value-type="float" office:value="9635" table:style-name="ce7">
            <text:p>9,635<text:s/></text:p>
          </table:table-cell>
          <table:table-cell office:value-type="float" office:value="4.117" table:style-name="ce8">
            <text:p>4.117<text:s/></text:p>
          </table:table-cell>
          <table:table-cell office:value-type="float" office:value="321424" table:style-name="ce7">
            <text:p>321,424<text:s/></text:p>
          </table:table-cell>
          <table:table-cell office:value-type="float" office:value="3.9260000000000002" table:style-name="ce8">
            <text:p>3.926<text:s/></text:p>
          </table:table-cell>
          <table:table-cell office:value-type="float" office:value="2659" table:style-name="ce7">
            <text:p>2,659<text:s/></text:p>
          </table:table-cell>
          <table:table-cell office:value-type="float" office:value="6.9770000000000003" table:style-name="ce8">
            <text:p>6.977<text:s/></text:p>
          </table:table-cell>
          <table:table-cell office:value-type="float" office:value="350131" table:style-name="ce7">
            <text:p>350,131<text:s/></text:p>
          </table:table-cell>
          <table:table-cell office:value-type="float" office:value="3.9820000000000002" table:style-name="ce8">
            <text:p>3.982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91/08</text:p>
          </table:table-cell>
          <table:table-cell office:value-type="float" office:value="15904" table:style-name="ce7">
            <text:p>15,904<text:s/></text:p>
          </table:table-cell>
          <table:table-cell office:value-type="float" office:value="4.4930000000000003" table:style-name="ce8">
            <text:p>4.493<text:s/></text:p>
          </table:table-cell>
          <table:table-cell office:value-type="float" office:value="16450" table:style-name="ce7">
            <text:p>16,450<text:s/></text:p>
          </table:table-cell>
          <table:table-cell office:value-type="float" office:value="3.3490000000000002" table:style-name="ce8">
            <text:p>3.349<text:s/></text:p>
          </table:table-cell>
          <table:table-cell office:value-type="float" office:value="317115" table:style-name="ce7">
            <text:p>317,115<text:s/></text:p>
          </table:table-cell>
          <table:table-cell office:value-type="float" office:value="3.8820000000000001" table:style-name="ce8">
            <text:p>3.882<text:s/></text:p>
          </table:table-cell>
          <table:table-cell office:value-type="float" office:value="2938" table:style-name="ce7">
            <text:p>2,938<text:s/></text:p>
          </table:table-cell>
          <table:table-cell office:value-type="float" office:value="6.6109999999999998" table:style-name="ce8">
            <text:p>6.611<text:s/></text:p>
          </table:table-cell>
          <table:table-cell office:value-type="float" office:value="352407" table:style-name="ce7">
            <text:p>352,407<text:s/></text:p>
          </table:table-cell>
          <table:table-cell office:value-type="float" office:value="3.91" table:style-name="ce8">
            <text:p>3.910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91/09</text:p>
          </table:table-cell>
          <table:table-cell office:value-type="float" office:value="14482" table:style-name="ce7">
            <text:p>14,482<text:s/></text:p>
          </table:table-cell>
          <table:table-cell office:value-type="float" office:value="4.4240000000000004" table:style-name="ce8">
            <text:p>4.424<text:s/></text:p>
          </table:table-cell>
          <table:table-cell office:value-type="float" office:value="22135" table:style-name="ce7">
            <text:p>22,135<text:s/></text:p>
          </table:table-cell>
          <table:table-cell office:value-type="float" office:value="3.1030000000000002" table:style-name="ce8">
            <text:p>3.103<text:s/></text:p>
          </table:table-cell>
          <table:table-cell office:value-type="float" office:value="342582" table:style-name="ce7">
            <text:p>342,582<text:s/></text:p>
          </table:table-cell>
          <table:table-cell office:value-type="float" office:value="3.6440000000000001" table:style-name="ce8">
            <text:p>3.644<text:s/></text:p>
          </table:table-cell>
          <table:table-cell office:value-type="float" office:value="2607" table:style-name="ce7">
            <text:p>2,607<text:s/></text:p>
          </table:table-cell>
          <table:table-cell office:value-type="float" office:value="6.6260000000000003" table:style-name="ce8">
            <text:p>6.626<text:s/></text:p>
          </table:table-cell>
          <table:table-cell office:value-type="float" office:value="381806" table:style-name="ce7">
            <text:p>381,806<text:s/></text:p>
          </table:table-cell>
          <table:table-cell office:value-type="float" office:value="3.661" table:style-name="ce8">
            <text:p>3.661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91/10</text:p>
          </table:table-cell>
          <table:table-cell office:value-type="float" office:value="17476" table:style-name="ce7">
            <text:p>17,476<text:s/></text:p>
          </table:table-cell>
          <table:table-cell office:value-type="float" office:value="4.2439999999999998" table:style-name="ce8">
            <text:p>4.244<text:s/></text:p>
          </table:table-cell>
          <table:table-cell office:value-type="float" office:value="15841" table:style-name="ce7">
            <text:p>15,841<text:s/></text:p>
          </table:table-cell>
          <table:table-cell office:value-type="float" office:value="3.0230000000000001" table:style-name="ce8">
            <text:p>3.023<text:s/></text:p>
          </table:table-cell>
          <table:table-cell office:value-type="float" office:value="345717" table:style-name="ce7">
            <text:p>345,717<text:s/></text:p>
          </table:table-cell>
          <table:table-cell office:value-type="float" office:value="3.6680000000000001" table:style-name="ce8">
            <text:p>3.668<text:s/></text:p>
          </table:table-cell>
          <table:table-cell office:value-type="float" office:value="3094" table:style-name="ce7">
            <text:p>3,094<text:s/></text:p>
          </table:table-cell>
          <table:table-cell office:value-type="float" office:value="6.3630000000000004" table:style-name="ce8">
            <text:p>6.363<text:s/></text:p>
          </table:table-cell>
          <table:table-cell office:value-type="float" office:value="382128" table:style-name="ce7">
            <text:p>382,128<text:s/></text:p>
          </table:table-cell>
          <table:table-cell office:value-type="float" office:value="3.69" table:style-name="ce8">
            <text:p>3.690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91/11</text:p>
          </table:table-cell>
          <table:table-cell office:value-type="float" office:value="16778" table:style-name="ce7">
            <text:p>16,778<text:s/></text:p>
          </table:table-cell>
          <table:table-cell office:value-type="float" office:value="4.0780000000000003" table:style-name="ce8">
            <text:p>4.078<text:s/></text:p>
          </table:table-cell>
          <table:table-cell office:value-type="float" office:value="14064" table:style-name="ce7">
            <text:p>14,064<text:s/></text:p>
          </table:table-cell>
          <table:table-cell office:value-type="float" office:value="3.4420000000000002" table:style-name="ce8">
            <text:p>3.442<text:s/></text:p>
          </table:table-cell>
          <table:table-cell office:value-type="float" office:value="326784" table:style-name="ce7">
            <text:p>326,784<text:s/></text:p>
          </table:table-cell>
          <table:table-cell office:value-type="float" office:value="3.508" table:style-name="ce8">
            <text:p>3.508<text:s/></text:p>
          </table:table-cell>
          <table:table-cell office:value-type="float" office:value="2750" table:style-name="ce7">
            <text:p>2,750<text:s/></text:p>
          </table:table-cell>
          <table:table-cell office:value-type="float" office:value="6.2930000000000001" table:style-name="ce8">
            <text:p>6.293<text:s/></text:p>
          </table:table-cell>
          <table:table-cell office:value-type="float" office:value="360376" table:style-name="ce7">
            <text:p>360,376<text:s/></text:p>
          </table:table-cell>
          <table:table-cell office:value-type="float" office:value="3.5529999999999999" table:style-name="ce8">
            <text:p>3.553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91/12</text:p>
          </table:table-cell>
          <table:table-cell office:value-type="float" office:value="24244" table:style-name="ce7">
            <text:p>24,244<text:s/></text:p>
          </table:table-cell>
          <table:table-cell office:value-type="float" office:value="3.6859999999999999" table:style-name="ce8">
            <text:p>3.686<text:s/></text:p>
          </table:table-cell>
          <table:table-cell office:value-type="float" office:value="21117" table:style-name="ce7">
            <text:p>21,117<text:s/></text:p>
          </table:table-cell>
          <table:table-cell office:value-type="float" office:value="3.0310000000000001" table:style-name="ce8">
            <text:p>3.031<text:s/></text:p>
          </table:table-cell>
          <table:table-cell office:value-type="float" office:value="398369" table:style-name="ce7">
            <text:p>398,369<text:s/></text:p>
          </table:table-cell>
          <table:table-cell office:value-type="float" office:value="3.4460000000000002" table:style-name="ce8">
            <text:p>3.446<text:s/></text:p>
          </table:table-cell>
          <table:table-cell office:value-type="float" office:value="10308" table:style-name="ce7">
            <text:p>10,308<text:s/></text:p>
          </table:table-cell>
          <table:table-cell office:value-type="float" office:value="5.4809999999999999" table:style-name="ce8">
            <text:p>5.481<text:s/></text:p>
          </table:table-cell>
          <table:table-cell office:value-type="float" office:value="454038" table:style-name="ce7">
            <text:p>454,038<text:s/></text:p>
          </table:table-cell>
          <table:table-cell office:value-type="float" office:value="3.4860000000000002" table:style-name="ce8">
            <text:p>3.486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92/01</text:p>
          </table:table-cell>
          <table:table-cell office:value-type="float" office:value="23553" table:style-name="ce7">
            <text:p>23,553<text:s/></text:p>
          </table:table-cell>
          <table:table-cell office:value-type="float" office:value="3.4980000000000002" table:style-name="ce8">
            <text:p>3.498<text:s/></text:p>
          </table:table-cell>
          <table:table-cell office:value-type="float" office:value="11454" table:style-name="ce7">
            <text:p>11,454<text:s/></text:p>
          </table:table-cell>
          <table:table-cell office:value-type="float" office:value="3.125" table:style-name="ce8">
            <text:p>3.125<text:s/></text:p>
          </table:table-cell>
          <table:table-cell office:value-type="float" office:value="352349" table:style-name="ce7">
            <text:p>352,349<text:s/></text:p>
          </table:table-cell>
          <table:table-cell office:value-type="float" office:value="3.1030000000000002" table:style-name="ce8">
            <text:p>3.103<text:s/></text:p>
          </table:table-cell>
          <table:table-cell office:value-type="float" office:value="7125" table:style-name="ce7">
            <text:p>7,125<text:s/></text:p>
          </table:table-cell>
          <table:table-cell office:value-type="float" office:value="5.8840000000000003" table:style-name="ce8">
            <text:p>5.884<text:s/></text:p>
          </table:table-cell>
          <table:table-cell office:value-type="float" office:value="394481" table:style-name="ce7">
            <text:p>394,481<text:s/></text:p>
          </table:table-cell>
          <table:table-cell office:value-type="float" office:value="3.1779999999999999" table:style-name="ce8">
            <text:p>3.178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92/02</text:p>
          </table:table-cell>
          <table:table-cell office:value-type="float" office:value="9939" table:style-name="ce7">
            <text:p>9,939<text:s/></text:p>
          </table:table-cell>
          <table:table-cell office:value-type="float" office:value="3.532" table:style-name="ce8">
            <text:p>3.532<text:s/></text:p>
          </table:table-cell>
          <table:table-cell office:value-type="float" office:value="9968" table:style-name="ce7">
            <text:p>9,968<text:s/></text:p>
          </table:table-cell>
          <table:table-cell office:value-type="float" office:value="3.379" table:style-name="ce8">
            <text:p>3.379<text:s/></text:p>
          </table:table-cell>
          <table:table-cell office:value-type="float" office:value="219164" table:style-name="ce7">
            <text:p>219,164<text:s/></text:p>
          </table:table-cell>
          <table:table-cell office:value-type="float" office:value="3.266" table:style-name="ce8">
            <text:p>3.266<text:s/></text:p>
          </table:table-cell>
          <table:table-cell office:value-type="float" office:value="3104" table:style-name="ce7">
            <text:p>3,104<text:s/></text:p>
          </table:table-cell>
          <table:table-cell office:value-type="float" office:value="4.7309999999999999" table:style-name="ce8">
            <text:p>4.731<text:s/></text:p>
          </table:table-cell>
          <table:table-cell office:value-type="float" office:value="242175" table:style-name="ce7">
            <text:p>242,175<text:s/></text:p>
          </table:table-cell>
          <table:table-cell office:value-type="float" office:value="3.3" table:style-name="ce8">
            <text:p>3.300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92/03</text:p>
          </table:table-cell>
          <table:table-cell office:value-type="float" office:value="15881" table:style-name="ce11">
            <text:p>15,881<text:s/></text:p>
          </table:table-cell>
          <table:table-cell office:value-type="float" office:value="3.4609999999999999" table:style-name="ce12">
            <text:p>3.461<text:s/></text:p>
          </table:table-cell>
          <table:table-cell office:value-type="float" office:value="10911" table:style-name="ce11">
            <text:p>10,911<text:s/></text:p>
          </table:table-cell>
          <table:table-cell office:value-type="float" office:value="3.407" table:style-name="ce12">
            <text:p>3.407<text:s/></text:p>
          </table:table-cell>
          <table:table-cell office:value-type="float" office:value="286448" table:style-name="ce11">
            <text:p>286,448<text:s/></text:p>
          </table:table-cell>
          <table:table-cell office:value-type="float" office:value="3.2469999999999999" table:style-name="ce12">
            <text:p>3.247<text:s/></text:p>
          </table:table-cell>
          <table:table-cell office:value-type="float" office:value="12237" table:style-name="ce11">
            <text:p>12,237<text:s/></text:p>
          </table:table-cell>
          <table:table-cell office:value-type="float" office:value="3.3719999999999999" table:style-name="ce12">
            <text:p>3.372<text:s/></text:p>
          </table:table-cell>
          <table:table-cell office:value-type="float" office:value="325477" table:style-name="ce11">
            <text:p>325,477<text:s/></text:p>
          </table:table-cell>
          <table:table-cell office:value-type="float" office:value="3.2669999999999999" table:style-name="ce12">
            <text:p>3.267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92/04</text:p>
          </table:table-cell>
          <table:table-cell office:value-type="float" office:value="18464" table:style-name="ce11">
            <text:p>18,464<text:s/></text:p>
          </table:table-cell>
          <table:table-cell office:value-type="float" office:value="3.2930000000000001" table:style-name="ce12">
            <text:p>3.293<text:s/></text:p>
          </table:table-cell>
          <table:table-cell office:value-type="float" office:value="11772" table:style-name="ce11">
            <text:p>11,772<text:s/></text:p>
          </table:table-cell>
          <table:table-cell office:value-type="float" office:value="3.5659999999999998" table:style-name="ce12">
            <text:p>3.566<text:s/></text:p>
          </table:table-cell>
          <table:table-cell office:value-type="float" office:value="311552" table:style-name="ce11">
            <text:p>311,552<text:s/></text:p>
          </table:table-cell>
          <table:table-cell office:value-type="float" office:value="2.9260000000000002" table:style-name="ce12">
            <text:p>2.926<text:s/></text:p>
          </table:table-cell>
          <table:table-cell office:value-type="float" office:value="20429" table:style-name="ce11">
            <text:p>20,429<text:s/></text:p>
          </table:table-cell>
          <table:table-cell office:value-type="float" office:value="3.1269999999999998" table:style-name="ce12">
            <text:p>3.127<text:s/></text:p>
          </table:table-cell>
          <table:table-cell office:value-type="float" office:value="362217" table:style-name="ce11">
            <text:p>362,217<text:s/></text:p>
          </table:table-cell>
          <table:table-cell office:value-type="float" office:value="2.9769999999999999" table:style-name="ce12">
            <text:p>2.977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92/05</text:p>
          </table:table-cell>
          <table:table-cell office:value-type="float" office:value="18385" table:style-name="ce11">
            <text:p>18,385<text:s/></text:p>
          </table:table-cell>
          <table:table-cell office:value-type="float" office:value="3.2010000000000001" table:style-name="ce12">
            <text:p>3.201<text:s/></text:p>
          </table:table-cell>
          <table:table-cell office:value-type="float" office:value="9245" table:style-name="ce11">
            <text:p>9,245<text:s/></text:p>
          </table:table-cell>
          <table:table-cell office:value-type="float" office:value="3.6179999999999999" table:style-name="ce12">
            <text:p>3.618<text:s/></text:p>
          </table:table-cell>
          <table:table-cell office:value-type="float" office:value="288397" table:style-name="ce11">
            <text:p>288,397<text:s/></text:p>
          </table:table-cell>
          <table:table-cell office:value-type="float" office:value="2.9529999999999998" table:style-name="ce12">
            <text:p>2.953<text:s/></text:p>
          </table:table-cell>
          <table:table-cell office:value-type="float" office:value="18841" table:style-name="ce11">
            <text:p>18,841<text:s/></text:p>
          </table:table-cell>
          <table:table-cell office:value-type="float" office:value="3.2290000000000001" table:style-name="ce12">
            <text:p>3.229<text:s/></text:p>
          </table:table-cell>
          <table:table-cell office:value-type="float" office:value="334867" table:style-name="ce11">
            <text:p>334,867<text:s/></text:p>
          </table:table-cell>
          <table:table-cell office:value-type="float" office:value="3" table:style-name="ce12">
            <text:p>3.000<text:s/></text:p>
          </table:table-cell>
          <table:table-cell table:style-name="ce13"/>
          <table:table-cell table:number-columns-repeated="16372" table:style-name="ce14"/>
        </table:table-row>
        <table:table-row table:style-name="ro4">
          <table:table-cell office:value-type="string" table:style-name="ce6">
            <text:p>92/06</text:p>
          </table:table-cell>
          <table:table-cell office:value-type="float" office:value="18271" table:style-name="ce11">
            <text:p>18,271<text:s/></text:p>
          </table:table-cell>
          <table:table-cell office:value-type="float" office:value="3.1349999999999998" table:style-name="ce12">
            <text:p>3.135<text:s/></text:p>
          </table:table-cell>
          <table:table-cell office:value-type="float" office:value="14271" table:style-name="ce11">
            <text:p>14,271<text:s/></text:p>
          </table:table-cell>
          <table:table-cell office:value-type="float" office:value="3.2410000000000001" table:style-name="ce12">
            <text:p>3.241<text:s/></text:p>
          </table:table-cell>
          <table:table-cell office:value-type="float" office:value="380921" table:style-name="ce11">
            <text:p>380,921<text:s/></text:p>
          </table:table-cell>
          <table:table-cell office:value-type="float" office:value="2.7879999999999998" table:style-name="ce12">
            <text:p>2.788<text:s/></text:p>
          </table:table-cell>
          <table:table-cell office:value-type="float" office:value="15632" table:style-name="ce11">
            <text:p>15,632<text:s/></text:p>
          </table:table-cell>
          <table:table-cell office:value-type="float" office:value="3.3029999999999999" table:style-name="ce12">
            <text:p>3.303<text:s/></text:p>
          </table:table-cell>
          <table:table-cell office:value-type="float" office:value="429096" table:style-name="ce11">
            <text:p>429,096<text:s/></text:p>
          </table:table-cell>
          <table:table-cell office:value-type="float" office:value="2.835" table:style-name="ce12">
            <text:p>2.835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92/07</text:p>
          </table:table-cell>
          <table:table-cell office:value-type="float" office:value="18408" table:style-name="ce11">
            <text:p>18,408<text:s/></text:p>
          </table:table-cell>
          <table:table-cell office:value-type="float" office:value="2.992" table:style-name="ce12">
            <text:p>2.992<text:s/></text:p>
          </table:table-cell>
          <table:table-cell office:value-type="float" office:value="9534" table:style-name="ce11">
            <text:p>9,534<text:s/></text:p>
          </table:table-cell>
          <table:table-cell office:value-type="float" office:value="3.2389999999999999" table:style-name="ce12">
            <text:p>3.239<text:s/></text:p>
          </table:table-cell>
          <table:table-cell office:value-type="float" office:value="297756" table:style-name="ce11">
            <text:p>297,756<text:s/></text:p>
          </table:table-cell>
          <table:table-cell office:value-type="float" office:value="2.7829999999999999" table:style-name="ce12">
            <text:p>2.783<text:s/></text:p>
          </table:table-cell>
          <table:table-cell office:value-type="float" office:value="8522" table:style-name="ce11">
            <text:p>8,522<text:s/></text:p>
          </table:table-cell>
          <table:table-cell office:value-type="float" office:value="3.476" table:style-name="ce12">
            <text:p>3.476<text:s/></text:p>
          </table:table-cell>
          <table:table-cell office:value-type="float" office:value="334220" table:style-name="ce11">
            <text:p>334,220<text:s/></text:p>
          </table:table-cell>
          <table:table-cell office:value-type="float" office:value="2.8260000000000001" table:style-name="ce12">
            <text:p>2.826<text:s/></text:p>
          </table:table-cell>
          <table:table-cell table:style-name="ce10"/>
          <table:table-cell table:number-columns-repeated="16372"/>
        </table:table-row>
        <table:table-row table:style-name="ro4">
          <table:table-cell office:value-type="string" table:style-name="ce6">
            <text:p>92/08</text:p>
          </table:table-cell>
          <table:table-cell office:value-type="float" office:value="19070" table:style-name="ce11">
            <text:p>19,070<text:s/></text:p>
          </table:table-cell>
          <table:table-cell office:value-type="float" office:value="2.87" table:style-name="ce12">
            <text:p>2.870<text:s/></text:p>
          </table:table-cell>
          <table:table-cell office:value-type="float" office:value="11302" table:style-name="ce11">
            <text:p>11,302<text:s/></text:p>
          </table:table-cell>
          <table:table-cell office:value-type="float" office:value="2.9809999999999999" table:style-name="ce12">
            <text:p>2.981<text:s/></text:p>
          </table:table-cell>
          <table:table-cell office:value-type="float" office:value="289932" table:style-name="ce11">
            <text:p>289,932<text:s/></text:p>
          </table:table-cell>
          <table:table-cell office:value-type="float" office:value="2.7690000000000001" table:style-name="ce12">
            <text:p>2.769<text:s/></text:p>
          </table:table-cell>
          <table:table-cell office:value-type="float" office:value="5904" table:style-name="ce11">
            <text:p>5,904<text:s/></text:p>
          </table:table-cell>
          <table:table-cell office:value-type="float" office:value="3.605" table:style-name="ce12">
            <text:p>3.605<text:s/></text:p>
          </table:table-cell>
          <table:table-cell office:value-type="float" office:value="326209" table:style-name="ce11">
            <text:p>326,209<text:s/></text:p>
          </table:table-cell>
          <table:table-cell office:value-type="float" office:value="2.7970000000000002" table:style-name="ce12">
            <text:p>2.797<text:s/></text:p>
          </table:table-cell>
          <table:table-cell table:style-name="ce13"/>
          <table:table-cell table:number-columns-repeated="16372" table:style-name="ce14"/>
        </table:table-row>
        <table:table-row table:style-name="ro4">
          <table:table-cell office:value-type="string" table:style-name="ce6">
            <text:p>92/09</text:p>
          </table:table-cell>
          <table:table-cell office:value-type="float" office:value="18452" table:style-name="ce11">
            <text:p>18,452<text:s/></text:p>
          </table:table-cell>
          <table:table-cell office:value-type="float" office:value="2.8029999999999999" table:style-name="ce12">
            <text:p>2.803<text:s/></text:p>
          </table:table-cell>
          <table:table-cell office:value-type="float" office:value="11815" table:style-name="ce11">
            <text:p>11,815<text:s/></text:p>
          </table:table-cell>
          <table:table-cell office:value-type="float" office:value="2.8570000000000002" table:style-name="ce12">
            <text:p>2.857<text:s/></text:p>
          </table:table-cell>
          <table:table-cell office:value-type="float" office:value="337831" table:style-name="ce11">
            <text:p>337,831<text:s/></text:p>
          </table:table-cell>
          <table:table-cell office:value-type="float" office:value="2.5470000000000002" table:style-name="ce12">
            <text:p>2.547<text:s/></text:p>
          </table:table-cell>
          <table:table-cell office:value-type="float" office:value="5267" table:style-name="ce11">
            <text:p>5,267<text:s/></text:p>
          </table:table-cell>
          <table:table-cell office:value-type="float" office:value="3.6429999999999998" table:style-name="ce12">
            <text:p>3.643<text:s/></text:p>
          </table:table-cell>
          <table:table-cell office:value-type="float" office:value="373364" table:style-name="ce11">
            <text:p>373,364<text:s/></text:p>
          </table:table-cell>
          <table:table-cell office:value-type="float" office:value="2.5840000000000001" table:style-name="ce12">
            <text:p>2.584<text:s/></text:p>
          </table:table-cell>
          <table:table-cell table:style-name="ce13"/>
          <table:table-cell table:number-columns-repeated="16372" table:style-name="ce14"/>
        </table:table-row>
        <table:table-row table:style-name="ro4">
          <table:table-cell office:value-type="string" table:style-name="ce6">
            <text:p>92/10</text:p>
          </table:table-cell>
          <table:table-cell office:value-type="float" office:value="21959" table:style-name="ce11">
            <text:p>21,959<text:s/></text:p>
          </table:table-cell>
          <table:table-cell office:value-type="float" office:value="2.6379999999999999" table:style-name="ce12">
            <text:p>2.638<text:s/></text:p>
          </table:table-cell>
          <table:table-cell office:value-type="float" office:value="12336" table:style-name="ce11">
            <text:p>12,336<text:s/></text:p>
          </table:table-cell>
          <table:table-cell office:value-type="float" office:value="2.7919999999999998" table:style-name="ce12">
            <text:p>2.792<text:s/></text:p>
          </table:table-cell>
          <table:table-cell office:value-type="float" office:value="286199" table:style-name="ce11">
            <text:p>286,199<text:s/></text:p>
          </table:table-cell>
          <table:table-cell office:value-type="float" office:value="2.6" table:style-name="ce12">
            <text:p>2.600<text:s/></text:p>
          </table:table-cell>
          <table:table-cell office:value-type="float" office:value="5902" table:style-name="ce11">
            <text:p>5,902<text:s/></text:p>
          </table:table-cell>
          <table:table-cell office:value-type="float" office:value="3.5960000000000001" table:style-name="ce12">
            <text:p>3.596<text:s/></text:p>
          </table:table-cell>
          <table:table-cell office:value-type="float" office:value="326395" table:style-name="ce11">
            <text:p>326,395<text:s/></text:p>
          </table:table-cell>
          <table:table-cell office:value-type="float" office:value="2.6269999999999998" table:style-name="ce12">
            <text:p>2.627<text:s/></text:p>
          </table:table-cell>
          <table:table-cell table:style-name="ce13"/>
          <table:table-cell table:number-columns-repeated="16372" table:style-name="ce14"/>
        </table:table-row>
        <table:table-row table:style-name="ro4">
          <table:table-cell office:value-type="string" table:style-name="ce6">
            <text:p>92/11</text:p>
          </table:table-cell>
          <table:table-cell office:value-type="float" office:value="21725" table:style-name="ce11">
            <text:p>21,725<text:s/></text:p>
          </table:table-cell>
          <table:table-cell office:value-type="float" office:value="2.5550000000000002" table:style-name="ce12">
            <text:p>2.555<text:s/></text:p>
          </table:table-cell>
          <table:table-cell office:value-type="float" office:value="11521" table:style-name="ce11">
            <text:p>11,521<text:s/></text:p>
          </table:table-cell>
          <table:table-cell office:value-type="float" office:value="2.8719999999999999" table:style-name="ce12">
            <text:p>2.872<text:s/></text:p>
          </table:table-cell>
          <table:table-cell office:value-type="float" office:value="344972" table:style-name="ce11">
            <text:p>344,972<text:s/></text:p>
          </table:table-cell>
          <table:table-cell office:value-type="float" office:value="2.2290000000000001" table:style-name="ce12">
            <text:p>2.229<text:s/></text:p>
          </table:table-cell>
          <table:table-cell office:value-type="float" office:value="5086" table:style-name="ce11">
            <text:p>5,086<text:s/></text:p>
          </table:table-cell>
          <table:table-cell office:value-type="float" office:value="3.6880000000000002" table:style-name="ce12">
            <text:p>3.688<text:s/></text:p>
          </table:table-cell>
          <table:table-cell office:value-type="float" office:value="383303" table:style-name="ce11">
            <text:p>383,303<text:s/></text:p>
          </table:table-cell>
          <table:table-cell office:value-type="float" office:value="2.2869999999999999" table:style-name="ce12">
            <text:p>2.287<text:s/></text:p>
          </table:table-cell>
          <table:table-cell table:style-name="ce13"/>
          <table:table-cell table:number-columns-repeated="16372" table:style-name="ce14"/>
        </table:table-row>
        <table:table-row table:style-name="ro4">
          <table:table-cell office:value-type="string" table:style-name="ce6">
            <text:p>92/12</text:p>
          </table:table-cell>
          <table:table-cell office:value-type="float" office:value="33286" table:style-name="ce11">
            <text:p>33,286<text:s/></text:p>
          </table:table-cell>
          <table:table-cell office:value-type="float" office:value="2.4900000000000002" table:style-name="ce12">
            <text:p>2.490<text:s/></text:p>
          </table:table-cell>
          <table:table-cell office:value-type="float" office:value="35921" table:style-name="ce11">
            <text:p>35,921<text:s/></text:p>
          </table:table-cell>
          <table:table-cell office:value-type="float" office:value="2.7320000000000002" table:style-name="ce12">
            <text:p>2.732<text:s/></text:p>
          </table:table-cell>
          <table:table-cell office:value-type="float" office:value="473094" table:style-name="ce11">
            <text:p>473,094<text:s/></text:p>
          </table:table-cell>
          <table:table-cell office:value-type="float" office:value="2.29" table:style-name="ce12">
            <text:p>2.290<text:s/></text:p>
          </table:table-cell>
          <table:table-cell office:value-type="float" office:value="13493" table:style-name="ce11">
            <text:p>13,493<text:s/></text:p>
          </table:table-cell>
          <table:table-cell office:value-type="float" office:value="3.323" table:style-name="ce12">
            <text:p>3.323<text:s/></text:p>
          </table:table-cell>
          <table:table-cell office:value-type="float" office:value="555792" table:style-name="ce11">
            <text:p>555,792<text:s/></text:p>
          </table:table-cell>
          <table:table-cell office:value-type="float" office:value="2.355" table:style-name="ce12">
            <text:p>2.355<text:s/></text:p>
          </table:table-cell>
          <table:table-cell table:style-name="ce13"/>
          <table:table-cell table:number-columns-repeated="16372" table:style-name="ce14"/>
        </table:table-row>
        <table:table-row table:style-name="ro4">
          <table:table-cell office:value-type="string" table:style-name="ce15">
            <text:p>93/01</text:p>
          </table:table-cell>
          <table:table-cell office:value-type="float" office:value="17781" table:style-name="ce11">
            <text:p>17,781<text:s/></text:p>
          </table:table-cell>
          <table:table-cell office:value-type="float" office:value="2.48" table:style-name="ce12">
            <text:p>2.480<text:s/></text:p>
          </table:table-cell>
          <table:table-cell office:value-type="float" office:value="15764" table:style-name="ce11">
            <text:p>15,764<text:s/></text:p>
          </table:table-cell>
          <table:table-cell office:value-type="float" office:value="2.8460000000000001" table:style-name="ce12">
            <text:p>2.846<text:s/></text:p>
          </table:table-cell>
          <table:table-cell office:value-type="float" office:value="372192" table:style-name="ce11">
            <text:p>372,192<text:s/></text:p>
          </table:table-cell>
          <table:table-cell office:value-type="float" office:value="2.0859999999999999" table:style-name="ce12">
            <text:p>2.086<text:s/></text:p>
          </table:table-cell>
          <table:table-cell office:value-type="float" office:value="7396" table:style-name="ce11">
            <text:p>7,396<text:s/></text:p>
          </table:table-cell>
          <table:table-cell office:value-type="float" office:value="3.4319999999999999" table:style-name="ce12">
            <text:p>3.432<text:s/></text:p>
          </table:table-cell>
          <table:table-cell office:value-type="float" office:value="413135" table:style-name="ce11">
            <text:p>413,135<text:s/></text:p>
          </table:table-cell>
          <table:table-cell office:value-type="float" office:value="2.1560000000000001" table:style-name="ce12">
            <text:p>2.156<text:s/></text:p>
          </table:table-cell>
          <table:table-cell office:value-type="float" office:value="2.54" table:style-name="ce12">
            <text:p>2.540<text:s/></text:p>
          </table:table-cell>
          <table:table-cell table:number-columns-repeated="16372" table:style-name="ce14"/>
        </table:table-row>
        <table:table-row table:style-name="ro4">
          <table:table-cell office:value-type="string" table:style-name="ce15">
            <text:p>93/02</text:p>
          </table:table-cell>
          <table:table-cell office:value-type="float" office:value="18415" table:style-name="ce11">
            <text:p>18,415<text:s/></text:p>
          </table:table-cell>
          <table:table-cell office:value-type="float" office:value="2.4809999999999999" table:style-name="ce12">
            <text:p>2.481<text:s/></text:p>
          </table:table-cell>
          <table:table-cell office:value-type="float" office:value="15344" table:style-name="ce11">
            <text:p>15,344<text:s/></text:p>
          </table:table-cell>
          <table:table-cell office:value-type="float" office:value="2.859" table:style-name="ce12">
            <text:p>2.859<text:s/></text:p>
          </table:table-cell>
          <table:table-cell office:value-type="float" office:value="302871" table:style-name="ce11">
            <text:p>302,871<text:s/></text:p>
          </table:table-cell>
          <table:table-cell office:value-type="float" office:value="2.3889999999999998" table:style-name="ce12">
            <text:p>2.389<text:s/></text:p>
          </table:table-cell>
          <table:table-cell office:value-type="float" office:value="3580" table:style-name="ce11">
            <text:p>3,580<text:s/></text:p>
          </table:table-cell>
          <table:table-cell office:value-type="float" office:value="3.972" table:style-name="ce12">
            <text:p>3.972<text:s/></text:p>
          </table:table-cell>
          <table:table-cell office:value-type="float" office:value="340210" table:style-name="ce11">
            <text:p>340,210<text:s/></text:p>
          </table:table-cell>
          <table:table-cell office:value-type="float" office:value="2.4350000000000001" table:style-name="ce12">
            <text:p>2.435<text:s/></text:p>
          </table:table-cell>
          <table:table-cell office:value-type="float" office:value="2.5" table:style-name="ce12">
            <text:p>2.500<text:s/></text:p>
          </table:table-cell>
          <table:table-cell table:number-columns-repeated="16372" table:style-name="ce14"/>
        </table:table-row>
        <table:table-row table:style-name="ro4">
          <table:table-cell office:value-type="string" table:style-name="ce15">
            <text:p>93/03</text:p>
          </table:table-cell>
          <table:table-cell office:value-type="float" office:value="25572" table:style-name="ce11">
            <text:p>25,572<text:s/></text:p>
          </table:table-cell>
          <table:table-cell office:value-type="float" office:value="2.5369999999999999" table:style-name="ce12">
            <text:p>2.537<text:s/></text:p>
          </table:table-cell>
          <table:table-cell office:value-type="float" office:value="15677" table:style-name="ce11">
            <text:p>15,677<text:s/></text:p>
          </table:table-cell>
          <table:table-cell office:value-type="float" office:value="2.7109999999999999" table:style-name="ce12">
            <text:p>2.711<text:s/></text:p>
          </table:table-cell>
          <table:table-cell office:value-type="float" office:value="386616" table:style-name="ce11">
            <text:p>386,616<text:s/></text:p>
          </table:table-cell>
          <table:table-cell office:value-type="float" office:value="2.2229999999999999" table:style-name="ce12">
            <text:p>2.223<text:s/></text:p>
          </table:table-cell>
          <table:table-cell office:value-type="float" office:value="4878" table:style-name="ce11">
            <text:p>4,878<text:s/></text:p>
          </table:table-cell>
          <table:table-cell office:value-type="float" office:value="4.26" table:style-name="ce12">
            <text:p>4.260<text:s/></text:p>
          </table:table-cell>
          <table:table-cell office:value-type="float" office:value="432744" table:style-name="ce11">
            <text:p>432,744<text:s/></text:p>
          </table:table-cell>
          <table:table-cell office:value-type="float" office:value="2.282" table:style-name="ce12">
            <text:p>2.282<text:s/></text:p>
          </table:table-cell>
          <table:table-cell office:value-type="float" office:value="2.3860000000000001" table:style-name="ce12">
            <text:p>2.386<text:s/></text:p>
          </table:table-cell>
          <table:table-cell table:number-columns-repeated="16372" table:style-name="ce14"/>
        </table:table-row>
        <table:table-row table:style-name="ro4">
          <table:table-cell office:value-type="string" table:style-name="ce15">
            <text:p>93/04</text:p>
          </table:table-cell>
          <table:table-cell office:value-type="float" office:value="25719" table:style-name="ce11">
            <text:p>25,719<text:s/></text:p>
          </table:table-cell>
          <table:table-cell office:value-type="float" office:value="2.4700000000000002" table:style-name="ce12">
            <text:p>2.470<text:s/></text:p>
          </table:table-cell>
          <table:table-cell office:value-type="float" office:value="16840" table:style-name="ce11">
            <text:p>16,840<text:s/></text:p>
          </table:table-cell>
          <table:table-cell office:value-type="float" office:value="2.4729999999999999" table:style-name="ce12">
            <text:p>2.473<text:s/></text:p>
          </table:table-cell>
          <table:table-cell office:value-type="float" office:value="324402" table:style-name="ce11">
            <text:p>324,402<text:s/></text:p>
          </table:table-cell>
          <table:table-cell office:value-type="float" office:value="2.2759999999999998" table:style-name="ce12">
            <text:p>2.276<text:s/></text:p>
          </table:table-cell>
          <table:table-cell office:value-type="float" office:value="8076" table:style-name="ce11">
            <text:p>8,076<text:s/></text:p>
          </table:table-cell>
          <table:table-cell office:value-type="float" office:value="3.7789999999999999" table:style-name="ce12">
            <text:p>3.779<text:s/></text:p>
          </table:table-cell>
          <table:table-cell office:value-type="float" office:value="375037" table:style-name="ce11">
            <text:p>375,037<text:s/></text:p>
          </table:table-cell>
          <table:table-cell office:value-type="float" office:value="2.331" table:style-name="ce12">
            <text:p>2.331<text:s/></text:p>
          </table:table-cell>
          <table:table-cell office:value-type="float" office:value="2.4359999999999999" table:style-name="ce12">
            <text:p>2.436<text:s/></text:p>
          </table:table-cell>
          <table:table-cell table:number-columns-repeated="16372" table:style-name="ce14"/>
        </table:table-row>
        <table:table-row table:style-name="ro4">
          <table:table-cell office:value-type="string" table:style-name="ce15">
            <text:p>93/05</text:p>
          </table:table-cell>
          <table:table-cell office:value-type="float" office:value="26423" table:style-name="ce11">
            <text:p>26,423<text:s/></text:p>
          </table:table-cell>
          <table:table-cell office:value-type="float" office:value="2.4369999999999998" table:style-name="ce12">
            <text:p>2.437<text:s/></text:p>
          </table:table-cell>
          <table:table-cell office:value-type="float" office:value="18849" table:style-name="ce11">
            <text:p>18,849<text:s/></text:p>
          </table:table-cell>
          <table:table-cell office:value-type="float" office:value="2.246" table:style-name="ce12">
            <text:p>2.246<text:s/></text:p>
          </table:table-cell>
          <table:table-cell office:value-type="float" office:value="399422" table:style-name="ce11">
            <text:p>399,422<text:s/></text:p>
          </table:table-cell>
          <table:table-cell office:value-type="float" office:value="2.0779999999999998" table:style-name="ce12">
            <text:p>2.078<text:s/></text:p>
          </table:table-cell>
          <table:table-cell office:value-type="float" office:value="12293" table:style-name="ce11">
            <text:p>12,293<text:s/></text:p>
          </table:table-cell>
          <table:table-cell office:value-type="float" office:value="3.4620000000000002" table:style-name="ce12">
            <text:p>3.462<text:s/></text:p>
          </table:table-cell>
          <table:table-cell office:value-type="float" office:value="456987" table:style-name="ce11">
            <text:p>456,987<text:s/></text:p>
          </table:table-cell>
          <table:table-cell office:value-type="float" office:value="2.1419999999999999" table:style-name="ce12">
            <text:p>2.142<text:s/></text:p>
          </table:table-cell>
          <table:table-cell office:value-type="float" office:value="2.2690000000000001" table:style-name="ce12">
            <text:p>2.269<text:s/></text:p>
          </table:table-cell>
          <table:table-cell table:number-columns-repeated="16372" table:style-name="ce14"/>
        </table:table-row>
        <table:table-row table:style-name="ro4">
          <table:table-cell office:value-type="string" table:style-name="ce15">
            <text:p>93/06</text:p>
          </table:table-cell>
          <table:table-cell office:value-type="float" office:value="28764" table:style-name="ce11">
            <text:p>28,764<text:s/></text:p>
          </table:table-cell>
          <table:table-cell office:value-type="float" office:value="2.4079999999999999" table:style-name="ce12">
            <text:p>2.408<text:s/></text:p>
          </table:table-cell>
          <table:table-cell office:value-type="float" office:value="26868" table:style-name="ce11">
            <text:p>26,868<text:s/></text:p>
          </table:table-cell>
          <table:table-cell office:value-type="float" office:value="2.6240000000000001" table:style-name="ce12">
            <text:p>2.624<text:s/></text:p>
          </table:table-cell>
          <table:table-cell office:value-type="float" office:value="421206" table:style-name="ce11">
            <text:p>421,206<text:s/></text:p>
          </table:table-cell>
          <table:table-cell office:value-type="float" office:value="2.1989999999999998" table:style-name="ce12">
            <text:p>2.199<text:s/></text:p>
          </table:table-cell>
          <table:table-cell office:value-type="float" office:value="6270" table:style-name="ce11">
            <text:p>6,270<text:s/></text:p>
          </table:table-cell>
          <table:table-cell office:value-type="float" office:value="3.9369999999999998" table:style-name="ce12">
            <text:p>3.937<text:s/></text:p>
          </table:table-cell>
          <table:table-cell office:value-type="float" office:value="483108" table:style-name="ce11">
            <text:p>483,108<text:s/></text:p>
          </table:table-cell>
          <table:table-cell office:value-type="float" office:value="2.258" table:style-name="ce12">
            <text:p>2.258<text:s/></text:p>
          </table:table-cell>
          <table:table-cell office:value-type="float" office:value="2.262" table:style-name="ce12">
            <text:p>2.262<text:s/></text:p>
          </table:table-cell>
          <table:table-cell table:number-columns-repeated="16372" table:style-name="ce14"/>
        </table:table-row>
        <table:table-row table:style-name="ro4">
          <table:table-cell office:value-type="string" table:style-name="ce15">
            <text:p>93/07</text:p>
          </table:table-cell>
          <table:table-cell office:value-type="float" office:value="29505" table:style-name="ce11">
            <text:p>29,505<text:s/></text:p>
          </table:table-cell>
          <table:table-cell office:value-type="float" office:value="2.38" table:style-name="ce12">
            <text:p>2.380<text:s/></text:p>
          </table:table-cell>
          <table:table-cell office:value-type="float" office:value="18529" table:style-name="ce11">
            <text:p>18,529<text:s/></text:p>
          </table:table-cell>
          <table:table-cell office:value-type="float" office:value="2.3029999999999999" table:style-name="ce12">
            <text:p>2.303<text:s/></text:p>
          </table:table-cell>
          <table:table-cell office:value-type="float" office:value="325668" table:style-name="ce11">
            <text:p>325,668<text:s/></text:p>
          </table:table-cell>
          <table:table-cell office:value-type="float" office:value="2.1240000000000001" table:style-name="ce12">
            <text:p>2.124<text:s/></text:p>
          </table:table-cell>
          <table:table-cell office:value-type="float" office:value="4849" table:style-name="ce11">
            <text:p>4,849<text:s/></text:p>
          </table:table-cell>
          <table:table-cell office:value-type="float" office:value="4.1159999999999997" table:style-name="ce12">
            <text:p>4.116<text:s/></text:p>
          </table:table-cell>
          <table:table-cell office:value-type="float" office:value="378551" table:style-name="ce11">
            <text:p>378,551<text:s/></text:p>
          </table:table-cell>
          <table:table-cell office:value-type="float" office:value="2.1779999999999999" table:style-name="ce12">
            <text:p>2.178<text:s/></text:p>
          </table:table-cell>
          <table:table-cell office:value-type="float" office:value="2.21" table:style-name="ce12">
            <text:p>2.210<text:s/></text:p>
          </table:table-cell>
          <table:table-cell table:number-columns-repeated="16372" table:style-name="ce14"/>
        </table:table-row>
        <table:table-row table:style-name="ro4">
          <table:table-cell office:value-type="string" table:style-name="ce15">
            <text:p>93/08</text:p>
          </table:table-cell>
          <table:table-cell office:value-type="float" office:value="22532" table:style-name="ce11">
            <text:p>22,532<text:s/></text:p>
          </table:table-cell>
          <table:table-cell office:value-type="float" office:value="2.3839999999999999" table:style-name="ce12">
            <text:p>2.384<text:s/></text:p>
          </table:table-cell>
          <table:table-cell office:value-type="float" office:value="16964" table:style-name="ce11">
            <text:p>16,964<text:s/></text:p>
          </table:table-cell>
          <table:table-cell office:value-type="float" office:value="2.706" table:style-name="ce12">
            <text:p>2.706<text:s/></text:p>
          </table:table-cell>
          <table:table-cell office:value-type="float" office:value="316174" table:style-name="ce11">
            <text:p>316,174<text:s/></text:p>
          </table:table-cell>
          <table:table-cell office:value-type="float" office:value="2.306" table:style-name="ce12">
            <text:p>2.306<text:s/></text:p>
          </table:table-cell>
          <table:table-cell office:value-type="float" office:value="4543" table:style-name="ce11">
            <text:p>4,543<text:s/></text:p>
          </table:table-cell>
          <table:table-cell office:value-type="float" office:value="3.9289999999999998" table:style-name="ce12">
            <text:p>3.929<text:s/></text:p>
          </table:table-cell>
          <table:table-cell office:value-type="float" office:value="360214" table:style-name="ce11">
            <text:p>360,214<text:s/></text:p>
          </table:table-cell>
          <table:table-cell office:value-type="float" office:value="2.351" table:style-name="ce12">
            <text:p>2.351<text:s/></text:p>
          </table:table-cell>
          <table:table-cell office:value-type="float" office:value="2.371" table:style-name="ce12">
            <text:p>2.371<text:s/></text:p>
          </table:table-cell>
          <table:table-cell table:number-columns-repeated="16372" table:style-name="ce14"/>
        </table:table-row>
        <table:table-row table:style-name="ro4">
          <table:table-cell office:value-type="string" table:style-name="ce15">
            <text:p>93/09</text:p>
          </table:table-cell>
          <table:table-cell office:value-type="float" office:value="20587" table:style-name="ce11">
            <text:p>20,587<text:s/></text:p>
          </table:table-cell>
          <table:table-cell office:value-type="float" office:value="2.3580000000000001" table:style-name="ce12">
            <text:p>2.358<text:s/></text:p>
          </table:table-cell>
          <table:table-cell office:value-type="float" office:value="37064" table:style-name="ce11">
            <text:p>37,064<text:s/></text:p>
          </table:table-cell>
          <table:table-cell office:value-type="float" office:value="1.8779999999999999" table:style-name="ce12">
            <text:p>1.878<text:s/></text:p>
          </table:table-cell>
          <table:table-cell office:value-type="float" office:value="314189" table:style-name="ce11">
            <text:p>314,189<text:s/></text:p>
          </table:table-cell>
          <table:table-cell office:value-type="float" office:value="2.302" table:style-name="ce12">
            <text:p>2.302<text:s/></text:p>
          </table:table-cell>
          <table:table-cell office:value-type="float" office:value="9533" table:style-name="ce11">
            <text:p>9,533<text:s/></text:p>
          </table:table-cell>
          <table:table-cell office:value-type="float" office:value="3.48" table:style-name="ce12">
            <text:p>3.480<text:s/></text:p>
          </table:table-cell>
          <table:table-cell office:value-type="float" office:value="381374" table:style-name="ce11">
            <text:p>381,374<text:s/></text:p>
          </table:table-cell>
          <table:table-cell office:value-type="float" office:value="2.2930000000000001" table:style-name="ce12">
            <text:p>2.293<text:s/></text:p>
          </table:table-cell>
          <table:table-cell office:value-type="float" office:value="2.3130000000000002" table:style-name="ce16">
            <text:p>2.313<text:s/></text:p>
          </table:table-cell>
          <table:table-cell table:number-columns-repeated="16372" table:style-name="ce14"/>
        </table:table-row>
        <table:table-row table:style-name="ro4">
          <table:table-cell office:value-type="string" table:style-name="ce15">
            <text:p>93/10</text:p>
          </table:table-cell>
          <table:table-cell office:value-type="float" office:value="21201" table:style-name="ce11">
            <text:p>21,201<text:s/></text:p>
          </table:table-cell>
          <table:table-cell office:value-type="float" office:value="2.3460000000000001" table:style-name="ce12">
            <text:p>2.346<text:s/></text:p>
          </table:table-cell>
          <table:table-cell office:value-type="float" office:value="22852" table:style-name="ce11">
            <text:p>22,852<text:s/></text:p>
          </table:table-cell>
          <table:table-cell office:value-type="float" office:value="2.29" table:style-name="ce12">
            <text:p>2.290<text:s/></text:p>
          </table:table-cell>
          <table:table-cell office:value-type="float" office:value="342190" table:style-name="ce11">
            <text:p>342,190<text:s/></text:p>
          </table:table-cell>
          <table:table-cell office:value-type="float" office:value="2.1389999999999998" table:style-name="ce12">
            <text:p>2.139<text:s/></text:p>
          </table:table-cell>
          <table:table-cell office:value-type="float" office:value="8202" table:style-name="ce11">
            <text:p>8,202<text:s/></text:p>
          </table:table-cell>
          <table:table-cell office:value-type="float" office:value="3.6320000000000001" table:style-name="ce12">
            <text:p>3.632<text:s/></text:p>
          </table:table-cell>
          <table:table-cell office:value-type="float" office:value="394446" table:style-name="ce11">
            <text:p>394,446<text:s/></text:p>
          </table:table-cell>
          <table:table-cell office:value-type="float" office:value="2.19" table:style-name="ce12">
            <text:p>2.190<text:s/></text:p>
          </table:table-cell>
          <table:table-cell office:value-type="float" office:value="2.3279999999999998" table:style-name="ce16">
            <text:p>2.328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93/11</text:p>
          </table:table-cell>
          <table:table-cell office:value-type="float" office:value="26540" table:style-name="ce11">
            <text:p>26,540<text:s/></text:p>
          </table:table-cell>
          <table:table-cell office:value-type="float" office:value="2.306" table:style-name="ce12">
            <text:p>2.306<text:s/></text:p>
          </table:table-cell>
          <table:table-cell office:value-type="float" office:value="26115" table:style-name="ce11">
            <text:p>26,115<text:s/></text:p>
          </table:table-cell>
          <table:table-cell office:value-type="float" office:value="2.5190000000000001" table:style-name="ce12">
            <text:p>2.519<text:s/></text:p>
          </table:table-cell>
          <table:table-cell office:value-type="float" office:value="408858" table:style-name="ce11">
            <text:p>408,858<text:s/></text:p>
          </table:table-cell>
          <table:table-cell office:value-type="float" office:value="2.14" table:style-name="ce12">
            <text:p>2.140<text:s/></text:p>
          </table:table-cell>
          <table:table-cell office:value-type="float" office:value="10753" table:style-name="ce11">
            <text:p>10,753<text:s/></text:p>
          </table:table-cell>
          <table:table-cell office:value-type="float" office:value="3.4510000000000001" table:style-name="ce12">
            <text:p>3.451<text:s/></text:p>
          </table:table-cell>
          <table:table-cell office:value-type="float" office:value="472266" table:style-name="ce11">
            <text:p>472,266<text:s/></text:p>
          </table:table-cell>
          <table:table-cell office:value-type="float" office:value="2.1989999999999998" table:style-name="ce12">
            <text:p>2.199<text:s/></text:p>
          </table:table-cell>
          <table:table-cell office:value-type="float" office:value="2.37" table:style-name="ce16">
            <text:p>2.370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93/12</text:p>
          </table:table-cell>
          <table:table-cell office:value-type="float" office:value="34418" table:style-name="ce11">
            <text:p>34,418<text:s/></text:p>
          </table:table-cell>
          <table:table-cell office:value-type="float" office:value="2.2909999999999999" table:style-name="ce12">
            <text:p>2.291<text:s/></text:p>
          </table:table-cell>
          <table:table-cell office:value-type="float" office:value="35209" table:style-name="ce11">
            <text:p>35,209<text:s/></text:p>
          </table:table-cell>
          <table:table-cell office:value-type="float" office:value="2.3759999999999999" table:style-name="ce12">
            <text:p>2.376<text:s/></text:p>
          </table:table-cell>
          <table:table-cell office:value-type="float" office:value="480481" table:style-name="ce11">
            <text:p>480,481<text:s/></text:p>
          </table:table-cell>
          <table:table-cell office:value-type="float" office:value="2.0819999999999999" table:style-name="ce12">
            <text:p>2.082<text:s/></text:p>
          </table:table-cell>
          <table:table-cell office:value-type="float" office:value="21915" table:style-name="ce11">
            <text:p>21,915<text:s/></text:p>
          </table:table-cell>
          <table:table-cell office:value-type="float" office:value="3.2719999999999998" table:style-name="ce12">
            <text:p>3.272<text:s/></text:p>
          </table:table-cell>
          <table:table-cell office:value-type="float" office:value="572025" table:style-name="ce11">
            <text:p>572,025<text:s/></text:p>
          </table:table-cell>
          <table:table-cell office:value-type="float" office:value="2.1589999999999998" table:style-name="ce12">
            <text:p>2.159<text:s/></text:p>
          </table:table-cell>
          <table:table-cell office:value-type="float" office:value="2.2559999999999998" table:style-name="ce12">
            <text:p>2.256<text:s/></text:p>
          </table:table-cell>
          <table:table-cell table:number-columns-repeated="16372" table:style-name="ce14"/>
        </table:table-row>
        <table:table-row table:style-name="ro4">
          <table:table-cell office:value-type="string" table:style-name="ce15">
            <text:p>94/01</text:p>
          </table:table-cell>
          <table:table-cell office:value-type="float" office:value="28446" table:style-name="ce11">
            <text:p>28,446<text:s/></text:p>
          </table:table-cell>
          <table:table-cell office:value-type="float" office:value="2.282" table:style-name="ce12">
            <text:p>2.282<text:s/></text:p>
          </table:table-cell>
          <table:table-cell office:value-type="float" office:value="25716" table:style-name="ce11">
            <text:p>25,716<text:s/></text:p>
          </table:table-cell>
          <table:table-cell office:value-type="float" office:value="2.1739999999999999" table:style-name="ce12">
            <text:p>2.174<text:s/></text:p>
          </table:table-cell>
          <table:table-cell office:value-type="float" office:value="331898" table:style-name="ce11">
            <text:p>331,898<text:s/></text:p>
          </table:table-cell>
          <table:table-cell office:value-type="float" office:value="2.2679999999999998" table:style-name="ce12">
            <text:p>2.268<text:s/></text:p>
          </table:table-cell>
          <table:table-cell office:value-type="float" office:value="10654" table:style-name="ce11">
            <text:p>10,654<text:s/></text:p>
          </table:table-cell>
          <table:table-cell office:value-type="float" office:value="3.5270000000000001" table:style-name="ce12">
            <text:p>3.527<text:s/></text:p>
          </table:table-cell>
          <table:table-cell office:value-type="float" office:value="396713" table:style-name="ce11">
            <text:p>396,713<text:s/></text:p>
          </table:table-cell>
          <table:table-cell office:value-type="float" office:value="2.2970000000000002" table:style-name="ce12">
            <text:p>2.297<text:s/></text:p>
          </table:table-cell>
          <table:table-cell office:value-type="float" office:value="2.3119999999999998" table:style-name="ce12">
            <text:p>2.312<text:s/></text:p>
          </table:table-cell>
          <table:table-cell table:number-columns-repeated="16372" table:style-name="ce14"/>
        </table:table-row>
        <table:table-row table:style-name="ro4">
          <table:table-cell office:value-type="string" table:style-name="ce15">
            <text:p>94/02</text:p>
          </table:table-cell>
          <table:table-cell office:value-type="float" office:value="17356" table:style-name="ce11">
            <text:p>17,356<text:s/></text:p>
          </table:table-cell>
          <table:table-cell office:value-type="float" office:value="2.278" table:style-name="ce12">
            <text:p>2.278<text:s/></text:p>
          </table:table-cell>
          <table:table-cell office:value-type="float" office:value="14776" table:style-name="ce11">
            <text:p>14,776<text:s/></text:p>
          </table:table-cell>
          <table:table-cell office:value-type="float" office:value="2.7320000000000002" table:style-name="ce12">
            <text:p>2.732<text:s/></text:p>
          </table:table-cell>
          <table:table-cell office:value-type="float" office:value="253414" table:style-name="ce11">
            <text:p>253,414<text:s/></text:p>
          </table:table-cell>
          <table:table-cell office:value-type="float" office:value="2.29" table:style-name="ce12">
            <text:p>2.290<text:s/></text:p>
          </table:table-cell>
          <table:table-cell office:value-type="float" office:value="6099" table:style-name="ce11">
            <text:p>6,099<text:s/></text:p>
          </table:table-cell>
          <table:table-cell office:value-type="float" office:value="3.5880000000000001" table:style-name="ce12">
            <text:p>3.588<text:s/></text:p>
          </table:table-cell>
          <table:table-cell office:value-type="float" office:value="291644" table:style-name="ce11">
            <text:p>291,644<text:s/></text:p>
          </table:table-cell>
          <table:table-cell office:value-type="float" office:value="2.3380000000000001" table:style-name="ce12">
            <text:p>2.338<text:s/></text:p>
          </table:table-cell>
          <table:table-cell office:value-type="float" office:value="2.415" table:style-name="ce12">
            <text:p>2.415<text:s/></text:p>
          </table:table-cell>
          <table:table-cell table:number-columns-repeated="16372" table:style-name="ce14"/>
        </table:table-row>
        <table:table-row table:style-name="ro4">
          <table:table-cell office:value-type="string" table:style-name="ce15">
            <text:p>94/03</text:p>
          </table:table-cell>
          <table:table-cell office:value-type="float" office:value="27925" table:style-name="ce11">
            <text:p>27,925<text:s/></text:p>
          </table:table-cell>
          <table:table-cell office:value-type="float" office:value="2.3170000000000002" table:style-name="ce12">
            <text:p>2.317<text:s/></text:p>
          </table:table-cell>
          <table:table-cell office:value-type="float" office:value="32921" table:style-name="ce11">
            <text:p>32,921<text:s/></text:p>
          </table:table-cell>
          <table:table-cell office:value-type="float" office:value="2.383" table:style-name="ce12">
            <text:p>2.383<text:s/></text:p>
          </table:table-cell>
          <table:table-cell office:value-type="float" office:value="342592" table:style-name="ce11">
            <text:p>342,592<text:s/></text:p>
          </table:table-cell>
          <table:table-cell office:value-type="float" office:value="2.3919999999999999" table:style-name="ce12">
            <text:p>2.392<text:s/></text:p>
          </table:table-cell>
          <table:table-cell office:value-type="float" office:value="10103" table:style-name="ce11">
            <text:p>10,103<text:s/></text:p>
          </table:table-cell>
          <table:table-cell office:value-type="float" office:value="3.5590000000000002" table:style-name="ce12">
            <text:p>3.559<text:s/></text:p>
          </table:table-cell>
          <table:table-cell office:value-type="float" office:value="413541" table:style-name="ce11">
            <text:p>413,541<text:s/></text:p>
          </table:table-cell>
          <table:table-cell office:value-type="float" office:value="2.4140000000000001" table:style-name="ce12">
            <text:p>2.414<text:s/></text:p>
          </table:table-cell>
          <table:table-cell office:value-type="float" office:value="2.4529999999999998" table:style-name="ce12">
            <text:p>2.453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94/04</text:p>
          </table:table-cell>
          <table:table-cell office:value-type="float" office:value="26276" table:style-name="ce11">
            <text:p>26,276<text:s/></text:p>
          </table:table-cell>
          <table:table-cell office:value-type="float" office:value="2.2850000000000001" table:style-name="ce12">
            <text:p>2.285<text:s/></text:p>
          </table:table-cell>
          <table:table-cell office:value-type="float" office:value="19583" table:style-name="ce11">
            <text:p>19,583<text:s/></text:p>
          </table:table-cell>
          <table:table-cell office:value-type="float" office:value="2.2799999999999998" table:style-name="ce12">
            <text:p>2.280<text:s/></text:p>
          </table:table-cell>
          <table:table-cell office:value-type="float" office:value="284980" table:style-name="ce11">
            <text:p>284,980<text:s/></text:p>
          </table:table-cell>
          <table:table-cell office:value-type="float" office:value="2.3849999999999998" table:style-name="ce12">
            <text:p>2.385<text:s/></text:p>
          </table:table-cell>
          <table:table-cell office:value-type="float" office:value="11250" table:style-name="ce11">
            <text:p>11,250<text:s/></text:p>
          </table:table-cell>
          <table:table-cell office:value-type="float" office:value="3.4689999999999999" table:style-name="ce12">
            <text:p>3.469<text:s/></text:p>
          </table:table-cell>
          <table:table-cell office:value-type="float" office:value="342086" table:style-name="ce11">
            <text:p>342,086<text:s/></text:p>
          </table:table-cell>
          <table:table-cell office:value-type="float" office:value="2.407" table:style-name="ce12">
            <text:p>2.407<text:s/></text:p>
          </table:table-cell>
          <table:table-cell office:value-type="float" office:value="2.407" table:style-name="ce12">
            <text:p>2.407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94/05</text:p>
          </table:table-cell>
          <table:table-cell office:value-type="float" office:value="27887" table:style-name="ce11">
            <text:p>27,887<text:s/></text:p>
          </table:table-cell>
          <table:table-cell office:value-type="float" office:value="2.2730000000000001" table:style-name="ce12">
            <text:p>2.273<text:s/></text:p>
          </table:table-cell>
          <table:table-cell office:value-type="float" office:value="25943" table:style-name="ce11">
            <text:p>25,943<text:s/></text:p>
          </table:table-cell>
          <table:table-cell office:value-type="float" office:value="2.4239999999999999" table:style-name="ce12">
            <text:p>2.424<text:s/></text:p>
          </table:table-cell>
          <table:table-cell office:value-type="float" office:value="337186" table:style-name="ce11">
            <text:p>337,186<text:s/></text:p>
          </table:table-cell>
          <table:table-cell office:value-type="float" office:value="2.3039999999999998" table:style-name="ce12">
            <text:p>2.304<text:s/></text:p>
          </table:table-cell>
          <table:table-cell office:value-type="float" office:value="13545" table:style-name="ce11">
            <text:p>13,545<text:s/></text:p>
          </table:table-cell>
          <table:table-cell office:value-type="float" office:value="3.3969999999999998" table:style-name="ce12">
            <text:p>3.397<text:s/></text:p>
          </table:table-cell>
          <table:table-cell office:value-type="float" office:value="404560" table:style-name="ce11">
            <text:p>404,560<text:s/></text:p>
          </table:table-cell>
          <table:table-cell office:value-type="float" office:value="2.347" table:style-name="ce12">
            <text:p>2.347<text:s/></text:p>
          </table:table-cell>
          <table:table-cell office:value-type="float" office:value="2.4359999999999999" table:style-name="ce12">
            <text:p>2.436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94/06</text:p>
          </table:table-cell>
          <table:table-cell office:value-type="float" office:value="31552" table:style-name="ce11">
            <text:p>31,552<text:s/></text:p>
          </table:table-cell>
          <table:table-cell office:value-type="float" office:value="2.2879999999999998" table:style-name="ce12">
            <text:p>2.288<text:s/></text:p>
          </table:table-cell>
          <table:table-cell office:value-type="float" office:value="30169" table:style-name="ce11">
            <text:p>30,169<text:s/></text:p>
          </table:table-cell>
          <table:table-cell office:value-type="float" office:value="2.246" table:style-name="ce12">
            <text:p>2.246<text:s/></text:p>
          </table:table-cell>
          <table:table-cell office:value-type="float" office:value="431417" table:style-name="ce11">
            <text:p>431,417<text:s/></text:p>
          </table:table-cell>
          <table:table-cell office:value-type="float" office:value="2.2320000000000002" table:style-name="ce12">
            <text:p>2.232<text:s/></text:p>
          </table:table-cell>
          <table:table-cell office:value-type="float" office:value="7644" table:style-name="ce11">
            <text:p>7,644<text:s/></text:p>
          </table:table-cell>
          <table:table-cell office:value-type="float" office:value="3.57" table:style-name="ce12">
            <text:p>3.570<text:s/></text:p>
          </table:table-cell>
          <table:table-cell office:value-type="float" office:value="500781" table:style-name="ce11">
            <text:p>500,781<text:s/></text:p>
          </table:table-cell>
          <table:table-cell office:value-type="float" office:value="2.258" table:style-name="ce12">
            <text:p>2.258<text:s/></text:p>
          </table:table-cell>
          <table:table-cell office:value-type="float" office:value="2.2610000000000001" table:style-name="ce12">
            <text:p>2.261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94/07</text:p>
          </table:table-cell>
          <table:table-cell office:value-type="float" office:value="27394" table:style-name="ce11">
            <text:p>27,394<text:s/></text:p>
          </table:table-cell>
          <table:table-cell office:value-type="float" office:value="2.3029999999999999" table:style-name="ce12">
            <text:p>2.303<text:s/></text:p>
          </table:table-cell>
          <table:table-cell office:value-type="float" office:value="21452" table:style-name="ce11">
            <text:p>21,452<text:s/></text:p>
          </table:table-cell>
          <table:table-cell office:value-type="float" office:value="2.4980000000000002" table:style-name="ce12">
            <text:p>2.498<text:s/></text:p>
          </table:table-cell>
          <table:table-cell office:value-type="float" office:value="353935" table:style-name="ce11">
            <text:p>353,935<text:s/></text:p>
          </table:table-cell>
          <table:table-cell office:value-type="float" office:value="2.25" table:style-name="ce12">
            <text:p>2.250<text:s/></text:p>
          </table:table-cell>
          <table:table-cell office:value-type="float" office:value="5365" table:style-name="ce11">
            <text:p>5,365<text:s/></text:p>
          </table:table-cell>
          <table:table-cell office:value-type="float" office:value="3.9569999999999999" table:style-name="ce12">
            <text:p>3.957<text:s/></text:p>
          </table:table-cell>
          <table:table-cell office:value-type="float" office:value="408146" table:style-name="ce11">
            <text:p>408,146<text:s/></text:p>
          </table:table-cell>
          <table:table-cell office:value-type="float" office:value="2.2879999999999998" table:style-name="ce12">
            <text:p>2.288<text:s/></text:p>
          </table:table-cell>
          <table:table-cell office:value-type="float" office:value="2.2879999999999998" table:style-name="ce12">
            <text:p>2.288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94/08</text:p>
          </table:table-cell>
          <table:table-cell office:value-type="float" office:value="29128" table:style-name="ce11">
            <text:p>29,128<text:s/></text:p>
          </table:table-cell>
          <table:table-cell office:value-type="float" office:value="2.306" table:style-name="ce12">
            <text:p>2.306<text:s/></text:p>
          </table:table-cell>
          <table:table-cell office:value-type="float" office:value="17490" table:style-name="ce11">
            <text:p>17,490<text:s/></text:p>
          </table:table-cell>
          <table:table-cell office:value-type="float" office:value="2.6509999999999998" table:style-name="ce12">
            <text:p>2.651<text:s/></text:p>
          </table:table-cell>
          <table:table-cell office:value-type="float" office:value="366232" table:style-name="ce11">
            <text:p>366,232<text:s/></text:p>
          </table:table-cell>
          <table:table-cell office:value-type="float" office:value="2.3180000000000001" table:style-name="ce12">
            <text:p>2.318<text:s/></text:p>
          </table:table-cell>
          <table:table-cell office:value-type="float" office:value="6337" table:style-name="ce11">
            <text:p>6,337<text:s/></text:p>
          </table:table-cell>
          <table:table-cell office:value-type="float" office:value="3.81" table:style-name="ce12">
            <text:p>3.810<text:s/></text:p>
          </table:table-cell>
          <table:table-cell office:value-type="float" office:value="419188" table:style-name="ce11">
            <text:p>419,188<text:s/></text:p>
          </table:table-cell>
          <table:table-cell office:value-type="float" office:value="2.3530000000000002" table:style-name="ce12">
            <text:p>2.353<text:s/></text:p>
          </table:table-cell>
          <table:table-cell office:value-type="float" office:value="2.3530000000000002" table:style-name="ce12">
            <text:p>2.353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94/09</text:p>
          </table:table-cell>
          <table:table-cell office:value-type="float" office:value="25768" table:style-name="ce11">
            <text:p>25,768<text:s/></text:p>
          </table:table-cell>
          <table:table-cell office:value-type="float" office:value="2.2919999999999998" table:style-name="ce12">
            <text:p>2.292<text:s/></text:p>
          </table:table-cell>
          <table:table-cell office:value-type="float" office:value="24760" table:style-name="ce11">
            <text:p>24,760<text:s/></text:p>
          </table:table-cell>
          <table:table-cell office:value-type="float" office:value="2.4609999999999999" table:style-name="ce12">
            <text:p>2.461<text:s/></text:p>
          </table:table-cell>
          <table:table-cell office:value-type="float" office:value="422420" table:style-name="ce11">
            <text:p>422,420<text:s/></text:p>
          </table:table-cell>
          <table:table-cell office:value-type="float" office:value="2.23" table:style-name="ce12">
            <text:p>2.230<text:s/></text:p>
          </table:table-cell>
          <table:table-cell office:value-type="float" office:value="6394" table:style-name="ce11">
            <text:p>6,394<text:s/></text:p>
          </table:table-cell>
          <table:table-cell office:value-type="float" office:value="3.8119999999999998" table:style-name="ce12">
            <text:p>3.812<text:s/></text:p>
          </table:table-cell>
          <table:table-cell office:value-type="float" office:value="479340" table:style-name="ce11">
            <text:p>479,340<text:s/></text:p>
          </table:table-cell>
          <table:table-cell office:value-type="float" office:value="2.2669999999999999" table:style-name="ce12">
            <text:p>2.267<text:s/></text:p>
          </table:table-cell>
          <table:table-cell office:value-type="float" office:value="2.2669999999999999" table:style-name="ce12">
            <text:p>2.267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94/10</text:p>
          </table:table-cell>
          <table:table-cell office:value-type="float" office:value="27059" table:style-name="ce11">
            <text:p>27,059<text:s/></text:p>
          </table:table-cell>
          <table:table-cell office:value-type="float" office:value="2.3140000000000001" table:style-name="ce12">
            <text:p>2.314<text:s/></text:p>
          </table:table-cell>
          <table:table-cell office:value-type="float" office:value="19333" table:style-name="ce11">
            <text:p>19,333<text:s/></text:p>
          </table:table-cell>
          <table:table-cell office:value-type="float" office:value="2.577" table:style-name="ce12">
            <text:p>2.577<text:s/></text:p>
          </table:table-cell>
          <table:table-cell office:value-type="float" office:value="377951" table:style-name="ce11">
            <text:p>377,951<text:s/></text:p>
          </table:table-cell>
          <table:table-cell office:value-type="float" office:value="2.2759999999999998" table:style-name="ce12">
            <text:p>2.276<text:s/></text:p>
          </table:table-cell>
          <table:table-cell office:value-type="float" office:value="5946" table:style-name="ce11">
            <text:p>5,946<text:s/></text:p>
          </table:table-cell>
          <table:table-cell office:value-type="float" office:value="3.7709999999999999" table:style-name="ce12">
            <text:p>3.771<text:s/></text:p>
          </table:table-cell>
          <table:table-cell office:value-type="float" office:value="430289" table:style-name="ce11">
            <text:p>430,289<text:s/></text:p>
          </table:table-cell>
          <table:table-cell office:value-type="float" office:value="2.3109999999999999" table:style-name="ce12">
            <text:p>2.311<text:s/></text:p>
          </table:table-cell>
          <table:table-cell office:value-type="float" office:value="2.3109999999999999" table:style-name="ce12">
            <text:p>2.311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94/11</text:p>
          </table:table-cell>
          <table:table-cell office:value-type="float" office:value="31167" table:style-name="ce11">
            <text:p>31,167<text:s/></text:p>
          </table:table-cell>
          <table:table-cell office:value-type="float" office:value="2.2970000000000002" table:style-name="ce12">
            <text:p>2.297<text:s/></text:p>
          </table:table-cell>
          <table:table-cell office:value-type="float" office:value="22895" table:style-name="ce11">
            <text:p>22,895<text:s/></text:p>
          </table:table-cell>
          <table:table-cell office:value-type="float" office:value="2.6840000000000002" table:style-name="ce12">
            <text:p>2.684<text:s/></text:p>
          </table:table-cell>
          <table:table-cell office:value-type="float" office:value="421485" table:style-name="ce11">
            <text:p>421,485<text:s/></text:p>
          </table:table-cell>
          <table:table-cell office:value-type="float" office:value="2.1960000000000002" table:style-name="ce12">
            <text:p>2.196<text:s/></text:p>
          </table:table-cell>
          <table:table-cell office:value-type="float" office:value="7212" table:style-name="ce11">
            <text:p>7,212<text:s/></text:p>
          </table:table-cell>
          <table:table-cell office:value-type="float" office:value="3.669" table:style-name="ce12">
            <text:p>3.669<text:s/></text:p>
          </table:table-cell>
          <table:table-cell office:value-type="float" office:value="482760" table:style-name="ce11">
            <text:p>482,760<text:s/></text:p>
          </table:table-cell>
          <table:table-cell office:value-type="float" office:value="2.2480000000000002" table:style-name="ce12">
            <text:p>2.248<text:s/></text:p>
          </table:table-cell>
          <table:table-cell office:value-type="float" office:value="2.298" table:style-name="ce12">
            <text:p>2.298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94/12</text:p>
          </table:table-cell>
          <table:table-cell office:value-type="float" office:value="35479" table:style-name="ce11">
            <text:p>35,479<text:s/></text:p>
          </table:table-cell>
          <table:table-cell office:value-type="float" office:value="2.2679999999999998" table:style-name="ce12">
            <text:p>2.268<text:s/></text:p>
          </table:table-cell>
          <table:table-cell office:value-type="float" office:value="39165" table:style-name="ce11">
            <text:p>39,165<text:s/></text:p>
          </table:table-cell>
          <table:table-cell office:value-type="float" office:value="3.37" table:style-name="ce12">
            <text:p>3.370<text:s/></text:p>
          </table:table-cell>
          <table:table-cell office:value-type="float" office:value="567773" table:style-name="ce11">
            <text:p>567,773<text:s/></text:p>
          </table:table-cell>
          <table:table-cell office:value-type="float" office:value="2.1800000000000002" table:style-name="ce12">
            <text:p>2.180<text:s/></text:p>
          </table:table-cell>
          <table:table-cell office:value-type="float" office:value="16772" table:style-name="ce11">
            <text:p>16,772<text:s/></text:p>
          </table:table-cell>
          <table:table-cell office:value-type="float" office:value="3.3690000000000002" table:style-name="ce12">
            <text:p>3.369<text:s/></text:p>
          </table:table-cell>
          <table:table-cell office:value-type="float" office:value="659188" table:style-name="ce11">
            <text:p>659,188<text:s/></text:p>
          </table:table-cell>
          <table:table-cell office:value-type="float" office:value="2.2850000000000001" table:style-name="ce12">
            <text:p>2.285<text:s/></text:p>
          </table:table-cell>
          <table:table-cell office:value-type="float" office:value="2.3530000000000002" table:style-name="ce12">
            <text:p>2.353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95/01</text:p>
          </table:table-cell>
          <table:table-cell office:value-type="float" office:value="35073" table:style-name="ce11">
            <text:p>35,073<text:s/></text:p>
          </table:table-cell>
          <table:table-cell office:value-type="float" office:value="2.282" table:style-name="ce12">
            <text:p>2.282<text:s/></text:p>
          </table:table-cell>
          <table:table-cell office:value-type="float" office:value="35994" table:style-name="ce11">
            <text:p>35,994<text:s/></text:p>
          </table:table-cell>
          <table:table-cell office:value-type="float" office:value="2.6539999999999999" table:style-name="ce12">
            <text:p>2.654<text:s/></text:p>
          </table:table-cell>
          <table:table-cell office:value-type="float" office:value="429091" table:style-name="ce11">
            <text:p>429,091<text:s/></text:p>
          </table:table-cell>
          <table:table-cell office:value-type="float" office:value="2.2440000000000002" table:style-name="ce12">
            <text:p>2.244<text:s/></text:p>
          </table:table-cell>
          <table:table-cell office:value-type="float" office:value="6717" table:style-name="ce11">
            <text:p>6,717<text:s/></text:p>
          </table:table-cell>
          <table:table-cell office:value-type="float" office:value="3.5750000000000002" table:style-name="ce12">
            <text:p>3.575<text:s/></text:p>
          </table:table-cell>
          <table:table-cell office:value-type="float" office:value="506875" table:style-name="ce11">
            <text:p>506,875<text:s/></text:p>
          </table:table-cell>
          <table:table-cell office:value-type="float" office:value="2.294" table:style-name="ce12">
            <text:p>2.294<text:s/></text:p>
          </table:table-cell>
          <table:table-cell office:value-type="float" office:value="2.4279999999999999" table:style-name="ce12">
            <text:p>2.428<text:s/></text:p>
          </table:table-cell>
          <table:table-cell table:number-columns-repeated="16372"/>
        </table:table-row>
        <table:table-row table:style-name="ro4">
          <table:table-cell office:value-type="string" table:style-name="ce17">
            <text:p>95/02</text:p>
          </table:table-cell>
          <table:table-cell office:value-type="float" office:value="22196" table:style-name="ce11">
            <text:p>22,196<text:s/></text:p>
          </table:table-cell>
          <table:table-cell office:value-type="float" office:value="2.2869999999999999" table:style-name="ce12">
            <text:p>2.287<text:s/></text:p>
          </table:table-cell>
          <table:table-cell office:value-type="float" office:value="19100" table:style-name="ce11">
            <text:p>19,100<text:s/></text:p>
          </table:table-cell>
          <table:table-cell office:value-type="float" office:value="2.9969999999999999" table:style-name="ce12">
            <text:p>2.997<text:s/></text:p>
          </table:table-cell>
          <table:table-cell office:value-type="float" office:value="375586" table:style-name="ce11">
            <text:p>375,586<text:s/></text:p>
          </table:table-cell>
          <table:table-cell office:value-type="float" office:value="2.169" table:style-name="ce12">
            <text:p>2.169<text:s/></text:p>
          </table:table-cell>
          <table:table-cell office:value-type="float" office:value="3867" table:style-name="ce11">
            <text:p>3,867<text:s/></text:p>
          </table:table-cell>
          <table:table-cell office:value-type="float" office:value="3.4670000000000001" table:style-name="ce12">
            <text:p>3.467<text:s/></text:p>
          </table:table-cell>
          <table:table-cell office:value-type="float" office:value="420750" table:style-name="ce11">
            <text:p>420,750<text:s/></text:p>
          </table:table-cell>
          <table:table-cell office:value-type="float" office:value="2.2250000000000001" table:style-name="ce12">
            <text:p>2.225<text:s/></text:p>
          </table:table-cell>
          <table:table-cell office:value-type="float" office:value="2.286" table:style-name="ce12">
            <text:p>2.286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95/03</text:p>
          </table:table-cell>
          <table:table-cell office:value-type="float" office:value="41571" table:style-name="ce11">
            <text:p>41,571<text:s/></text:p>
          </table:table-cell>
          <table:table-cell office:value-type="float" office:value="2.2890000000000001" table:style-name="ce12">
            <text:p>2.289<text:s/></text:p>
          </table:table-cell>
          <table:table-cell office:value-type="float" office:value="27826" table:style-name="ce11">
            <text:p>27,826<text:s/></text:p>
          </table:table-cell>
          <table:table-cell office:value-type="float" office:value="2.3540000000000001" table:style-name="ce12">
            <text:p>2.354<text:s/></text:p>
          </table:table-cell>
          <table:table-cell office:value-type="float" office:value="450495" table:style-name="ce11">
            <text:p>450,495<text:s/></text:p>
          </table:table-cell>
          <table:table-cell office:value-type="float" office:value="2.286" table:style-name="ce12">
            <text:p>2.286<text:s/></text:p>
          </table:table-cell>
          <table:table-cell office:value-type="float" office:value="6187" table:style-name="ce11">
            <text:p>6,187<text:s/></text:p>
          </table:table-cell>
          <table:table-cell office:value-type="float" office:value="3.5059999999999998" table:style-name="ce12">
            <text:p>3.506<text:s/></text:p>
          </table:table-cell>
          <table:table-cell office:value-type="float" office:value="526079" table:style-name="ce11">
            <text:p>526,079<text:s/></text:p>
          </table:table-cell>
          <table:table-cell office:value-type="float" office:value="2.3039999999999998" table:style-name="ce12">
            <text:p>2.304<text:s/></text:p>
          </table:table-cell>
          <table:table-cell office:value-type="float" office:value="2.343" table:style-name="ce12">
            <text:p>2.343<text:s/></text:p>
          </table:table-cell>
          <table:table-cell table:number-columns-repeated="16372"/>
        </table:table-row>
        <table:table-row table:style-name="ro4">
          <table:table-cell office:value-type="string" table:style-name="ce17">
            <text:p>95/04</text:p>
          </table:table-cell>
          <table:table-cell office:value-type="float" office:value="35275" table:style-name="ce11">
            <text:p>35,275<text:s/></text:p>
          </table:table-cell>
          <table:table-cell office:value-type="float" office:value="2.27" table:style-name="ce12">
            <text:p>2.270<text:s/></text:p>
          </table:table-cell>
          <table:table-cell office:value-type="float" office:value="23411" table:style-name="ce11">
            <text:p>23,411<text:s/></text:p>
          </table:table-cell>
          <table:table-cell office:value-type="float" office:value="2.9079999999999999" table:style-name="ce12">
            <text:p>2.908<text:s/></text:p>
          </table:table-cell>
          <table:table-cell office:value-type="float" office:value="401225" table:style-name="ce11">
            <text:p>401,225<text:s/></text:p>
          </table:table-cell>
          <table:table-cell office:value-type="float" office:value="2.3140000000000001" table:style-name="ce12">
            <text:p>2.314<text:s/></text:p>
          </table:table-cell>
          <table:table-cell office:value-type="float" office:value="8892" table:style-name="ce11">
            <text:p>8,892<text:s/></text:p>
          </table:table-cell>
          <table:table-cell office:value-type="float" office:value="3.2450000000000001" table:style-name="ce12">
            <text:p>3.245<text:s/></text:p>
          </table:table-cell>
          <table:table-cell office:value-type="float" office:value="468804" table:style-name="ce11">
            <text:p>468,804<text:s/></text:p>
          </table:table-cell>
          <table:table-cell office:value-type="float" office:value="2.359" table:style-name="ce12">
            <text:p>2.359<text:s/></text:p>
          </table:table-cell>
          <table:table-cell office:value-type="float" office:value="2.4239999999999999" table:style-name="ce12">
            <text:p>2.424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95/05</text:p>
          </table:table-cell>
          <table:table-cell office:value-type="float" office:value="41981" table:style-name="ce11">
            <text:p>41,981<text:s/></text:p>
          </table:table-cell>
          <table:table-cell office:value-type="float" office:value="2.2530000000000001" table:style-name="ce12">
            <text:p>2.253<text:s/></text:p>
          </table:table-cell>
          <table:table-cell office:value-type="float" office:value="24745" table:style-name="ce11">
            <text:p>24,745<text:s/></text:p>
          </table:table-cell>
          <table:table-cell office:value-type="float" office:value="3.2629999999999999" table:style-name="ce12">
            <text:p>3.263<text:s/></text:p>
          </table:table-cell>
          <table:table-cell office:value-type="float" office:value="447436" table:style-name="ce11">
            <text:p>447,436<text:s/></text:p>
          </table:table-cell>
          <table:table-cell office:value-type="float" office:value="2.3540000000000001" table:style-name="ce12">
            <text:p>2.354<text:s/></text:p>
          </table:table-cell>
          <table:table-cell office:value-type="float" office:value="11449" table:style-name="ce11">
            <text:p>11,449<text:s/></text:p>
          </table:table-cell>
          <table:table-cell office:value-type="float" office:value="3.3180000000000001" table:style-name="ce12">
            <text:p>3.318<text:s/></text:p>
          </table:table-cell>
          <table:table-cell office:value-type="float" office:value="525611" table:style-name="ce11">
            <text:p>525,611<text:s/></text:p>
          </table:table-cell>
          <table:table-cell office:value-type="float" office:value="2.4089999999999998" table:style-name="ce12">
            <text:p>2.409<text:s/></text:p>
          </table:table-cell>
          <table:table-cell office:value-type="float" office:value="2.452" table:style-name="ce12">
            <text:p>2.452<text:s/></text:p>
          </table:table-cell>
          <table:table-cell table:number-columns-repeated="16372"/>
        </table:table-row>
        <table:table-row table:style-name="ro4">
          <table:table-cell office:value-type="string" table:style-name="ce17">
            <text:p>95/06</text:p>
          </table:table-cell>
          <table:table-cell office:value-type="float" office:value="46487" table:style-name="ce11">
            <text:p>46,487<text:s/></text:p>
          </table:table-cell>
          <table:table-cell office:value-type="float" office:value="2.2410000000000001" table:style-name="ce12">
            <text:p>2.241<text:s/></text:p>
          </table:table-cell>
          <table:table-cell office:value-type="float" office:value="49700" table:style-name="ce11">
            <text:p>49,700<text:s/></text:p>
          </table:table-cell>
          <table:table-cell office:value-type="float" office:value="2.4820000000000002" table:style-name="ce12">
            <text:p>2.482<text:s/></text:p>
          </table:table-cell>
          <table:table-cell office:value-type="float" office:value="507381" table:style-name="ce11">
            <text:p>507,381<text:s/></text:p>
          </table:table-cell>
          <table:table-cell office:value-type="float" office:value="2.3319999999999999" table:style-name="ce12">
            <text:p>2.332<text:s/></text:p>
          </table:table-cell>
          <table:table-cell office:value-type="float" office:value="6962" table:style-name="ce11">
            <text:p>6,962<text:s/></text:p>
          </table:table-cell>
          <table:table-cell office:value-type="float" office:value="3.1440000000000001" table:style-name="ce12">
            <text:p>3.144<text:s/></text:p>
          </table:table-cell>
          <table:table-cell office:value-type="float" office:value="610530" table:style-name="ce11">
            <text:p>610,530<text:s/></text:p>
          </table:table-cell>
          <table:table-cell office:value-type="float" office:value="2.3460000000000001" table:style-name="ce12">
            <text:p>2.346<text:s/></text:p>
          </table:table-cell>
          <table:table-cell office:value-type="float" office:value="2.3530000000000002" table:style-name="ce12">
            <text:p>2.353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95/07</text:p>
          </table:table-cell>
          <table:table-cell office:value-type="float" office:value="47489" table:style-name="ce11">
            <text:p>47,489<text:s/></text:p>
          </table:table-cell>
          <table:table-cell office:value-type="float" office:value="2.258" table:style-name="ce12">
            <text:p>2.258<text:s/></text:p>
          </table:table-cell>
          <table:table-cell office:value-type="float" office:value="55076" table:style-name="ce11">
            <text:p>55,076<text:s/></text:p>
          </table:table-cell>
          <table:table-cell office:value-type="float" office:value="2.2959999999999998" table:style-name="ce12">
            <text:p>2.296<text:s/></text:p>
          </table:table-cell>
          <table:table-cell office:value-type="float" office:value="392122" table:style-name="ce11">
            <text:p>392,122<text:s/></text:p>
          </table:table-cell>
          <table:table-cell office:value-type="float" office:value="2.4350000000000001" table:style-name="ce12">
            <text:p>2.435<text:s/></text:p>
          </table:table-cell>
          <table:table-cell office:value-type="float" office:value="5481" table:style-name="ce11">
            <text:p>5,481<text:s/></text:p>
          </table:table-cell>
          <table:table-cell office:value-type="float" office:value="3.1150000000000002" table:style-name="ce12">
            <text:p>3.115<text:s/></text:p>
          </table:table-cell>
          <table:table-cell office:value-type="float" office:value="500169" table:style-name="ce11">
            <text:p>500,169<text:s/></text:p>
          </table:table-cell>
          <table:table-cell office:value-type="float" office:value="2.411" table:style-name="ce12">
            <text:p>2.411<text:s/></text:p>
          </table:table-cell>
          <table:table-cell office:value-type="float" office:value="2.411" table:style-name="ce12">
            <text:p>2.411<text:s/></text:p>
          </table:table-cell>
          <table:table-cell table:number-columns-repeated="16372"/>
        </table:table-row>
        <table:table-row table:style-name="ro4">
          <table:table-cell office:value-type="string" table:style-name="ce17">
            <text:p>95/08</text:p>
          </table:table-cell>
          <table:table-cell office:value-type="float" office:value="44136" table:style-name="ce11">
            <text:p>44,136<text:s/></text:p>
          </table:table-cell>
          <table:table-cell office:value-type="float" office:value="2.2709999999999999" table:style-name="ce12">
            <text:p>2.271<text:s/></text:p>
          </table:table-cell>
          <table:table-cell office:value-type="float" office:value="39906" table:style-name="ce11">
            <text:p>39,906<text:s/></text:p>
          </table:table-cell>
          <table:table-cell office:value-type="float" office:value="2.5630000000000002" table:style-name="ce12">
            <text:p>2.563<text:s/></text:p>
          </table:table-cell>
          <table:table-cell office:value-type="float" office:value="458908" table:style-name="ce11">
            <text:p>458,908<text:s/></text:p>
          </table:table-cell>
          <table:table-cell office:value-type="float" office:value="2.4" table:style-name="ce12">
            <text:p>2.400<text:s/></text:p>
          </table:table-cell>
          <table:table-cell office:value-type="float" office:value="6270" table:style-name="ce11">
            <text:p>6,270<text:s/></text:p>
          </table:table-cell>
          <table:table-cell office:value-type="float" office:value="3.2669999999999999" table:style-name="ce12">
            <text:p>3.267<text:s/></text:p>
          </table:table-cell>
          <table:table-cell office:value-type="float" office:value="549220" table:style-name="ce11">
            <text:p>549,220<text:s/></text:p>
          </table:table-cell>
          <table:table-cell office:value-type="float" office:value="2.4119999999999999" table:style-name="ce12">
            <text:p>2.412<text:s/></text:p>
          </table:table-cell>
          <table:table-cell office:value-type="float" office:value="2.4159999999999999" table:style-name="ce12">
            <text:p>2.416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95/09</text:p>
          </table:table-cell>
          <table:table-cell office:value-type="float" office:value="47187" table:style-name="ce11">
            <text:p>47,187<text:s/></text:p>
          </table:table-cell>
          <table:table-cell office:value-type="float" office:value="2.2589999999999999" table:style-name="ce12">
            <text:p>2.259<text:s/></text:p>
          </table:table-cell>
          <table:table-cell office:value-type="float" office:value="25622" table:style-name="ce11">
            <text:p>25,622<text:s/></text:p>
          </table:table-cell>
          <table:table-cell office:value-type="float" office:value="2.8980000000000001" table:style-name="ce12">
            <text:p>2.898<text:s/></text:p>
          </table:table-cell>
          <table:table-cell office:value-type="float" office:value="467710" table:style-name="ce11">
            <text:p>467,710<text:s/></text:p>
          </table:table-cell>
          <table:table-cell office:value-type="float" office:value="2.35" table:style-name="ce12">
            <text:p>2.350<text:s/></text:p>
          </table:table-cell>
          <table:table-cell office:value-type="float" office:value="5674" table:style-name="ce11">
            <text:p>5,674<text:s/></text:p>
          </table:table-cell>
          <table:table-cell office:value-type="float" office:value="3.2679999999999998" table:style-name="ce12">
            <text:p>3.268<text:s/></text:p>
          </table:table-cell>
          <table:table-cell office:value-type="float" office:value="546193" table:style-name="ce11">
            <text:p>546,193<text:s/></text:p>
          </table:table-cell>
          <table:table-cell office:value-type="float" office:value="2.3780000000000001" table:style-name="ce12">
            <text:p>2.378<text:s/></text:p>
          </table:table-cell>
          <table:table-cell office:value-type="float" office:value="2.4020000000000001" table:style-name="ce12">
            <text:p>2.402<text:s/></text:p>
          </table:table-cell>
          <table:table-cell table:number-columns-repeated="16372"/>
        </table:table-row>
        <table:table-row table:style-name="ro4">
          <table:table-cell office:value-type="string" table:style-name="ce17">
            <text:p>95/10</text:p>
          </table:table-cell>
          <table:table-cell office:value-type="float" office:value="45685" table:style-name="ce11">
            <text:p>45,685<text:s/></text:p>
          </table:table-cell>
          <table:table-cell office:value-type="float" office:value="2.2639999999999998" table:style-name="ce12">
            <text:p>2.264<text:s/></text:p>
          </table:table-cell>
          <table:table-cell office:value-type="float" office:value="28534" table:style-name="ce11">
            <text:p>28,534<text:s/></text:p>
          </table:table-cell>
          <table:table-cell office:value-type="float" office:value="2.875" table:style-name="ce12">
            <text:p>2.875<text:s/></text:p>
          </table:table-cell>
          <table:table-cell office:value-type="float" office:value="448395" table:style-name="ce11">
            <text:p>448,395<text:s/></text:p>
          </table:table-cell>
          <table:table-cell office:value-type="float" office:value="2.4180000000000001" table:style-name="ce12">
            <text:p>2.418<text:s/></text:p>
          </table:table-cell>
          <table:table-cell office:value-type="float" office:value="5733" table:style-name="ce11">
            <text:p>5,733<text:s/></text:p>
          </table:table-cell>
          <table:table-cell office:value-type="float" office:value="3.2890000000000001" table:style-name="ce12">
            <text:p>3.289<text:s/></text:p>
          </table:table-cell>
          <table:table-cell office:value-type="float" office:value="528346" table:style-name="ce11">
            <text:p>528,346<text:s/></text:p>
          </table:table-cell>
          <table:table-cell office:value-type="float" office:value="2.4380000000000002" table:style-name="ce12">
            <text:p>2.438<text:s/></text:p>
          </table:table-cell>
          <table:table-cell office:value-type="float" office:value="2.4380000000000002" table:style-name="ce12">
            <text:p>2.438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95/11</text:p>
          </table:table-cell>
          <table:table-cell office:value-type="float" office:value="50444" table:style-name="ce11">
            <text:p>50,444<text:s/></text:p>
          </table:table-cell>
          <table:table-cell office:value-type="float" office:value="2.2639999999999998" table:style-name="ce12">
            <text:p>2.264<text:s/></text:p>
          </table:table-cell>
          <table:table-cell office:value-type="float" office:value="22646" table:style-name="ce11">
            <text:p>22,646<text:s/></text:p>
          </table:table-cell>
          <table:table-cell office:value-type="float" office:value="2.831" table:style-name="ce12">
            <text:p>2.831<text:s/></text:p>
          </table:table-cell>
          <table:table-cell office:value-type="float" office:value="506704" table:style-name="ce11">
            <text:p>506,704<text:s/></text:p>
          </table:table-cell>
          <table:table-cell office:value-type="float" office:value="2.4300000000000002" table:style-name="ce12">
            <text:p>2.430<text:s/></text:p>
          </table:table-cell>
          <table:table-cell office:value-type="float" office:value="10402" table:style-name="ce11">
            <text:p>10,402<text:s/></text:p>
          </table:table-cell>
          <table:table-cell office:value-type="float" office:value="3.3519999999999999" table:style-name="ce12">
            <text:p>3.352<text:s/></text:p>
          </table:table-cell>
          <table:table-cell office:value-type="float" office:value="590196" table:style-name="ce11">
            <text:p>590,196<text:s/></text:p>
          </table:table-cell>
          <table:table-cell office:value-type="float" office:value="2.448" table:style-name="ce12">
            <text:p>2.448<text:s/></text:p>
          </table:table-cell>
          <table:table-cell office:value-type="float" office:value="2.5009999999999999" table:style-name="ce12">
            <text:p>2.501<text:s/></text:p>
          </table:table-cell>
          <table:table-cell table:number-columns-repeated="16372"/>
        </table:table-row>
        <table:table-row table:style-name="ro4">
          <table:table-cell office:value-type="string" table:style-name="ce17">
            <text:p>95/12</text:p>
          </table:table-cell>
          <table:table-cell office:value-type="float" office:value="56964" table:style-name="ce11">
            <text:p>56,964<text:s/></text:p>
          </table:table-cell>
          <table:table-cell office:value-type="float" office:value="2.2810000000000001" table:style-name="ce12">
            <text:p>2.281<text:s/></text:p>
          </table:table-cell>
          <table:table-cell office:value-type="float" office:value="28973" table:style-name="ce11">
            <text:p>28,973<text:s/></text:p>
          </table:table-cell>
          <table:table-cell office:value-type="float" office:value="2.8820000000000001" table:style-name="ce12">
            <text:p>2.882<text:s/></text:p>
          </table:table-cell>
          <table:table-cell office:value-type="float" office:value="617932" table:style-name="ce11">
            <text:p>617,932<text:s/></text:p>
          </table:table-cell>
          <table:table-cell office:value-type="float" office:value="2.3330000000000002" table:style-name="ce12">
            <text:p>2.333<text:s/></text:p>
          </table:table-cell>
          <table:table-cell office:value-type="float" office:value="16384" table:style-name="ce11">
            <text:p>16,384<text:s/></text:p>
          </table:table-cell>
          <table:table-cell office:value-type="float" office:value="3.36" table:style-name="ce12">
            <text:p>3.360<text:s/></text:p>
          </table:table-cell>
          <table:table-cell office:value-type="float" office:value="720253" table:style-name="ce11">
            <text:p>720,253<text:s/></text:p>
          </table:table-cell>
          <table:table-cell office:value-type="float" office:value="2.3740000000000001" table:style-name="ce12">
            <text:p>2.374<text:s/></text:p>
          </table:table-cell>
          <table:table-cell office:value-type="float" office:value="2.4220000000000002" table:style-name="ce12">
            <text:p>2.422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96/01</text:p>
          </table:table-cell>
          <table:table-cell office:value-type="float" office:value="54706" table:style-name="ce11">
            <text:p>54,706<text:s/></text:p>
          </table:table-cell>
          <table:table-cell office:value-type="float" office:value="2.2970000000000002" table:style-name="ce12">
            <text:p>2.297<text:s/></text:p>
          </table:table-cell>
          <table:table-cell office:value-type="float" office:value="16939" table:style-name="ce11">
            <text:p>16,939<text:s/></text:p>
          </table:table-cell>
          <table:table-cell office:value-type="float" office:value="2.7770000000000001" table:style-name="ce12">
            <text:p>2.777<text:s/></text:p>
          </table:table-cell>
          <table:table-cell office:value-type="float" office:value="560851" table:style-name="ce11">
            <text:p>560,851<text:s/></text:p>
          </table:table-cell>
          <table:table-cell office:value-type="float" office:value="2.3279999999999998" table:style-name="ce12">
            <text:p>2.328<text:s/></text:p>
          </table:table-cell>
          <table:table-cell office:value-type="float" office:value="8007" table:style-name="ce11">
            <text:p>8,007<text:s/></text:p>
          </table:table-cell>
          <table:table-cell office:value-type="float" office:value="3.3170000000000002" table:style-name="ce12">
            <text:p>3.317<text:s/></text:p>
          </table:table-cell>
          <table:table-cell office:value-type="float" office:value="640503" table:style-name="ce11">
            <text:p>640,503<text:s/></text:p>
          </table:table-cell>
          <table:table-cell office:value-type="float" office:value="2.3490000000000002" table:style-name="ce12">
            <text:p>2.349<text:s/></text:p>
          </table:table-cell>
          <table:table-cell office:value-type="float" office:value="2.4279999999999999" table:style-name="ce12">
            <text:p>2.428<text:s/></text:p>
          </table:table-cell>
          <table:table-cell table:number-columns-repeated="16372"/>
        </table:table-row>
        <table:table-row table:style-name="ro4">
          <table:table-cell office:value-type="string" table:style-name="ce17">
            <text:p>96/02</text:p>
          </table:table-cell>
          <table:table-cell office:value-type="float" office:value="37843" table:style-name="ce11">
            <text:p>37,843<text:s/></text:p>
          </table:table-cell>
          <table:table-cell office:value-type="float" office:value="2.2869999999999999" table:style-name="ce12">
            <text:p>2.287<text:s/></text:p>
          </table:table-cell>
          <table:table-cell office:value-type="float" office:value="25343" table:style-name="ce11">
            <text:p>25,343<text:s/></text:p>
          </table:table-cell>
          <table:table-cell office:value-type="float" office:value="2.597" table:style-name="ce12">
            <text:p>2.597<text:s/></text:p>
          </table:table-cell>
          <table:table-cell office:value-type="float" office:value="381328" table:style-name="ce11">
            <text:p>381,328<text:s/></text:p>
          </table:table-cell>
          <table:table-cell office:value-type="float" office:value="2.4239999999999999" table:style-name="ce12">
            <text:p>2.424<text:s/></text:p>
          </table:table-cell>
          <table:table-cell office:value-type="float" office:value="4188" table:style-name="ce11">
            <text:p>4,188<text:s/></text:p>
          </table:table-cell>
          <table:table-cell office:value-type="float" office:value="3.448" table:style-name="ce12">
            <text:p>3.448<text:s/></text:p>
          </table:table-cell>
          <table:table-cell office:value-type="float" office:value="448701" table:style-name="ce11">
            <text:p>448,701<text:s/></text:p>
          </table:table-cell>
          <table:table-cell office:value-type="float" office:value="2.4329999999999998" table:style-name="ce12">
            <text:p>2.433<text:s/></text:p>
          </table:table-cell>
          <table:table-cell office:value-type="float" office:value="2.4889999999999999" table:style-name="ce12">
            <text:p>2.489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96/03</text:p>
          </table:table-cell>
          <table:table-cell office:value-type="float" office:value="52506" table:style-name="ce11">
            <text:p>52,506<text:s/></text:p>
          </table:table-cell>
          <table:table-cell office:value-type="float" office:value="2.3010000000000002" table:style-name="ce12">
            <text:p>2.301<text:s/></text:p>
          </table:table-cell>
          <table:table-cell office:value-type="float" office:value="19888" table:style-name="ce11">
            <text:p>19,888<text:s/></text:p>
          </table:table-cell>
          <table:table-cell office:value-type="float" office:value="2.9169999999999998" table:style-name="ce12">
            <text:p>2.917<text:s/></text:p>
          </table:table-cell>
          <table:table-cell office:value-type="float" office:value="489998" table:style-name="ce11">
            <text:p>489,998<text:s/></text:p>
          </table:table-cell>
          <table:table-cell office:value-type="float" office:value="2.4550000000000001" table:style-name="ce12">
            <text:p>2.455<text:s/></text:p>
          </table:table-cell>
          <table:table-cell office:value-type="float" office:value="6131" table:style-name="ce11">
            <text:p>6,131<text:s/></text:p>
          </table:table-cell>
          <table:table-cell office:value-type="float" office:value="3.448" table:style-name="ce12">
            <text:p>3.448<text:s/></text:p>
          </table:table-cell>
          <table:table-cell office:value-type="float" office:value="568523" table:style-name="ce11">
            <text:p>568,523<text:s/></text:p>
          </table:table-cell>
          <table:table-cell office:value-type="float" office:value="2.468" table:style-name="ce12">
            <text:p>2.468<text:s/></text:p>
          </table:table-cell>
          <table:table-cell office:value-type="float" office:value="2.472" table:style-name="ce12">
            <text:p>2.472<text:s/></text:p>
          </table:table-cell>
          <table:table-cell table:number-columns-repeated="16372"/>
        </table:table-row>
        <table:table-row table:style-name="ro4">
          <table:table-cell office:value-type="string" table:style-name="ce17">
            <text:p>96/04</text:p>
          </table:table-cell>
          <table:table-cell office:value-type="float" office:value="48072" table:style-name="ce11">
            <text:p>48,072<text:s/></text:p>
          </table:table-cell>
          <table:table-cell office:value-type="float" office:value="2.3340000000000001" table:style-name="ce12">
            <text:p>2.334<text:s/></text:p>
          </table:table-cell>
          <table:table-cell office:value-type="float" office:value="16731" table:style-name="ce11">
            <text:p>16,731<text:s/></text:p>
          </table:table-cell>
          <table:table-cell office:value-type="float" office:value="2.9039999999999999" table:style-name="ce12">
            <text:p>2.904<text:s/></text:p>
          </table:table-cell>
          <table:table-cell office:value-type="float" office:value="396016" table:style-name="ce11">
            <text:p>396,016<text:s/></text:p>
          </table:table-cell>
          <table:table-cell office:value-type="float" office:value="2.5779999999999998" table:style-name="ce12">
            <text:p>2.578<text:s/></text:p>
          </table:table-cell>
          <table:table-cell office:value-type="float" office:value="10052" table:style-name="ce11">
            <text:p>10,052<text:s/></text:p>
          </table:table-cell>
          <table:table-cell office:value-type="float" office:value="3.4889999999999999" table:style-name="ce12">
            <text:p>3.489<text:s/></text:p>
          </table:table-cell>
          <table:table-cell office:value-type="float" office:value="470871" table:style-name="ce11">
            <text:p>470,871<text:s/></text:p>
          </table:table-cell>
          <table:table-cell office:value-type="float" office:value="2.585" table:style-name="ce12">
            <text:p>2.585<text:s/></text:p>
          </table:table-cell>
          <table:table-cell office:value-type="float" office:value="2.585" table:style-name="ce12">
            <text:p>2.585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96/05</text:p>
          </table:table-cell>
          <table:table-cell office:value-type="float" office:value="52668" table:style-name="ce11">
            <text:p>52,668<text:s/></text:p>
          </table:table-cell>
          <table:table-cell office:value-type="float" office:value="2.347" table:style-name="ce12">
            <text:p>2.347<text:s/></text:p>
          </table:table-cell>
          <table:table-cell office:value-type="float" office:value="20604" table:style-name="ce11">
            <text:p>20,604<text:s/></text:p>
          </table:table-cell>
          <table:table-cell office:value-type="float" office:value="2.8820000000000001" table:style-name="ce12">
            <text:p>2.882<text:s/></text:p>
          </table:table-cell>
          <table:table-cell office:value-type="float" office:value="524108" table:style-name="ce11">
            <text:p>524,108<text:s/></text:p>
          </table:table-cell>
          <table:table-cell office:value-type="float" office:value="2.5259999999999998" table:style-name="ce12">
            <text:p>2.526<text:s/></text:p>
          </table:table-cell>
          <table:table-cell office:value-type="float" office:value="13559" table:style-name="ce11">
            <text:p>13,559<text:s/></text:p>
          </table:table-cell>
          <table:table-cell office:value-type="float" office:value="3.4940000000000002" table:style-name="ce12">
            <text:p>3.494<text:s/></text:p>
          </table:table-cell>
          <table:table-cell office:value-type="float" office:value="610939" table:style-name="ce11">
            <text:p>610,939<text:s/></text:p>
          </table:table-cell>
          <table:table-cell office:value-type="float" office:value="2.544" table:style-name="ce12">
            <text:p>2.544<text:s/></text:p>
          </table:table-cell>
          <table:table-cell office:value-type="float" office:value="2.556" table:style-name="ce12">
            <text:p>2.556<text:s/></text:p>
          </table:table-cell>
          <table:table-cell table:number-columns-repeated="16372"/>
        </table:table-row>
        <table:table-row table:style-name="ro4">
          <table:table-cell office:value-type="string" table:style-name="ce17">
            <text:p>96/06</text:p>
          </table:table-cell>
          <table:table-cell office:value-type="float" office:value="41451" table:style-name="ce11">
            <text:p>41,451<text:s/></text:p>
          </table:table-cell>
          <table:table-cell office:value-type="float" office:value="2.4060000000000001" table:style-name="ce12">
            <text:p>2.406<text:s/></text:p>
          </table:table-cell>
          <table:table-cell office:value-type="float" office:value="23047" table:style-name="ce11">
            <text:p>23,047<text:s/></text:p>
          </table:table-cell>
          <table:table-cell office:value-type="float" office:value="3.319" table:style-name="ce12">
            <text:p>3.319<text:s/></text:p>
          </table:table-cell>
          <table:table-cell office:value-type="float" office:value="531156" table:style-name="ce11">
            <text:p>531,156<text:s/></text:p>
          </table:table-cell>
          <table:table-cell office:value-type="float" office:value="2.972" table:style-name="ce12">
            <text:p>2.972<text:s/></text:p>
          </table:table-cell>
          <table:table-cell office:value-type="float" office:value="8978" table:style-name="ce11">
            <text:p>8,978<text:s/></text:p>
          </table:table-cell>
          <table:table-cell office:value-type="float" office:value="3.1989999999999998" table:style-name="ce12">
            <text:p>3.199<text:s/></text:p>
          </table:table-cell>
          <table:table-cell office:value-type="float" office:value="604632" table:style-name="ce11">
            <text:p>604,632<text:s/></text:p>
          </table:table-cell>
          <table:table-cell office:value-type="float" office:value="2.95" table:style-name="ce12">
            <text:p>2.950<text:s/></text:p>
          </table:table-cell>
          <table:table-cell office:value-type="float" office:value="2.9580000000000002" table:style-name="ce12">
            <text:p>2.958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96/07</text:p>
          </table:table-cell>
          <table:table-cell office:value-type="float" office:value="40298" table:style-name="ce11">
            <text:p>40,298<text:s/></text:p>
          </table:table-cell>
          <table:table-cell office:value-type="float" office:value="2.4689999999999999" table:style-name="ce12">
            <text:p>2.469<text:s/></text:p>
          </table:table-cell>
          <table:table-cell office:value-type="float" office:value="40557" table:style-name="ce11">
            <text:p>40,557<text:s/></text:p>
          </table:table-cell>
          <table:table-cell office:value-type="float" office:value="2.972" table:style-name="ce12">
            <text:p>2.972<text:s/></text:p>
          </table:table-cell>
          <table:table-cell office:value-type="float" office:value="577670" table:style-name="ce11">
            <text:p>577,670<text:s/></text:p>
          </table:table-cell>
          <table:table-cell office:value-type="float" office:value="2.774" table:style-name="ce12">
            <text:p>2.774<text:s/></text:p>
          </table:table-cell>
          <table:table-cell office:value-type="float" office:value="7449" table:style-name="ce11">
            <text:p>7,449<text:s/></text:p>
          </table:table-cell>
          <table:table-cell office:value-type="float" office:value="3.3620000000000001" table:style-name="ce12">
            <text:p>3.362<text:s/></text:p>
          </table:table-cell>
          <table:table-cell office:value-type="float" office:value="665975" table:style-name="ce11">
            <text:p>665,975<text:s/></text:p>
          </table:table-cell>
          <table:table-cell office:value-type="float" office:value="2.774" table:style-name="ce12">
            <text:p>2.774<text:s/></text:p>
          </table:table-cell>
          <table:table-cell office:value-type="float" office:value="2.7770000000000001" table:style-name="ce12">
            <text:p>2.777<text:s/></text:p>
          </table:table-cell>
          <table:table-cell table:number-columns-repeated="16372" table:style-name="ce2"/>
        </table:table-row>
        <table:table-row table:style-name="ro4">
          <table:table-cell office:value-type="string" table:style-name="ce17">
            <text:p>96/08</text:p>
          </table:table-cell>
          <table:table-cell office:value-type="float" office:value="35074" table:style-name="ce11">
            <text:p>35,074<text:s/></text:p>
          </table:table-cell>
          <table:table-cell office:value-type="float" office:value="2.5640000000000001" table:style-name="ce12">
            <text:p>2.564<text:s/></text:p>
          </table:table-cell>
          <table:table-cell office:value-type="float" office:value="26449" table:style-name="ce11">
            <text:p>26,449<text:s/></text:p>
          </table:table-cell>
          <table:table-cell office:value-type="float" office:value="3.2280000000000002" table:style-name="ce12">
            <text:p>3.228<text:s/></text:p>
          </table:table-cell>
          <table:table-cell office:value-type="float" office:value="549067" table:style-name="ce11">
            <text:p>549,067<text:s/></text:p>
          </table:table-cell>
          <table:table-cell office:value-type="float" office:value="2.7879999999999998" table:style-name="ce12">
            <text:p>2.788<text:s/></text:p>
          </table:table-cell>
          <table:table-cell office:value-type="float" office:value="6906" table:style-name="ce11">
            <text:p>6,906<text:s/></text:p>
          </table:table-cell>
          <table:table-cell office:value-type="float" office:value="3.3769999999999998" table:style-name="ce12">
            <text:p>3.377<text:s/></text:p>
          </table:table-cell>
          <table:table-cell office:value-type="float" office:value="617495" table:style-name="ce11">
            <text:p>617,495<text:s/></text:p>
          </table:table-cell>
          <table:table-cell office:value-type="float" office:value="2.8" table:style-name="ce12">
            <text:p>2.800<text:s/></text:p>
          </table:table-cell>
          <table:table-cell office:value-type="float" office:value="2.8" table:style-name="ce12">
            <text:p>2.800<text:s/></text:p>
          </table:table-cell>
          <table:table-cell table:number-columns-repeated="16372" table:style-name="ce2"/>
        </table:table-row>
        <table:table-row table:style-name="ro4">
          <table:table-cell office:value-type="string" table:style-name="ce15">
            <text:p>96/09</text:p>
          </table:table-cell>
          <table:table-cell office:value-type="float" office:value="27492" table:style-name="ce11">
            <text:p>27,492<text:s/></text:p>
          </table:table-cell>
          <table:table-cell office:value-type="float" office:value="2.6120000000000001" table:style-name="ce12">
            <text:p>2.612<text:s/></text:p>
          </table:table-cell>
          <table:table-cell office:value-type="float" office:value="22851" table:style-name="ce11">
            <text:p>22,851<text:s/></text:p>
          </table:table-cell>
          <table:table-cell office:value-type="float" office:value="3.2309999999999999" table:style-name="ce12">
            <text:p>3.231<text:s/></text:p>
          </table:table-cell>
          <table:table-cell office:value-type="float" office:value="536435" table:style-name="ce11">
            <text:p>536,435<text:s/></text:p>
          </table:table-cell>
          <table:table-cell office:value-type="float" office:value="2.7749999999999999" table:style-name="ce12">
            <text:p>2.775<text:s/></text:p>
          </table:table-cell>
          <table:table-cell office:value-type="float" office:value="4784" table:style-name="ce11">
            <text:p>4,784<text:s/></text:p>
          </table:table-cell>
          <table:table-cell office:value-type="float" office:value="3.6429999999999998" table:style-name="ce12">
            <text:p>3.643<text:s/></text:p>
          </table:table-cell>
          <table:table-cell office:value-type="float" office:value="591562" table:style-name="ce11">
            <text:p>591,562<text:s/></text:p>
          </table:table-cell>
          <table:table-cell office:value-type="float" office:value="2.7930000000000001" table:style-name="ce12">
            <text:p>2.793<text:s/></text:p>
          </table:table-cell>
          <table:table-cell office:value-type="float" office:value="2.8109999999999999" table:style-name="ce12">
            <text:p>2.811<text:s/></text:p>
          </table:table-cell>
          <table:table-cell table:number-columns-repeated="16372" table:style-name="ce2"/>
        </table:table-row>
        <table:table-row table:style-name="ro4">
          <table:table-cell office:value-type="string" table:style-name="ce17">
            <text:p>96/10</text:p>
          </table:table-cell>
          <table:table-cell office:value-type="float" office:value="29624" table:style-name="ce11">
            <text:p>29,624<text:s/></text:p>
          </table:table-cell>
          <table:table-cell office:value-type="float" office:value="2.64" table:style-name="ce12">
            <text:p>2.640<text:s/></text:p>
          </table:table-cell>
          <table:table-cell office:value-type="float" office:value="24701" table:style-name="ce11">
            <text:p>24,701<text:s/></text:p>
          </table:table-cell>
          <table:table-cell office:value-type="float" office:value="3.2810000000000001" table:style-name="ce12">
            <text:p>3.281<text:s/></text:p>
          </table:table-cell>
          <table:table-cell office:value-type="float" office:value="579805" table:style-name="ce11">
            <text:p>579,805<text:s/></text:p>
          </table:table-cell>
          <table:table-cell office:value-type="float" office:value="2.8159999999999998" table:style-name="ce12">
            <text:p>2.816<text:s/></text:p>
          </table:table-cell>
          <table:table-cell office:value-type="float" office:value="6087" table:style-name="ce11">
            <text:p>6,087<text:s/></text:p>
          </table:table-cell>
          <table:table-cell office:value-type="float" office:value="3.6349999999999998" table:style-name="ce12">
            <text:p>3.635<text:s/></text:p>
          </table:table-cell>
          <table:table-cell office:value-type="float" office:value="640217" table:style-name="ce11">
            <text:p>640,217<text:s/></text:p>
          </table:table-cell>
          <table:table-cell office:value-type="float" office:value="2.8330000000000002" table:style-name="ce12">
            <text:p>2.833<text:s/></text:p>
          </table:table-cell>
          <table:table-cell office:value-type="float" office:value="2.8330000000000002" table:style-name="ce12">
            <text:p>2.833<text:s/></text:p>
          </table:table-cell>
          <table:table-cell table:number-columns-repeated="16372" table:style-name="ce2"/>
        </table:table-row>
        <table:table-row table:style-name="ro4">
          <table:table-cell office:value-type="string" table:style-name="ce15">
            <text:p>96/11</text:p>
          </table:table-cell>
          <table:table-cell office:value-type="float" office:value="35392" table:style-name="ce11">
            <text:p>35,392<text:s/></text:p>
          </table:table-cell>
          <table:table-cell office:value-type="float" office:value="2.6190000000000002" table:style-name="ce12">
            <text:p>2.619<text:s/></text:p>
          </table:table-cell>
          <table:table-cell office:value-type="float" office:value="22167" table:style-name="ce11">
            <text:p>22,167<text:s/></text:p>
          </table:table-cell>
          <table:table-cell office:value-type="float" office:value="3.258" table:style-name="ce12">
            <text:p>3.258<text:s/></text:p>
          </table:table-cell>
          <table:table-cell office:value-type="float" office:value="611761" table:style-name="ce11">
            <text:p>611,761<text:s/></text:p>
          </table:table-cell>
          <table:table-cell office:value-type="float" office:value="2.77" table:style-name="ce12">
            <text:p>2.770<text:s/></text:p>
          </table:table-cell>
          <table:table-cell office:value-type="float" office:value="11705" table:style-name="ce11">
            <text:p>11,705<text:s/></text:p>
          </table:table-cell>
          <table:table-cell office:value-type="float" office:value="3.5840000000000001" table:style-name="ce12">
            <text:p>3.584<text:s/></text:p>
          </table:table-cell>
          <table:table-cell office:value-type="float" office:value="681025" table:style-name="ce11">
            <text:p>681,025<text:s/></text:p>
          </table:table-cell>
          <table:table-cell office:value-type="float" office:value="2.7989999999999999" table:style-name="ce12">
            <text:p>2.799<text:s/></text:p>
          </table:table-cell>
          <table:table-cell office:value-type="float" office:value="2.8559999999999999" table:style-name="ce12">
            <text:p>2.856<text:s/></text:p>
          </table:table-cell>
          <table:table-cell table:number-columns-repeated="16372" table:style-name="ce2"/>
        </table:table-row>
        <table:table-row table:style-name="ro4">
          <table:table-cell office:value-type="string" table:style-name="ce17">
            <text:p>96/12</text:p>
          </table:table-cell>
          <table:table-cell office:value-type="float" office:value="39425" table:style-name="ce11">
            <text:p>39,425<text:s/></text:p>
          </table:table-cell>
          <table:table-cell office:value-type="float" office:value="2.621" table:style-name="ce12">
            <text:p>2.621<text:s/></text:p>
          </table:table-cell>
          <table:table-cell office:value-type="float" office:value="49311" table:style-name="ce11">
            <text:p>49,311<text:s/></text:p>
          </table:table-cell>
          <table:table-cell office:value-type="float" office:value="3.1040000000000001" table:style-name="ce12">
            <text:p>3.104<text:s/></text:p>
          </table:table-cell>
          <table:table-cell office:value-type="float" office:value="752868" table:style-name="ce11">
            <text:p>752,868<text:s/></text:p>
          </table:table-cell>
          <table:table-cell office:value-type="float" office:value="2.831" table:style-name="ce12">
            <text:p>2.831<text:s/></text:p>
          </table:table-cell>
          <table:table-cell office:value-type="float" office:value="13508" table:style-name="ce11">
            <text:p>13,508<text:s/></text:p>
          </table:table-cell>
          <table:table-cell office:value-type="float" office:value="3.5019999999999998" table:style-name="ce12">
            <text:p>3.502<text:s/></text:p>
          </table:table-cell>
          <table:table-cell office:value-type="float" office:value="855112" table:style-name="ce11">
            <text:p>855,112<text:s/></text:p>
          </table:table-cell>
          <table:table-cell office:value-type="float" office:value="2.847" table:style-name="ce12">
            <text:p>2.847<text:s/></text:p>
          </table:table-cell>
          <table:table-cell office:value-type="float" office:value="2.9049999999999998" table:style-name="ce12">
            <text:p>2.905<text:s/></text:p>
          </table:table-cell>
          <table:table-cell table:number-columns-repeated="16372" table:style-name="ce2"/>
        </table:table-row>
        <table:table-row table:style-name="ro4">
          <table:table-cell office:value-type="string" table:style-name="ce15">
            <text:p>97/01</text:p>
          </table:table-cell>
          <table:table-cell office:value-type="float" office:value="36919" table:style-name="ce11">
            <text:p>36,919<text:s/></text:p>
          </table:table-cell>
          <table:table-cell office:value-type="float" office:value="2.702" table:style-name="ce12">
            <text:p>2.702<text:s/></text:p>
          </table:table-cell>
          <table:table-cell office:value-type="float" office:value="52216" table:style-name="ce11">
            <text:p>52,216<text:s/></text:p>
          </table:table-cell>
          <table:table-cell office:value-type="float" office:value="2.8039999999999998" table:style-name="ce12">
            <text:p>2.804<text:s/></text:p>
          </table:table-cell>
          <table:table-cell office:value-type="float" office:value="666475" table:style-name="ce11">
            <text:p>666,475<text:s/></text:p>
          </table:table-cell>
          <table:table-cell office:value-type="float" office:value="2.83" table:style-name="ce12">
            <text:p>2.830<text:s/></text:p>
          </table:table-cell>
          <table:table-cell office:value-type="float" office:value="6985" table:style-name="ce11">
            <text:p>6,985<text:s/></text:p>
          </table:table-cell>
          <table:table-cell office:value-type="float" office:value="3.5409999999999999" table:style-name="ce12">
            <text:p>3.541<text:s/></text:p>
          </table:table-cell>
          <table:table-cell office:value-type="float" office:value="762594" table:style-name="ce11">
            <text:p>762,594<text:s/></text:p>
          </table:table-cell>
          <table:table-cell office:value-type="float" office:value="2.8290000000000002" table:style-name="ce12">
            <text:p>2.829<text:s/></text:p>
          </table:table-cell>
          <table:table-cell office:value-type="float" office:value="2.863" table:style-name="ce12">
            <text:p>2.863<text:s/></text:p>
          </table:table-cell>
          <table:table-cell table:number-columns-repeated="16372" table:style-name="ce2"/>
        </table:table-row>
        <table:table-row table:style-name="ro4">
          <table:table-cell office:value-type="string" table:style-name="ce17">
            <text:p>97/02</text:p>
          </table:table-cell>
          <table:table-cell office:value-type="float" office:value="21187" table:style-name="ce11">
            <text:p>21,187<text:s/></text:p>
          </table:table-cell>
          <table:table-cell office:value-type="float" office:value="2.7349999999999999" table:style-name="ce12">
            <text:p>2.735<text:s/></text:p>
          </table:table-cell>
          <table:table-cell office:value-type="float" office:value="17996" table:style-name="ce11">
            <text:p>17,996<text:s/></text:p>
          </table:table-cell>
          <table:table-cell office:value-type="float" office:value="3.226" table:style-name="ce12">
            <text:p>3.226<text:s/></text:p>
          </table:table-cell>
          <table:table-cell office:value-type="float" office:value="511349" table:style-name="ce11">
            <text:p>511,349<text:s/></text:p>
          </table:table-cell>
          <table:table-cell office:value-type="float" office:value="2.8359999999999999" table:style-name="ce12">
            <text:p>2.836<text:s/></text:p>
          </table:table-cell>
          <table:table-cell office:value-type="float" office:value="4476" table:style-name="ce11">
            <text:p>4,476<text:s/></text:p>
          </table:table-cell>
          <table:table-cell office:value-type="float" office:value="3.4950000000000001" table:style-name="ce12">
            <text:p>3.495<text:s/></text:p>
          </table:table-cell>
          <table:table-cell office:value-type="float" office:value="555008" table:style-name="ce11">
            <text:p>555,008<text:s/></text:p>
          </table:table-cell>
          <table:table-cell office:value-type="float" office:value="2.85" table:style-name="ce12">
            <text:p>2.850<text:s/></text:p>
          </table:table-cell>
          <table:table-cell office:value-type="float" office:value="2.87" table:style-name="ce12">
            <text:p>2.870<text:s/></text:p>
          </table:table-cell>
          <table:table-cell table:style-name="ce2"/>
          <table:table-cell office:value-type="string" table:style-name="ce2">
            <text:p><text:s/></text:p>
          </table:table-cell>
          <table:table-cell table:number-columns-repeated="16370"/>
        </table:table-row>
        <table:table-row table:style-name="ro4">
          <table:table-cell office:value-type="string" table:style-name="ce15">
            <text:p>97/03</text:p>
          </table:table-cell>
          <table:table-cell office:value-type="float" office:value="34163" table:style-name="ce11">
            <text:p>34,163<text:s/></text:p>
          </table:table-cell>
          <table:table-cell office:value-type="float" office:value="2.758" table:style-name="ce12">
            <text:p>2.758<text:s/></text:p>
          </table:table-cell>
          <table:table-cell office:value-type="float" office:value="23082" table:style-name="ce11">
            <text:p>23,082<text:s/></text:p>
          </table:table-cell>
          <table:table-cell office:value-type="float" office:value="3.3180000000000001" table:style-name="ce12">
            <text:p>3.318<text:s/></text:p>
          </table:table-cell>
          <table:table-cell office:value-type="float" office:value="634310" table:style-name="ce11">
            <text:p>634,310<text:s/></text:p>
          </table:table-cell>
          <table:table-cell office:value-type="float" office:value="2.8250000000000002" table:style-name="ce12">
            <text:p>2.825<text:s/></text:p>
          </table:table-cell>
          <table:table-cell office:value-type="float" office:value="5815" table:style-name="ce11">
            <text:p>5,815<text:s/></text:p>
          </table:table-cell>
          <table:table-cell office:value-type="float" office:value="3.661" table:style-name="ce12">
            <text:p>3.661<text:s/></text:p>
          </table:table-cell>
          <table:table-cell office:value-type="float" office:value="697372" table:style-name="ce11">
            <text:p>697,372<text:s/></text:p>
          </table:table-cell>
          <table:table-cell office:value-type="float" office:value="2.8450000000000002" table:style-name="ce12">
            <text:p>2.845<text:s/></text:p>
          </table:table-cell>
          <table:table-cell office:value-type="float" office:value="2.8479999999999999" table:style-name="ce12">
            <text:p>2.848<text:s/></text:p>
          </table:table-cell>
          <table:table-cell table:number-columns-repeated="16372" table:style-name="ce2"/>
        </table:table-row>
        <table:table-row table:style-name="ro4">
          <table:table-cell office:value-type="string" table:style-name="ce17">
            <text:p>97/04</text:p>
          </table:table-cell>
          <table:table-cell office:value-type="float" office:value="42700" table:style-name="ce11">
            <text:p>42,700<text:s/></text:p>
          </table:table-cell>
          <table:table-cell office:value-type="float" office:value="2.766" table:style-name="ce12">
            <text:p>2.766<text:s/></text:p>
          </table:table-cell>
          <table:table-cell office:value-type="float" office:value="25844" table:style-name="ce11">
            <text:p>25,844<text:s/></text:p>
          </table:table-cell>
          <table:table-cell office:value-type="float" office:value="3.2189999999999999" table:style-name="ce12">
            <text:p>3.219<text:s/></text:p>
          </table:table-cell>
          <table:table-cell office:value-type="float" office:value="592210" table:style-name="ce11">
            <text:p>592,210<text:s/></text:p>
          </table:table-cell>
          <table:table-cell office:value-type="float" office:value="2.8919999999999999" table:style-name="ce12">
            <text:p>2.892<text:s/></text:p>
          </table:table-cell>
          <table:table-cell office:value-type="float" office:value="10731" table:style-name="ce11">
            <text:p>10,731<text:s/></text:p>
          </table:table-cell>
          <table:table-cell office:value-type="float" office:value="3.5489999999999999" table:style-name="ce12">
            <text:p>3.549<text:s/></text:p>
          </table:table-cell>
          <table:table-cell office:value-type="float" office:value="671485" table:style-name="ce11">
            <text:p>671,485<text:s/></text:p>
          </table:table-cell>
          <table:table-cell office:value-type="float" office:value="2.9079999999999999" table:style-name="ce12">
            <text:p>2.908<text:s/></text:p>
          </table:table-cell>
          <table:table-cell office:value-type="float" office:value="2.9079999999999999" table:style-name="ce12">
            <text:p>2.908<text:s/></text:p>
          </table:table-cell>
          <table:table-cell table:number-columns-repeated="16372" table:style-name="ce2"/>
        </table:table-row>
        <table:table-row table:style-name="ro4">
          <table:table-cell office:value-type="string" table:style-name="ce15">
            <text:p>97/05</text:p>
          </table:table-cell>
          <table:table-cell office:value-type="float" office:value="45044" table:style-name="ce11">
            <text:p>45,044<text:s/></text:p>
          </table:table-cell>
          <table:table-cell office:value-type="float" office:value="2.76" table:style-name="ce12">
            <text:p>2.760<text:s/></text:p>
          </table:table-cell>
          <table:table-cell office:value-type="float" office:value="27523" table:style-name="ce11">
            <text:p>27,523<text:s/></text:p>
          </table:table-cell>
          <table:table-cell office:value-type="float" office:value="3.2490000000000001" table:style-name="ce12">
            <text:p>3.249<text:s/></text:p>
          </table:table-cell>
          <table:table-cell office:value-type="float" office:value="606207" table:style-name="ce11">
            <text:p>606,207<text:s/></text:p>
          </table:table-cell>
          <table:table-cell office:value-type="float" office:value="2.8530000000000002" table:style-name="ce12">
            <text:p>2.853<text:s/></text:p>
          </table:table-cell>
          <table:table-cell office:value-type="float" office:value="12573" table:style-name="ce11">
            <text:p>12,573<text:s/></text:p>
          </table:table-cell>
          <table:table-cell office:value-type="float" office:value="3.5630000000000002" table:style-name="ce12">
            <text:p>3.563<text:s/></text:p>
          </table:table-cell>
          <table:table-cell office:value-type="float" office:value="691348" table:style-name="ce11">
            <text:p>691,348<text:s/></text:p>
          </table:table-cell>
          <table:table-cell office:value-type="float" office:value="2.8769999999999998" table:style-name="ce12">
            <text:p>2.877<text:s/></text:p>
          </table:table-cell>
          <table:table-cell office:value-type="float" office:value="2.883" table:style-name="ce12">
            <text:p>2.883<text:s/></text:p>
          </table:table-cell>
          <table:table-cell table:number-columns-repeated="16372" table:style-name="ce2"/>
        </table:table-row>
        <table:table-row table:style-name="ro4">
          <table:table-cell office:value-type="string" table:style-name="ce17">
            <text:p>97/06</text:p>
          </table:table-cell>
          <table:table-cell office:value-type="float" office:value="49941" table:style-name="ce11">
            <text:p>49,941<text:s/></text:p>
          </table:table-cell>
          <table:table-cell office:value-type="float" office:value="2.7989999999999999" table:style-name="ce12">
            <text:p>2.799<text:s/></text:p>
          </table:table-cell>
          <table:table-cell office:value-type="float" office:value="30176" table:style-name="ce11">
            <text:p>30,176<text:s/></text:p>
          </table:table-cell>
          <table:table-cell office:value-type="float" office:value="3.2770000000000001" table:style-name="ce12">
            <text:p>3.277<text:s/></text:p>
          </table:table-cell>
          <table:table-cell office:value-type="float" office:value="650119" table:style-name="ce11">
            <text:p>650,119<text:s/></text:p>
          </table:table-cell>
          <table:table-cell office:value-type="float" office:value="2.8730000000000002" table:style-name="ce12">
            <text:p>2.873<text:s/></text:p>
          </table:table-cell>
          <table:table-cell office:value-type="float" office:value="7150" table:style-name="ce11">
            <text:p>7,150<text:s/></text:p>
          </table:table-cell>
          <table:table-cell office:value-type="float" office:value="3.49" table:style-name="ce12">
            <text:p>3.490<text:s/></text:p>
          </table:table-cell>
          <table:table-cell office:value-type="float" office:value="737386" table:style-name="ce11">
            <text:p>737,386<text:s/></text:p>
          </table:table-cell>
          <table:table-cell office:value-type="float" office:value="2.89" table:style-name="ce12">
            <text:p>2.890<text:s/></text:p>
          </table:table-cell>
          <table:table-cell office:value-type="float" office:value="2.8969999999999998" table:style-name="ce12">
            <text:p>2.897<text:s/></text:p>
          </table:table-cell>
          <table:table-cell table:number-columns-repeated="16372" table:style-name="ce2"/>
        </table:table-row>
        <table:table-row table:style-name="ro4">
          <table:table-cell office:value-type="string" table:style-name="ce15">
            <text:p>97/07</text:p>
          </table:table-cell>
          <table:table-cell office:value-type="float" office:value="43606" table:style-name="ce11">
            <text:p>43,606<text:s/></text:p>
          </table:table-cell>
          <table:table-cell office:value-type="float" office:value="2.8330000000000002" table:style-name="ce12">
            <text:p>2.833<text:s/></text:p>
          </table:table-cell>
          <table:table-cell office:value-type="float" office:value="27294" table:style-name="ce11">
            <text:p>27,294<text:s/></text:p>
          </table:table-cell>
          <table:table-cell office:value-type="float" office:value="3.161" table:style-name="ce12">
            <text:p>3.161<text:s/></text:p>
          </table:table-cell>
          <table:table-cell office:value-type="float" office:value="679040" table:style-name="ce11">
            <text:p>679,040<text:s/></text:p>
          </table:table-cell>
          <table:table-cell office:value-type="float" office:value="2.8730000000000002" table:style-name="ce12">
            <text:p>2.873<text:s/></text:p>
          </table:table-cell>
          <table:table-cell office:value-type="float" office:value="7582" table:style-name="ce11">
            <text:p>7,582<text:s/></text:p>
          </table:table-cell>
          <table:table-cell office:value-type="float" office:value="3.552" table:style-name="ce12">
            <text:p>3.552<text:s/></text:p>
          </table:table-cell>
          <table:table-cell office:value-type="float" office:value="757524" table:style-name="ce11">
            <text:p>757,524<text:s/></text:p>
          </table:table-cell>
          <table:table-cell office:value-type="float" office:value="2.8879999999999999" table:style-name="ce12">
            <text:p>2.888<text:s/></text:p>
          </table:table-cell>
          <table:table-cell office:value-type="float" office:value="2.8879999999999999" table:style-name="ce12">
            <text:p>2.888<text:s/></text:p>
          </table:table-cell>
          <table:table-cell table:number-columns-repeated="16372" table:style-name="ce2"/>
        </table:table-row>
        <table:table-row table:style-name="ro4">
          <table:table-cell office:value-type="string" table:style-name="ce17">
            <text:p>97/08</text:p>
          </table:table-cell>
          <table:table-cell office:value-type="float" office:value="31974" table:style-name="ce11">
            <text:p>31,974<text:s/></text:p>
          </table:table-cell>
          <table:table-cell office:value-type="float" office:value="2.8330000000000002" table:style-name="ce12">
            <text:p>2.833<text:s/></text:p>
          </table:table-cell>
          <table:table-cell office:value-type="float" office:value="29374" table:style-name="ce11">
            <text:p>29,374<text:s/></text:p>
          </table:table-cell>
          <table:table-cell office:value-type="float" office:value="3.1760000000000002" table:style-name="ce12">
            <text:p>3.176<text:s/></text:p>
          </table:table-cell>
          <table:table-cell office:value-type="float" office:value="629755" table:style-name="ce11">
            <text:p>629,755<text:s/></text:p>
          </table:table-cell>
          <table:table-cell office:value-type="float" office:value="2.835" table:style-name="ce12">
            <text:p>2.835<text:s/></text:p>
          </table:table-cell>
          <table:table-cell office:value-type="float" office:value="5777" table:style-name="ce11">
            <text:p>5,777<text:s/></text:p>
          </table:table-cell>
          <table:table-cell office:value-type="float" office:value="3.5489999999999999" table:style-name="ce12">
            <text:p>3.549<text:s/></text:p>
          </table:table-cell>
          <table:table-cell office:value-type="float" office:value="696878" table:style-name="ce11">
            <text:p>696,878<text:s/></text:p>
          </table:table-cell>
          <table:table-cell office:value-type="float" office:value="2.855" table:style-name="ce12">
            <text:p>2.855<text:s/></text:p>
          </table:table-cell>
          <table:table-cell office:value-type="float" office:value="2.855" table:style-name="ce12">
            <text:p>2.855<text:s/></text:p>
          </table:table-cell>
          <table:table-cell table:number-columns-repeated="16372" table:style-name="ce2"/>
        </table:table-row>
        <table:table-row table:style-name="ro4">
          <table:table-cell office:value-type="string" table:style-name="ce15">
            <text:p>97/09</text:p>
          </table:table-cell>
          <table:table-cell office:value-type="float" office:value="34311" table:style-name="ce11">
            <text:p>34,311<text:s/></text:p>
          </table:table-cell>
          <table:table-cell office:value-type="float" office:value="2.859" table:style-name="ce12">
            <text:p>2.859<text:s/></text:p>
          </table:table-cell>
          <table:table-cell office:value-type="float" office:value="27906" table:style-name="ce11">
            <text:p>27,906<text:s/></text:p>
          </table:table-cell>
          <table:table-cell office:value-type="float" office:value="3.3319999999999999" table:style-name="ce12">
            <text:p>3.332<text:s/></text:p>
          </table:table-cell>
          <table:table-cell office:value-type="float" office:value="676428" table:style-name="ce11">
            <text:p>676,428<text:s/></text:p>
          </table:table-cell>
          <table:table-cell office:value-type="float" office:value="2.855" table:style-name="ce12">
            <text:p>2.855<text:s/></text:p>
          </table:table-cell>
          <table:table-cell office:value-type="float" office:value="7019" table:style-name="ce11">
            <text:p>7,019<text:s/></text:p>
          </table:table-cell>
          <table:table-cell office:value-type="float" office:value="3.5310000000000001" table:style-name="ce12">
            <text:p>3.531<text:s/></text:p>
          </table:table-cell>
          <table:table-cell office:value-type="float" office:value="745664" table:style-name="ce11">
            <text:p>745,664<text:s/></text:p>
          </table:table-cell>
          <table:table-cell office:value-type="float" office:value="2.879" table:style-name="ce12">
            <text:p>2.879<text:s/></text:p>
          </table:table-cell>
          <table:table-cell office:value-type="float" office:value="2.883" table:style-name="ce12">
            <text:p>2.883<text:s/></text:p>
          </table:table-cell>
          <table:table-cell table:number-columns-repeated="16372" table:style-name="ce2"/>
        </table:table-row>
        <table:table-row table:style-name="ro4">
          <table:table-cell office:value-type="string" table:style-name="ce17">
            <text:p>97/10</text:p>
          </table:table-cell>
          <table:table-cell office:value-type="float" office:value="34114" table:style-name="ce11">
            <text:p>34,114<text:s/></text:p>
          </table:table-cell>
          <table:table-cell office:value-type="float" office:value="2.8490000000000002" table:style-name="ce12">
            <text:p>2.849<text:s/></text:p>
          </table:table-cell>
          <table:table-cell office:value-type="float" office:value="29743" table:style-name="ce11">
            <text:p>29,743<text:s/></text:p>
          </table:table-cell>
          <table:table-cell office:value-type="float" office:value="3.1739999999999999" table:style-name="ce12">
            <text:p>3.174<text:s/></text:p>
          </table:table-cell>
          <table:table-cell office:value-type="float" office:value="701619" table:style-name="ce11">
            <text:p>701,619<text:s/></text:p>
          </table:table-cell>
          <table:table-cell office:value-type="float" office:value="2.8109999999999999" table:style-name="ce12">
            <text:p>2.811<text:s/></text:p>
          </table:table-cell>
          <table:table-cell office:value-type="float" office:value="6474" table:style-name="ce11">
            <text:p>6,474<text:s/></text:p>
          </table:table-cell>
          <table:table-cell office:value-type="float" office:value="3.4849999999999999" table:style-name="ce12">
            <text:p>3.485<text:s/></text:p>
          </table:table-cell>
          <table:table-cell office:value-type="float" office:value="771950" table:style-name="ce11">
            <text:p>771,950<text:s/></text:p>
          </table:table-cell>
          <table:table-cell office:value-type="float" office:value="2.8319999999999999" table:style-name="ce12">
            <text:p>2.832<text:s/></text:p>
          </table:table-cell>
          <table:table-cell office:value-type="float" office:value="2.8319999999999999" table:style-name="ce12">
            <text:p>2.832<text:s/></text:p>
          </table:table-cell>
          <table:table-cell table:number-columns-repeated="16372" table:style-name="ce2"/>
        </table:table-row>
        <table:table-row table:style-name="ro4">
          <table:table-cell office:value-type="string" table:style-name="ce15">
            <text:p>97/11</text:p>
          </table:table-cell>
          <table:table-cell office:value-type="float" office:value="39116" table:style-name="ce11">
            <text:p>39,116<text:s/></text:p>
          </table:table-cell>
          <table:table-cell office:value-type="float" office:value="2.7589999999999999" table:style-name="ce12">
            <text:p>2.759<text:s/></text:p>
          </table:table-cell>
          <table:table-cell office:value-type="float" office:value="37085" table:style-name="ce11">
            <text:p>37,085<text:s/></text:p>
          </table:table-cell>
          <table:table-cell office:value-type="float" office:value="3.133" table:style-name="ce12">
            <text:p>3.133<text:s/></text:p>
          </table:table-cell>
          <table:table-cell office:value-type="float" office:value="540074" table:style-name="ce11">
            <text:p>540,074<text:s/></text:p>
          </table:table-cell>
          <table:table-cell office:value-type="float" office:value="2.6779999999999999" table:style-name="ce12">
            <text:p>2.678<text:s/></text:p>
          </table:table-cell>
          <table:table-cell office:value-type="float" office:value="10486" table:style-name="ce11">
            <text:p>10,486<text:s/></text:p>
          </table:table-cell>
          <table:table-cell office:value-type="float" office:value="3.3410000000000002" table:style-name="ce12">
            <text:p>3.341<text:s/></text:p>
          </table:table-cell>
          <table:table-cell office:value-type="float" office:value="626760" table:style-name="ce11">
            <text:p>626,760<text:s/></text:p>
          </table:table-cell>
          <table:table-cell office:value-type="float" office:value="2.722" table:style-name="ce12">
            <text:p>2.722<text:s/></text:p>
          </table:table-cell>
          <table:table-cell office:value-type="float" office:value="2.7480000000000002" table:style-name="ce12">
            <text:p>2.748<text:s/></text:p>
          </table:table-cell>
          <table:table-cell table:number-columns-repeated="16372"/>
        </table:table-row>
        <table:table-row table:style-name="ro4">
          <table:table-cell office:value-type="string" table:style-name="ce17">
            <text:p>97/12</text:p>
          </table:table-cell>
          <table:table-cell office:value-type="float" office:value="60183" table:style-name="ce11">
            <text:p>60,183<text:s/></text:p>
          </table:table-cell>
          <table:table-cell office:value-type="float" office:value="2.5230000000000001" table:style-name="ce12">
            <text:p>2.523<text:s/></text:p>
          </table:table-cell>
          <table:table-cell office:value-type="float" office:value="44735" table:style-name="ce11">
            <text:p>44,735<text:s/></text:p>
          </table:table-cell>
          <table:table-cell office:value-type="float" office:value="2.8490000000000002" table:style-name="ce12">
            <text:p>2.849<text:s/></text:p>
          </table:table-cell>
          <table:table-cell office:value-type="float" office:value="724224" table:style-name="ce11">
            <text:p>724,224<text:s/></text:p>
          </table:table-cell>
          <table:table-cell office:value-type="float" office:value="2.2930000000000001" table:style-name="ce12">
            <text:p>2.293<text:s/></text:p>
          </table:table-cell>
          <table:table-cell office:value-type="float" office:value="12984" table:style-name="ce11">
            <text:p>12,984<text:s/></text:p>
          </table:table-cell>
          <table:table-cell office:value-type="float" office:value="2.839" table:style-name="ce12">
            <text:p>2.839<text:s/></text:p>
          </table:table-cell>
          <table:table-cell office:value-type="float" office:value="842126" table:style-name="ce11">
            <text:p>842,126<text:s/></text:p>
          </table:table-cell>
          <table:table-cell office:value-type="float" office:value="2.3479999999999999" table:style-name="ce12">
            <text:p>2.348<text:s/></text:p>
          </table:table-cell>
          <table:table-cell office:value-type="float" office:value="2.4" table:style-name="ce12">
            <text:p>2.400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98/01</text:p>
          </table:table-cell>
          <table:table-cell office:value-type="float" office:value="38450" table:style-name="ce11">
            <text:p>38,450<text:s/></text:p>
          </table:table-cell>
          <table:table-cell office:value-type="float" office:value="2.0409999999999999" table:style-name="ce12">
            <text:p>2.041<text:s/></text:p>
          </table:table-cell>
          <table:table-cell office:value-type="float" office:value="31859" table:style-name="ce11">
            <text:p>31,859<text:s/></text:p>
          </table:table-cell>
          <table:table-cell office:value-type="float" office:value="2.2010000000000001" table:style-name="ce12">
            <text:p>2.201<text:s/></text:p>
          </table:table-cell>
          <table:table-cell office:value-type="float" office:value="412155" table:style-name="ce11">
            <text:p>412,155<text:s/></text:p>
          </table:table-cell>
          <table:table-cell office:value-type="float" office:value="1.901" table:style-name="ce12">
            <text:p>1.901<text:s/></text:p>
          </table:table-cell>
          <table:table-cell office:value-type="float" office:value="3962" table:style-name="ce11">
            <text:p>3,962<text:s/></text:p>
          </table:table-cell>
          <table:table-cell office:value-type="float" office:value="2.9729999999999999" table:style-name="ce12">
            <text:p>2.973<text:s/></text:p>
          </table:table-cell>
          <table:table-cell office:value-type="float" office:value="486426" table:style-name="ce11">
            <text:p>486,426<text:s/></text:p>
          </table:table-cell>
          <table:table-cell office:value-type="float" office:value="1.94" table:style-name="ce12">
            <text:p>1.940<text:s/></text:p>
          </table:table-cell>
          <table:table-cell office:value-type="float" office:value="2.0699999999999998" table:style-name="ce12">
            <text:p>2.070<text:s/></text:p>
          </table:table-cell>
          <table:table-cell table:number-columns-repeated="16372"/>
        </table:table-row>
        <table:table-row table:style-name="ro4">
          <table:table-cell office:value-type="string" table:style-name="ce17">
            <text:p>98/02</text:p>
          </table:table-cell>
          <table:table-cell office:value-type="float" office:value="34804" table:style-name="ce11">
            <text:p>34,804<text:s/></text:p>
          </table:table-cell>
          <table:table-cell office:value-type="float" office:value="1.8580000000000001" table:style-name="ce12">
            <text:p>1.858<text:s/></text:p>
          </table:table-cell>
          <table:table-cell office:value-type="float" office:value="26673" table:style-name="ce11">
            <text:p>26,673<text:s/></text:p>
          </table:table-cell>
          <table:table-cell office:value-type="float" office:value="2.17" table:style-name="ce12">
            <text:p>2.170<text:s/></text:p>
          </table:table-cell>
          <table:table-cell office:value-type="float" office:value="457570" table:style-name="ce11">
            <text:p>457,570<text:s/></text:p>
          </table:table-cell>
          <table:table-cell office:value-type="float" office:value="1.67" table:style-name="ce12">
            <text:p>1.670<text:s/></text:p>
          </table:table-cell>
          <table:table-cell office:value-type="float" office:value="3247" table:style-name="ce11">
            <text:p>3,247<text:s/></text:p>
          </table:table-cell>
          <table:table-cell office:value-type="float" office:value="3.0329999999999999" table:style-name="ce12">
            <text:p>3.033<text:s/></text:p>
          </table:table-cell>
          <table:table-cell office:value-type="float" office:value="522294" table:style-name="ce11">
            <text:p>522,294<text:s/></text:p>
          </table:table-cell>
          <table:table-cell office:value-type="float" office:value="1.716" table:style-name="ce12">
            <text:p>1.716<text:s/></text:p>
          </table:table-cell>
          <table:table-cell office:value-type="float" office:value="1.8919999999999999" table:style-name="ce12">
            <text:p>1.892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98/03</text:p>
          </table:table-cell>
          <table:table-cell office:value-type="float" office:value="48067" table:style-name="ce11">
            <text:p>48,067<text:s/></text:p>
          </table:table-cell>
          <table:table-cell office:value-type="float" office:value="1.85" table:style-name="ce12">
            <text:p>1.850<text:s/></text:p>
          </table:table-cell>
          <table:table-cell office:value-type="float" office:value="29076" table:style-name="ce11">
            <text:p>29,076<text:s/></text:p>
          </table:table-cell>
          <table:table-cell office:value-type="float" office:value="2.226" table:style-name="ce12">
            <text:p>2.226<text:s/></text:p>
          </table:table-cell>
          <table:table-cell office:value-type="float" office:value="588891" table:style-name="ce11">
            <text:p>588,891<text:s/></text:p>
          </table:table-cell>
          <table:table-cell office:value-type="float" office:value="1.4890000000000001" table:style-name="ce12">
            <text:p>1.489<text:s/></text:p>
          </table:table-cell>
          <table:table-cell office:value-type="float" office:value="4524" table:style-name="ce11">
            <text:p>4,524<text:s/></text:p>
          </table:table-cell>
          <table:table-cell office:value-type="float" office:value="2.734" table:style-name="ce12">
            <text:p>2.734<text:s/></text:p>
          </table:table-cell>
          <table:table-cell office:value-type="float" office:value="670558" table:style-name="ce11">
            <text:p>670,558<text:s/></text:p>
          </table:table-cell>
          <table:table-cell office:value-type="float" office:value="1.5549999999999999" table:style-name="ce12">
            <text:p>1.555<text:s/></text:p>
          </table:table-cell>
          <table:table-cell office:value-type="float" office:value="1.651" table:style-name="ce12">
            <text:p>1.651<text:s/></text:p>
          </table:table-cell>
          <table:table-cell table:number-columns-repeated="16372"/>
        </table:table-row>
        <table:table-row table:style-name="ro4">
          <table:table-cell office:value-type="string" table:style-name="ce17">
            <text:p>98/04</text:p>
          </table:table-cell>
          <table:table-cell office:value-type="float" office:value="42407" table:style-name="ce11">
            <text:p>42,407<text:s/></text:p>
          </table:table-cell>
          <table:table-cell office:value-type="float" office:value="1.889" table:style-name="ce12">
            <text:p>1.889<text:s/></text:p>
          </table:table-cell>
          <table:table-cell office:value-type="float" office:value="31932" table:style-name="ce11">
            <text:p>31,932<text:s/></text:p>
          </table:table-cell>
          <table:table-cell office:value-type="float" office:value="2.1070000000000002" table:style-name="ce12">
            <text:p>2.107<text:s/></text:p>
          </table:table-cell>
          <table:table-cell office:value-type="float" office:value="505728" table:style-name="ce11">
            <text:p>505,728<text:s/></text:p>
          </table:table-cell>
          <table:table-cell office:value-type="float" office:value="1.375" table:style-name="ce12">
            <text:p>1.375<text:s/></text:p>
          </table:table-cell>
          <table:table-cell office:value-type="float" office:value="11046" table:style-name="ce11">
            <text:p>11,046<text:s/></text:p>
          </table:table-cell>
          <table:table-cell office:value-type="float" office:value="2.0659999999999998" table:style-name="ce12">
            <text:p>2.066<text:s/></text:p>
          </table:table-cell>
          <table:table-cell office:value-type="float" office:value="591113" table:style-name="ce11">
            <text:p>591,113<text:s/></text:p>
          </table:table-cell>
          <table:table-cell office:value-type="float" office:value="1.4650000000000001" table:style-name="ce12">
            <text:p>1.465<text:s/></text:p>
          </table:table-cell>
          <table:table-cell office:value-type="float" office:value="1.623" table:style-name="ce12">
            <text:p>1.623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98/05</text:p>
          </table:table-cell>
          <table:table-cell office:value-type="float" office:value="41095" table:style-name="ce11">
            <text:p>41,095<text:s/></text:p>
          </table:table-cell>
          <table:table-cell office:value-type="float" office:value="1.853" table:style-name="ce12">
            <text:p>1.853<text:s/></text:p>
          </table:table-cell>
          <table:table-cell office:value-type="float" office:value="21187" table:style-name="ce11">
            <text:p>21,187<text:s/></text:p>
          </table:table-cell>
          <table:table-cell office:value-type="float" office:value="2.105" table:style-name="ce12">
            <text:p>2.105<text:s/></text:p>
          </table:table-cell>
          <table:table-cell office:value-type="float" office:value="389906" table:style-name="ce11">
            <text:p>389,906<text:s/></text:p>
          </table:table-cell>
          <table:table-cell office:value-type="float" office:value="1.458" table:style-name="ce12">
            <text:p>1.458<text:s/></text:p>
          </table:table-cell>
          <table:table-cell office:value-type="float" office:value="8614" table:style-name="ce11">
            <text:p>8,614<text:s/></text:p>
          </table:table-cell>
          <table:table-cell office:value-type="float" office:value="2.0979999999999999" table:style-name="ce12">
            <text:p>2.098<text:s/></text:p>
          </table:table-cell>
          <table:table-cell office:value-type="float" office:value="460802" table:style-name="ce11">
            <text:p>460,802<text:s/></text:p>
          </table:table-cell>
          <table:table-cell office:value-type="float" office:value="1.536" table:style-name="ce12">
            <text:p>1.536<text:s/></text:p>
          </table:table-cell>
          <table:table-cell office:value-type="float" office:value="1.548" table:style-name="ce12">
            <text:p>1.548<text:s/></text:p>
          </table:table-cell>
          <table:table-cell table:number-columns-repeated="16372"/>
        </table:table-row>
        <table:table-row table:style-name="ro4">
          <table:table-cell office:value-type="string" table:style-name="ce17">
            <text:p>98/06</text:p>
          </table:table-cell>
          <table:table-cell office:value-type="float" office:value="56543" table:style-name="ce11">
            <text:p>56,543<text:s/></text:p>
          </table:table-cell>
          <table:table-cell office:value-type="float" office:value="1.7909999999999999" table:style-name="ce12">
            <text:p>1.791<text:s/></text:p>
          </table:table-cell>
          <table:table-cell office:value-type="float" office:value="32662" table:style-name="ce11">
            <text:p>32,662<text:s/></text:p>
          </table:table-cell>
          <table:table-cell office:value-type="float" office:value="2.0750000000000002" table:style-name="ce12">
            <text:p>2.075<text:s/></text:p>
          </table:table-cell>
          <table:table-cell office:value-type="float" office:value="513571" table:style-name="ce11">
            <text:p>513,571<text:s/></text:p>
          </table:table-cell>
          <table:table-cell office:value-type="float" office:value="1.4590000000000001" table:style-name="ce12">
            <text:p>1.459<text:s/></text:p>
          </table:table-cell>
          <table:table-cell office:value-type="float" office:value="5059" table:style-name="ce11">
            <text:p>5,059<text:s/></text:p>
          </table:table-cell>
          <table:table-cell office:value-type="float" office:value="2.6560000000000001" table:style-name="ce12">
            <text:p>2.656<text:s/></text:p>
          </table:table-cell>
          <table:table-cell office:value-type="float" office:value="607835" table:style-name="ce11">
            <text:p>607,835<text:s/></text:p>
          </table:table-cell>
          <table:table-cell office:value-type="float" office:value="1.532" table:style-name="ce12">
            <text:p>1.532<text:s/></text:p>
          </table:table-cell>
          <table:table-cell office:value-type="float" office:value="1.532" table:style-name="ce12">
            <text:p>1.532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98/07</text:p>
          </table:table-cell>
          <table:table-cell office:value-type="float" office:value="56218" table:style-name="ce11">
            <text:p>56,218<text:s/></text:p>
          </table:table-cell>
          <table:table-cell office:value-type="float" office:value="1.76" table:style-name="ce12">
            <text:p>1.760<text:s/></text:p>
          </table:table-cell>
          <table:table-cell office:value-type="float" office:value="23935" table:style-name="ce11">
            <text:p>23,935<text:s/></text:p>
          </table:table-cell>
          <table:table-cell office:value-type="float" office:value="2.1230000000000002" table:style-name="ce12">
            <text:p>2.123<text:s/></text:p>
          </table:table-cell>
          <table:table-cell office:value-type="float" office:value="521366" table:style-name="ce11">
            <text:p>521,366<text:s/></text:p>
          </table:table-cell>
          <table:table-cell office:value-type="float" office:value="1.1919999999999999" table:style-name="ce12">
            <text:p>1.192<text:s/></text:p>
          </table:table-cell>
          <table:table-cell office:value-type="float" office:value="4348" table:style-name="ce11">
            <text:p>4,348<text:s/></text:p>
          </table:table-cell>
          <table:table-cell office:value-type="float" office:value="2.69" table:style-name="ce12">
            <text:p>2.690<text:s/></text:p>
          </table:table-cell>
          <table:table-cell office:value-type="float" office:value="605867" table:style-name="ce11">
            <text:p>605,867<text:s/></text:p>
          </table:table-cell>
          <table:table-cell office:value-type="float" office:value="1.292" table:style-name="ce12">
            <text:p>1.292<text:s/></text:p>
          </table:table-cell>
          <table:table-cell office:value-type="float" office:value="1.5129999999999999" table:style-name="ce12">
            <text:p>1.513<text:s/></text:p>
          </table:table-cell>
          <table:table-cell table:number-columns-repeated="16372"/>
        </table:table-row>
        <table:table-row table:style-name="ro4">
          <table:table-cell office:value-type="string" table:style-name="ce17">
            <text:p>98/08</text:p>
          </table:table-cell>
          <table:table-cell office:value-type="float" office:value="58164" table:style-name="ce11">
            <text:p>58,164<text:s/></text:p>
          </table:table-cell>
          <table:table-cell office:value-type="float" office:value="1.7230000000000001" table:style-name="ce12">
            <text:p>1.723<text:s/></text:p>
          </table:table-cell>
          <table:table-cell office:value-type="float" office:value="30279" table:style-name="ce11">
            <text:p>30,279<text:s/></text:p>
          </table:table-cell>
          <table:table-cell office:value-type="float" office:value="2.016" table:style-name="ce12">
            <text:p>2.016<text:s/></text:p>
          </table:table-cell>
          <table:table-cell office:value-type="float" office:value="511817" table:style-name="ce11">
            <text:p>511,817<text:s/></text:p>
          </table:table-cell>
          <table:table-cell office:value-type="float" office:value="1.2030000000000001" table:style-name="ce12">
            <text:p>1.203<text:s/></text:p>
          </table:table-cell>
          <table:table-cell office:value-type="float" office:value="3515" table:style-name="ce11">
            <text:p>3,515<text:s/></text:p>
          </table:table-cell>
          <table:table-cell office:value-type="float" office:value="2.714" table:style-name="ce12">
            <text:p>2.714<text:s/></text:p>
          </table:table-cell>
          <table:table-cell office:value-type="float" office:value="603775" table:style-name="ce11">
            <text:p>603,775<text:s/></text:p>
          </table:table-cell>
          <table:table-cell office:value-type="float" office:value="1.302" table:style-name="ce12">
            <text:p>1.302<text:s/></text:p>
          </table:table-cell>
          <table:table-cell office:value-type="float" office:value="1.397" table:style-name="ce12">
            <text:p>1.397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98/09</text:p>
          </table:table-cell>
          <table:table-cell office:value-type="float" office:value="42730" table:style-name="ce11">
            <text:p>42,730<text:s/></text:p>
          </table:table-cell>
          <table:table-cell office:value-type="float" office:value="1.786" table:style-name="ce12">
            <text:p>1.786<text:s/></text:p>
          </table:table-cell>
          <table:table-cell office:value-type="float" office:value="45125" table:style-name="ce11">
            <text:p>45,125<text:s/></text:p>
          </table:table-cell>
          <table:table-cell office:value-type="float" office:value="2.0920000000000001" table:style-name="ce12">
            <text:p>2.092<text:s/></text:p>
          </table:table-cell>
          <table:table-cell office:value-type="float" office:value="447365" table:style-name="ce11">
            <text:p>447,365<text:s/></text:p>
          </table:table-cell>
          <table:table-cell office:value-type="float" office:value="1.4930000000000001" table:style-name="ce12">
            <text:p>1.493<text:s/></text:p>
          </table:table-cell>
          <table:table-cell office:value-type="float" office:value="4431" table:style-name="ce11">
            <text:p>4,431<text:s/></text:p>
          </table:table-cell>
          <table:table-cell office:value-type="float" office:value="2.67" table:style-name="ce12">
            <text:p>2.670<text:s/></text:p>
          </table:table-cell>
          <table:table-cell office:value-type="float" office:value="539651" table:style-name="ce11">
            <text:p>539,651<text:s/></text:p>
          </table:table-cell>
          <table:table-cell office:value-type="float" office:value="1.577" table:style-name="ce12">
            <text:p>1.577<text:s/></text:p>
          </table:table-cell>
          <table:table-cell office:value-type="float" office:value="1.577" table:style-name="ce12">
            <text:p>1.577<text:s/></text:p>
          </table:table-cell>
          <table:table-cell table:number-columns-repeated="16372"/>
        </table:table-row>
        <table:table-row table:style-name="ro4">
          <table:table-cell office:value-type="string" table:style-name="ce17">
            <text:p>98/10</text:p>
          </table:table-cell>
          <table:table-cell office:value-type="float" office:value="45168" table:style-name="ce11">
            <text:p>45,168<text:s/></text:p>
          </table:table-cell>
          <table:table-cell office:value-type="float" office:value="1.78" table:style-name="ce12">
            <text:p>1.780<text:s/></text:p>
          </table:table-cell>
          <table:table-cell office:value-type="float" office:value="31234" table:style-name="ce11">
            <text:p>31,234<text:s/></text:p>
          </table:table-cell>
          <table:table-cell office:value-type="float" office:value="2.0089999999999999" table:style-name="ce12">
            <text:p>2.009<text:s/></text:p>
          </table:table-cell>
          <table:table-cell office:value-type="float" office:value="392681" table:style-name="ce11">
            <text:p>392,681<text:s/></text:p>
          </table:table-cell>
          <table:table-cell office:value-type="float" office:value="1.4650000000000001" table:style-name="ce12">
            <text:p>1.465<text:s/></text:p>
          </table:table-cell>
          <table:table-cell office:value-type="float" office:value="3828" table:style-name="ce11">
            <text:p>3,828<text:s/></text:p>
          </table:table-cell>
          <table:table-cell office:value-type="float" office:value="2.677" table:style-name="ce12">
            <text:p>2.677<text:s/></text:p>
          </table:table-cell>
          <table:table-cell office:value-type="float" office:value="472911" table:style-name="ce11">
            <text:p>472,911<text:s/></text:p>
          </table:table-cell>
          <table:table-cell office:value-type="float" office:value="1.54" table:style-name="ce12">
            <text:p>1.540<text:s/></text:p>
          </table:table-cell>
          <table:table-cell office:value-type="float" office:value="1.54" table:style-name="ce12">
            <text:p>1.540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98/11</text:p>
          </table:table-cell>
          <table:table-cell office:value-type="float" office:value="47009" table:style-name="ce11">
            <text:p>47,009<text:s/></text:p>
          </table:table-cell>
          <table:table-cell office:value-type="float" office:value="1.694" table:style-name="ce12">
            <text:p>1.694<text:s/></text:p>
          </table:table-cell>
          <table:table-cell office:value-type="float" office:value="42854" table:style-name="ce11">
            <text:p>42,854<text:s/></text:p>
          </table:table-cell>
          <table:table-cell office:value-type="float" office:value="1.5289999999999999" table:style-name="ce12">
            <text:p>1.529<text:s/></text:p>
          </table:table-cell>
          <table:table-cell office:value-type="float" office:value="465161" table:style-name="ce11">
            <text:p>465,161<text:s/></text:p>
          </table:table-cell>
          <table:table-cell office:value-type="float" office:value="1.278" table:style-name="ce12">
            <text:p>1.278<text:s/></text:p>
          </table:table-cell>
          <table:table-cell office:value-type="float" office:value="9690" table:style-name="ce11">
            <text:p>9,690<text:s/></text:p>
          </table:table-cell>
          <table:table-cell office:value-type="float" office:value="1.9570000000000001" table:style-name="ce12">
            <text:p>1.957<text:s/></text:p>
          </table:table-cell>
          <table:table-cell office:value-type="float" office:value="564714" table:style-name="ce11">
            <text:p>564,714<text:s/></text:p>
          </table:table-cell>
          <table:table-cell office:value-type="float" office:value="1.3440000000000001" table:style-name="ce12">
            <text:p>1.344<text:s/></text:p>
          </table:table-cell>
          <table:table-cell office:value-type="float" office:value="1.4359999999999999" table:style-name="ce12">
            <text:p>1.436<text:s/></text:p>
          </table:table-cell>
          <table:table-cell table:number-columns-repeated="16372"/>
        </table:table-row>
        <table:table-row table:style-name="ro4">
          <table:table-cell office:value-type="string" table:style-name="ce17">
            <text:p>98/12</text:p>
          </table:table-cell>
          <table:table-cell office:value-type="float" office:value="55523" table:style-name="ce11">
            <text:p>55,523<text:s/></text:p>
          </table:table-cell>
          <table:table-cell office:value-type="float" office:value="1.641" table:style-name="ce12">
            <text:p>1.641<text:s/></text:p>
          </table:table-cell>
          <table:table-cell office:value-type="float" office:value="61859" table:style-name="ce11">
            <text:p>61,859<text:s/></text:p>
          </table:table-cell>
          <table:table-cell office:value-type="float" office:value="1.9710000000000001" table:style-name="ce12">
            <text:p>1.971<text:s/></text:p>
          </table:table-cell>
          <table:table-cell office:value-type="float" office:value="658573" table:style-name="ce11">
            <text:p>658,573<text:s/></text:p>
          </table:table-cell>
          <table:table-cell office:value-type="float" office:value="1.2450000000000001" table:style-name="ce12">
            <text:p>1.245<text:s/></text:p>
          </table:table-cell>
          <table:table-cell office:value-type="float" office:value="13278" table:style-name="ce11">
            <text:p>13,278<text:s/></text:p>
          </table:table-cell>
          <table:table-cell office:value-type="float" office:value="1.9359999999999999" table:style-name="ce12">
            <text:p>1.936<text:s/></text:p>
          </table:table-cell>
          <table:table-cell office:value-type="float" office:value="789233" table:style-name="ce11">
            <text:p>789,233<text:s/></text:p>
          </table:table-cell>
          <table:table-cell office:value-type="float" office:value="1.341" table:style-name="ce12">
            <text:p>1.341<text:s/></text:p>
          </table:table-cell>
          <table:table-cell office:value-type="float" office:value="1.454" table:style-name="ce12">
            <text:p>1.454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99/01</text:p>
          </table:table-cell>
          <table:table-cell office:value-type="float" office:value="47960" table:style-name="ce11">
            <text:p>47,960<text:s/></text:p>
          </table:table-cell>
          <table:table-cell office:value-type="float" office:value="1.671" table:style-name="ce12">
            <text:p>1.671<text:s/></text:p>
          </table:table-cell>
          <table:table-cell office:value-type="float" office:value="37792" table:style-name="ce11">
            <text:p>37,792<text:s/></text:p>
          </table:table-cell>
          <table:table-cell office:value-type="float" office:value="1.8759999999999999" table:style-name="ce12">
            <text:p>1.876<text:s/></text:p>
          </table:table-cell>
          <table:table-cell office:value-type="float" office:value="496620" table:style-name="ce11">
            <text:p>496,620<text:s/></text:p>
          </table:table-cell>
          <table:table-cell office:value-type="float" office:value="1.2789999999999999" table:style-name="ce12">
            <text:p>1.279<text:s/></text:p>
          </table:table-cell>
          <table:table-cell office:value-type="float" office:value="3509" table:style-name="ce11">
            <text:p>3,509<text:s/></text:p>
          </table:table-cell>
          <table:table-cell office:value-type="float" office:value="2.61" table:style-name="ce12">
            <text:p>2.610<text:s/></text:p>
          </table:table-cell>
          <table:table-cell office:value-type="float" office:value="585881" table:style-name="ce11">
            <text:p>585,881<text:s/></text:p>
          </table:table-cell>
          <table:table-cell office:value-type="float" office:value="1.3580000000000001" table:style-name="ce12">
            <text:p>1.358<text:s/></text:p>
          </table:table-cell>
          <table:table-cell office:value-type="float" office:value="1.5529999999999999" table:style-name="ce12">
            <text:p>1.553<text:s/></text:p>
          </table:table-cell>
          <table:table-cell table:number-columns-repeated="16372"/>
        </table:table-row>
        <table:table-row table:style-name="ro4">
          <table:table-cell office:value-type="string" table:style-name="ce17">
            <text:p>99/02</text:p>
          </table:table-cell>
          <table:table-cell office:value-type="float" office:value="36227" table:style-name="ce11">
            <text:p>36,227<text:s/></text:p>
          </table:table-cell>
          <table:table-cell office:value-type="float" office:value="1.6679999999999999" table:style-name="ce12">
            <text:p>1.668<text:s/></text:p>
          </table:table-cell>
          <table:table-cell office:value-type="float" office:value="28580" table:style-name="ce11">
            <text:p>28,580<text:s/></text:p>
          </table:table-cell>
          <table:table-cell office:value-type="float" office:value="1.9630000000000001" table:style-name="ce12">
            <text:p>1.963<text:s/></text:p>
          </table:table-cell>
          <table:table-cell office:value-type="float" office:value="284119" table:style-name="ce11">
            <text:p>284,119<text:s/></text:p>
          </table:table-cell>
          <table:table-cell office:value-type="float" office:value="1.51" table:style-name="ce12">
            <text:p>1.510<text:s/></text:p>
          </table:table-cell>
          <table:table-cell office:value-type="float" office:value="3428" table:style-name="ce11">
            <text:p>3,428<text:s/></text:p>
          </table:table-cell>
          <table:table-cell office:value-type="float" office:value="2.5529999999999999" table:style-name="ce12">
            <text:p>2.553<text:s/></text:p>
          </table:table-cell>
          <table:table-cell office:value-type="float" office:value="352354" table:style-name="ce11">
            <text:p>352,354<text:s/></text:p>
          </table:table-cell>
          <table:table-cell office:value-type="float" office:value="1.573" table:style-name="ce12">
            <text:p>1.573<text:s/></text:p>
          </table:table-cell>
          <table:table-cell office:value-type="float" office:value="1.573" table:style-name="ce12">
            <text:p>1.573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99/03</text:p>
          </table:table-cell>
          <table:table-cell office:value-type="float" office:value="51717" table:style-name="ce11">
            <text:p>51,717<text:s/></text:p>
          </table:table-cell>
          <table:table-cell office:value-type="float" office:value="1.64" table:style-name="ce12">
            <text:p>1.640<text:s/></text:p>
          </table:table-cell>
          <table:table-cell office:value-type="float" office:value="49606" table:style-name="ce11">
            <text:p>49,606<text:s/></text:p>
          </table:table-cell>
          <table:table-cell office:value-type="float" office:value="1.861" table:style-name="ce12">
            <text:p>1.861<text:s/></text:p>
          </table:table-cell>
          <table:table-cell office:value-type="float" office:value="449999" table:style-name="ce11">
            <text:p>449,999<text:s/></text:p>
          </table:table-cell>
          <table:table-cell office:value-type="float" office:value="1.4370000000000001" table:style-name="ce12">
            <text:p>1.437<text:s/></text:p>
          </table:table-cell>
          <table:table-cell office:value-type="float" office:value="5266" table:style-name="ce11">
            <text:p>5,266<text:s/></text:p>
          </table:table-cell>
          <table:table-cell office:value-type="float" office:value="2.4550000000000001" table:style-name="ce12">
            <text:p>2.455<text:s/></text:p>
          </table:table-cell>
          <table:table-cell office:value-type="float" office:value="556588" table:style-name="ce11">
            <text:p>556,588<text:s/></text:p>
          </table:table-cell>
          <table:table-cell office:value-type="float" office:value="1.502" table:style-name="ce12">
            <text:p>1.502<text:s/></text:p>
          </table:table-cell>
          <table:table-cell office:value-type="float" office:value="1.52" table:style-name="ce12">
            <text:p>1.520<text:s/></text:p>
          </table:table-cell>
          <table:table-cell table:number-columns-repeated="16372"/>
        </table:table-row>
        <table:table-row table:style-name="ro4">
          <table:table-cell office:value-type="string" table:style-name="ce17">
            <text:p>99/04</text:p>
          </table:table-cell>
          <table:table-cell office:value-type="float" office:value="48430" table:style-name="ce11">
            <text:p>48,430<text:s/></text:p>
          </table:table-cell>
          <table:table-cell office:value-type="float" office:value="1.635" table:style-name="ce12">
            <text:p>1.635<text:s/></text:p>
          </table:table-cell>
          <table:table-cell office:value-type="float" office:value="41317" table:style-name="ce11">
            <text:p>41,317<text:s/></text:p>
          </table:table-cell>
          <table:table-cell office:value-type="float" office:value="1.8160000000000001" table:style-name="ce12">
            <text:p>1.816<text:s/></text:p>
          </table:table-cell>
          <table:table-cell office:value-type="float" office:value="446365" table:style-name="ce11">
            <text:p>446,365<text:s/></text:p>
          </table:table-cell>
          <table:table-cell office:value-type="float" office:value="1.33" table:style-name="ce12">
            <text:p>1.330<text:s/></text:p>
          </table:table-cell>
          <table:table-cell office:value-type="float" office:value="10264" table:style-name="ce11">
            <text:p>10,264<text:s/></text:p>
          </table:table-cell>
          <table:table-cell office:value-type="float" office:value="1.968" table:style-name="ce12">
            <text:p>1.968<text:s/></text:p>
          </table:table-cell>
          <table:table-cell office:value-type="float" office:value="546376" table:style-name="ce11">
            <text:p>546,376<text:s/></text:p>
          </table:table-cell>
          <table:table-cell office:value-type="float" office:value="1.4039999999999999" table:style-name="ce12">
            <text:p>1.404<text:s/></text:p>
          </table:table-cell>
          <table:table-cell office:value-type="float" office:value="1.452" table:style-name="ce12">
            <text:p>1.452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99/05</text:p>
          </table:table-cell>
          <table:table-cell office:value-type="float" office:value="48668" table:style-name="ce11">
            <text:p>48,668<text:s/></text:p>
          </table:table-cell>
          <table:table-cell office:value-type="float" office:value="1.6160000000000001" table:style-name="ce12">
            <text:p>1.616<text:s/></text:p>
          </table:table-cell>
          <table:table-cell office:value-type="float" office:value="258173" table:style-name="ce11">
            <text:p>258,173<text:s/></text:p>
          </table:table-cell>
          <table:table-cell office:value-type="float" office:value="1.4019999999999999" table:style-name="ce12">
            <text:p>1.402<text:s/></text:p>
          </table:table-cell>
          <table:table-cell office:value-type="float" office:value="410895" table:style-name="ce11">
            <text:p>410,895<text:s/></text:p>
          </table:table-cell>
          <table:table-cell office:value-type="float" office:value="1.403" table:style-name="ce12">
            <text:p>1.403<text:s/></text:p>
          </table:table-cell>
          <table:table-cell office:value-type="float" office:value="10482" table:style-name="ce11">
            <text:p>10,482<text:s/></text:p>
          </table:table-cell>
          <table:table-cell office:value-type="float" office:value="1.929" table:style-name="ce12">
            <text:p>1.929<text:s/></text:p>
          </table:table-cell>
          <table:table-cell office:value-type="float" office:value="728218" table:style-name="ce11">
            <text:p>728,218<text:s/></text:p>
          </table:table-cell>
          <table:table-cell office:value-type="float" office:value="1.423" table:style-name="ce12">
            <text:p>1.423<text:s/></text:p>
          </table:table-cell>
          <table:table-cell office:value-type="float" office:value="1.4239999999999999" table:style-name="ce12">
            <text:p>1.424<text:s/></text:p>
          </table:table-cell>
          <table:table-cell table:number-columns-repeated="16372"/>
        </table:table-row>
        <table:table-row table:style-name="ro4">
          <table:table-cell office:value-type="string" table:style-name="ce17">
            <text:p>99/06</text:p>
          </table:table-cell>
          <table:table-cell office:value-type="float" office:value="48968" table:style-name="ce11">
            <text:p>48,968<text:s/></text:p>
          </table:table-cell>
          <table:table-cell office:value-type="float" office:value="1.649" table:style-name="ce12">
            <text:p>1.649<text:s/></text:p>
          </table:table-cell>
          <table:table-cell office:value-type="float" office:value="49978" table:style-name="ce11">
            <text:p>49,978<text:s/></text:p>
          </table:table-cell>
          <table:table-cell office:value-type="float" office:value="1.8460000000000001" table:style-name="ce12">
            <text:p>1.846<text:s/></text:p>
          </table:table-cell>
          <table:table-cell office:value-type="float" office:value="468391" table:style-name="ce11">
            <text:p>468,391<text:s/></text:p>
          </table:table-cell>
          <table:table-cell office:value-type="float" office:value="1.385" table:style-name="ce12">
            <text:p>1.385<text:s/></text:p>
          </table:table-cell>
          <table:table-cell office:value-type="float" office:value="5919" table:style-name="ce11">
            <text:p>5,919<text:s/></text:p>
          </table:table-cell>
          <table:table-cell office:value-type="float" office:value="2.3530000000000002" table:style-name="ce12">
            <text:p>2.353<text:s/></text:p>
          </table:table-cell>
          <table:table-cell office:value-type="float" office:value="573256" table:style-name="ce11">
            <text:p>573,256<text:s/></text:p>
          </table:table-cell>
          <table:table-cell office:value-type="float" office:value="1.4590000000000001" table:style-name="ce12">
            <text:p>1.459<text:s/></text:p>
          </table:table-cell>
          <table:table-cell office:value-type="float" office:value="1.468" table:style-name="ce12">
            <text:p>1.468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99/07</text:p>
          </table:table-cell>
          <table:table-cell office:value-type="float" office:value="48140" table:style-name="ce11">
            <text:p>48,140<text:s/></text:p>
          </table:table-cell>
          <table:table-cell office:value-type="float" office:value="1.679" table:style-name="ce12">
            <text:p>1.679<text:s/></text:p>
          </table:table-cell>
          <table:table-cell office:value-type="float" office:value="46832" table:style-name="ce11">
            <text:p>46,832<text:s/></text:p>
          </table:table-cell>
          <table:table-cell office:value-type="float" office:value="1.825" table:style-name="ce12">
            <text:p>1.825<text:s/></text:p>
          </table:table-cell>
          <table:table-cell office:value-type="float" office:value="411020" table:style-name="ce11">
            <text:p>411,020<text:s/></text:p>
          </table:table-cell>
          <table:table-cell office:value-type="float" office:value="1.429" table:style-name="ce12">
            <text:p>1.429<text:s/></text:p>
          </table:table-cell>
          <table:table-cell office:value-type="float" office:value="4521" table:style-name="ce11">
            <text:p>4,521<text:s/></text:p>
          </table:table-cell>
          <table:table-cell office:value-type="float" office:value="2.444" table:style-name="ce12">
            <text:p>2.444<text:s/></text:p>
          </table:table-cell>
          <table:table-cell office:value-type="float" office:value="510513" table:style-name="ce11">
            <text:p>510,513<text:s/></text:p>
          </table:table-cell>
          <table:table-cell office:value-type="float" office:value="1.4990000000000001" table:style-name="ce12">
            <text:p>1.499<text:s/></text:p>
          </table:table-cell>
          <table:table-cell office:value-type="float" office:value="1.4990000000000001" table:style-name="ce12">
            <text:p>1.499<text:s/></text:p>
          </table:table-cell>
          <table:table-cell table:number-columns-repeated="16372"/>
        </table:table-row>
        <table:table-row table:style-name="ro4">
          <table:table-cell office:value-type="string" table:style-name="ce17">
            <text:p>99/08</text:p>
          </table:table-cell>
          <table:table-cell office:value-type="float" office:value="39192" table:style-name="ce11">
            <text:p>39,192<text:s/></text:p>
          </table:table-cell>
          <table:table-cell office:value-type="float" office:value="1.6990000000000001" table:style-name="ce12">
            <text:p>1.699<text:s/></text:p>
          </table:table-cell>
          <table:table-cell office:value-type="float" office:value="52216" table:style-name="ce11">
            <text:p>52,216<text:s/></text:p>
          </table:table-cell>
          <table:table-cell office:value-type="float" office:value="1.889" table:style-name="ce12">
            <text:p>1.889<text:s/></text:p>
          </table:table-cell>
          <table:table-cell office:value-type="float" office:value="454460" table:style-name="ce11">
            <text:p>454,460<text:s/></text:p>
          </table:table-cell>
          <table:table-cell office:value-type="float" office:value="1.3340000000000001" table:style-name="ce12">
            <text:p>1.334<text:s/></text:p>
          </table:table-cell>
          <table:table-cell office:value-type="float" office:value="5008" table:style-name="ce11">
            <text:p>5,008<text:s/></text:p>
          </table:table-cell>
          <table:table-cell office:value-type="float" office:value="2.3719999999999999" table:style-name="ce12">
            <text:p>2.372<text:s/></text:p>
          </table:table-cell>
          <table:table-cell office:value-type="float" office:value="550876" table:style-name="ce11">
            <text:p>550,876<text:s/></text:p>
          </table:table-cell>
          <table:table-cell office:value-type="float" office:value="1.4219999999999999" table:style-name="ce12">
            <text:p>1.422<text:s/></text:p>
          </table:table-cell>
          <table:table-cell office:value-type="float" office:value="1.5089999999999999" table:style-name="ce12">
            <text:p>1.509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99/09</text:p>
          </table:table-cell>
          <table:table-cell office:value-type="float" office:value="42699" table:style-name="ce11">
            <text:p>42,699<text:s/></text:p>
          </table:table-cell>
          <table:table-cell office:value-type="float" office:value="1.7450000000000001" table:style-name="ce12">
            <text:p>1.745<text:s/></text:p>
          </table:table-cell>
          <table:table-cell office:value-type="float" office:value="53760" table:style-name="ce11">
            <text:p>53,760<text:s/></text:p>
          </table:table-cell>
          <table:table-cell office:value-type="float" office:value="1.833" table:style-name="ce12">
            <text:p>1.833<text:s/></text:p>
          </table:table-cell>
          <table:table-cell office:value-type="float" office:value="468690" table:style-name="ce11">
            <text:p>468,690<text:s/></text:p>
          </table:table-cell>
          <table:table-cell office:value-type="float" office:value="1.3839999999999999" table:style-name="ce12">
            <text:p>1.384<text:s/></text:p>
          </table:table-cell>
          <table:table-cell office:value-type="float" office:value="4664" table:style-name="ce11">
            <text:p>4,664<text:s/></text:p>
          </table:table-cell>
          <table:table-cell office:value-type="float" office:value="2.488" table:style-name="ce12">
            <text:p>2.488<text:s/></text:p>
          </table:table-cell>
          <table:table-cell office:value-type="float" office:value="569813" table:style-name="ce11">
            <text:p>569,813<text:s/></text:p>
          </table:table-cell>
          <table:table-cell office:value-type="float" office:value="1.464" table:style-name="ce12">
            <text:p>1.464<text:s/></text:p>
          </table:table-cell>
          <table:table-cell office:value-type="float" office:value="1.464" table:style-name="ce12">
            <text:p>1.464<text:s/></text:p>
          </table:table-cell>
          <table:table-cell table:number-columns-repeated="16372"/>
        </table:table-row>
        <table:table-row table:style-name="ro4">
          <table:table-cell office:value-type="string" table:style-name="ce17">
            <text:p>99/10</text:p>
          </table:table-cell>
          <table:table-cell office:value-type="float" office:value="43513" table:style-name="ce11">
            <text:p>43,513<text:s/></text:p>
          </table:table-cell>
          <table:table-cell office:value-type="float" office:value="1.764" table:style-name="ce12">
            <text:p>1.764<text:s/></text:p>
          </table:table-cell>
          <table:table-cell office:value-type="float" office:value="38616" table:style-name="ce11">
            <text:p>38,616<text:s/></text:p>
          </table:table-cell>
          <table:table-cell office:value-type="float" office:value="1.948" table:style-name="ce12">
            <text:p>1.948<text:s/></text:p>
          </table:table-cell>
          <table:table-cell office:value-type="float" office:value="425335" table:style-name="ce11">
            <text:p>425,335<text:s/></text:p>
          </table:table-cell>
          <table:table-cell office:value-type="float" office:value="1.431" table:style-name="ce12">
            <text:p>1.431<text:s/></text:p>
          </table:table-cell>
          <table:table-cell office:value-type="float" office:value="3540" table:style-name="ce11">
            <text:p>3,540<text:s/></text:p>
          </table:table-cell>
          <table:table-cell office:value-type="float" office:value="2.4729999999999999" table:style-name="ce12">
            <text:p>2.473<text:s/></text:p>
          </table:table-cell>
          <table:table-cell office:value-type="float" office:value="511004" table:style-name="ce11">
            <text:p>511,004<text:s/></text:p>
          </table:table-cell>
          <table:table-cell office:value-type="float" office:value="1.5049999999999999" table:style-name="ce12">
            <text:p>1.505<text:s/></text:p>
          </table:table-cell>
          <table:table-cell office:value-type="float" office:value="1.5049999999999999" table:style-name="ce12">
            <text:p>1.505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99/11</text:p>
          </table:table-cell>
          <table:table-cell office:value-type="float" office:value="50599" table:style-name="ce11">
            <text:p>50,599<text:s/></text:p>
          </table:table-cell>
          <table:table-cell office:value-type="float" office:value="1.7749999999999999" table:style-name="ce12">
            <text:p>1.775<text:s/></text:p>
          </table:table-cell>
          <table:table-cell office:value-type="float" office:value="58977" table:style-name="ce11">
            <text:p>58,977<text:s/></text:p>
          </table:table-cell>
          <table:table-cell office:value-type="float" office:value="1.875" table:style-name="ce12">
            <text:p>1.875<text:s/></text:p>
          </table:table-cell>
          <table:table-cell office:value-type="float" office:value="526499" table:style-name="ce11">
            <text:p>526,499<text:s/></text:p>
          </table:table-cell>
          <table:table-cell office:value-type="float" office:value="1.3360000000000001" table:style-name="ce12">
            <text:p>1.336<text:s/></text:p>
          </table:table-cell>
          <table:table-cell office:value-type="float" office:value="11028" table:style-name="ce11">
            <text:p>11,028<text:s/></text:p>
          </table:table-cell>
          <table:table-cell office:value-type="float" office:value="1.9990000000000001" table:style-name="ce12">
            <text:p>1.999<text:s/></text:p>
          </table:table-cell>
          <table:table-cell office:value-type="float" office:value="647103" table:style-name="ce11">
            <text:p>647,103<text:s/></text:p>
          </table:table-cell>
          <table:table-cell office:value-type="float" office:value="1.43" table:style-name="ce12">
            <text:p>1.430<text:s/></text:p>
          </table:table-cell>
          <table:table-cell office:value-type="float" office:value="1.4650000000000001" table:style-name="ce12">
            <text:p>1.465<text:s/></text:p>
          </table:table-cell>
          <table:table-cell table:number-columns-repeated="16372"/>
        </table:table-row>
        <table:table-row table:style-name="ro4">
          <table:table-cell office:value-type="string" table:style-name="ce17">
            <text:p>99/12</text:p>
          </table:table-cell>
          <table:table-cell office:value-type="float" office:value="58574" table:style-name="ce11">
            <text:p>58,574<text:s/></text:p>
          </table:table-cell>
          <table:table-cell office:value-type="float" office:value="1.7390000000000001" table:style-name="ce12">
            <text:p>1.739<text:s/></text:p>
          </table:table-cell>
          <table:table-cell office:value-type="float" office:value="71052" table:style-name="ce11">
            <text:p>71,052<text:s/></text:p>
          </table:table-cell>
          <table:table-cell office:value-type="float" office:value="1.9830000000000001" table:style-name="ce12">
            <text:p>1.983<text:s/></text:p>
          </table:table-cell>
          <table:table-cell office:value-type="float" office:value="712637" table:style-name="ce11">
            <text:p>712,637<text:s/></text:p>
          </table:table-cell>
          <table:table-cell office:value-type="float" office:value="1.2969999999999999" table:style-name="ce12">
            <text:p>1.297<text:s/></text:p>
          </table:table-cell>
          <table:table-cell office:value-type="float" office:value="8985" table:style-name="ce11">
            <text:p>8,985<text:s/></text:p>
          </table:table-cell>
          <table:table-cell office:value-type="float" office:value="2.0179999999999998" table:style-name="ce12">
            <text:p>2.018<text:s/></text:p>
          </table:table-cell>
          <table:table-cell office:value-type="float" office:value="851248" table:style-name="ce11">
            <text:p>851,248<text:s/></text:p>
          </table:table-cell>
          <table:table-cell office:value-type="float" office:value="1.3919999999999999" table:style-name="ce12">
            <text:p>1.392<text:s/></text:p>
          </table:table-cell>
          <table:table-cell office:value-type="float" office:value="1.482" table:style-name="ce12">
            <text:p>1.482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00/01</text:p>
          </table:table-cell>
          <table:table-cell office:value-type="float" office:value="61447" table:style-name="ce11">
            <text:p>61,447<text:s/></text:p>
          </table:table-cell>
          <table:table-cell office:value-type="float" office:value="1.76" table:style-name="ce12">
            <text:p>1.760<text:s/></text:p>
          </table:table-cell>
          <table:table-cell office:value-type="float" office:value="54988" table:style-name="ce11">
            <text:p>54,988<text:s/></text:p>
          </table:table-cell>
          <table:table-cell office:value-type="float" office:value="1.9179999999999999" table:style-name="ce12">
            <text:p>1.918<text:s/></text:p>
          </table:table-cell>
          <table:table-cell office:value-type="float" office:value="592667" table:style-name="ce11">
            <text:p>592,667<text:s/></text:p>
          </table:table-cell>
          <table:table-cell office:value-type="float" office:value="1.335" table:style-name="ce12">
            <text:p>1.335<text:s/></text:p>
          </table:table-cell>
          <table:table-cell office:value-type="float" office:value="3616" table:style-name="ce11">
            <text:p>3,616<text:s/></text:p>
          </table:table-cell>
          <table:table-cell office:value-type="float" office:value="2.5190000000000001" table:style-name="ce12">
            <text:p>2.519<text:s/></text:p>
          </table:table-cell>
          <table:table-cell office:value-type="float" office:value="712718" table:style-name="ce11">
            <text:p>712,718<text:s/></text:p>
          </table:table-cell>
          <table:table-cell office:value-type="float" office:value="1.4219999999999999" table:style-name="ce12">
            <text:p>1.422<text:s/></text:p>
          </table:table-cell>
          <table:table-cell office:value-type="float" office:value="1.52" table:style-name="ce12">
            <text:p>1.520<text:s/></text:p>
          </table:table-cell>
          <table:table-cell table:number-columns-repeated="16372"/>
        </table:table-row>
        <table:table-row table:style-name="ro4">
          <table:table-cell office:value-type="string" table:style-name="ce17">
            <text:p>100/02</text:p>
          </table:table-cell>
          <table:table-cell office:value-type="float" office:value="30532" table:style-name="ce11">
            <text:p>30,532<text:s/></text:p>
          </table:table-cell>
          <table:table-cell office:value-type="float" office:value="1.78" table:style-name="ce12">
            <text:p>1.780<text:s/></text:p>
          </table:table-cell>
          <table:table-cell office:value-type="float" office:value="31284" table:style-name="ce11">
            <text:p>31,284<text:s/></text:p>
          </table:table-cell>
          <table:table-cell office:value-type="float" office:value="2.0169999999999999" table:style-name="ce12">
            <text:p>2.017<text:s/></text:p>
          </table:table-cell>
          <table:table-cell office:value-type="float" office:value="382867" table:style-name="ce11">
            <text:p>382,867<text:s/></text:p>
          </table:table-cell>
          <table:table-cell office:value-type="float" office:value="1.347" table:style-name="ce12">
            <text:p>1.347<text:s/></text:p>
          </table:table-cell>
          <table:table-cell office:value-type="float" office:value="2385" table:style-name="ce11">
            <text:p>2,385<text:s/></text:p>
          </table:table-cell>
          <table:table-cell office:value-type="float" office:value="2.4649999999999999" table:style-name="ce12">
            <text:p>2.465<text:s/></text:p>
          </table:table-cell>
          <table:table-cell office:value-type="float" office:value="447068" table:style-name="ce11">
            <text:p>447,068<text:s/></text:p>
          </table:table-cell>
          <table:table-cell office:value-type="float" office:value="1.429" table:style-name="ce12">
            <text:p>1.429<text:s/></text:p>
          </table:table-cell>
          <table:table-cell office:value-type="float" office:value="1.468" table:style-name="ce12">
            <text:p>1.468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00/03</text:p>
          </table:table-cell>
          <table:table-cell office:value-type="float" office:value="62585" table:style-name="ce11">
            <text:p>62,585<text:s/></text:p>
          </table:table-cell>
          <table:table-cell office:value-type="float" office:value="1.7669999999999999" table:style-name="ce12">
            <text:p>1.767<text:s/></text:p>
          </table:table-cell>
          <table:table-cell office:value-type="float" office:value="48778" table:style-name="ce11">
            <text:p>48,778<text:s/></text:p>
          </table:table-cell>
          <table:table-cell office:value-type="float" office:value="1.9370000000000001" table:style-name="ce12">
            <text:p>1.937<text:s/></text:p>
          </table:table-cell>
          <table:table-cell office:value-type="float" office:value="528627" table:style-name="ce11">
            <text:p>528,627<text:s/></text:p>
          </table:table-cell>
          <table:table-cell office:value-type="float" office:value="1.4059999999999999" table:style-name="ce12">
            <text:p>1.406<text:s/></text:p>
          </table:table-cell>
          <table:table-cell office:value-type="float" office:value="5449" table:style-name="ce11">
            <text:p>5,449<text:s/></text:p>
          </table:table-cell>
          <table:table-cell office:value-type="float" office:value="2.5009999999999999" table:style-name="ce12">
            <text:p>2.501<text:s/></text:p>
          </table:table-cell>
          <table:table-cell office:value-type="float" office:value="645439" table:style-name="ce11">
            <text:p>645,439<text:s/></text:p>
          </table:table-cell>
          <table:table-cell office:value-type="float" office:value="1.49" table:style-name="ce12">
            <text:p>1.490<text:s/></text:p>
          </table:table-cell>
          <table:table-cell office:value-type="float" office:value="1.5069999999999999" table:style-name="ce12">
            <text:p>1.507<text:s/></text:p>
          </table:table-cell>
          <table:table-cell table:number-columns-repeated="16372"/>
        </table:table-row>
        <table:table-row table:style-name="ro4">
          <table:table-cell office:value-type="string" table:style-name="ce17">
            <text:p>100/04</text:p>
          </table:table-cell>
          <table:table-cell office:value-type="float" office:value="51142" table:style-name="ce11">
            <text:p>51,142<text:s/></text:p>
          </table:table-cell>
          <table:table-cell office:value-type="float" office:value="1.7849999999999999" table:style-name="ce12">
            <text:p>1.785<text:s/></text:p>
          </table:table-cell>
          <table:table-cell office:value-type="float" office:value="35389" table:style-name="ce11">
            <text:p>35,389<text:s/></text:p>
          </table:table-cell>
          <table:table-cell office:value-type="float" office:value="2.0750000000000002" table:style-name="ce12">
            <text:p>2.075<text:s/></text:p>
          </table:table-cell>
          <table:table-cell office:value-type="float" office:value="428497" table:style-name="ce11">
            <text:p>428,497<text:s/></text:p>
          </table:table-cell>
          <table:table-cell office:value-type="float" office:value="1.4910000000000001" table:style-name="ce12">
            <text:p>1.491<text:s/></text:p>
          </table:table-cell>
          <table:table-cell office:value-type="float" office:value="11471" table:style-name="ce11">
            <text:p>11,471<text:s/></text:p>
          </table:table-cell>
          <table:table-cell office:value-type="float" office:value="2.262" table:style-name="ce12">
            <text:p>2.262<text:s/></text:p>
          </table:table-cell>
          <table:table-cell office:value-type="float" office:value="526499" table:style-name="ce11">
            <text:p>526,499<text:s/></text:p>
          </table:table-cell>
          <table:table-cell office:value-type="float" office:value="1.577" table:style-name="ce12">
            <text:p>1.577<text:s/></text:p>
          </table:table-cell>
          <table:table-cell office:value-type="float" office:value="1.577" table:style-name="ce12">
            <text:p>1.577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00/05</text:p>
          </table:table-cell>
          <table:table-cell office:value-type="float" office:value="51666" table:style-name="ce11">
            <text:p>51,666<text:s/></text:p>
          </table:table-cell>
          <table:table-cell office:value-type="float" office:value="1.8260000000000001" table:style-name="ce12">
            <text:p>1.826<text:s/></text:p>
          </table:table-cell>
          <table:table-cell office:value-type="float" office:value="42648" table:style-name="ce11">
            <text:p>42,648<text:s/></text:p>
          </table:table-cell>
          <table:table-cell office:value-type="float" office:value="1.97" table:style-name="ce12">
            <text:p>1.970<text:s/></text:p>
          </table:table-cell>
          <table:table-cell office:value-type="float" office:value="550041" table:style-name="ce11">
            <text:p>550,041<text:s/></text:p>
          </table:table-cell>
          <table:table-cell office:value-type="float" office:value="1.385" table:style-name="ce12">
            <text:p>1.385<text:s/></text:p>
          </table:table-cell>
          <table:table-cell office:value-type="float" office:value="8637" table:style-name="ce11">
            <text:p>8,637<text:s/></text:p>
          </table:table-cell>
          <table:table-cell office:value-type="float" office:value="2.2160000000000002" table:style-name="ce12">
            <text:p>2.216<text:s/></text:p>
          </table:table-cell>
          <table:table-cell office:value-type="float" office:value="652992" table:style-name="ce11">
            <text:p>652,992<text:s/></text:p>
          </table:table-cell>
          <table:table-cell office:value-type="float" office:value="1.47" table:style-name="ce12">
            <text:p>1.470<text:s/></text:p>
          </table:table-cell>
          <table:table-cell office:value-type="float" office:value="1.494" table:style-name="ce12">
            <text:p>1.494<text:s/></text:p>
          </table:table-cell>
          <table:table-cell table:number-columns-repeated="16372"/>
        </table:table-row>
        <table:table-row table:style-name="ro4">
          <table:table-cell office:value-type="string" table:style-name="ce17">
            <text:p>100/06</text:p>
          </table:table-cell>
          <table:table-cell office:value-type="float" office:value="49013" table:style-name="ce11">
            <text:p>49,013<text:s/></text:p>
          </table:table-cell>
          <table:table-cell office:value-type="float" office:value="1.827" table:style-name="ce12">
            <text:p>1.827<text:s/></text:p>
          </table:table-cell>
          <table:table-cell office:value-type="float" office:value="54411" table:style-name="ce11">
            <text:p>54,411<text:s/></text:p>
          </table:table-cell>
          <table:table-cell office:value-type="float" office:value="1.9650000000000001" table:style-name="ce12">
            <text:p>1.965<text:s/></text:p>
          </table:table-cell>
          <table:table-cell office:value-type="float" office:value="552523" table:style-name="ce11">
            <text:p>552,523<text:s/></text:p>
          </table:table-cell>
          <table:table-cell office:value-type="float" office:value="1.4510000000000001" table:style-name="ce12">
            <text:p>1.451<text:s/></text:p>
          </table:table-cell>
          <table:table-cell office:value-type="float" office:value="4424" table:style-name="ce11">
            <text:p>4,424<text:s/></text:p>
          </table:table-cell>
          <table:table-cell office:value-type="float" office:value="2.903" table:style-name="ce12">
            <text:p>2.903<text:s/></text:p>
          </table:table-cell>
          <table:table-cell office:value-type="float" office:value="660371" table:style-name="ce11">
            <text:p>660,371<text:s/></text:p>
          </table:table-cell>
          <table:table-cell office:value-type="float" office:value="1.5289999999999999" table:style-name="ce12">
            <text:p>1.529<text:s/></text:p>
          </table:table-cell>
          <table:table-cell office:value-type="float" office:value="1.5489999999999999" table:style-name="ce12">
            <text:p>1.549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00/07</text:p>
          </table:table-cell>
          <table:table-cell office:value-type="float" office:value="55283" table:style-name="ce11">
            <text:p>55,283<text:s/></text:p>
          </table:table-cell>
          <table:table-cell office:value-type="float" office:value="1.867" table:style-name="ce12">
            <text:p>1.867<text:s/></text:p>
          </table:table-cell>
          <table:table-cell office:value-type="float" office:value="49297" table:style-name="ce11">
            <text:p>49,297<text:s/></text:p>
          </table:table-cell>
          <table:table-cell office:value-type="float" office:value="2.0430000000000001" table:style-name="ce12">
            <text:p>2.043<text:s/></text:p>
          </table:table-cell>
          <table:table-cell office:value-type="float" office:value="474909" table:style-name="ce11">
            <text:p>474,909<text:s/></text:p>
          </table:table-cell>
          <table:table-cell office:value-type="float" office:value="1.5249999999999999" table:style-name="ce12">
            <text:p>1.525<text:s/></text:p>
          </table:table-cell>
          <table:table-cell office:value-type="float" office:value="3776" table:style-name="ce11">
            <text:p>3,776<text:s/></text:p>
          </table:table-cell>
          <table:table-cell office:value-type="float" office:value="2.988" table:style-name="ce12">
            <text:p>2.988<text:s/></text:p>
          </table:table-cell>
          <table:table-cell office:value-type="float" office:value="583265" table:style-name="ce11">
            <text:p>583,265<text:s/></text:p>
          </table:table-cell>
          <table:table-cell office:value-type="float" office:value="1.611" table:style-name="ce12">
            <text:p>1.611<text:s/></text:p>
          </table:table-cell>
          <table:table-cell office:value-type="float" office:value="1.621" table:style-name="ce12">
            <text:p>1.621<text:s/></text:p>
          </table:table-cell>
          <table:table-cell table:number-columns-repeated="16372"/>
        </table:table-row>
        <table:table-row table:style-name="ro4">
          <table:table-cell office:value-type="string" table:style-name="ce17">
            <text:p>100/08</text:p>
          </table:table-cell>
          <table:table-cell office:value-type="float" office:value="48511" table:style-name="ce11">
            <text:p>48,511<text:s/></text:p>
          </table:table-cell>
          <table:table-cell office:value-type="float" office:value="1.883" table:style-name="ce12">
            <text:p>1.883<text:s/></text:p>
          </table:table-cell>
          <table:table-cell office:value-type="float" office:value="65790" table:style-name="ce11">
            <text:p>65,790<text:s/></text:p>
          </table:table-cell>
          <table:table-cell office:value-type="float" office:value="2.5880000000000001" table:style-name="ce12">
            <text:p>2.588<text:s/></text:p>
          </table:table-cell>
          <table:table-cell office:value-type="float" office:value="537653" table:style-name="ce11">
            <text:p>537,653<text:s/></text:p>
          </table:table-cell>
          <table:table-cell office:value-type="float" office:value="1.506" table:style-name="ce12">
            <text:p>1.506<text:s/></text:p>
          </table:table-cell>
          <table:table-cell office:value-type="float" office:value="4434" table:style-name="ce11">
            <text:p>4,434<text:s/></text:p>
          </table:table-cell>
          <table:table-cell office:value-type="float" office:value="2.7429999999999999" table:style-name="ce12">
            <text:p>2.743<text:s/></text:p>
          </table:table-cell>
          <table:table-cell office:value-type="float" office:value="656388" table:style-name="ce11">
            <text:p>656,388<text:s/></text:p>
          </table:table-cell>
          <table:table-cell office:value-type="float" office:value="1.65" table:style-name="ce12">
            <text:p>1.650<text:s/></text:p>
          </table:table-cell>
          <table:table-cell office:value-type="float" office:value="1.65" table:style-name="ce12">
            <text:p>1.650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00/09</text:p>
          </table:table-cell>
          <table:table-cell office:value-type="float" office:value="48775" table:style-name="ce11">
            <text:p>48,775<text:s/></text:p>
          </table:table-cell>
          <table:table-cell office:value-type="float" office:value="1.8779999999999999" table:style-name="ce12">
            <text:p>1.878<text:s/></text:p>
          </table:table-cell>
          <table:table-cell office:value-type="float" office:value="59937" table:style-name="ce11">
            <text:p>59,937<text:s/></text:p>
          </table:table-cell>
          <table:table-cell office:value-type="float" office:value="2.0459999999999998" table:style-name="ce12">
            <text:p>2.046<text:s/></text:p>
          </table:table-cell>
          <table:table-cell office:value-type="float" office:value="543996" table:style-name="ce11">
            <text:p>543,996<text:s/></text:p>
          </table:table-cell>
          <table:table-cell office:value-type="float" office:value="1.518" table:style-name="ce12">
            <text:p>1.518<text:s/></text:p>
          </table:table-cell>
          <table:table-cell office:value-type="float" office:value="4309" table:style-name="ce11">
            <text:p>4,309<text:s/></text:p>
          </table:table-cell>
          <table:table-cell office:value-type="float" office:value="2.8290000000000002" table:style-name="ce12">
            <text:p>2.829<text:s/></text:p>
          </table:table-cell>
          <table:table-cell office:value-type="float" office:value="657017" table:style-name="ce11">
            <text:p>657,017<text:s/></text:p>
          </table:table-cell>
          <table:table-cell office:value-type="float" office:value="1.6020000000000001" table:style-name="ce12">
            <text:p>1.602<text:s/></text:p>
          </table:table-cell>
          <table:table-cell office:value-type="float" office:value="1.6080000000000001" table:style-name="ce12">
            <text:p>1.608<text:s/></text:p>
          </table:table-cell>
          <table:table-cell table:number-columns-repeated="16372"/>
        </table:table-row>
        <table:table-row table:style-name="ro4">
          <table:table-cell office:value-type="string" table:style-name="ce17">
            <text:p>100/10</text:p>
          </table:table-cell>
          <table:table-cell office:value-type="float" office:value="44027" table:style-name="ce11">
            <text:p>44,027<text:s/></text:p>
          </table:table-cell>
          <table:table-cell office:value-type="float" office:value="1.889" table:style-name="ce12">
            <text:p>1.889<text:s/></text:p>
          </table:table-cell>
          <table:table-cell office:value-type="float" office:value="38502" table:style-name="ce11">
            <text:p>38,502<text:s/></text:p>
          </table:table-cell>
          <table:table-cell office:value-type="float" office:value="2.0880000000000001" table:style-name="ce12">
            <text:p>2.088<text:s/></text:p>
          </table:table-cell>
          <table:table-cell office:value-type="float" office:value="509827" table:style-name="ce11">
            <text:p>509,827<text:s/></text:p>
          </table:table-cell>
          <table:table-cell office:value-type="float" office:value="1.5329999999999999" table:style-name="ce12">
            <text:p>1.533<text:s/></text:p>
          </table:table-cell>
          <table:table-cell office:value-type="float" office:value="4032" table:style-name="ce11">
            <text:p>4,032<text:s/></text:p>
          </table:table-cell>
          <table:table-cell office:value-type="float" office:value="2.847" table:style-name="ce12">
            <text:p>2.847<text:s/></text:p>
          </table:table-cell>
          <table:table-cell office:value-type="float" office:value="596388" table:style-name="ce11">
            <text:p>596,388<text:s/></text:p>
          </table:table-cell>
          <table:table-cell office:value-type="float" office:value="1.605" table:style-name="ce12">
            <text:p>1.605<text:s/></text:p>
          </table:table-cell>
          <table:table-cell office:value-type="float" office:value="1.6060000000000001" table:style-name="ce12">
            <text:p>1.606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00/11</text:p>
          </table:table-cell>
          <table:table-cell office:value-type="float" office:value="44714" table:style-name="ce11">
            <text:p>44,714<text:s/></text:p>
          </table:table-cell>
          <table:table-cell office:value-type="float" office:value="1.8879999999999999" table:style-name="ce12">
            <text:p>1.888<text:s/></text:p>
          </table:table-cell>
          <table:table-cell office:value-type="float" office:value="40913" table:style-name="ce11">
            <text:p>40,913<text:s/></text:p>
          </table:table-cell>
          <table:table-cell office:value-type="float" office:value="2.0670000000000002" table:style-name="ce12">
            <text:p>2.067<text:s/></text:p>
          </table:table-cell>
          <table:table-cell office:value-type="float" office:value="598702" table:style-name="ce11">
            <text:p>598,702<text:s/></text:p>
          </table:table-cell>
          <table:table-cell office:value-type="float" office:value="1.4330000000000001" table:style-name="ce12">
            <text:p>1.433<text:s/></text:p>
          </table:table-cell>
          <table:table-cell office:value-type="float" office:value="11303" table:style-name="ce11">
            <text:p>11,303<text:s/></text:p>
          </table:table-cell>
          <table:table-cell office:value-type="float" office:value="2.2170000000000001" table:style-name="ce12">
            <text:p>2.217<text:s/></text:p>
          </table:table-cell>
          <table:table-cell office:value-type="float" office:value="695632" table:style-name="ce11">
            <text:p>695,632<text:s/></text:p>
          </table:table-cell>
          <table:table-cell office:value-type="float" office:value="1.5109999999999999" table:style-name="ce12">
            <text:p>1.511<text:s/></text:p>
          </table:table-cell>
          <table:table-cell office:value-type="float" office:value="1.526" table:style-name="ce12">
            <text:p>1.526<text:s/></text:p>
          </table:table-cell>
          <table:table-cell table:number-columns-repeated="16372"/>
        </table:table-row>
        <table:table-row table:style-name="ro4">
          <table:table-cell office:value-type="string" table:style-name="ce17">
            <text:p>100/12</text:p>
          </table:table-cell>
          <table:table-cell office:value-type="float" office:value="48190" table:style-name="ce11">
            <text:p>48,190<text:s/></text:p>
          </table:table-cell>
          <table:table-cell office:value-type="float" office:value="1.881" table:style-name="ce12">
            <text:p>1.881<text:s/></text:p>
          </table:table-cell>
          <table:table-cell office:value-type="float" office:value="63248" table:style-name="ce11">
            <text:p>63,248<text:s/></text:p>
          </table:table-cell>
          <table:table-cell office:value-type="float" office:value="1.9710000000000001" table:style-name="ce12">
            <text:p>1.971<text:s/></text:p>
          </table:table-cell>
          <table:table-cell office:value-type="float" office:value="691485" table:style-name="ce11">
            <text:p>691,485<text:s/></text:p>
          </table:table-cell>
          <table:table-cell office:value-type="float" office:value="1.456" table:style-name="ce12">
            <text:p>1.456<text:s/></text:p>
          </table:table-cell>
          <table:table-cell office:value-type="float" office:value="9076" table:style-name="ce11">
            <text:p>9,076<text:s/></text:p>
          </table:table-cell>
          <table:table-cell office:value-type="float" office:value="2.3530000000000002" table:style-name="ce12">
            <text:p>2.353<text:s/></text:p>
          </table:table-cell>
          <table:table-cell office:value-type="float" office:value="811999" table:style-name="ce11">
            <text:p>811,999<text:s/></text:p>
          </table:table-cell>
          <table:table-cell office:value-type="float" office:value="1.5309999999999999" table:style-name="ce12">
            <text:p>1.531<text:s/></text:p>
          </table:table-cell>
          <table:table-cell office:value-type="float" office:value="1.6439999999999999" table:style-name="ce12">
            <text:p>1.644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01/01</text:p>
          </table:table-cell>
          <table:table-cell office:value-type="float" office:value="32884" table:style-name="ce11">
            <text:p>32,884<text:s/></text:p>
          </table:table-cell>
          <table:table-cell office:value-type="float" office:value="1.8879999999999999" table:style-name="ce12">
            <text:p>1.888<text:s/></text:p>
          </table:table-cell>
          <table:table-cell office:value-type="float" office:value="37928" table:style-name="ce11">
            <text:p>37,928<text:s/></text:p>
          </table:table-cell>
          <table:table-cell office:value-type="float" office:value="2.1840000000000002" table:style-name="ce12">
            <text:p>2.184<text:s/></text:p>
          </table:table-cell>
          <table:table-cell office:value-type="float" office:value="661259" table:style-name="ce11">
            <text:p>661,259<text:s/></text:p>
          </table:table-cell>
          <table:table-cell office:value-type="float" office:value="1.4350000000000001" table:style-name="ce12">
            <text:p>1.435<text:s/></text:p>
          </table:table-cell>
          <table:table-cell office:value-type="float" office:value="3266" table:style-name="ce11">
            <text:p>3,266<text:s/></text:p>
          </table:table-cell>
          <table:table-cell office:value-type="float" office:value="2.8969999999999998" table:style-name="ce12">
            <text:p>2.897<text:s/></text:p>
          </table:table-cell>
          <table:table-cell office:value-type="float" office:value="735337" table:style-name="ce11">
            <text:p>735,337<text:s/></text:p>
          </table:table-cell>
          <table:table-cell office:value-type="float" office:value="1.5009999999999999" table:style-name="ce12">
            <text:p>1.501<text:s/></text:p>
          </table:table-cell>
          <table:table-cell office:value-type="float" office:value="1.631" table:style-name="ce12">
            <text:p>1.631<text:s/></text:p>
          </table:table-cell>
          <table:table-cell table:number-columns-repeated="16372"/>
        </table:table-row>
        <table:table-row table:style-name="ro4">
          <table:table-cell office:value-type="string" table:style-name="ce17">
            <text:p>101/02</text:p>
          </table:table-cell>
          <table:table-cell office:value-type="float" office:value="33454" table:style-name="ce11">
            <text:p>33,454<text:s/></text:p>
          </table:table-cell>
          <table:table-cell office:value-type="float" office:value="1.899" table:style-name="ce12">
            <text:p>1.899<text:s/></text:p>
          </table:table-cell>
          <table:table-cell office:value-type="float" office:value="51689" table:style-name="ce11">
            <text:p>51,689<text:s/></text:p>
          </table:table-cell>
          <table:table-cell office:value-type="float" office:value="1.776" table:style-name="ce12">
            <text:p>1.776<text:s/></text:p>
          </table:table-cell>
          <table:table-cell office:value-type="float" office:value="485983" table:style-name="ce11">
            <text:p>485,983<text:s/></text:p>
          </table:table-cell>
          <table:table-cell office:value-type="float" office:value="1.4730000000000001" table:style-name="ce12">
            <text:p>1.473<text:s/></text:p>
          </table:table-cell>
          <table:table-cell office:value-type="float" office:value="2654" table:style-name="ce11">
            <text:p>2,654<text:s/></text:p>
          </table:table-cell>
          <table:table-cell office:value-type="float" office:value="3.1880000000000002" table:style-name="ce12">
            <text:p>3.188<text:s/></text:p>
          </table:table-cell>
          <table:table-cell office:value-type="float" office:value="573780" table:style-name="ce11">
            <text:p>573,780<text:s/></text:p>
          </table:table-cell>
          <table:table-cell office:value-type="float" office:value="1.534" table:style-name="ce12">
            <text:p>1.534<text:s/></text:p>
          </table:table-cell>
          <table:table-cell office:value-type="float" office:value="1.611" table:style-name="ce12">
            <text:p>1.611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01/03</text:p>
          </table:table-cell>
          <table:table-cell office:value-type="float" office:value="48419" table:style-name="ce11">
            <text:p>48,419<text:s/></text:p>
          </table:table-cell>
          <table:table-cell office:value-type="float" office:value="1.8939999999999999" table:style-name="ce12">
            <text:p>1.894<text:s/></text:p>
          </table:table-cell>
          <table:table-cell office:value-type="float" office:value="49744" table:style-name="ce11">
            <text:p>49,744<text:s/></text:p>
          </table:table-cell>
          <table:table-cell office:value-type="float" office:value="2.1" table:style-name="ce12">
            <text:p>2.100<text:s/></text:p>
          </table:table-cell>
          <table:table-cell office:value-type="float" office:value="597484" table:style-name="ce11">
            <text:p>597,484<text:s/></text:p>
          </table:table-cell>
          <table:table-cell office:value-type="float" office:value="1.5129999999999999" table:style-name="ce12">
            <text:p>1.513<text:s/></text:p>
          </table:table-cell>
          <table:table-cell office:value-type="float" office:value="3420" table:style-name="ce11">
            <text:p>3,420<text:s/></text:p>
          </table:table-cell>
          <table:table-cell office:value-type="float" office:value="2.9950000000000001" table:style-name="ce12">
            <text:p>2.995<text:s/></text:p>
          </table:table-cell>
          <table:table-cell office:value-type="float" office:value="699067" table:style-name="ce11">
            <text:p>699,067<text:s/></text:p>
          </table:table-cell>
          <table:table-cell office:value-type="float" office:value="1.5880000000000001" table:style-name="ce12">
            <text:p>1.588<text:s/></text:p>
          </table:table-cell>
          <table:table-cell office:value-type="float" office:value="1.637" table:style-name="ce12">
            <text:p>1.637<text:s/></text:p>
          </table:table-cell>
          <table:table-cell table:number-columns-repeated="16372"/>
        </table:table-row>
        <table:table-row table:style-name="ro4">
          <table:table-cell office:value-type="string" table:style-name="ce17">
            <text:p>101/04</text:p>
          </table:table-cell>
          <table:table-cell office:value-type="float" office:value="51559" table:style-name="ce11">
            <text:p>51,559<text:s/></text:p>
          </table:table-cell>
          <table:table-cell office:value-type="float" office:value="1.881" table:style-name="ce12">
            <text:p>1.881<text:s/></text:p>
          </table:table-cell>
          <table:table-cell office:value-type="float" office:value="35085" table:style-name="ce11">
            <text:p>35,085<text:s/></text:p>
          </table:table-cell>
          <table:table-cell office:value-type="float" office:value="2.1709999999999998" table:style-name="ce12">
            <text:p>2.171<text:s/></text:p>
          </table:table-cell>
          <table:table-cell office:value-type="float" office:value="561237" table:style-name="ce11">
            <text:p>561,237<text:s/></text:p>
          </table:table-cell>
          <table:table-cell office:value-type="float" office:value="1.5189999999999999" table:style-name="ce12">
            <text:p>1.519<text:s/></text:p>
          </table:table-cell>
          <table:table-cell office:value-type="float" office:value="8450" table:style-name="ce11">
            <text:p>8,450<text:s/></text:p>
          </table:table-cell>
          <table:table-cell office:value-type="float" office:value="2.198" table:style-name="ce12">
            <text:p>2.198<text:s/></text:p>
          </table:table-cell>
          <table:table-cell office:value-type="float" office:value="656331" table:style-name="ce11">
            <text:p>656,331<text:s/></text:p>
          </table:table-cell>
          <table:table-cell office:value-type="float" office:value="1.591" table:style-name="ce12">
            <text:p>1.591<text:s/></text:p>
          </table:table-cell>
          <table:table-cell office:value-type="float" office:value="1.7090000000000001" table:style-name="ce12">
            <text:p>1.709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01/05</text:p>
          </table:table-cell>
          <table:table-cell office:value-type="float" office:value="55391" table:style-name="ce11">
            <text:p>55,391<text:s/></text:p>
          </table:table-cell>
          <table:table-cell office:value-type="float" office:value="1.8879999999999999" table:style-name="ce12">
            <text:p>1.888<text:s/></text:p>
          </table:table-cell>
          <table:table-cell office:value-type="float" office:value="39570" table:style-name="ce11">
            <text:p>39,570<text:s/></text:p>
          </table:table-cell>
          <table:table-cell office:value-type="float" office:value="2.1789999999999998" table:style-name="ce12">
            <text:p>2.179<text:s/></text:p>
          </table:table-cell>
          <table:table-cell office:value-type="float" office:value="457000" table:style-name="ce11">
            <text:p>457,000<text:s/></text:p>
          </table:table-cell>
          <table:table-cell office:value-type="float" office:value="1.6279999999999999" table:style-name="ce12">
            <text:p>1.628<text:s/></text:p>
          </table:table-cell>
          <table:table-cell office:value-type="float" office:value="7087" table:style-name="ce11">
            <text:p>7,087<text:s/></text:p>
          </table:table-cell>
          <table:table-cell office:value-type="float" office:value="2.331" table:style-name="ce12">
            <text:p>2.331<text:s/></text:p>
          </table:table-cell>
          <table:table-cell office:value-type="float" office:value="559048" table:style-name="ce11">
            <text:p>559,048<text:s/></text:p>
          </table:table-cell>
          <table:table-cell office:value-type="float" office:value="1.7010000000000001" table:style-name="ce12">
            <text:p>1.701<text:s/></text:p>
          </table:table-cell>
          <table:table-cell office:value-type="float" office:value="1.716" table:style-name="ce12">
            <text:p>1.716<text:s/></text:p>
          </table:table-cell>
          <table:table-cell table:number-columns-repeated="16372"/>
        </table:table-row>
        <table:table-row table:style-name="ro4">
          <table:table-cell office:value-type="string" table:style-name="ce17">
            <text:p>101/06</text:p>
          </table:table-cell>
          <table:table-cell office:value-type="float" office:value="51387" table:style-name="ce11">
            <text:p>51,387<text:s/></text:p>
          </table:table-cell>
          <table:table-cell office:value-type="float" office:value="1.879" table:style-name="ce12">
            <text:p>1.879<text:s/></text:p>
          </table:table-cell>
          <table:table-cell office:value-type="float" office:value="53128" table:style-name="ce11">
            <text:p>53,128<text:s/></text:p>
          </table:table-cell>
          <table:table-cell office:value-type="float" office:value="2.1909999999999998" table:style-name="ce12">
            <text:p>2.191<text:s/></text:p>
          </table:table-cell>
          <table:table-cell office:value-type="float" office:value="489117" table:style-name="ce11">
            <text:p>489,117<text:s/></text:p>
          </table:table-cell>
          <table:table-cell office:value-type="float" office:value="1.6040000000000001" table:style-name="ce12">
            <text:p>1.604<text:s/></text:p>
          </table:table-cell>
          <table:table-cell office:value-type="float" office:value="3284" table:style-name="ce11">
            <text:p>3,284<text:s/></text:p>
          </table:table-cell>
          <table:table-cell office:value-type="float" office:value="2.9550000000000001" table:style-name="ce12">
            <text:p>2.955<text:s/></text:p>
          </table:table-cell>
          <table:table-cell office:value-type="float" office:value="596916" table:style-name="ce11">
            <text:p>596,916<text:s/></text:p>
          </table:table-cell>
          <table:table-cell office:value-type="float" office:value="1.6859999999999999" table:style-name="ce12">
            <text:p>1.686<text:s/></text:p>
          </table:table-cell>
          <table:table-cell office:value-type="float" office:value="1.6910000000000001" table:style-name="ce12">
            <text:p>1.691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01/07</text:p>
          </table:table-cell>
          <table:table-cell office:value-type="float" office:value="55726" table:style-name="ce11">
            <text:p>55,726<text:s/></text:p>
          </table:table-cell>
          <table:table-cell office:value-type="float" office:value="1.8919999999999999" table:style-name="ce12">
            <text:p>1.892<text:s/></text:p>
          </table:table-cell>
          <table:table-cell office:value-type="float" office:value="39801" table:style-name="ce11">
            <text:p>39,801<text:s/></text:p>
          </table:table-cell>
          <table:table-cell office:value-type="float" office:value="2.1920000000000002" table:style-name="ce12">
            <text:p>2.192<text:s/></text:p>
          </table:table-cell>
          <table:table-cell office:value-type="float" office:value="548242" table:style-name="ce11">
            <text:p>548,242<text:s/></text:p>
          </table:table-cell>
          <table:table-cell office:value-type="float" office:value="1.516" table:style-name="ce12">
            <text:p>1.516<text:s/></text:p>
          </table:table-cell>
          <table:table-cell office:value-type="float" office:value="3138" table:style-name="ce11">
            <text:p>3,138<text:s/></text:p>
          </table:table-cell>
          <table:table-cell office:value-type="float" office:value="3.0870000000000002" table:style-name="ce12">
            <text:p>3.087<text:s/></text:p>
          </table:table-cell>
          <table:table-cell office:value-type="float" office:value="646907" table:style-name="ce11">
            <text:p>646,907<text:s/></text:p>
          </table:table-cell>
          <table:table-cell office:value-type="float" office:value="1.5960000000000001" table:style-name="ce12">
            <text:p>1.596<text:s/></text:p>
          </table:table-cell>
          <table:table-cell office:value-type="float" office:value="1.7050000000000001" table:style-name="ce12">
            <text:p>1.705<text:s/></text:p>
          </table:table-cell>
          <table:table-cell table:number-columns-repeated="16372"/>
        </table:table-row>
        <table:table-row table:style-name="ro4">
          <table:table-cell office:value-type="string" table:style-name="ce17">
            <text:p>101/08</text:p>
          </table:table-cell>
          <table:table-cell office:value-type="float" office:value="45778" table:style-name="ce11">
            <text:p>45,778<text:s/></text:p>
          </table:table-cell>
          <table:table-cell office:value-type="float" office:value="1.903" table:style-name="ce12">
            <text:p>1.903<text:s/></text:p>
          </table:table-cell>
          <table:table-cell office:value-type="float" office:value="38879" table:style-name="ce11">
            <text:p>38,879<text:s/></text:p>
          </table:table-cell>
          <table:table-cell office:value-type="float" office:value="2.1829999999999998" table:style-name="ce12">
            <text:p>2.183<text:s/></text:p>
          </table:table-cell>
          <table:table-cell office:value-type="float" office:value="466597" table:style-name="ce11">
            <text:p>466,597<text:s/></text:p>
          </table:table-cell>
          <table:table-cell office:value-type="float" office:value="1.7250000000000001" table:style-name="ce12">
            <text:p>1.725<text:s/></text:p>
          </table:table-cell>
          <table:table-cell office:value-type="float" office:value="3297" table:style-name="ce11">
            <text:p>3,297<text:s/></text:p>
          </table:table-cell>
          <table:table-cell office:value-type="float" office:value="3.0779999999999998" table:style-name="ce12">
            <text:p>3.078<text:s/></text:p>
          </table:table-cell>
          <table:table-cell office:value-type="float" office:value="554551" table:style-name="ce11">
            <text:p>554,551<text:s/></text:p>
          </table:table-cell>
          <table:table-cell office:value-type="float" office:value="1.7789999999999999" table:style-name="ce12">
            <text:p>1.779<text:s/></text:p>
          </table:table-cell>
          <table:table-cell office:value-type="float" office:value="1.7789999999999999" table:style-name="ce12">
            <text:p>1.779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01/09</text:p>
          </table:table-cell>
          <table:table-cell office:value-type="float" office:value="37377" table:style-name="ce11">
            <text:p>37,377<text:s/></text:p>
          </table:table-cell>
          <table:table-cell office:value-type="float" office:value="1.897" table:style-name="ce12">
            <text:p>1.897<text:s/></text:p>
          </table:table-cell>
          <table:table-cell office:value-type="float" office:value="32736" table:style-name="ce11">
            <text:p>32,736<text:s/></text:p>
          </table:table-cell>
          <table:table-cell office:value-type="float" office:value="2.109" table:style-name="ce12">
            <text:p>2.109<text:s/></text:p>
          </table:table-cell>
          <table:table-cell office:value-type="float" office:value="562230" table:style-name="ce11">
            <text:p>562,230<text:s/></text:p>
          </table:table-cell>
          <table:table-cell office:value-type="float" office:value="1.51" table:style-name="ce12">
            <text:p>1.510<text:s/></text:p>
          </table:table-cell>
          <table:table-cell office:value-type="float" office:value="5552" table:style-name="ce11">
            <text:p>5,552<text:s/></text:p>
          </table:table-cell>
          <table:table-cell office:value-type="float" office:value="2.4500000000000002" table:style-name="ce12">
            <text:p>2.450<text:s/></text:p>
          </table:table-cell>
          <table:table-cell office:value-type="float" office:value="637895" table:style-name="ce11">
            <text:p>637,895<text:s/></text:p>
          </table:table-cell>
          <table:table-cell office:value-type="float" office:value="1.5720000000000001" table:style-name="ce12">
            <text:p>1.572<text:s/></text:p>
          </table:table-cell>
          <table:table-cell office:value-type="float" office:value="1.65" table:style-name="ce12">
            <text:p>1.650<text:s/></text:p>
          </table:table-cell>
          <table:table-cell table:number-columns-repeated="16372"/>
        </table:table-row>
        <table:table-row table:style-name="ro4">
          <table:table-cell office:value-type="string" table:style-name="ce17">
            <text:p>101/10</text:p>
          </table:table-cell>
          <table:table-cell office:value-type="float" office:value="40143" table:style-name="ce11">
            <text:p>40,143<text:s/></text:p>
          </table:table-cell>
          <table:table-cell office:value-type="float" office:value="1.8959999999999999" table:style-name="ce12">
            <text:p>1.896<text:s/></text:p>
          </table:table-cell>
          <table:table-cell office:value-type="float" office:value="37175" table:style-name="ce11">
            <text:p>37,175<text:s/></text:p>
          </table:table-cell>
          <table:table-cell office:value-type="float" office:value="2.3170000000000002" table:style-name="ce12">
            <text:p>2.317<text:s/></text:p>
          </table:table-cell>
          <table:table-cell office:value-type="float" office:value="501343" table:style-name="ce11">
            <text:p>501,343<text:s/></text:p>
          </table:table-cell>
          <table:table-cell office:value-type="float" office:value="1.6479999999999999" table:style-name="ce12">
            <text:p>1.648<text:s/></text:p>
          </table:table-cell>
          <table:table-cell office:value-type="float" office:value="3679" table:style-name="ce11">
            <text:p>3,679<text:s/></text:p>
          </table:table-cell>
          <table:table-cell office:value-type="float" office:value="2.9980000000000002" table:style-name="ce12">
            <text:p>2.998<text:s/></text:p>
          </table:table-cell>
          <table:table-cell office:value-type="float" office:value="582340" table:style-name="ce11">
            <text:p>582,340<text:s/></text:p>
          </table:table-cell>
          <table:table-cell office:value-type="float" office:value="1.7170000000000001" table:style-name="ce12">
            <text:p>1.717<text:s/></text:p>
          </table:table-cell>
          <table:table-cell office:value-type="float" office:value="1.7170000000000001" table:style-name="ce12">
            <text:p>1.717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01/11</text:p>
          </table:table-cell>
          <table:table-cell office:value-type="float" office:value="41781" table:style-name="ce11">
            <text:p>41,781<text:s/></text:p>
          </table:table-cell>
          <table:table-cell office:value-type="float" office:value="1.905" table:style-name="ce12">
            <text:p>1.905<text:s/></text:p>
          </table:table-cell>
          <table:table-cell office:value-type="float" office:value="40083" table:style-name="ce11">
            <text:p>40,083<text:s/></text:p>
          </table:table-cell>
          <table:table-cell office:value-type="float" office:value="2.1139999999999999" table:style-name="ce12">
            <text:p>2.114<text:s/></text:p>
          </table:table-cell>
          <table:table-cell office:value-type="float" office:value="491808" table:style-name="ce11">
            <text:p>491,808<text:s/></text:p>
          </table:table-cell>
          <table:table-cell office:value-type="float" office:value="1.62" table:style-name="ce12">
            <text:p>1.620<text:s/></text:p>
          </table:table-cell>
          <table:table-cell office:value-type="float" office:value="10334" table:style-name="ce11">
            <text:p>10,334<text:s/></text:p>
          </table:table-cell>
          <table:table-cell office:value-type="float" office:value="2.78" table:style-name="ce12">
            <text:p>2.780<text:s/></text:p>
          </table:table-cell>
          <table:table-cell office:value-type="float" office:value="584006" table:style-name="ce11">
            <text:p>584,006<text:s/></text:p>
          </table:table-cell>
          <table:table-cell office:value-type="float" office:value="1.694" table:style-name="ce12">
            <text:p>1.694<text:s/></text:p>
          </table:table-cell>
          <table:table-cell office:value-type="float" office:value="1.696" table:style-name="ce12">
            <text:p>1.696<text:s/></text:p>
          </table:table-cell>
          <table:table-cell table:number-columns-repeated="16372"/>
        </table:table-row>
        <table:table-row table:style-name="ro4">
          <table:table-cell office:value-type="string" table:style-name="ce17">
            <text:p>101/12</text:p>
          </table:table-cell>
          <table:table-cell office:value-type="float" office:value="45423" table:style-name="ce11">
            <text:p>45,423<text:s/></text:p>
          </table:table-cell>
          <table:table-cell office:value-type="float" office:value="1.9119999999999999" table:style-name="ce12">
            <text:p>1.912<text:s/></text:p>
          </table:table-cell>
          <table:table-cell office:value-type="float" office:value="64258" table:style-name="ce11">
            <text:p>64,258<text:s/></text:p>
          </table:table-cell>
          <table:table-cell office:value-type="float" office:value="2.0299999999999998" table:style-name="ce12">
            <text:p>2.030<text:s/></text:p>
          </table:table-cell>
          <table:table-cell office:value-type="float" office:value="762841" table:style-name="ce11">
            <text:p>762,841<text:s/></text:p>
          </table:table-cell>
          <table:table-cell office:value-type="float" office:value="1.4379999999999999" table:style-name="ce12">
            <text:p>1.438<text:s/></text:p>
          </table:table-cell>
          <table:table-cell office:value-type="float" office:value="9092" table:style-name="ce11">
            <text:p>9,092<text:s/></text:p>
          </table:table-cell>
          <table:table-cell office:value-type="float" office:value="2.7389999999999999" table:style-name="ce12">
            <text:p>2.739<text:s/></text:p>
          </table:table-cell>
          <table:table-cell office:value-type="float" office:value="881614" table:style-name="ce11">
            <text:p>881,614<text:s/></text:p>
          </table:table-cell>
          <table:table-cell office:value-type="float" office:value="1.5189999999999999" table:style-name="ce12">
            <text:p>1.519<text:s/></text:p>
          </table:table-cell>
          <table:table-cell office:value-type="float" office:value="1.599" table:style-name="ce12">
            <text:p>1.599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02/01</text:p>
          </table:table-cell>
          <table:table-cell office:value-type="float" office:value="45315" table:style-name="ce11">
            <text:p>45,315<text:s/></text:p>
          </table:table-cell>
          <table:table-cell office:value-type="float" office:value="1.9470000000000001" table:style-name="ce12">
            <text:p>1.947<text:s/></text:p>
          </table:table-cell>
          <table:table-cell office:value-type="float" office:value="42572" table:style-name="ce11">
            <text:p>42,572<text:s/></text:p>
          </table:table-cell>
          <table:table-cell office:value-type="float" office:value="2.1379999999999999" table:style-name="ce12">
            <text:p>2.138<text:s/></text:p>
          </table:table-cell>
          <table:table-cell office:value-type="float" office:value="557227" table:style-name="ce11">
            <text:p>557,227<text:s/></text:p>
          </table:table-cell>
          <table:table-cell office:value-type="float" office:value="1.5329999999999999" table:style-name="ce12">
            <text:p>1.533<text:s/></text:p>
          </table:table-cell>
          <table:table-cell office:value-type="float" office:value="3595" table:style-name="ce11">
            <text:p>3,595<text:s/></text:p>
          </table:table-cell>
          <table:table-cell office:value-type="float" office:value="3.137" table:style-name="ce12">
            <text:p>3.137<text:s/></text:p>
          </table:table-cell>
          <table:table-cell office:value-type="float" office:value="648709" table:style-name="ce11">
            <text:p>648,709<text:s/></text:p>
          </table:table-cell>
          <table:table-cell office:value-type="float" office:value="1.611" table:style-name="ce12">
            <text:p>1.611<text:s/></text:p>
          </table:table-cell>
          <table:table-cell office:value-type="float" office:value="1.7230000000000001" table:style-name="ce12">
            <text:p>1.723<text:s/></text:p>
          </table:table-cell>
          <table:table-cell table:number-columns-repeated="16372"/>
        </table:table-row>
        <table:table-row table:style-name="ro4">
          <table:table-cell office:value-type="string" table:style-name="ce17">
            <text:p>102/02</text:p>
          </table:table-cell>
          <table:table-cell office:value-type="float" office:value="25708" table:style-name="ce11">
            <text:p>25,708<text:s/></text:p>
          </table:table-cell>
          <table:table-cell office:value-type="float" office:value="1.9690000000000001" table:style-name="ce12">
            <text:p>1.969<text:s/></text:p>
          </table:table-cell>
          <table:table-cell office:value-type="float" office:value="29586" table:style-name="ce11">
            <text:p>29,586<text:s/></text:p>
          </table:table-cell>
          <table:table-cell office:value-type="float" office:value="2.2450000000000001" table:style-name="ce12">
            <text:p>2.245<text:s/></text:p>
          </table:table-cell>
          <table:table-cell office:value-type="float" office:value="393702" table:style-name="ce11">
            <text:p>393,702<text:s/></text:p>
          </table:table-cell>
          <table:table-cell office:value-type="float" office:value="1.6" table:style-name="ce12">
            <text:p>1.600<text:s/></text:p>
          </table:table-cell>
          <table:table-cell office:value-type="float" office:value="2661" table:style-name="ce11">
            <text:p>2,661<text:s/></text:p>
          </table:table-cell>
          <table:table-cell office:value-type="float" office:value="2.92" table:style-name="ce12">
            <text:p>2.920<text:s/></text:p>
          </table:table-cell>
          <table:table-cell office:value-type="float" office:value="451657" table:style-name="ce11">
            <text:p>451,657<text:s/></text:p>
          </table:table-cell>
          <table:table-cell office:value-type="float" office:value="1.6719999999999999" table:style-name="ce12">
            <text:p>1.672<text:s/></text:p>
          </table:table-cell>
          <table:table-cell office:value-type="float" office:value="1.7170000000000001" table:style-name="ce12">
            <text:p>1.717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02/03</text:p>
          </table:table-cell>
          <table:table-cell office:value-type="float" office:value="39640" table:style-name="ce11">
            <text:p>39,640<text:s/></text:p>
          </table:table-cell>
          <table:table-cell office:value-type="float" office:value="1.948" table:style-name="ce12">
            <text:p>1.948<text:s/></text:p>
          </table:table-cell>
          <table:table-cell office:value-type="float" office:value="43878" table:style-name="ce11">
            <text:p>43,878<text:s/></text:p>
          </table:table-cell>
          <table:table-cell office:value-type="float" office:value="2.17" table:style-name="ce12">
            <text:p>2.170<text:s/></text:p>
          </table:table-cell>
          <table:table-cell office:value-type="float" office:value="587285" table:style-name="ce11">
            <text:p>587,285<text:s/></text:p>
          </table:table-cell>
          <table:table-cell office:value-type="float" office:value="1.514" table:style-name="ce12">
            <text:p>1.514<text:s/></text:p>
          </table:table-cell>
          <table:table-cell office:value-type="float" office:value="4291" table:style-name="ce11">
            <text:p>4,291<text:s/></text:p>
          </table:table-cell>
          <table:table-cell office:value-type="float" office:value="2.8570000000000002" table:style-name="ce12">
            <text:p>2.857<text:s/></text:p>
          </table:table-cell>
          <table:table-cell office:value-type="float" office:value="675094" table:style-name="ce11">
            <text:p>675,094<text:s/></text:p>
          </table:table-cell>
          <table:table-cell office:value-type="float" office:value="1.591" table:style-name="ce12">
            <text:p>1.591<text:s/></text:p>
          </table:table-cell>
          <table:table-cell office:value-type="float" office:value="1.681" table:style-name="ce12">
            <text:p>1.681<text:s/></text:p>
          </table:table-cell>
          <table:table-cell table:number-columns-repeated="16372"/>
        </table:table-row>
        <table:table-row table:style-name="ro4">
          <table:table-cell office:value-type="string" table:style-name="ce17">
            <text:p>102/04</text:p>
          </table:table-cell>
          <table:table-cell office:value-type="float" office:value="41377" table:style-name="ce11">
            <text:p>41,377<text:s/></text:p>
          </table:table-cell>
          <table:table-cell office:value-type="float" office:value="1.946" table:style-name="ce12">
            <text:p>1.946<text:s/></text:p>
          </table:table-cell>
          <table:table-cell office:value-type="float" office:value="45483" table:style-name="ce11">
            <text:p>45,483<text:s/></text:p>
          </table:table-cell>
          <table:table-cell office:value-type="float" office:value="2.2719999999999998" table:style-name="ce12">
            <text:p>2.272<text:s/></text:p>
          </table:table-cell>
          <table:table-cell office:value-type="float" office:value="446752" table:style-name="ce11">
            <text:p>446,752<text:s/></text:p>
          </table:table-cell>
          <table:table-cell office:value-type="float" office:value="1.67" table:style-name="ce12">
            <text:p>1.670<text:s/></text:p>
          </table:table-cell>
          <table:table-cell office:value-type="float" office:value="8916" table:style-name="ce11">
            <text:p>8,916<text:s/></text:p>
          </table:table-cell>
          <table:table-cell office:value-type="float" office:value="2.7240000000000002" table:style-name="ce12">
            <text:p>2.724<text:s/></text:p>
          </table:table-cell>
          <table:table-cell office:value-type="float" office:value="542528" table:style-name="ce11">
            <text:p>542,528<text:s/></text:p>
          </table:table-cell>
          <table:table-cell office:value-type="float" office:value="1.7589999999999999" table:style-name="ce12">
            <text:p>1.759<text:s/></text:p>
          </table:table-cell>
          <table:table-cell office:value-type="float" office:value="1.7969999999999999" table:style-name="ce12">
            <text:p>1.797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02/05</text:p>
          </table:table-cell>
          <table:table-cell office:value-type="float" office:value="45622" table:style-name="ce11">
            <text:p>45,622<text:s/></text:p>
          </table:table-cell>
          <table:table-cell office:value-type="float" office:value="1.98" table:style-name="ce12">
            <text:p>1.980<text:s/></text:p>
          </table:table-cell>
          <table:table-cell office:value-type="float" office:value="42570" table:style-name="ce11">
            <text:p>42,570<text:s/></text:p>
          </table:table-cell>
          <table:table-cell office:value-type="float" office:value="2.258" table:style-name="ce12">
            <text:p>2.258<text:s/></text:p>
          </table:table-cell>
          <table:table-cell office:value-type="float" office:value="419362" table:style-name="ce11">
            <text:p>419,362<text:s/></text:p>
          </table:table-cell>
          <table:table-cell office:value-type="float" office:value="1.728" table:style-name="ce12">
            <text:p>1.728<text:s/></text:p>
          </table:table-cell>
          <table:table-cell office:value-type="float" office:value="8646" table:style-name="ce11">
            <text:p>8,646<text:s/></text:p>
          </table:table-cell>
          <table:table-cell office:value-type="float" office:value="2.7109999999999999" table:style-name="ce12">
            <text:p>2.711<text:s/></text:p>
          </table:table-cell>
          <table:table-cell office:value-type="float" office:value="516200" table:style-name="ce11">
            <text:p>516,200<text:s/></text:p>
          </table:table-cell>
          <table:table-cell office:value-type="float" office:value="1.81" table:style-name="ce12">
            <text:p>1.810<text:s/></text:p>
          </table:table-cell>
          <table:table-cell office:value-type="float" office:value="1.84" table:style-name="ce12">
            <text:p>1.840<text:s/></text:p>
          </table:table-cell>
          <table:table-cell table:number-columns-repeated="16372"/>
        </table:table-row>
        <table:table-row table:style-name="ro4">
          <table:table-cell office:value-type="string" table:style-name="ce17">
            <text:p>102/06</text:p>
          </table:table-cell>
          <table:table-cell office:value-type="float" office:value="40117" table:style-name="ce11">
            <text:p>40,117<text:s/></text:p>
          </table:table-cell>
          <table:table-cell office:value-type="float" office:value="1.95" table:style-name="ce12">
            <text:p>1.950<text:s/></text:p>
          </table:table-cell>
          <table:table-cell office:value-type="float" office:value="52213" table:style-name="ce11">
            <text:p>52,213<text:s/></text:p>
          </table:table-cell>
          <table:table-cell office:value-type="float" office:value="2.2170000000000001" table:style-name="ce12">
            <text:p>2.217<text:s/></text:p>
          </table:table-cell>
          <table:table-cell office:value-type="float" office:value="513333" table:style-name="ce11">
            <text:p>513,333<text:s/></text:p>
          </table:table-cell>
          <table:table-cell office:value-type="float" office:value="1.631" table:style-name="ce12">
            <text:p>1.631<text:s/></text:p>
          </table:table-cell>
          <table:table-cell office:value-type="float" office:value="4854" table:style-name="ce11">
            <text:p>4,854<text:s/></text:p>
          </table:table-cell>
          <table:table-cell office:value-type="float" office:value="2.6909999999999998" table:style-name="ce12">
            <text:p>2.691<text:s/></text:p>
          </table:table-cell>
          <table:table-cell office:value-type="float" office:value="610517" table:style-name="ce11">
            <text:p>610,517<text:s/></text:p>
          </table:table-cell>
          <table:table-cell office:value-type="float" office:value="1.71" table:style-name="ce12">
            <text:p>1.710<text:s/></text:p>
          </table:table-cell>
          <table:table-cell office:value-type="float" office:value="1.71" table:style-name="ce12">
            <text:p>1.710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02/07</text:p>
          </table:table-cell>
          <table:table-cell office:value-type="float" office:value="50346" table:style-name="ce11">
            <text:p>50,346<text:s/></text:p>
          </table:table-cell>
          <table:table-cell office:value-type="float" office:value="1.95" table:style-name="ce12">
            <text:p>1.950<text:s/></text:p>
          </table:table-cell>
          <table:table-cell office:value-type="float" office:value="55787" table:style-name="ce11">
            <text:p>55,787<text:s/></text:p>
          </table:table-cell>
          <table:table-cell office:value-type="float" office:value="2.3119999999999998" table:style-name="ce12">
            <text:p>2.312<text:s/></text:p>
          </table:table-cell>
          <table:table-cell office:value-type="float" office:value="507213" table:style-name="ce11">
            <text:p>507,213<text:s/></text:p>
          </table:table-cell>
          <table:table-cell office:value-type="float" office:value="1.5680000000000001" table:style-name="ce12">
            <text:p>1.568<text:s/></text:p>
          </table:table-cell>
          <table:table-cell office:value-type="float" office:value="5540" table:style-name="ce11">
            <text:p>5,540<text:s/></text:p>
          </table:table-cell>
          <table:table-cell office:value-type="float" office:value="2.7429999999999999" table:style-name="ce12">
            <text:p>2.743<text:s/></text:p>
          </table:table-cell>
          <table:table-cell office:value-type="float" office:value="618886" table:style-name="ce11">
            <text:p>618,886<text:s/></text:p>
          </table:table-cell>
          <table:table-cell office:value-type="float" office:value="1.677" table:style-name="ce12">
            <text:p>1.677<text:s/></text:p>
          </table:table-cell>
          <table:table-cell office:value-type="float" office:value="1.8" table:style-name="ce12">
            <text:p>1.800<text:s/></text:p>
          </table:table-cell>
          <table:table-cell table:number-columns-repeated="16372"/>
        </table:table-row>
        <table:table-row table:style-name="ro4">
          <table:table-cell office:value-type="string" table:style-name="ce17">
            <text:p>102/08</text:p>
          </table:table-cell>
          <table:table-cell office:value-type="float" office:value="43033" table:style-name="ce11">
            <text:p>43,033<text:s/></text:p>
          </table:table-cell>
          <table:table-cell office:value-type="float" office:value="1.9470000000000001" table:style-name="ce12">
            <text:p>1.947<text:s/></text:p>
          </table:table-cell>
          <table:table-cell office:value-type="float" office:value="49010" table:style-name="ce11">
            <text:p>49,010<text:s/></text:p>
          </table:table-cell>
          <table:table-cell office:value-type="float" office:value="2.2320000000000002" table:style-name="ce12">
            <text:p>2.232<text:s/></text:p>
          </table:table-cell>
          <table:table-cell office:value-type="float" office:value="417122" table:style-name="ce11">
            <text:p>417,122<text:s/></text:p>
          </table:table-cell>
          <table:table-cell office:value-type="float" office:value="1.6859999999999999" table:style-name="ce12">
            <text:p>1.686<text:s/></text:p>
          </table:table-cell>
          <table:table-cell office:value-type="float" office:value="4575" table:style-name="ce11">
            <text:p>4,575<text:s/></text:p>
          </table:table-cell>
          <table:table-cell office:value-type="float" office:value="2.7410000000000001" table:style-name="ce12">
            <text:p>2.741<text:s/></text:p>
          </table:table-cell>
          <table:table-cell office:value-type="float" office:value="513740" table:style-name="ce11">
            <text:p>513,740<text:s/></text:p>
          </table:table-cell>
          <table:table-cell office:value-type="float" office:value="1.7689999999999999" table:style-name="ce12">
            <text:p>1.769<text:s/></text:p>
          </table:table-cell>
          <table:table-cell office:value-type="float" office:value="1.798" table:style-name="ce12">
            <text:p>1.798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02/09</text:p>
          </table:table-cell>
          <table:table-cell office:value-type="float" office:value="44339" table:style-name="ce11">
            <text:p>44,339<text:s/></text:p>
          </table:table-cell>
          <table:table-cell office:value-type="float" office:value="1.9419999999999999" table:style-name="ce12">
            <text:p>1.942<text:s/></text:p>
          </table:table-cell>
          <table:table-cell office:value-type="float" office:value="50535" table:style-name="ce11">
            <text:p>50,535<text:s/></text:p>
          </table:table-cell>
          <table:table-cell office:value-type="float" office:value="2.1789999999999998" table:style-name="ce12">
            <text:p>2.179<text:s/></text:p>
          </table:table-cell>
          <table:table-cell office:value-type="float" office:value="550314" table:style-name="ce11">
            <text:p>550,314<text:s/></text:p>
          </table:table-cell>
          <table:table-cell office:value-type="float" office:value="1.6" table:style-name="ce12">
            <text:p>1.600<text:s/></text:p>
          </table:table-cell>
          <table:table-cell office:value-type="float" office:value="4583" table:style-name="ce11">
            <text:p>4,583<text:s/></text:p>
          </table:table-cell>
          <table:table-cell office:value-type="float" office:value="2.66" table:style-name="ce12">
            <text:p>2.660<text:s/></text:p>
          </table:table-cell>
          <table:table-cell office:value-type="float" office:value="649771" table:style-name="ce11">
            <text:p>649,771<text:s/></text:p>
          </table:table-cell>
          <table:table-cell office:value-type="float" office:value="1.6759999999999999" table:style-name="ce12">
            <text:p>1.676<text:s/></text:p>
          </table:table-cell>
          <table:table-cell office:value-type="float" office:value="1.6759999999999999" table:style-name="ce12">
            <text:p>1.676<text:s/></text:p>
          </table:table-cell>
          <table:table-cell table:number-columns-repeated="16372"/>
        </table:table-row>
        <table:table-row table:style-name="ro4">
          <table:table-cell office:value-type="string" table:style-name="ce17">
            <text:p>102/10</text:p>
          </table:table-cell>
          <table:table-cell office:value-type="float" office:value="43179" table:style-name="ce11">
            <text:p>43,179<text:s/></text:p>
          </table:table-cell>
          <table:table-cell office:value-type="float" office:value="1.9450000000000001" table:style-name="ce12">
            <text:p>1.945<text:s/></text:p>
          </table:table-cell>
          <table:table-cell office:value-type="float" office:value="46352" table:style-name="ce11">
            <text:p>46,352<text:s/></text:p>
          </table:table-cell>
          <table:table-cell office:value-type="float" office:value="2.21" table:style-name="ce12">
            <text:p>2.210<text:s/></text:p>
          </table:table-cell>
          <table:table-cell office:value-type="float" office:value="460710" table:style-name="ce11">
            <text:p>460,710<text:s/></text:p>
          </table:table-cell>
          <table:table-cell office:value-type="float" office:value="1.6539999999999999" table:style-name="ce12">
            <text:p>1.654<text:s/></text:p>
          </table:table-cell>
          <table:table-cell office:value-type="float" office:value="5530" table:style-name="ce11">
            <text:p>5,530<text:s/></text:p>
          </table:table-cell>
          <table:table-cell office:value-type="float" office:value="2.7160000000000002" table:style-name="ce12">
            <text:p>2.716<text:s/></text:p>
          </table:table-cell>
          <table:table-cell office:value-type="float" office:value="555771" table:style-name="ce11">
            <text:p>555,771<text:s/></text:p>
          </table:table-cell>
          <table:table-cell office:value-type="float" office:value="1.7330000000000001" table:style-name="ce12">
            <text:p>1.733<text:s/></text:p>
          </table:table-cell>
          <table:table-cell office:value-type="float" office:value="1.762" table:style-name="ce12">
            <text:p>1.762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02/11</text:p>
          </table:table-cell>
          <table:table-cell office:value-type="float" office:value="54467" table:style-name="ce11">
            <text:p>54,467<text:s/></text:p>
          </table:table-cell>
          <table:table-cell office:value-type="float" office:value="1.9350000000000001" table:style-name="ce12">
            <text:p>1.935<text:s/></text:p>
          </table:table-cell>
          <table:table-cell office:value-type="float" office:value="54071" table:style-name="ce11">
            <text:p>54,071<text:s/></text:p>
          </table:table-cell>
          <table:table-cell office:value-type="float" office:value="2.1419999999999999" table:style-name="ce12">
            <text:p>2.142<text:s/></text:p>
          </table:table-cell>
          <table:table-cell office:value-type="float" office:value="427872" table:style-name="ce11">
            <text:p>427,872<text:s/></text:p>
          </table:table-cell>
          <table:table-cell office:value-type="float" office:value="1.675" table:style-name="ce12">
            <text:p>1.675<text:s/></text:p>
          </table:table-cell>
          <table:table-cell office:value-type="float" office:value="10211" table:style-name="ce11">
            <text:p>10,211<text:s/></text:p>
          </table:table-cell>
          <table:table-cell office:value-type="float" office:value="2.698" table:style-name="ce12">
            <text:p>2.698<text:s/></text:p>
          </table:table-cell>
          <table:table-cell office:value-type="float" office:value="546621" table:style-name="ce11">
            <text:p>546,621<text:s/></text:p>
          </table:table-cell>
          <table:table-cell office:value-type="float" office:value="1.766" table:style-name="ce12">
            <text:p>1.766<text:s/></text:p>
          </table:table-cell>
          <table:table-cell office:value-type="float" office:value="1.8049999999999999" table:style-name="ce12">
            <text:p>1.805<text:s/></text:p>
          </table:table-cell>
          <table:table-cell table:number-columns-repeated="16372"/>
        </table:table-row>
        <table:table-row table:style-name="ro4">
          <table:table-cell office:value-type="string" table:style-name="ce17">
            <text:p>102/12</text:p>
          </table:table-cell>
          <table:table-cell office:value-type="float" office:value="66389" table:style-name="ce11">
            <text:p>66,389<text:s/></text:p>
          </table:table-cell>
          <table:table-cell office:value-type="float" office:value="1.9339999999999999" table:style-name="ce12">
            <text:p>1.934<text:s/></text:p>
          </table:table-cell>
          <table:table-cell office:value-type="float" office:value="74508" table:style-name="ce11">
            <text:p>74,508<text:s/></text:p>
          </table:table-cell>
          <table:table-cell office:value-type="float" office:value="2.1909999999999998" table:style-name="ce12">
            <text:p>2.191<text:s/></text:p>
          </table:table-cell>
          <table:table-cell office:value-type="float" office:value="630544" table:style-name="ce11">
            <text:p>630,544<text:s/></text:p>
          </table:table-cell>
          <table:table-cell office:value-type="float" office:value="1.5880000000000001" table:style-name="ce12">
            <text:p>1.588<text:s/></text:p>
          </table:table-cell>
          <table:table-cell office:value-type="float" office:value="9778" table:style-name="ce11">
            <text:p>9,778<text:s/></text:p>
          </table:table-cell>
          <table:table-cell office:value-type="float" office:value="2.698" table:style-name="ce12">
            <text:p>2.698<text:s/></text:p>
          </table:table-cell>
          <table:table-cell office:value-type="float" office:value="781219" table:style-name="ce11">
            <text:p>781,219<text:s/></text:p>
          </table:table-cell>
          <table:table-cell office:value-type="float" office:value="1.6890000000000001" table:style-name="ce12">
            <text:p>1.689<text:s/></text:p>
          </table:table-cell>
          <table:table-cell office:value-type="float" office:value="1.6890000000000001" table:style-name="ce12">
            <text:p>1.689<text:s/></text:p>
          </table:table-cell>
          <table:table-cell table:number-columns-repeated="16372"/>
        </table:table-row>
        <table:table-row table:style-name="ro4">
          <table:table-cell office:value-type="string" table:style-name="ce17">
            <text:p>103/01</text:p>
          </table:table-cell>
          <table:table-cell office:value-type="float" office:value="50423" table:style-name="ce11">
            <text:p>50,423<text:s/></text:p>
          </table:table-cell>
          <table:table-cell office:value-type="float" office:value="1.9630000000000001" table:style-name="ce12">
            <text:p>1.963<text:s/></text:p>
          </table:table-cell>
          <table:table-cell office:value-type="float" office:value="49811" table:style-name="ce11">
            <text:p>49,811<text:s/></text:p>
          </table:table-cell>
          <table:table-cell office:value-type="float" office:value="2.2890000000000001" table:style-name="ce12">
            <text:p>2.289<text:s/></text:p>
          </table:table-cell>
          <table:table-cell office:value-type="float" office:value="549964" table:style-name="ce11">
            <text:p>549,964<text:s/></text:p>
          </table:table-cell>
          <table:table-cell office:value-type="float" office:value="1.486" table:style-name="ce12">
            <text:p>1.486<text:s/></text:p>
          </table:table-cell>
          <table:table-cell office:value-type="float" office:value="4247" table:style-name="ce11">
            <text:p>4,247<text:s/></text:p>
          </table:table-cell>
          <table:table-cell office:value-type="float" office:value="2.9020000000000001" table:style-name="ce12">
            <text:p>2.902<text:s/></text:p>
          </table:table-cell>
          <table:table-cell office:value-type="float" office:value="654445" table:style-name="ce11">
            <text:p>654,445<text:s/></text:p>
          </table:table-cell>
          <table:table-cell office:value-type="float" office:value="1.593" table:style-name="ce12">
            <text:p>1.593<text:s/></text:p>
          </table:table-cell>
          <table:table-cell office:value-type="float" office:value="1.754" table:style-name="ce12">
            <text:p>1.754<text:s/></text:p>
          </table:table-cell>
          <table:table-cell table:number-columns-repeated="16372"/>
        </table:table-row>
        <table:table-row table:style-name="ro4">
          <table:table-cell office:value-type="string" table:style-name="ce17">
            <text:p>103/02</text:p>
          </table:table-cell>
          <table:table-cell office:value-type="float" office:value="31296" table:style-name="ce11">
            <text:p>31,296<text:s/></text:p>
          </table:table-cell>
          <table:table-cell office:value-type="float" office:value="1.97" table:style-name="ce12">
            <text:p>1.970<text:s/></text:p>
          </table:table-cell>
          <table:table-cell office:value-type="float" office:value="34814" table:style-name="ce11">
            <text:p>34,814<text:s/></text:p>
          </table:table-cell>
          <table:table-cell office:value-type="float" office:value="2.2719999999999998" table:style-name="ce12">
            <text:p>2.272<text:s/></text:p>
          </table:table-cell>
          <table:table-cell office:value-type="float" office:value="371083" table:style-name="ce11">
            <text:p>371,083<text:s/></text:p>
          </table:table-cell>
          <table:table-cell office:value-type="float" office:value="1.597" table:style-name="ce12">
            <text:p>1.597<text:s/></text:p>
          </table:table-cell>
          <table:table-cell office:value-type="float" office:value="2777" table:style-name="ce11">
            <text:p>2,777<text:s/></text:p>
          </table:table-cell>
          <table:table-cell office:value-type="float" office:value="2.8820000000000001" table:style-name="ce12">
            <text:p>2.882<text:s/></text:p>
          </table:table-cell>
          <table:table-cell office:value-type="float" office:value="439970" table:style-name="ce11">
            <text:p>439,970<text:s/></text:p>
          </table:table-cell>
          <table:table-cell office:value-type="float" office:value="1.6850000000000001" table:style-name="ce12">
            <text:p>1.685<text:s/></text:p>
          </table:table-cell>
          <table:table-cell office:value-type="float" office:value="1.7709999999999999" table:style-name="ce12">
            <text:p>1.771<text:s/></text:p>
          </table:table-cell>
          <table:table-cell table:number-columns-repeated="16372"/>
        </table:table-row>
        <table:table-row table:style-name="ro4">
          <table:table-cell office:value-type="string" table:style-name="ce17">
            <text:p>103/03</text:p>
          </table:table-cell>
          <table:table-cell office:value-type="float" office:value="44354" table:style-name="ce11">
            <text:p>44,354<text:s/></text:p>
          </table:table-cell>
          <table:table-cell office:value-type="float" office:value="1.9670000000000001" table:style-name="ce12">
            <text:p>1.967<text:s/></text:p>
          </table:table-cell>
          <table:table-cell office:value-type="float" office:value="52041" table:style-name="ce11">
            <text:p>52,041<text:s/></text:p>
          </table:table-cell>
          <table:table-cell office:value-type="float" office:value="2.1480000000000001" table:style-name="ce12">
            <text:p>2.148<text:s/></text:p>
          </table:table-cell>
          <table:table-cell office:value-type="float" office:value="550762" table:style-name="ce11">
            <text:p>550,762<text:s/></text:p>
          </table:table-cell>
          <table:table-cell office:value-type="float" office:value="1.5269999999999999" table:style-name="ce12">
            <text:p>1.527<text:s/></text:p>
          </table:table-cell>
          <table:table-cell office:value-type="float" office:value="4972" table:style-name="ce11">
            <text:p>4,972<text:s/></text:p>
          </table:table-cell>
          <table:table-cell office:value-type="float" office:value="2.7370000000000001" table:style-name="ce12">
            <text:p>2.737<text:s/></text:p>
          </table:table-cell>
          <table:table-cell office:value-type="float" office:value="652129" table:style-name="ce11">
            <text:p>652,129<text:s/></text:p>
          </table:table-cell>
          <table:table-cell office:value-type="float" office:value="1.6160000000000001" table:style-name="ce12">
            <text:p>1.616<text:s/></text:p>
          </table:table-cell>
          <table:table-cell office:value-type="float" office:value="1.7050000000000001" table:style-name="ce12">
            <text:p>1.705<text:s/></text:p>
          </table:table-cell>
          <table:table-cell table:number-columns-repeated="16372"/>
        </table:table-row>
        <table:table-row table:style-name="ro4">
          <table:table-cell office:value-type="string" table:style-name="ce17">
            <text:p>103/04</text:p>
          </table:table-cell>
          <table:table-cell office:value-type="float" office:value="45943" table:style-name="ce11">
            <text:p>45,943<text:s/></text:p>
          </table:table-cell>
          <table:table-cell office:value-type="float" office:value="1.956" table:style-name="ce12">
            <text:p>1.956<text:s/></text:p>
          </table:table-cell>
          <table:table-cell office:value-type="float" office:value="49057" table:style-name="ce11">
            <text:p>49,057<text:s/></text:p>
          </table:table-cell>
          <table:table-cell office:value-type="float" office:value="2.1230000000000002" table:style-name="ce12">
            <text:p>2.123<text:s/></text:p>
          </table:table-cell>
          <table:table-cell office:value-type="float" office:value="502825" table:style-name="ce11">
            <text:p>502,825<text:s/></text:p>
          </table:table-cell>
          <table:table-cell office:value-type="float" office:value="1.5780000000000001" table:style-name="ce12">
            <text:p>1.578<text:s/></text:p>
          </table:table-cell>
          <table:table-cell office:value-type="float" office:value="10215" table:style-name="ce11">
            <text:p>10,215<text:s/></text:p>
          </table:table-cell>
          <table:table-cell office:value-type="float" office:value="2.6619999999999999" table:style-name="ce12">
            <text:p>2.662<text:s/></text:p>
          </table:table-cell>
          <table:table-cell office:value-type="float" office:value="608040" table:style-name="ce11">
            <text:p>608,040<text:s/></text:p>
          </table:table-cell>
          <table:table-cell office:value-type="float" office:value="1.669" table:style-name="ce12">
            <text:p>1.669<text:s/></text:p>
          </table:table-cell>
          <table:table-cell office:value-type="float" office:value="1.825" table:style-name="ce12">
            <text:p>1.825<text:s/></text:p>
          </table:table-cell>
          <table:table-cell table:number-columns-repeated="16372"/>
        </table:table-row>
        <table:table-row table:style-name="ro4">
          <table:table-cell office:value-type="string" table:style-name="ce17">
            <text:p>103/05</text:p>
          </table:table-cell>
          <table:table-cell office:value-type="float" office:value="46540" table:style-name="ce11">
            <text:p>46,540<text:s/></text:p>
          </table:table-cell>
          <table:table-cell office:value-type="float" office:value="1.9610000000000001" table:style-name="ce12">
            <text:p>1.961<text:s/></text:p>
          </table:table-cell>
          <table:table-cell office:value-type="float" office:value="48702" table:style-name="ce11">
            <text:p>48,702<text:s/></text:p>
          </table:table-cell>
          <table:table-cell office:value-type="float" office:value="2.157" table:style-name="ce12">
            <text:p>2.157<text:s/></text:p>
          </table:table-cell>
          <table:table-cell office:value-type="float" office:value="423799" table:style-name="ce11">
            <text:p>423,799<text:s/></text:p>
          </table:table-cell>
          <table:table-cell office:value-type="float" office:value="1.7030000000000001" table:style-name="ce12">
            <text:p>1.703<text:s/></text:p>
          </table:table-cell>
          <table:table-cell office:value-type="float" office:value="7737" table:style-name="ce11">
            <text:p>7,737<text:s/></text:p>
          </table:table-cell>
          <table:table-cell office:value-type="float" office:value="2.7029999999999998" table:style-name="ce12">
            <text:p>2.703<text:s/></text:p>
          </table:table-cell>
          <table:table-cell office:value-type="float" office:value="526778" table:style-name="ce11">
            <text:p>526,778<text:s/></text:p>
          </table:table-cell>
          <table:table-cell office:value-type="float" office:value="1.782" table:style-name="ce12">
            <text:p>1.782<text:s/></text:p>
          </table:table-cell>
          <table:table-cell office:value-type="float" office:value="1.8009999999999999" table:style-name="ce12">
            <text:p>1.801<text:s/></text:p>
          </table:table-cell>
          <table:table-cell table:number-columns-repeated="16372"/>
        </table:table-row>
        <table:table-row table:style-name="ro4">
          <table:table-cell office:value-type="string" table:style-name="ce17">
            <text:p>103/06</text:p>
          </table:table-cell>
          <table:table-cell office:value-type="float" office:value="47732" table:style-name="ce11">
            <text:p>47,732<text:s/></text:p>
          </table:table-cell>
          <table:table-cell office:value-type="float" office:value="1.956" table:style-name="ce12">
            <text:p>1.956<text:s/></text:p>
          </table:table-cell>
          <table:table-cell office:value-type="float" office:value="54346" table:style-name="ce11">
            <text:p>54,346<text:s/></text:p>
          </table:table-cell>
          <table:table-cell office:value-type="float" office:value="2.105" table:style-name="ce12">
            <text:p>2.105<text:s/></text:p>
          </table:table-cell>
          <table:table-cell office:value-type="float" office:value="504840" table:style-name="ce11">
            <text:p>504,840<text:s/></text:p>
          </table:table-cell>
          <table:table-cell office:value-type="float" office:value="1.633" table:style-name="ce12">
            <text:p>1.633<text:s/></text:p>
          </table:table-cell>
          <table:table-cell office:value-type="float" office:value="4793" table:style-name="ce11">
            <text:p>4,793<text:s/></text:p>
          </table:table-cell>
          <table:table-cell office:value-type="float" office:value="2.7069999999999999" table:style-name="ce12">
            <text:p>2.707<text:s/></text:p>
          </table:table-cell>
          <table:table-cell office:value-type="float" office:value="611711" table:style-name="ce11">
            <text:p>611,711<text:s/></text:p>
          </table:table-cell>
          <table:table-cell office:value-type="float" office:value="1.708" table:style-name="ce12">
            <text:p>1.708<text:s/></text:p>
          </table:table-cell>
          <table:table-cell office:value-type="float" office:value="1.726" table:style-name="ce12">
            <text:p>1.726<text:s/></text:p>
          </table:table-cell>
          <table:table-cell table:number-columns-repeated="16372"/>
        </table:table-row>
        <table:table-row table:style-name="ro4">
          <table:table-cell office:value-type="string" table:style-name="ce17">
            <text:p>103/07</text:p>
          </table:table-cell>
          <table:table-cell office:value-type="float" office:value="44726" table:style-name="ce11">
            <text:p>44,726<text:s/></text:p>
          </table:table-cell>
          <table:table-cell office:value-type="float" office:value="1.958" table:style-name="ce12">
            <text:p>1.958<text:s/></text:p>
          </table:table-cell>
          <table:table-cell office:value-type="float" office:value="50281" table:style-name="ce11">
            <text:p>50,281<text:s/></text:p>
          </table:table-cell>
          <table:table-cell office:value-type="float" office:value="2.2229999999999999" table:style-name="ce12">
            <text:p>2.223<text:s/></text:p>
          </table:table-cell>
          <table:table-cell office:value-type="float" office:value="458238" table:style-name="ce11">
            <text:p>458,238<text:s/></text:p>
          </table:table-cell>
          <table:table-cell office:value-type="float" office:value="1.694" table:style-name="ce12">
            <text:p>1.694<text:s/></text:p>
          </table:table-cell>
          <table:table-cell office:value-type="float" office:value="4543" table:style-name="ce11">
            <text:p>4,543<text:s/></text:p>
          </table:table-cell>
          <table:table-cell office:value-type="float" office:value="2.766" table:style-name="ce12">
            <text:p>2.766<text:s/></text:p>
          </table:table-cell>
          <table:table-cell office:value-type="float" office:value="557788" table:style-name="ce11">
            <text:p>557,788<text:s/></text:p>
          </table:table-cell>
          <table:table-cell office:value-type="float" office:value="1.7709999999999999" table:style-name="ce12">
            <text:p>1.771<text:s/></text:p>
          </table:table-cell>
          <table:table-cell office:value-type="float" office:value="1.7829999999999999" table:style-name="ce12">
            <text:p>1.783<text:s/></text:p>
          </table:table-cell>
          <table:table-cell table:number-columns-repeated="16372"/>
        </table:table-row>
        <table:table-row table:style-name="ro4">
          <table:table-cell office:value-type="string" table:style-name="ce17">
            <text:p>103/08</text:p>
          </table:table-cell>
          <table:table-cell office:value-type="float" office:value="40439" table:style-name="ce11">
            <text:p>40,439<text:s/></text:p>
          </table:table-cell>
          <table:table-cell office:value-type="float" office:value="1.9630000000000001" table:style-name="ce12">
            <text:p>1.963<text:s/></text:p>
          </table:table-cell>
          <table:table-cell office:value-type="float" office:value="47223" table:style-name="ce11">
            <text:p>47,223<text:s/></text:p>
          </table:table-cell>
          <table:table-cell office:value-type="float" office:value="2.153" table:style-name="ce12">
            <text:p>2.153<text:s/></text:p>
          </table:table-cell>
          <table:table-cell office:value-type="float" office:value="463580" table:style-name="ce11">
            <text:p>463,580<text:s/></text:p>
          </table:table-cell>
          <table:table-cell office:value-type="float" office:value="1.643" table:style-name="ce12">
            <text:p>1.643<text:s/></text:p>
          </table:table-cell>
          <table:table-cell office:value-type="float" office:value="5689" table:style-name="ce11">
            <text:p>5,689<text:s/></text:p>
          </table:table-cell>
          <table:table-cell office:value-type="float" office:value="2.597" table:style-name="ce12">
            <text:p>2.597<text:s/></text:p>
          </table:table-cell>
          <table:table-cell office:value-type="float" office:value="556931" table:style-name="ce11">
            <text:p>556,931<text:s/></text:p>
          </table:table-cell>
          <table:table-cell office:value-type="float" office:value="1.7190000000000001" table:style-name="ce12">
            <text:p>1.719<text:s/></text:p>
          </table:table-cell>
          <table:table-cell office:value-type="float" office:value="1.7390000000000001" table:style-name="ce12">
            <text:p>1.739<text:s/></text:p>
          </table:table-cell>
          <table:table-cell table:number-columns-repeated="16372"/>
        </table:table-row>
        <table:table-row table:style-name="ro4">
          <table:table-cell office:value-type="string" table:style-name="ce17">
            <text:p>103/09</text:p>
          </table:table-cell>
          <table:table-cell office:value-type="float" office:value="37961" table:style-name="ce11">
            <text:p>37,961<text:s/></text:p>
          </table:table-cell>
          <table:table-cell office:value-type="float" office:value="1.972" table:style-name="ce12">
            <text:p>1.972<text:s/></text:p>
          </table:table-cell>
          <table:table-cell office:value-type="float" office:value="51077" table:style-name="ce11">
            <text:p>51,077<text:s/></text:p>
          </table:table-cell>
          <table:table-cell office:value-type="float" office:value="2.1360000000000001" table:style-name="ce12">
            <text:p>2.136<text:s/></text:p>
          </table:table-cell>
          <table:table-cell office:value-type="float" office:value="630537" table:style-name="ce11">
            <text:p>630,537<text:s/></text:p>
          </table:table-cell>
          <table:table-cell office:value-type="float" office:value="1.446" table:style-name="ce12">
            <text:p>1.446<text:s/></text:p>
          </table:table-cell>
          <table:table-cell office:value-type="float" office:value="4189" table:style-name="ce11">
            <text:p>4,189<text:s/></text:p>
          </table:table-cell>
          <table:table-cell office:value-type="float" office:value="2.8759999999999999" table:style-name="ce12">
            <text:p>2.876<text:s/></text:p>
          </table:table-cell>
          <table:table-cell office:value-type="float" office:value="723764" table:style-name="ce11">
            <text:p>723,764<text:s/></text:p>
          </table:table-cell>
          <table:table-cell office:value-type="float" office:value="1.53" table:style-name="ce12">
            <text:p>1.530<text:s/></text:p>
          </table:table-cell>
          <table:table-cell office:value-type="float" office:value="1.611" table:style-name="ce12">
            <text:p>1.611<text:s/></text:p>
          </table:table-cell>
          <table:table-cell table:number-columns-repeated="16372"/>
        </table:table-row>
        <table:table-row table:style-name="ro4">
          <table:table-cell office:value-type="string" table:style-name="ce17">
            <text:p>103/10</text:p>
          </table:table-cell>
          <table:table-cell office:value-type="float" office:value="34574" table:style-name="ce11">
            <text:p>34,574<text:s/></text:p>
          </table:table-cell>
          <table:table-cell office:value-type="float" office:value="1.9770000000000001" table:style-name="ce12">
            <text:p>1.977<text:s/></text:p>
          </table:table-cell>
          <table:table-cell office:value-type="float" office:value="54537" table:style-name="ce11">
            <text:p>54,537<text:s/></text:p>
          </table:table-cell>
          <table:table-cell office:value-type="float" office:value="2.1349999999999998" table:style-name="ce12">
            <text:p>2.135<text:s/></text:p>
          </table:table-cell>
          <table:table-cell office:value-type="float" office:value="459548" table:style-name="ce11">
            <text:p>459,548<text:s/></text:p>
          </table:table-cell>
          <table:table-cell office:value-type="float" office:value="1.6850000000000001" table:style-name="ce12">
            <text:p>1.685<text:s/></text:p>
          </table:table-cell>
          <table:table-cell office:value-type="float" office:value="4444" table:style-name="ce11">
            <text:p>4,444<text:s/></text:p>
          </table:table-cell>
          <table:table-cell office:value-type="float" office:value="2.91" table:style-name="ce12">
            <text:p>2.910<text:s/></text:p>
          </table:table-cell>
          <table:table-cell office:value-type="float" office:value="553103" table:style-name="ce11">
            <text:p>553,103<text:s/></text:p>
          </table:table-cell>
          <table:table-cell office:value-type="float" office:value="1.7569999999999999" table:style-name="ce12">
            <text:p>1.757<text:s/></text:p>
          </table:table-cell>
          <table:table-cell office:value-type="float" office:value="1.758" table:style-name="ce12">
            <text:p>1.758<text:s/></text:p>
          </table:table-cell>
          <table:table-cell table:number-columns-repeated="16372"/>
        </table:table-row>
        <table:table-row table:style-name="ro4">
          <table:table-cell office:value-type="string" table:style-name="ce17">
            <text:p>103/11</text:p>
          </table:table-cell>
          <table:table-cell office:value-type="float" office:value="36481" table:style-name="ce11">
            <text:p>36,481<text:s/></text:p>
          </table:table-cell>
          <table:table-cell office:value-type="float" office:value="1.9590000000000001" table:style-name="ce12">
            <text:p>1.959<text:s/></text:p>
          </table:table-cell>
          <table:table-cell office:value-type="float" office:value="33622" table:style-name="ce11">
            <text:p>33,622<text:s/></text:p>
          </table:table-cell>
          <table:table-cell office:value-type="float" office:value="2.153" table:style-name="ce12">
            <text:p>2.153<text:s/></text:p>
          </table:table-cell>
          <table:table-cell office:value-type="float" office:value="422045" table:style-name="ce11">
            <text:p>422,045<text:s/></text:p>
          </table:table-cell>
          <table:table-cell office:value-type="float" office:value="1.661" table:style-name="ce12">
            <text:p>1.661<text:s/></text:p>
          </table:table-cell>
          <table:table-cell office:value-type="float" office:value="9149" table:style-name="ce11">
            <text:p>9,149<text:s/></text:p>
          </table:table-cell>
          <table:table-cell office:value-type="float" office:value="2.7789999999999999" table:style-name="ce12">
            <text:p>2.779<text:s/></text:p>
          </table:table-cell>
          <table:table-cell office:value-type="float" office:value="501297" table:style-name="ce11">
            <text:p>501,297<text:s/></text:p>
          </table:table-cell>
          <table:table-cell office:value-type="float" office:value="1.7370000000000001" table:style-name="ce12">
            <text:p>1.737<text:s/></text:p>
          </table:table-cell>
          <table:table-cell office:value-type="float" office:value="1.7649999999999999" table:style-name="ce12">
            <text:p>1.765<text:s/></text:p>
          </table:table-cell>
          <table:table-cell table:number-columns-repeated="16372"/>
        </table:table-row>
        <table:table-row table:style-name="ro4">
          <table:table-cell office:value-type="string" table:style-name="ce17">
            <text:p>103/12</text:p>
          </table:table-cell>
          <table:table-cell office:value-type="float" office:value="41883" table:style-name="ce11">
            <text:p>41,883<text:s/></text:p>
          </table:table-cell>
          <table:table-cell office:value-type="float" office:value="1.962" table:style-name="ce12">
            <text:p>1.962<text:s/></text:p>
          </table:table-cell>
          <table:table-cell office:value-type="float" office:value="73058" table:style-name="ce11">
            <text:p>73,058<text:s/></text:p>
          </table:table-cell>
          <table:table-cell office:value-type="float" office:value="1.865" table:style-name="ce12">
            <text:p>1.865<text:s/></text:p>
          </table:table-cell>
          <table:table-cell office:value-type="float" office:value="615450" table:style-name="ce11">
            <text:p>615,450<text:s/></text:p>
          </table:table-cell>
          <table:table-cell office:value-type="float" office:value="1.595" table:style-name="ce12">
            <text:p>1.595<text:s/></text:p>
          </table:table-cell>
          <table:table-cell office:value-type="float" office:value="7525" table:style-name="ce11">
            <text:p>7,525<text:s/></text:p>
          </table:table-cell>
          <table:table-cell office:value-type="float" office:value="2.8889999999999998" table:style-name="ce12">
            <text:p>2.889<text:s/></text:p>
          </table:table-cell>
          <table:table-cell office:value-type="float" office:value="737916" table:style-name="ce11">
            <text:p>737,916<text:s/></text:p>
          </table:table-cell>
          <table:table-cell office:value-type="float" office:value="1.655" table:style-name="ce12">
            <text:p>1.655<text:s/></text:p>
          </table:table-cell>
          <table:table-cell office:value-type="float" office:value="1.72" table:style-name="ce12">
            <text:p>1.720<text:s/></text:p>
          </table:table-cell>
          <table:table-cell table:number-columns-repeated="16372"/>
        </table:table-row>
        <table:table-row table:style-name="ro4">
          <table:table-cell office:value-type="string" table:style-name="ce17">
            <text:p>104/01</text:p>
          </table:table-cell>
          <table:table-cell office:value-type="float" office:value="31961" table:style-name="ce11">
            <text:p>31,961<text:s/></text:p>
          </table:table-cell>
          <table:table-cell office:value-type="float" office:value="1.9850000000000001" table:style-name="ce12">
            <text:p>1.985<text:s/></text:p>
          </table:table-cell>
          <table:table-cell office:value-type="float" office:value="44415" table:style-name="ce11">
            <text:p>44,415<text:s/></text:p>
          </table:table-cell>
          <table:table-cell office:value-type="float" office:value="2.1779999999999999" table:style-name="ce12">
            <text:p>2.178<text:s/></text:p>
          </table:table-cell>
          <table:table-cell office:value-type="float" office:value="496416" table:style-name="ce11">
            <text:p>496,416<text:s/></text:p>
          </table:table-cell>
          <table:table-cell office:value-type="float" office:value="1.5409999999999999" table:style-name="ce12">
            <text:p>1.541<text:s/></text:p>
          </table:table-cell>
          <table:table-cell office:value-type="float" office:value="3838" table:style-name="ce11">
            <text:p>3,838<text:s/></text:p>
          </table:table-cell>
          <table:table-cell office:value-type="float" office:value="2.98" table:style-name="ce12">
            <text:p>2.980<text:s/></text:p>
          </table:table-cell>
          <table:table-cell office:value-type="float" office:value="576630" table:style-name="ce11">
            <text:p>576,630<text:s/></text:p>
          </table:table-cell>
          <table:table-cell office:value-type="float" office:value="1.6240000000000001" table:style-name="ce12">
            <text:p>1.624<text:s/></text:p>
          </table:table-cell>
          <table:table-cell office:value-type="float" office:value="1.6879999999999999" table:style-name="ce12">
            <text:p>1.688<text:s/></text:p>
          </table:table-cell>
          <table:table-cell table:number-columns-repeated="16372"/>
        </table:table-row>
        <table:table-row table:style-name="ro4">
          <table:table-cell office:value-type="string" table:style-name="ce17">
            <text:p>104/02</text:p>
          </table:table-cell>
          <table:table-cell office:value-type="float" office:value="24049" table:style-name="ce11">
            <text:p>24,049<text:s/></text:p>
          </table:table-cell>
          <table:table-cell office:value-type="float" office:value="1.984" table:style-name="ce12">
            <text:p>1.984<text:s/></text:p>
          </table:table-cell>
          <table:table-cell office:value-type="float" office:value="38842" table:style-name="ce11">
            <text:p>38,842<text:s/></text:p>
          </table:table-cell>
          <table:table-cell office:value-type="float" office:value="2.2130000000000001" table:style-name="ce12">
            <text:p>2.213<text:s/></text:p>
          </table:table-cell>
          <table:table-cell office:value-type="float" office:value="409091" table:style-name="ce11">
            <text:p>409,091<text:s/></text:p>
          </table:table-cell>
          <table:table-cell office:value-type="float" office:value="1.5489999999999999" table:style-name="ce12">
            <text:p>1.549<text:s/></text:p>
          </table:table-cell>
          <table:table-cell office:value-type="float" office:value="3008" table:style-name="ce11">
            <text:p>3,008<text:s/></text:p>
          </table:table-cell>
          <table:table-cell office:value-type="float" office:value="3.0619999999999998" table:style-name="ce12">
            <text:p>3.062<text:s/></text:p>
          </table:table-cell>
          <table:table-cell office:value-type="float" office:value="474990" table:style-name="ce11">
            <text:p>474,990<text:s/></text:p>
          </table:table-cell>
          <table:table-cell office:value-type="float" office:value="1.635" table:style-name="ce12">
            <text:p>1.635<text:s/></text:p>
          </table:table-cell>
          <table:table-cell office:value-type="float" office:value="1.7729999999999999" table:style-name="ce12">
            <text:p>1.773<text:s/></text:p>
          </table:table-cell>
          <table:table-cell table:number-columns-repeated="16372"/>
        </table:table-row>
        <table:table-row table:style-name="ro4">
          <table:table-cell office:value-type="string" table:style-name="ce17">
            <text:p>104/03</text:p>
          </table:table-cell>
          <table:table-cell office:value-type="float" office:value="32153" table:style-name="ce11">
            <text:p>32,153<text:s/></text:p>
          </table:table-cell>
          <table:table-cell office:value-type="float" office:value="1.99" table:style-name="ce12">
            <text:p>1.990<text:s/></text:p>
          </table:table-cell>
          <table:table-cell office:value-type="float" office:value="50979" table:style-name="ce11">
            <text:p>50,979<text:s/></text:p>
          </table:table-cell>
          <table:table-cell office:value-type="float" office:value="2.1720000000000002" table:style-name="ce12">
            <text:p>2.172<text:s/></text:p>
          </table:table-cell>
          <table:table-cell office:value-type="float" office:value="582411" table:style-name="ce11">
            <text:p>582,411<text:s/></text:p>
          </table:table-cell>
          <table:table-cell office:value-type="float" office:value="1.544" table:style-name="ce12">
            <text:p>1.544<text:s/></text:p>
          </table:table-cell>
          <table:table-cell office:value-type="float" office:value="5178" table:style-name="ce11">
            <text:p>5,178<text:s/></text:p>
          </table:table-cell>
          <table:table-cell office:value-type="float" office:value="2.6539999999999999" table:style-name="ce12">
            <text:p>2.654<text:s/></text:p>
          </table:table-cell>
          <table:table-cell office:value-type="float" office:value="670721" table:style-name="ce11">
            <text:p>670,721<text:s/></text:p>
          </table:table-cell>
          <table:table-cell office:value-type="float" office:value="1.621" table:style-name="ce12">
            <text:p>1.621<text:s/></text:p>
          </table:table-cell>
          <table:table-cell office:value-type="float" office:value="1.728" table:style-name="ce12">
            <text:p>1.728<text:s/></text:p>
          </table:table-cell>
          <table:table-cell table:number-columns-repeated="16372"/>
        </table:table-row>
        <table:table-row table:style-name="ro4">
          <table:table-cell office:value-type="string" table:style-name="ce17">
            <text:p>104/04</text:p>
          </table:table-cell>
          <table:table-cell office:value-type="float" office:value="30948" table:style-name="ce11">
            <text:p>30,948<text:s/></text:p>
          </table:table-cell>
          <table:table-cell office:value-type="float" office:value="1.986" table:style-name="ce12">
            <text:p>1.986<text:s/></text:p>
          </table:table-cell>
          <table:table-cell office:value-type="float" office:value="43455" table:style-name="ce11">
            <text:p>43,455<text:s/></text:p>
          </table:table-cell>
          <table:table-cell office:value-type="float" office:value="2.2330000000000001" table:style-name="ce12">
            <text:p>2.233<text:s/></text:p>
          </table:table-cell>
          <table:table-cell office:value-type="float" office:value="400515" table:style-name="ce11">
            <text:p>400,515<text:s/></text:p>
          </table:table-cell>
          <table:table-cell office:value-type="float" office:value="1.734" table:style-name="ce12">
            <text:p>1.734<text:s/></text:p>
          </table:table-cell>
          <table:table-cell office:value-type="float" office:value="8505" table:style-name="ce11">
            <text:p>8,505<text:s/></text:p>
          </table:table-cell>
          <table:table-cell office:value-type="float" office:value="2.8029999999999999" table:style-name="ce12">
            <text:p>2.803<text:s/></text:p>
          </table:table-cell>
          <table:table-cell office:value-type="float" office:value="483423" table:style-name="ce11">
            <text:p>483,423<text:s/></text:p>
          </table:table-cell>
          <table:table-cell office:value-type="float" office:value="1.8140000000000001" table:style-name="ce12">
            <text:p>1.814<text:s/></text:p>
          </table:table-cell>
          <table:table-cell office:value-type="float" office:value="1.837" table:style-name="ce12">
            <text:p>1.837<text:s/></text:p>
          </table:table-cell>
          <table:table-cell table:number-columns-repeated="16372"/>
        </table:table-row>
        <table:table-row table:style-name="ro4">
          <table:table-cell office:value-type="string" table:style-name="ce17">
            <text:p>104/05</text:p>
          </table:table-cell>
          <table:table-cell office:value-type="float" office:value="32575" table:style-name="ce11">
            <text:p>32,575<text:s/></text:p>
          </table:table-cell>
          <table:table-cell office:value-type="float" office:value="1.9810000000000001" table:style-name="ce12">
            <text:p>1.981<text:s/></text:p>
          </table:table-cell>
          <table:table-cell office:value-type="float" office:value="33510" table:style-name="ce11">
            <text:p>33,510<text:s/></text:p>
          </table:table-cell>
          <table:table-cell office:value-type="float" office:value="2.2770000000000001" table:style-name="ce12">
            <text:p>2.277<text:s/></text:p>
          </table:table-cell>
          <table:table-cell office:value-type="float" office:value="401881" table:style-name="ce11">
            <text:p>401,881<text:s/></text:p>
          </table:table-cell>
          <table:table-cell office:value-type="float" office:value="1.732" table:style-name="ce12">
            <text:p>1.732<text:s/></text:p>
          </table:table-cell>
          <table:table-cell office:value-type="float" office:value="6881" table:style-name="ce11">
            <text:p>6,881<text:s/></text:p>
          </table:table-cell>
          <table:table-cell office:value-type="float" office:value="2.7879999999999998" table:style-name="ce12">
            <text:p>2.788<text:s/></text:p>
          </table:table-cell>
          <table:table-cell office:value-type="float" office:value="474847" table:style-name="ce11">
            <text:p>474,847<text:s/></text:p>
          </table:table-cell>
          <table:table-cell office:value-type="float" office:value="1.8029999999999999" table:style-name="ce12">
            <text:p>1.803<text:s/></text:p>
          </table:table-cell>
          <table:table-cell office:value-type="float" office:value="1.825" table:style-name="ce12">
            <text:p>1.825<text:s/></text:p>
          </table:table-cell>
          <table:table-cell table:number-columns-repeated="16372"/>
        </table:table-row>
        <table:table-row table:style-name="ro4">
          <table:table-cell office:value-type="string" table:style-name="ce17">
            <text:p>104/06</text:p>
          </table:table-cell>
          <table:table-cell office:value-type="float" office:value="33916" table:style-name="ce11">
            <text:p>33,916<text:s/></text:p>
          </table:table-cell>
          <table:table-cell office:value-type="float" office:value="1.9830000000000001" table:style-name="ce12">
            <text:p>1.983<text:s/></text:p>
          </table:table-cell>
          <table:table-cell office:value-type="float" office:value="49745" table:style-name="ce11">
            <text:p>49,745<text:s/></text:p>
          </table:table-cell>
          <table:table-cell office:value-type="float" office:value="2.2280000000000002" table:style-name="ce12">
            <text:p>2.228<text:s/></text:p>
          </table:table-cell>
          <table:table-cell office:value-type="float" office:value="496119" table:style-name="ce11">
            <text:p>496,119<text:s/></text:p>
          </table:table-cell>
          <table:table-cell office:value-type="float" office:value="1.6990000000000001" table:style-name="ce12">
            <text:p>1.699<text:s/></text:p>
          </table:table-cell>
          <table:table-cell office:value-type="float" office:value="4810" table:style-name="ce11">
            <text:p>4,810<text:s/></text:p>
          </table:table-cell>
          <table:table-cell office:value-type="float" office:value="2.806" table:style-name="ce12">
            <text:p>2.806<text:s/></text:p>
          </table:table-cell>
          <table:table-cell office:value-type="float" office:value="584590" table:style-name="ce11">
            <text:p>584,590<text:s/></text:p>
          </table:table-cell>
          <table:table-cell office:value-type="float" office:value="1.7689999999999999" table:style-name="ce12">
            <text:p>1.769<text:s/></text:p>
          </table:table-cell>
          <table:table-cell office:value-type="float" office:value="1.78" table:style-name="ce12">
            <text:p>1.780<text:s/></text:p>
          </table:table-cell>
          <table:table-cell table:number-columns-repeated="16372"/>
        </table:table-row>
        <table:table-row table:style-name="ro4">
          <table:table-cell office:value-type="string" table:style-name="ce17">
            <text:p>104/07</text:p>
          </table:table-cell>
          <table:table-cell office:value-type="float" office:value="35377" table:style-name="ce11">
            <text:p>35,377<text:s/></text:p>
          </table:table-cell>
          <table:table-cell office:value-type="float" office:value="1.976" table:style-name="ce12">
            <text:p>1.976<text:s/></text:p>
          </table:table-cell>
          <table:table-cell office:value-type="float" office:value="47112" table:style-name="ce11">
            <text:p>47,112<text:s/></text:p>
          </table:table-cell>
          <table:table-cell office:value-type="float" office:value="2.2839999999999998" table:style-name="ce12">
            <text:p>2.284<text:s/></text:p>
          </table:table-cell>
          <table:table-cell office:value-type="float" office:value="464537" table:style-name="ce11">
            <text:p>464,537<text:s/></text:p>
          </table:table-cell>
          <table:table-cell office:value-type="float" office:value="1.56" table:style-name="ce12">
            <text:p>1.560<text:s/></text:p>
          </table:table-cell>
          <table:table-cell office:value-type="float" office:value="4926" table:style-name="ce11">
            <text:p>4,926<text:s/></text:p>
          </table:table-cell>
          <table:table-cell office:value-type="float" office:value="2.7749999999999999" table:style-name="ce12">
            <text:p>2.775<text:s/></text:p>
          </table:table-cell>
          <table:table-cell office:value-type="float" office:value="551952" table:style-name="ce11">
            <text:p>551,952<text:s/></text:p>
          </table:table-cell>
          <table:table-cell office:value-type="float" office:value="1.659" table:style-name="ce12">
            <text:p>1.659<text:s/></text:p>
          </table:table-cell>
          <table:table-cell office:value-type="float" office:value="1.8140000000000001" table:style-name="ce12">
            <text:p>1.814<text:s/></text:p>
          </table:table-cell>
          <table:table-cell table:number-columns-repeated="16372"/>
        </table:table-row>
        <table:table-row table:style-name="ro4">
          <table:table-cell office:value-type="string" table:style-name="ce17">
            <text:p>104/08</text:p>
          </table:table-cell>
          <table:table-cell office:value-type="float" office:value="32344" table:style-name="ce11">
            <text:p>32,344<text:s/></text:p>
          </table:table-cell>
          <table:table-cell office:value-type="float" office:value="1.974" table:style-name="ce12">
            <text:p>1.974<text:s/></text:p>
          </table:table-cell>
          <table:table-cell office:value-type="float" office:value="35234" table:style-name="ce11">
            <text:p>35,234<text:s/></text:p>
          </table:table-cell>
          <table:table-cell office:value-type="float" office:value="2.258" table:style-name="ce12">
            <text:p>2.258<text:s/></text:p>
          </table:table-cell>
          <table:table-cell office:value-type="float" office:value="424208" table:style-name="ce11">
            <text:p>424,208<text:s/></text:p>
          </table:table-cell>
          <table:table-cell office:value-type="float" office:value="1.6479999999999999" table:style-name="ce12">
            <text:p>1.648<text:s/></text:p>
          </table:table-cell>
          <table:table-cell office:value-type="float" office:value="5267" table:style-name="ce11">
            <text:p>5,267<text:s/></text:p>
          </table:table-cell>
          <table:table-cell office:value-type="float" office:value="2.6629999999999998" table:style-name="ce12">
            <text:p>2.663<text:s/></text:p>
          </table:table-cell>
          <table:table-cell office:value-type="float" office:value="497053" table:style-name="ce11">
            <text:p>497,053<text:s/></text:p>
          </table:table-cell>
          <table:table-cell office:value-type="float" office:value="1.7230000000000001" table:style-name="ce12">
            <text:p>1.723<text:s/></text:p>
          </table:table-cell>
          <table:table-cell office:value-type="float" office:value="1.804" table:style-name="ce12">
            <text:p>1.804<text:s/></text:p>
          </table:table-cell>
          <table:table-cell table:number-columns-repeated="16372"/>
        </table:table-row>
        <table:table-row table:style-name="ro4">
          <table:table-cell office:value-type="string" table:style-name="ce17">
            <text:p>104/09</text:p>
          </table:table-cell>
          <table:table-cell office:value-type="float" office:value="31742" table:style-name="ce11">
            <text:p>31,742<text:s/></text:p>
          </table:table-cell>
          <table:table-cell office:value-type="float" office:value="1.964" table:style-name="ce12">
            <text:p>1.964<text:s/></text:p>
          </table:table-cell>
          <table:table-cell office:value-type="float" office:value="41612" table:style-name="ce11">
            <text:p>41,612<text:s/></text:p>
          </table:table-cell>
          <table:table-cell office:value-type="float" office:value="2.14" table:style-name="ce12">
            <text:p>2.140<text:s/></text:p>
          </table:table-cell>
          <table:table-cell office:value-type="float" office:value="567162" table:style-name="ce11">
            <text:p>567,162<text:s/></text:p>
          </table:table-cell>
          <table:table-cell office:value-type="float" office:value="1.502" table:style-name="ce12">
            <text:p>1.502<text:s/></text:p>
          </table:table-cell>
          <table:table-cell office:value-type="float" office:value="4874" table:style-name="ce11">
            <text:p>4,874<text:s/></text:p>
          </table:table-cell>
          <table:table-cell office:value-type="float" office:value="2.6949999999999998" table:style-name="ce12">
            <text:p>2.695<text:s/></text:p>
          </table:table-cell>
          <table:table-cell office:value-type="float" office:value="645390" table:style-name="ce11">
            <text:p>645,390<text:s/></text:p>
          </table:table-cell>
          <table:table-cell office:value-type="float" office:value="1.575" table:style-name="ce12">
            <text:p>1.575<text:s/></text:p>
          </table:table-cell>
          <table:table-cell office:value-type="float" office:value="1.627" table:style-name="ce12">
            <text:p>1.627<text:s/></text:p>
          </table:table-cell>
          <table:table-cell table:number-columns-repeated="16372"/>
        </table:table-row>
        <table:table-row table:style-name="ro4">
          <table:table-cell office:value-type="string" table:style-name="ce17">
            <text:p>104/10</text:p>
          </table:table-cell>
          <table:table-cell office:value-type="float" office:value="36895" table:style-name="ce11">
            <text:p>36,895<text:s/></text:p>
          </table:table-cell>
          <table:table-cell office:value-type="float" office:value="1.911" table:style-name="ce12">
            <text:p>1.911<text:s/></text:p>
          </table:table-cell>
          <table:table-cell office:value-type="float" office:value="43581" table:style-name="ce11">
            <text:p>43,581<text:s/></text:p>
          </table:table-cell>
          <table:table-cell office:value-type="float" office:value="2.1459999999999999" table:style-name="ce12">
            <text:p>2.146<text:s/></text:p>
          </table:table-cell>
          <table:table-cell office:value-type="float" office:value="461412" table:style-name="ce11">
            <text:p>461,412<text:s/></text:p>
          </table:table-cell>
          <table:table-cell office:value-type="float" office:value="1.5860000000000001" table:style-name="ce12">
            <text:p>1.586<text:s/></text:p>
          </table:table-cell>
          <table:table-cell office:value-type="float" office:value="5609" table:style-name="ce11">
            <text:p>5,609<text:s/></text:p>
          </table:table-cell>
          <table:table-cell office:value-type="float" office:value="2.7480000000000002" table:style-name="ce12">
            <text:p>2.748<text:s/></text:p>
          </table:table-cell>
          <table:table-cell office:value-type="float" office:value="547497" table:style-name="ce11">
            <text:p>547,497<text:s/></text:p>
          </table:table-cell>
          <table:table-cell office:value-type="float" office:value="1.6639999999999999" table:style-name="ce12">
            <text:p>1.664<text:s/></text:p>
          </table:table-cell>
          <table:table-cell office:value-type="float" office:value="1.7310000000000001" table:style-name="ce12">
            <text:p>1.731<text:s/></text:p>
          </table:table-cell>
          <table:table-cell table:number-columns-repeated="16372"/>
        </table:table-row>
        <table:table-row table:style-name="ro4">
          <table:table-cell office:value-type="string" table:style-name="ce17">
            <text:p>104/11</text:p>
          </table:table-cell>
          <table:table-cell office:value-type="float" office:value="38035" table:style-name="ce11">
            <text:p>38,035<text:s/></text:p>
          </table:table-cell>
          <table:table-cell office:value-type="float" office:value="1.9059999999999999" table:style-name="ce12">
            <text:p>1.906<text:s/></text:p>
          </table:table-cell>
          <table:table-cell office:value-type="float" office:value="56211" table:style-name="ce11">
            <text:p>56,211<text:s/></text:p>
          </table:table-cell>
          <table:table-cell office:value-type="float" office:value="2.2080000000000002" table:style-name="ce12">
            <text:p>2.208<text:s/></text:p>
          </table:table-cell>
          <table:table-cell office:value-type="float" office:value="527856" table:style-name="ce11">
            <text:p>527,856<text:s/></text:p>
          </table:table-cell>
          <table:table-cell office:value-type="float" office:value="1.544" table:style-name="ce12">
            <text:p>1.544<text:s/></text:p>
          </table:table-cell>
          <table:table-cell office:value-type="float" office:value="10228" table:style-name="ce11">
            <text:p>10,228<text:s/></text:p>
          </table:table-cell>
          <table:table-cell office:value-type="float" office:value="2.637" table:style-name="ce12">
            <text:p>2.637<text:s/></text:p>
          </table:table-cell>
          <table:table-cell office:value-type="float" office:value="632330" table:style-name="ce11">
            <text:p>632,330<text:s/></text:p>
          </table:table-cell>
          <table:table-cell office:value-type="float" office:value="1.6419999999999999" table:style-name="ce12">
            <text:p>1.642<text:s/></text:p>
          </table:table-cell>
          <table:table-cell office:value-type="float" office:value="1.659" table:style-name="ce12">
            <text:p>1.659<text:s/></text:p>
          </table:table-cell>
          <table:table-cell table:number-columns-repeated="16372"/>
        </table:table-row>
        <table:table-row table:style-name="ro4">
          <table:table-cell office:value-type="string" table:style-name="ce17">
            <text:p>104/12</text:p>
          </table:table-cell>
          <table:table-cell office:value-type="float" office:value="86371" table:style-name="ce11">
            <text:p>86,371<text:s/></text:p>
          </table:table-cell>
          <table:table-cell office:value-type="float" office:value="1.895" table:style-name="ce12">
            <text:p>1.895<text:s/></text:p>
          </table:table-cell>
          <table:table-cell office:value-type="float" office:value="78753" table:style-name="ce11">
            <text:p>78,753<text:s/></text:p>
          </table:table-cell>
          <table:table-cell office:value-type="float" office:value="2.1030000000000002" table:style-name="ce12">
            <text:p>2.103<text:s/></text:p>
          </table:table-cell>
          <table:table-cell office:value-type="float" office:value="627426" table:style-name="ce11">
            <text:p>627,426<text:s/></text:p>
          </table:table-cell>
          <table:table-cell office:value-type="float" office:value="1.484" table:style-name="ce12">
            <text:p>1.484<text:s/></text:p>
          </table:table-cell>
          <table:table-cell office:value-type="float" office:value="9065" table:style-name="ce11">
            <text:p>9,065<text:s/></text:p>
          </table:table-cell>
          <table:table-cell office:value-type="float" office:value="2.6259999999999999" table:style-name="ce12">
            <text:p>2.626<text:s/></text:p>
          </table:table-cell>
          <table:table-cell office:value-type="float" office:value="801615" table:style-name="ce11">
            <text:p>801,615<text:s/></text:p>
          </table:table-cell>
          <table:table-cell office:value-type="float" office:value="1.6020000000000001" table:style-name="ce12">
            <text:p>1.602<text:s/></text:p>
          </table:table-cell>
          <table:table-cell office:value-type="float" office:value="1.615" table:style-name="ce12">
            <text:p>1.615<text:s/></text:p>
          </table:table-cell>
          <table:table-cell table:number-columns-repeated="16372"/>
        </table:table-row>
        <table:table-row table:style-name="ro5">
          <table:table-cell office:value-type="string" table:style-name="ce17">
            <text:p>105/01</text:p>
          </table:table-cell>
          <table:table-cell office:value-type="float" office:value="36831" table:style-name="ce18">
            <text:p>36,831<text:s/></text:p>
          </table:table-cell>
          <table:table-cell office:value-type="float" office:value="1.8520000000000001" table:style-name="ce19">
            <text:p>1.852<text:s/></text:p>
          </table:table-cell>
          <table:table-cell office:value-type="float" office:value="58260" table:style-name="ce18">
            <text:p>58,260<text:s/></text:p>
          </table:table-cell>
          <table:table-cell office:value-type="float" office:value="1.9730000000000001" table:style-name="ce19">
            <text:p>1.973<text:s/></text:p>
          </table:table-cell>
          <table:table-cell office:value-type="float" office:value="519912" table:style-name="ce18">
            <text:p>519,912<text:s/></text:p>
          </table:table-cell>
          <table:table-cell office:value-type="float" office:value="1.393" table:style-name="ce19">
            <text:p>1.393<text:s/></text:p>
          </table:table-cell>
          <table:table-cell office:value-type="float" office:value="4540" table:style-name="ce18">
            <text:p>4,540<text:s/></text:p>
          </table:table-cell>
          <table:table-cell office:value-type="float" office:value="2.694" table:style-name="ce19">
            <text:p>2.694<text:s/></text:p>
          </table:table-cell>
          <table:table-cell office:value-type="float" office:value="619543" table:style-name="ce18">
            <text:p>619,543<text:s/></text:p>
          </table:table-cell>
          <table:table-cell office:value-type="float" office:value="1.4850000000000001" table:style-name="ce19">
            <text:p>1.485<text:s/></text:p>
          </table:table-cell>
          <table:table-cell office:value-type="float" office:value="1.6140000000000001" table:style-name="ce19">
            <text:p>1.614<text:s/></text:p>
          </table:table-cell>
          <table:table-cell table:number-columns-repeated="16372"/>
        </table:table-row>
        <table:table-row table:style-name="ro4">
          <table:table-cell office:value-type="string" table:style-name="ce17">
            <text:p>105/02</text:p>
          </table:table-cell>
          <table:table-cell office:value-type="float" office:value="21696" table:style-name="ce11">
            <text:p>21,696<text:s/></text:p>
          </table:table-cell>
          <table:table-cell office:value-type="float" office:value="1.835" table:style-name="ce12">
            <text:p>1.835<text:s/></text:p>
          </table:table-cell>
          <table:table-cell office:value-type="float" office:value="32906" table:style-name="ce11">
            <text:p>32,906<text:s/></text:p>
          </table:table-cell>
          <table:table-cell office:value-type="float" office:value="2.0529999999999999" table:style-name="ce12">
            <text:p>2.053<text:s/></text:p>
          </table:table-cell>
          <table:table-cell office:value-type="float" office:value="393469" table:style-name="ce11">
            <text:p>393,469<text:s/></text:p>
          </table:table-cell>
          <table:table-cell office:value-type="float" office:value="1.4730000000000001" table:style-name="ce12">
            <text:p>1.473<text:s/></text:p>
          </table:table-cell>
          <table:table-cell office:value-type="float" office:value="3087" table:style-name="ce11">
            <text:p>3,087<text:s/></text:p>
          </table:table-cell>
          <table:table-cell office:value-type="float" office:value="2.6469999999999998" table:style-name="ce12">
            <text:p>2.647<text:s/></text:p>
          </table:table-cell>
          <table:table-cell office:value-type="float" office:value="451158" table:style-name="ce11">
            <text:p>451,158<text:s/></text:p>
          </table:table-cell>
          <table:table-cell office:value-type="float" office:value="1.5409999999999999" table:style-name="ce12">
            <text:p>1.541<text:s/></text:p>
          </table:table-cell>
          <table:table-cell office:value-type="float" office:value="1.593" table:style-name="ce12">
            <text:p>1.593<text:s/></text:p>
          </table:table-cell>
          <table:table-cell table:number-columns-repeated="16372"/>
        </table:table-row>
        <table:table-row table:style-name="ro4">
          <table:table-cell office:value-type="string" table:style-name="ce17">
            <text:p>105/03</text:p>
          </table:table-cell>
          <table:table-cell office:value-type="float" office:value="34677" table:style-name="ce11">
            <text:p>34,677<text:s/></text:p>
          </table:table-cell>
          <table:table-cell office:value-type="float" office:value="1.8160000000000001" table:style-name="ce12">
            <text:p>1.816<text:s/></text:p>
          </table:table-cell>
          <table:table-cell office:value-type="float" office:value="60064" table:style-name="ce11">
            <text:p>60,064<text:s/></text:p>
          </table:table-cell>
          <table:table-cell office:value-type="float" office:value="2.0489999999999999" table:style-name="ce12">
            <text:p>2.049<text:s/></text:p>
          </table:table-cell>
          <table:table-cell office:value-type="float" office:value="521865" table:style-name="ce11">
            <text:p>521,865<text:s/></text:p>
          </table:table-cell>
          <table:table-cell office:value-type="float" office:value="1.502" table:style-name="ce12">
            <text:p>1.502<text:s/></text:p>
          </table:table-cell>
          <table:table-cell office:value-type="float" office:value="5823" table:style-name="ce11">
            <text:p>5,823<text:s/></text:p>
          </table:table-cell>
          <table:table-cell office:value-type="float" office:value="2.69" table:style-name="ce12">
            <text:p>2.690<text:s/></text:p>
          </table:table-cell>
          <table:table-cell office:value-type="float" office:value="622429" table:style-name="ce11">
            <text:p>622,429<text:s/></text:p>
          </table:table-cell>
          <table:table-cell office:value-type="float" office:value="1.583" table:style-name="ce12">
            <text:p>1.583<text:s/></text:p>
          </table:table-cell>
          <table:table-cell office:value-type="float" office:value="1.7030000000000001" table:style-name="ce12">
            <text:p>1.703<text:s/></text:p>
          </table:table-cell>
          <table:table-cell table:number-columns-repeated="16372"/>
        </table:table-row>
        <table:table-row table:style-name="ro4">
          <table:table-cell office:value-type="string" table:style-name="ce17">
            <text:p>105/04</text:p>
          </table:table-cell>
          <table:table-cell office:value-type="float" office:value="35809" table:style-name="ce11">
            <text:p>35,809<text:s/></text:p>
          </table:table-cell>
          <table:table-cell office:value-type="float" office:value="1.74" table:style-name="ce12">
            <text:p>1.740<text:s/></text:p>
          </table:table-cell>
          <table:table-cell office:value-type="float" office:value="34393" table:style-name="ce11">
            <text:p>34,393<text:s/></text:p>
          </table:table-cell>
          <table:table-cell office:value-type="float" office:value="2.0449999999999999" table:style-name="ce12">
            <text:p>2.045<text:s/></text:p>
          </table:table-cell>
          <table:table-cell office:value-type="float" office:value="424893" table:style-name="ce11">
            <text:p>424,893<text:s/></text:p>
          </table:table-cell>
          <table:table-cell office:value-type="float" office:value="1.478" table:style-name="ce12">
            <text:p>1.478<text:s/></text:p>
          </table:table-cell>
          <table:table-cell office:value-type="float" office:value="9252" table:style-name="ce11">
            <text:p>9,252<text:s/></text:p>
          </table:table-cell>
          <table:table-cell office:value-type="float" office:value="2.6110000000000002" table:style-name="ce12">
            <text:p>2.611<text:s/></text:p>
          </table:table-cell>
          <table:table-cell office:value-type="float" office:value="504347" table:style-name="ce11">
            <text:p>504,347<text:s/></text:p>
          </table:table-cell>
          <table:table-cell office:value-type="float" office:value="1.556" table:style-name="ce12">
            <text:p>1.556<text:s/></text:p>
          </table:table-cell>
          <table:table-cell office:value-type="float" office:value="1.6850000000000001" table:style-name="ce12">
            <text:p>1.685<text:s/></text:p>
          </table:table-cell>
          <table:table-cell table:number-columns-repeated="16372"/>
        </table:table-row>
        <table:table-row table:style-name="ro4">
          <table:table-cell office:value-type="string" table:style-name="ce17">
            <text:p>105/05</text:p>
          </table:table-cell>
          <table:table-cell office:value-type="float" office:value="41297" table:style-name="ce11">
            <text:p>41,297<text:s/></text:p>
          </table:table-cell>
          <table:table-cell office:value-type="float" office:value="1.7310000000000001" table:style-name="ce12">
            <text:p>1.731<text:s/></text:p>
          </table:table-cell>
          <table:table-cell office:value-type="float" office:value="42805" table:style-name="ce11">
            <text:p>42,805<text:s/></text:p>
          </table:table-cell>
          <table:table-cell office:value-type="float" office:value="2.0059999999999998" table:style-name="ce12">
            <text:p>2.006<text:s/></text:p>
          </table:table-cell>
          <table:table-cell office:value-type="float" office:value="443838" table:style-name="ce11">
            <text:p>443,838<text:s/></text:p>
          </table:table-cell>
          <table:table-cell office:value-type="float" office:value="1.4710000000000001" table:style-name="ce12">
            <text:p>1.471<text:s/></text:p>
          </table:table-cell>
          <table:table-cell office:value-type="float" office:value="7735" table:style-name="ce11">
            <text:p>7,735<text:s/></text:p>
          </table:table-cell>
          <table:table-cell office:value-type="float" office:value="2.6190000000000002" table:style-name="ce12">
            <text:p>2.619<text:s/></text:p>
          </table:table-cell>
          <table:table-cell office:value-type="float" office:value="535675" table:style-name="ce11">
            <text:p>535,675<text:s/></text:p>
          </table:table-cell>
          <table:table-cell office:value-type="float" office:value="1.5509999999999999" table:style-name="ce12">
            <text:p>1.551<text:s/></text:p>
          </table:table-cell>
          <table:table-cell office:value-type="float" office:value="1.6419999999999999" table:style-name="ce12">
            <text:p>1.642<text:s/></text:p>
          </table:table-cell>
          <table:table-cell table:number-columns-repeated="16372"/>
        </table:table-row>
        <table:table-row table:style-name="ro4">
          <table:table-cell office:value-type="string" table:style-name="ce17">
            <text:p>105/06</text:p>
          </table:table-cell>
          <table:table-cell office:value-type="float" office:value="39209" table:style-name="ce11">
            <text:p>39,209<text:s/></text:p>
          </table:table-cell>
          <table:table-cell office:value-type="float" office:value="1.724" table:style-name="ce12">
            <text:p>1.724<text:s/></text:p>
          </table:table-cell>
          <table:table-cell office:value-type="float" office:value="51126" table:style-name="ce11">
            <text:p>51,126<text:s/></text:p>
          </table:table-cell>
          <table:table-cell office:value-type="float" office:value="1.93" table:style-name="ce12">
            <text:p>1.930<text:s/></text:p>
          </table:table-cell>
          <table:table-cell office:value-type="float" office:value="492523" table:style-name="ce11">
            <text:p>492,523<text:s/></text:p>
          </table:table-cell>
          <table:table-cell office:value-type="float" office:value="1.5229999999999999" table:style-name="ce12">
            <text:p>1.523<text:s/></text:p>
          </table:table-cell>
          <table:table-cell office:value-type="float" office:value="5374" table:style-name="ce11">
            <text:p>5,374<text:s/></text:p>
          </table:table-cell>
          <table:table-cell office:value-type="float" office:value="2.7330000000000001" table:style-name="ce12">
            <text:p>2.733<text:s/></text:p>
          </table:table-cell>
          <table:table-cell office:value-type="float" office:value="588232" table:style-name="ce11">
            <text:p>588,232<text:s/></text:p>
          </table:table-cell>
          <table:table-cell office:value-type="float" office:value="1.583" table:style-name="ce12">
            <text:p>1.583<text:s/></text:p>
          </table:table-cell>
          <table:table-cell office:value-type="float" office:value="1.583" table:style-name="ce12">
            <text:p>1.583<text:s/></text:p>
          </table:table-cell>
          <table:table-cell table:number-columns-repeated="16372"/>
        </table:table-row>
        <table:table-row table:style-name="ro4">
          <table:table-cell office:value-type="string" table:style-name="ce17">
            <text:p>105/07</text:p>
          </table:table-cell>
          <table:table-cell office:value-type="float" office:value="40492" table:style-name="ce11">
            <text:p>40,492<text:s/></text:p>
          </table:table-cell>
          <table:table-cell office:value-type="float" office:value="1.6950000000000001" table:style-name="ce12">
            <text:p>1.695<text:s/></text:p>
          </table:table-cell>
          <table:table-cell office:value-type="float" office:value="48995" table:style-name="ce11">
            <text:p>48,995<text:s/></text:p>
          </table:table-cell>
          <table:table-cell office:value-type="float" office:value="1.879" table:style-name="ce12">
            <text:p>1.879<text:s/></text:p>
          </table:table-cell>
          <table:table-cell office:value-type="float" office:value="561020" table:style-name="ce11">
            <text:p>561,020<text:s/></text:p>
          </table:table-cell>
          <table:table-cell office:value-type="float" office:value="1.238" table:style-name="ce12">
            <text:p>1.238<text:s/></text:p>
          </table:table-cell>
          <table:table-cell office:value-type="float" office:value="4793" table:style-name="ce11">
            <text:p>4,793<text:s/></text:p>
          </table:table-cell>
          <table:table-cell office:value-type="float" office:value="2.6960000000000002" table:style-name="ce12">
            <text:p>2.696<text:s/></text:p>
          </table:table-cell>
          <table:table-cell office:value-type="float" office:value="655300" table:style-name="ce11">
            <text:p>655,300<text:s/></text:p>
          </table:table-cell>
          <table:table-cell office:value-type="float" office:value="1.325" table:style-name="ce12">
            <text:p>1.325<text:s/></text:p>
          </table:table-cell>
          <table:table-cell office:value-type="float" office:value="1.4179999999999999" table:style-name="ce12">
            <text:p>1.418<text:s/></text:p>
          </table:table-cell>
          <table:table-cell table:number-columns-repeated="16372"/>
        </table:table-row>
        <table:table-row table:style-name="ro4">
          <table:table-cell office:value-type="string" table:style-name="ce17">
            <text:p>105/08</text:p>
          </table:table-cell>
          <table:table-cell office:value-type="float" office:value="33820" table:style-name="ce11">
            <text:p>33,820<text:s/></text:p>
          </table:table-cell>
          <table:table-cell office:value-type="float" office:value="1.6839999999999999" table:style-name="ce12">
            <text:p>1.684<text:s/></text:p>
          </table:table-cell>
          <table:table-cell office:value-type="float" office:value="55186" table:style-name="ce11">
            <text:p>55,186<text:s/></text:p>
          </table:table-cell>
          <table:table-cell office:value-type="float" office:value="1.87" table:style-name="ce12">
            <text:p>1.870<text:s/></text:p>
          </table:table-cell>
          <table:table-cell office:value-type="float" office:value="522342" table:style-name="ce11">
            <text:p>522,342<text:s/></text:p>
          </table:table-cell>
          <table:table-cell office:value-type="float" office:value="1.298" table:style-name="ce12">
            <text:p>1.298<text:s/></text:p>
          </table:table-cell>
          <table:table-cell office:value-type="float" office:value="5166" table:style-name="ce11">
            <text:p>5,166<text:s/></text:p>
          </table:table-cell>
          <table:table-cell office:value-type="float" office:value="2.5299999999999998" table:style-name="ce12">
            <text:p>2.530<text:s/></text:p>
          </table:table-cell>
          <table:table-cell office:value-type="float" office:value="616514" table:style-name="ce11">
            <text:p>616,514<text:s/></text:p>
          </table:table-cell>
          <table:table-cell office:value-type="float" office:value="1.381" table:style-name="ce12">
            <text:p>1.381<text:s/></text:p>
          </table:table-cell>
          <table:table-cell office:value-type="float" office:value="1.6040000000000001" table:style-name="ce12">
            <text:p>1.604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05/09</text:p>
          </table:table-cell>
          <table:table-cell office:value-type="float" office:value="36111" table:style-name="ce11">
            <text:p>36,111<text:s/></text:p>
          </table:table-cell>
          <table:table-cell office:value-type="float" office:value="1.669" table:style-name="ce12">
            <text:p>1.669<text:s/></text:p>
          </table:table-cell>
          <table:table-cell office:value-type="float" office:value="45934" table:style-name="ce11">
            <text:p>45,934<text:s/></text:p>
          </table:table-cell>
          <table:table-cell office:value-type="float" office:value="1.855" table:style-name="ce12">
            <text:p>1.855<text:s/></text:p>
          </table:table-cell>
          <table:table-cell office:value-type="float" office:value="612370" table:style-name="ce11">
            <text:p>612,370<text:s/></text:p>
          </table:table-cell>
          <table:table-cell office:value-type="float" office:value="1.238" table:style-name="ce12">
            <text:p>1.238<text:s/></text:p>
          </table:table-cell>
          <table:table-cell office:value-type="float" office:value="4515" table:style-name="ce11">
            <text:p>4,515<text:s/></text:p>
          </table:table-cell>
          <table:table-cell office:value-type="float" office:value="2.6259999999999999" table:style-name="ce12">
            <text:p>2.626<text:s/></text:p>
          </table:table-cell>
          <table:table-cell office:value-type="float" office:value="698930" table:style-name="ce11">
            <text:p>698,930<text:s/></text:p>
          </table:table-cell>
          <table:table-cell office:value-type="float" office:value="1.31" table:style-name="ce12">
            <text:p>1.310<text:s/></text:p>
          </table:table-cell>
          <table:table-cell office:value-type="float" office:value="1.417" table:style-name="ce12">
            <text:p>1.417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05/10</text:p>
          </table:table-cell>
          <table:table-cell office:value-type="float" office:value="34792" table:style-name="ce11">
            <text:p>34,792<text:s/></text:p>
          </table:table-cell>
          <table:table-cell office:value-type="float" office:value="1.661" table:style-name="ce12">
            <text:p>1.661<text:s/></text:p>
          </table:table-cell>
          <table:table-cell office:value-type="float" office:value="47385" table:style-name="ce11">
            <text:p>47,385<text:s/></text:p>
          </table:table-cell>
          <table:table-cell office:value-type="float" office:value="1.885" table:style-name="ce12">
            <text:p>1.885<text:s/></text:p>
          </table:table-cell>
          <table:table-cell office:value-type="float" office:value="521098" table:style-name="ce11">
            <text:p>521,098<text:s/></text:p>
          </table:table-cell>
          <table:table-cell office:value-type="float" office:value="1.3360000000000001" table:style-name="ce12">
            <text:p>1.336<text:s/></text:p>
          </table:table-cell>
          <table:table-cell office:value-type="float" office:value="4976" table:style-name="ce11">
            <text:p>4,976<text:s/></text:p>
          </table:table-cell>
          <table:table-cell office:value-type="float" office:value="2.585" table:style-name="ce12">
            <text:p>2.585<text:s/></text:p>
          </table:table-cell>
          <table:table-cell office:value-type="float" office:value="608251" table:style-name="ce11">
            <text:p>608,251<text:s/></text:p>
          </table:table-cell>
          <table:table-cell office:value-type="float" office:value="1.4079999999999999" table:style-name="ce12">
            <text:p>1.408<text:s/></text:p>
          </table:table-cell>
          <table:table-cell office:value-type="float" office:value="1.49" table:style-name="ce12">
            <text:p>1.490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05/11</text:p>
          </table:table-cell>
          <table:table-cell office:value-type="float" office:value="36302" table:style-name="ce11">
            <text:p>36,302<text:s/></text:p>
          </table:table-cell>
          <table:table-cell office:value-type="float" office:value="1.6779999999999999" table:style-name="ce12">
            <text:p>1.678<text:s/></text:p>
          </table:table-cell>
          <table:table-cell office:value-type="float" office:value="58155" table:style-name="ce11">
            <text:p>58,155<text:s/></text:p>
          </table:table-cell>
          <table:table-cell office:value-type="float" office:value="1.9119999999999999" table:style-name="ce12">
            <text:p>1.912<text:s/></text:p>
          </table:table-cell>
          <table:table-cell office:value-type="float" office:value="485385" table:style-name="ce11">
            <text:p>485,385<text:s/></text:p>
          </table:table-cell>
          <table:table-cell office:value-type="float" office:value="1.4059999999999999" table:style-name="ce12">
            <text:p>1.406<text:s/></text:p>
          </table:table-cell>
          <table:table-cell office:value-type="float" office:value="11253" table:style-name="ce11">
            <text:p>11,253<text:s/></text:p>
          </table:table-cell>
          <table:table-cell office:value-type="float" office:value="2.3519999999999999" table:style-name="ce12">
            <text:p>2.352<text:s/></text:p>
          </table:table-cell>
          <table:table-cell office:value-type="float" office:value="591095" table:style-name="ce11">
            <text:p>591,095<text:s/></text:p>
          </table:table-cell>
          <table:table-cell office:value-type="float" office:value="1.4910000000000001" table:style-name="ce12">
            <text:p>1.491<text:s/></text:p>
          </table:table-cell>
          <table:table-cell office:value-type="float" office:value="1.542" table:style-name="ce12">
            <text:p>1.542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05/12</text:p>
          </table:table-cell>
          <table:table-cell office:value-type="float" office:value="44652" table:style-name="ce11">
            <text:p>44,652<text:s/></text:p>
          </table:table-cell>
          <table:table-cell office:value-type="float" office:value="1.659" table:style-name="ce12">
            <text:p>1.659<text:s/></text:p>
          </table:table-cell>
          <table:table-cell office:value-type="float" office:value="109359" table:style-name="ce11">
            <text:p>109,359<text:s/></text:p>
          </table:table-cell>
          <table:table-cell office:value-type="float" office:value="1.893" table:style-name="ce12">
            <text:p>1.893<text:s/></text:p>
          </table:table-cell>
          <table:table-cell office:value-type="float" office:value="652012" table:style-name="ce11">
            <text:p>652,012<text:s/></text:p>
          </table:table-cell>
          <table:table-cell office:value-type="float" office:value="1.381" table:style-name="ce12">
            <text:p>1.381<text:s/></text:p>
          </table:table-cell>
          <table:table-cell office:value-type="float" office:value="7987" table:style-name="ce11">
            <text:p>7,987<text:s/></text:p>
          </table:table-cell>
          <table:table-cell office:value-type="float" office:value="2.4620000000000002" table:style-name="ce12">
            <text:p>2.462<text:s/></text:p>
          </table:table-cell>
          <table:table-cell office:value-type="float" office:value="814010" table:style-name="ce11">
            <text:p>814,010<text:s/></text:p>
          </table:table-cell>
          <table:table-cell office:value-type="float" office:value="1.4750000000000001" table:style-name="ce12">
            <text:p>1.475<text:s/></text:p>
          </table:table-cell>
          <table:table-cell office:value-type="float" office:value="1.5189999999999999" table:style-name="ce12">
            <text:p>1.519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06/01</text:p>
          </table:table-cell>
          <table:table-cell office:value-type="float" office:value="35096" table:style-name="ce11">
            <text:p>35,096<text:s/></text:p>
          </table:table-cell>
          <table:table-cell office:value-type="float" office:value="1.6739999999999999" table:style-name="ce12">
            <text:p>1.674<text:s/></text:p>
          </table:table-cell>
          <table:table-cell office:value-type="float" office:value="31622" table:style-name="ce11">
            <text:p>31,622<text:s/></text:p>
          </table:table-cell>
          <table:table-cell office:value-type="float" office:value="1.9830000000000001" table:style-name="ce12">
            <text:p>1.983<text:s/></text:p>
          </table:table-cell>
          <table:table-cell office:value-type="float" office:value="591607" table:style-name="ce11">
            <text:p>591,607<text:s/></text:p>
          </table:table-cell>
          <table:table-cell office:value-type="float" office:value="1.2310000000000001" table:style-name="ce12">
            <text:p>1.231<text:s/></text:p>
          </table:table-cell>
          <table:table-cell office:value-type="float" office:value="4029" table:style-name="ce11">
            <text:p>4,029<text:s/></text:p>
          </table:table-cell>
          <table:table-cell office:value-type="float" office:value="2.786" table:style-name="ce12">
            <text:p>2.786<text:s/></text:p>
          </table:table-cell>
          <table:table-cell office:value-type="float" office:value="662354" table:style-name="ce11">
            <text:p>662,354<text:s/></text:p>
          </table:table-cell>
          <table:table-cell office:value-type="float" office:value="1.3" table:style-name="ce12">
            <text:p>1.300<text:s/></text:p>
          </table:table-cell>
          <table:table-cell office:value-type="float" office:value="1.4019999999999999" table:style-name="ce12">
            <text:p>1.402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06/02</text:p>
          </table:table-cell>
          <table:table-cell office:value-type="float" office:value="23118" table:style-name="ce11">
            <text:p>23,118<text:s/></text:p>
          </table:table-cell>
          <table:table-cell office:value-type="float" office:value="1.6679999999999999" table:style-name="ce12">
            <text:p>1.668<text:s/></text:p>
          </table:table-cell>
          <table:table-cell office:value-type="float" office:value="30591" table:style-name="ce11">
            <text:p>30,591<text:s/></text:p>
          </table:table-cell>
          <table:table-cell office:value-type="float" office:value="1.903" table:style-name="ce12">
            <text:p>1.903<text:s/></text:p>
          </table:table-cell>
          <table:table-cell office:value-type="float" office:value="440020" table:style-name="ce11">
            <text:p>440,020<text:s/></text:p>
          </table:table-cell>
          <table:table-cell office:value-type="float" office:value="1.3380000000000001" table:style-name="ce12">
            <text:p>1.338<text:s/></text:p>
          </table:table-cell>
          <table:table-cell office:value-type="float" office:value="3282" table:style-name="ce11">
            <text:p>3,282<text:s/></text:p>
          </table:table-cell>
          <table:table-cell office:value-type="float" office:value="2.7240000000000002" table:style-name="ce12">
            <text:p>2.724<text:s/></text:p>
          </table:table-cell>
          <table:table-cell office:value-type="float" office:value="497011" table:style-name="ce11">
            <text:p>497,011<text:s/></text:p>
          </table:table-cell>
          <table:table-cell office:value-type="float" office:value="1.397" table:style-name="ce12">
            <text:p>1.397<text:s/></text:p>
          </table:table-cell>
          <table:table-cell office:value-type="float" office:value="1.4830000000000001" table:style-name="ce12">
            <text:p>1.483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06/03</text:p>
          </table:table-cell>
          <table:table-cell office:value-type="float" office:value="36885" table:style-name="ce11">
            <text:p>36,885<text:s/></text:p>
          </table:table-cell>
          <table:table-cell office:value-type="float" office:value="1.665" table:style-name="ce12">
            <text:p>1.665<text:s/></text:p>
          </table:table-cell>
          <table:table-cell office:value-type="float" office:value="44214" table:style-name="ce11">
            <text:p>44,214<text:s/></text:p>
          </table:table-cell>
          <table:table-cell office:value-type="float" office:value="2.032" table:style-name="ce12">
            <text:p>2.032<text:s/></text:p>
          </table:table-cell>
          <table:table-cell office:value-type="float" office:value="627511" table:style-name="ce11">
            <text:p>627,511<text:s/></text:p>
          </table:table-cell>
          <table:table-cell office:value-type="float" office:value="1.333" table:style-name="ce12">
            <text:p>1.333<text:s/></text:p>
          </table:table-cell>
          <table:table-cell office:value-type="float" office:value="5718" table:style-name="ce11">
            <text:p>5,718<text:s/></text:p>
          </table:table-cell>
          <table:table-cell office:value-type="float" office:value="2.6339999999999999" table:style-name="ce12">
            <text:p>2.634<text:s/></text:p>
          </table:table-cell>
          <table:table-cell office:value-type="float" office:value="714328" table:style-name="ce11">
            <text:p>714,328<text:s/></text:p>
          </table:table-cell>
          <table:table-cell office:value-type="float" office:value="1.403" table:style-name="ce12">
            <text:p>1.403<text:s/></text:p>
          </table:table-cell>
          <table:table-cell office:value-type="float" office:value="1.502" table:style-name="ce12">
            <text:p>1.502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06/04</text:p>
          </table:table-cell>
          <table:table-cell office:value-type="float" office:value="29338" table:style-name="ce11">
            <text:p>29,338<text:s/></text:p>
          </table:table-cell>
          <table:table-cell office:value-type="float" office:value="1.6659999999999999" table:style-name="ce12">
            <text:p>1.666<text:s/></text:p>
          </table:table-cell>
          <table:table-cell office:value-type="float" office:value="35545" table:style-name="ce11">
            <text:p>35,545<text:s/></text:p>
          </table:table-cell>
          <table:table-cell office:value-type="float" office:value="1.915" table:style-name="ce12">
            <text:p>1.915<text:s/></text:p>
          </table:table-cell>
          <table:table-cell office:value-type="float" office:value="449137" table:style-name="ce11">
            <text:p>449,137<text:s/></text:p>
          </table:table-cell>
          <table:table-cell office:value-type="float" office:value="1.4" table:style-name="ce12">
            <text:p>1.400<text:s/></text:p>
          </table:table-cell>
          <table:table-cell office:value-type="float" office:value="8911" table:style-name="ce11">
            <text:p>8,911<text:s/></text:p>
          </table:table-cell>
          <table:table-cell office:value-type="float" office:value="2.3380000000000001" table:style-name="ce12">
            <text:p>2.338<text:s/></text:p>
          </table:table-cell>
          <table:table-cell office:value-type="float" office:value="522931" table:style-name="ce11">
            <text:p>522,931<text:s/></text:p>
          </table:table-cell>
          <table:table-cell office:value-type="float" office:value="1.466" table:style-name="ce12">
            <text:p>1.466<text:s/></text:p>
          </table:table-cell>
          <table:table-cell office:value-type="float" office:value="1.5489999999999999" table:style-name="ce12">
            <text:p>1.549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06/05</text:p>
          </table:table-cell>
          <table:table-cell office:value-type="float" office:value="34366" table:style-name="ce11">
            <text:p>34,366<text:s/></text:p>
          </table:table-cell>
          <table:table-cell office:value-type="float" office:value="1.655" table:style-name="ce12">
            <text:p>1.655<text:s/></text:p>
          </table:table-cell>
          <table:table-cell office:value-type="float" office:value="48621" table:style-name="ce11">
            <text:p>48,621<text:s/></text:p>
          </table:table-cell>
          <table:table-cell office:value-type="float" office:value="1.956" table:style-name="ce12">
            <text:p>1.956<text:s/></text:p>
          </table:table-cell>
          <table:table-cell office:value-type="float" office:value="497088" table:style-name="ce11">
            <text:p>497,088<text:s/></text:p>
          </table:table-cell>
          <table:table-cell office:value-type="float" office:value="1.401" table:style-name="ce12">
            <text:p>1.401<text:s/></text:p>
          </table:table-cell>
          <table:table-cell office:value-type="float" office:value="7784" table:style-name="ce11">
            <text:p>7,784<text:s/></text:p>
          </table:table-cell>
          <table:table-cell office:value-type="float" office:value="2.395" table:style-name="ce12">
            <text:p>2.395<text:s/></text:p>
          </table:table-cell>
          <table:table-cell office:value-type="float" office:value="587859" table:style-name="ce11">
            <text:p>587,859<text:s/></text:p>
          </table:table-cell>
          <table:table-cell office:value-type="float" office:value="1.4750000000000001" table:style-name="ce12">
            <text:p>1.475<text:s/></text:p>
          </table:table-cell>
          <table:table-cell office:value-type="float" office:value="1.5149999999999999" table:style-name="ce12">
            <text:p>1.515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06/06</text:p>
          </table:table-cell>
          <table:table-cell office:value-type="float" office:value="46737" table:style-name="ce11">
            <text:p>46,737<text:s/></text:p>
          </table:table-cell>
          <table:table-cell office:value-type="float" office:value="1.647" table:style-name="ce12">
            <text:p>1.647<text:s/></text:p>
          </table:table-cell>
          <table:table-cell office:value-type="float" office:value="53331" table:style-name="ce11">
            <text:p>53,331<text:s/></text:p>
          </table:table-cell>
          <table:table-cell office:value-type="float" office:value="1.9219999999999999" table:style-name="ce12">
            <text:p>1.922<text:s/></text:p>
          </table:table-cell>
          <table:table-cell office:value-type="float" office:value="645404" table:style-name="ce11">
            <text:p>645,404<text:s/></text:p>
          </table:table-cell>
          <table:table-cell office:value-type="float" office:value="1.282" table:style-name="ce12">
            <text:p>1.282<text:s/></text:p>
          </table:table-cell>
          <table:table-cell office:value-type="float" office:value="5432" table:style-name="ce11">
            <text:p>5,432<text:s/></text:p>
          </table:table-cell>
          <table:table-cell office:value-type="float" office:value="2.63" table:style-name="ce12">
            <text:p>2.630<text:s/></text:p>
          </table:table-cell>
          <table:table-cell office:value-type="float" office:value="750904" table:style-name="ce11">
            <text:p>750,904<text:s/></text:p>
          </table:table-cell>
          <table:table-cell office:value-type="float" office:value="1.36" table:style-name="ce12">
            <text:p>1.360<text:s/></text:p>
          </table:table-cell>
          <table:table-cell office:value-type="float" office:value="1.387" table:style-name="ce12">
            <text:p>1.387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06/07</text:p>
          </table:table-cell>
          <table:table-cell office:value-type="float" office:value="38880" table:style-name="ce11">
            <text:p>38,880<text:s/></text:p>
          </table:table-cell>
          <table:table-cell office:value-type="float" office:value="1.6419999999999999" table:style-name="ce12">
            <text:p>1.642<text:s/></text:p>
          </table:table-cell>
          <table:table-cell office:value-type="float" office:value="38560" table:style-name="ce11">
            <text:p>38,560<text:s/></text:p>
          </table:table-cell>
          <table:table-cell office:value-type="float" office:value="1.929" table:style-name="ce12">
            <text:p>1.929<text:s/></text:p>
          </table:table-cell>
          <table:table-cell office:value-type="float" office:value="522654" table:style-name="ce11">
            <text:p>522,654<text:s/></text:p>
          </table:table-cell>
          <table:table-cell office:value-type="float" office:value="1.2869999999999999" table:style-name="ce12">
            <text:p>1.287<text:s/></text:p>
          </table:table-cell>
          <table:table-cell office:value-type="float" office:value="4697" table:style-name="ce11">
            <text:p>4,697<text:s/></text:p>
          </table:table-cell>
          <table:table-cell office:value-type="float" office:value="2.64" table:style-name="ce12">
            <text:p>2.640<text:s/></text:p>
          </table:table-cell>
          <table:table-cell office:value-type="float" office:value="604791" table:style-name="ce11">
            <text:p>604,791<text:s/></text:p>
          </table:table-cell>
          <table:table-cell office:value-type="float" office:value="1.361" table:style-name="ce12">
            <text:p>1.361<text:s/></text:p>
          </table:table-cell>
          <table:table-cell office:value-type="float" office:value="1.4750000000000001" table:style-name="ce12">
            <text:p>1.475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06/08</text:p>
          </table:table-cell>
          <table:table-cell office:value-type="float" office:value="42563" table:style-name="ce11">
            <text:p>42,563<text:s/></text:p>
          </table:table-cell>
          <table:table-cell office:value-type="float" office:value="1.6379999999999999" table:style-name="ce12">
            <text:p>1.638<text:s/></text:p>
          </table:table-cell>
          <table:table-cell office:value-type="float" office:value="45844" table:style-name="ce11">
            <text:p>45,844<text:s/></text:p>
          </table:table-cell>
          <table:table-cell office:value-type="float" office:value="1.917" table:style-name="ce12">
            <text:p>1.917<text:s/></text:p>
          </table:table-cell>
          <table:table-cell office:value-type="float" office:value="524506" table:style-name="ce11">
            <text:p>524,506<text:s/></text:p>
          </table:table-cell>
          <table:table-cell office:value-type="float" office:value="1.391" table:style-name="ce12">
            <text:p>1.391<text:s/></text:p>
          </table:table-cell>
          <table:table-cell office:value-type="float" office:value="5004" table:style-name="ce11">
            <text:p>5,004<text:s/></text:p>
          </table:table-cell>
          <table:table-cell office:value-type="float" office:value="2.5779999999999998" table:style-name="ce12">
            <text:p>2.578<text:s/></text:p>
          </table:table-cell>
          <table:table-cell office:value-type="float" office:value="617917" table:style-name="ce11">
            <text:p>617,917<text:s/></text:p>
          </table:table-cell>
          <table:table-cell office:value-type="float" office:value="1.4570000000000001" table:style-name="ce12">
            <text:p>1.457<text:s/></text:p>
          </table:table-cell>
          <table:table-cell office:value-type="float" office:value="1.504" table:style-name="ce12">
            <text:p>1.504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06/09</text:p>
          </table:table-cell>
          <table:table-cell office:value-type="float" office:value="39956" table:style-name="ce11">
            <text:p>39,956<text:s/></text:p>
          </table:table-cell>
          <table:table-cell office:value-type="float" office:value="1.633" table:style-name="ce12">
            <text:p>1.633<text:s/></text:p>
          </table:table-cell>
          <table:table-cell office:value-type="float" office:value="55552" table:style-name="ce11">
            <text:p>55,552<text:s/></text:p>
          </table:table-cell>
          <table:table-cell office:value-type="float" office:value="1.915" table:style-name="ce12">
            <text:p>1.915<text:s/></text:p>
          </table:table-cell>
          <table:table-cell office:value-type="float" office:value="604715" table:style-name="ce11">
            <text:p>604,715<text:s/></text:p>
          </table:table-cell>
          <table:table-cell office:value-type="float" office:value="1.355" table:style-name="ce12">
            <text:p>1.355<text:s/></text:p>
          </table:table-cell>
          <table:table-cell office:value-type="float" office:value="5060" table:style-name="ce11">
            <text:p>5,060<text:s/></text:p>
          </table:table-cell>
          <table:table-cell office:value-type="float" office:value="2.5840000000000001" table:style-name="ce12">
            <text:p>2.584<text:s/></text:p>
          </table:table-cell>
          <table:table-cell office:value-type="float" office:value="705283" table:style-name="ce11">
            <text:p>705,283<text:s/></text:p>
          </table:table-cell>
          <table:table-cell office:value-type="float" office:value="1.4239999999999999" table:style-name="ce12">
            <text:p>1.424<text:s/></text:p>
          </table:table-cell>
          <table:table-cell office:value-type="float" office:value="1.4670000000000001" table:style-name="ce12">
            <text:p>1.467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06/10</text:p>
          </table:table-cell>
          <table:table-cell office:value-type="float" office:value="37794" table:style-name="ce11">
            <text:p>37,794<text:s/></text:p>
          </table:table-cell>
          <table:table-cell office:value-type="float" office:value="1.627" table:style-name="ce12">
            <text:p>1.627<text:s/></text:p>
          </table:table-cell>
          <table:table-cell office:value-type="float" office:value="39489" table:style-name="ce11">
            <text:p>39,489<text:s/></text:p>
          </table:table-cell>
          <table:table-cell office:value-type="float" office:value="1.948" table:style-name="ce12">
            <text:p>1.948<text:s/></text:p>
          </table:table-cell>
          <table:table-cell office:value-type="float" office:value="452695" table:style-name="ce11">
            <text:p>452,695<text:s/></text:p>
          </table:table-cell>
          <table:table-cell office:value-type="float" office:value="1.4430000000000001" table:style-name="ce12">
            <text:p>1.443<text:s/></text:p>
          </table:table-cell>
          <table:table-cell office:value-type="float" office:value="4732" table:style-name="ce11">
            <text:p>4,732<text:s/></text:p>
          </table:table-cell>
          <table:table-cell office:value-type="float" office:value="2.58" table:style-name="ce12">
            <text:p>2.580<text:s/></text:p>
          </table:table-cell>
          <table:table-cell office:value-type="float" office:value="534710" table:style-name="ce11">
            <text:p>534,710<text:s/></text:p>
          </table:table-cell>
          <table:table-cell office:value-type="float" office:value="1.5029999999999999" table:style-name="ce12">
            <text:p>1.503<text:s/></text:p>
          </table:table-cell>
          <table:table-cell office:value-type="float" office:value="1.5029999999999999" table:style-name="ce12">
            <text:p>1.503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06/11</text:p>
          </table:table-cell>
          <table:table-cell office:value-type="float" office:value="48095" table:style-name="ce11">
            <text:p>48,095<text:s/></text:p>
          </table:table-cell>
          <table:table-cell office:value-type="float" office:value="1.63" table:style-name="ce12">
            <text:p>1.630<text:s/></text:p>
          </table:table-cell>
          <table:table-cell office:value-type="float" office:value="47956" table:style-name="ce11">
            <text:p>47,956<text:s/></text:p>
          </table:table-cell>
          <table:table-cell office:value-type="float" office:value="1.9279999999999999" table:style-name="ce12">
            <text:p>1.928<text:s/></text:p>
          </table:table-cell>
          <table:table-cell office:value-type="float" office:value="520045" table:style-name="ce11">
            <text:p>520,045<text:s/></text:p>
          </table:table-cell>
          <table:table-cell office:value-type="float" office:value="1.3560000000000001" table:style-name="ce12">
            <text:p>1.356<text:s/></text:p>
          </table:table-cell>
          <table:table-cell office:value-type="float" office:value="10639" table:style-name="ce11">
            <text:p>10,639<text:s/></text:p>
          </table:table-cell>
          <table:table-cell office:value-type="float" office:value="2.31" table:style-name="ce12">
            <text:p>2.310<text:s/></text:p>
          </table:table-cell>
          <table:table-cell office:value-type="float" office:value="626735" table:style-name="ce11">
            <text:p>626,735<text:s/></text:p>
          </table:table-cell>
          <table:table-cell office:value-type="float" office:value="1.4370000000000001" table:style-name="ce12">
            <text:p>1.437<text:s/></text:p>
          </table:table-cell>
          <table:table-cell office:value-type="float" office:value="1.472" table:style-name="ce12">
            <text:p>1.472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06/12</text:p>
          </table:table-cell>
          <table:table-cell office:value-type="float" office:value="48572" table:style-name="ce11">
            <text:p>48,572<text:s/></text:p>
          </table:table-cell>
          <table:table-cell office:value-type="float" office:value="1.6319999999999999" table:style-name="ce12">
            <text:p>1.632<text:s/></text:p>
          </table:table-cell>
          <table:table-cell office:value-type="float" office:value="61187" table:style-name="ce11">
            <text:p>61,187<text:s/></text:p>
          </table:table-cell>
          <table:table-cell office:value-type="float" office:value="1.873" table:style-name="ce12">
            <text:p>1.873<text:s/></text:p>
          </table:table-cell>
          <table:table-cell office:value-type="float" office:value="661426" table:style-name="ce11">
            <text:p>661,426<text:s/></text:p>
          </table:table-cell>
          <table:table-cell office:value-type="float" office:value="1.353" table:style-name="ce12">
            <text:p>1.353<text:s/></text:p>
          </table:table-cell>
          <table:table-cell office:value-type="float" office:value="8589" table:style-name="ce11">
            <text:p>8,589<text:s/></text:p>
          </table:table-cell>
          <table:table-cell office:value-type="float" office:value="2.3690000000000002" table:style-name="ce12">
            <text:p>2.369<text:s/></text:p>
          </table:table-cell>
          <table:table-cell office:value-type="float" office:value="779774" table:style-name="ce11">
            <text:p>779,774<text:s/></text:p>
          </table:table-cell>
          <table:table-cell office:value-type="float" office:value="1.4219999999999999" table:style-name="ce12">
            <text:p>1.422<text:s/></text:p>
          </table:table-cell>
          <table:table-cell office:value-type="float" office:value="1.448" table:style-name="ce12">
            <text:p>1.448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07/01</text:p>
          </table:table-cell>
          <table:table-cell office:value-type="float" office:value="47582" table:style-name="ce11">
            <text:p>47,582<text:s/></text:p>
          </table:table-cell>
          <table:table-cell office:value-type="float" office:value="1.635" table:style-name="ce12">
            <text:p>1.635<text:s/></text:p>
          </table:table-cell>
          <table:table-cell office:value-type="float" office:value="43777" table:style-name="ce11">
            <text:p>43,777<text:s/></text:p>
          </table:table-cell>
          <table:table-cell office:value-type="float" office:value="1.946" table:style-name="ce12">
            <text:p>1.946<text:s/></text:p>
          </table:table-cell>
          <table:table-cell office:value-type="float" office:value="606869" table:style-name="ce11">
            <text:p>606,869<text:s/></text:p>
          </table:table-cell>
          <table:table-cell office:value-type="float" office:value="1.2270000000000001" table:style-name="ce12">
            <text:p>1.227<text:s/></text:p>
          </table:table-cell>
          <table:table-cell office:value-type="float" office:value="4939" table:style-name="ce11">
            <text:p>4,939<text:s/></text:p>
          </table:table-cell>
          <table:table-cell office:value-type="float" office:value="2.625" table:style-name="ce12">
            <text:p>2.625<text:s/></text:p>
          </table:table-cell>
          <table:table-cell office:value-type="float" office:value="703167" table:style-name="ce11">
            <text:p>703,167<text:s/></text:p>
          </table:table-cell>
          <table:table-cell office:value-type="float" office:value="1.3089999999999999" table:style-name="ce12">
            <text:p>1.309<text:s/></text:p>
          </table:table-cell>
          <table:table-cell office:value-type="float" office:value="1.39" table:style-name="ce12">
            <text:p>1.390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07/02</text:p>
          </table:table-cell>
          <table:table-cell office:value-type="float" office:value="28812" table:style-name="ce11">
            <text:p>28,812<text:s/></text:p>
          </table:table-cell>
          <table:table-cell office:value-type="float" office:value="1.633" table:style-name="ce12">
            <text:p>1.633<text:s/></text:p>
          </table:table-cell>
          <table:table-cell office:value-type="float" office:value="38389" table:style-name="ce11">
            <text:p>38,389<text:s/></text:p>
          </table:table-cell>
          <table:table-cell office:value-type="float" office:value="1.8680000000000001" table:style-name="ce12">
            <text:p>1.868<text:s/></text:p>
          </table:table-cell>
          <table:table-cell office:value-type="float" office:value="503466" table:style-name="ce11">
            <text:p>503,466<text:s/></text:p>
          </table:table-cell>
          <table:table-cell office:value-type="float" office:value="1.226" table:style-name="ce12">
            <text:p>1.226<text:s/></text:p>
          </table:table-cell>
          <table:table-cell office:value-type="float" office:value="3890" table:style-name="ce11">
            <text:p>3,890<text:s/></text:p>
          </table:table-cell>
          <table:table-cell office:value-type="float" office:value="2.4159999999999999" table:style-name="ce12">
            <text:p>2.416<text:s/></text:p>
          </table:table-cell>
          <table:table-cell office:value-type="float" office:value="574557" table:style-name="ce11">
            <text:p>574,557<text:s/></text:p>
          </table:table-cell>
          <table:table-cell office:value-type="float" office:value="1.2969999999999999" table:style-name="ce12">
            <text:p>1.297<text:s/></text:p>
          </table:table-cell>
          <table:table-cell office:value-type="float" office:value="1.411" table:style-name="ce12">
            <text:p>1.411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07/03</text:p>
          </table:table-cell>
          <table:table-cell office:value-type="float" office:value="44536" table:style-name="ce11">
            <text:p>44,536<text:s/></text:p>
          </table:table-cell>
          <table:table-cell office:value-type="float" office:value="1.6279999999999999" table:style-name="ce12">
            <text:p>1.628<text:s/></text:p>
          </table:table-cell>
          <table:table-cell office:value-type="float" office:value="49918" table:style-name="ce11">
            <text:p>49,918<text:s/></text:p>
          </table:table-cell>
          <table:table-cell office:value-type="float" office:value="1.9159999999999999" table:style-name="ce12">
            <text:p>1.916<text:s/></text:p>
          </table:table-cell>
          <table:table-cell office:value-type="float" office:value="654575" table:style-name="ce11">
            <text:p>654,575<text:s/></text:p>
          </table:table-cell>
          <table:table-cell office:value-type="float" office:value="1.244" table:style-name="ce12">
            <text:p>1.244<text:s/></text:p>
          </table:table-cell>
          <table:table-cell office:value-type="float" office:value="5456" table:style-name="ce11">
            <text:p>5,456<text:s/></text:p>
          </table:table-cell>
          <table:table-cell office:value-type="float" office:value="2.4980000000000002" table:style-name="ce12">
            <text:p>2.498<text:s/></text:p>
          </table:table-cell>
          <table:table-cell office:value-type="float" office:value="754485" table:style-name="ce11">
            <text:p>754,485<text:s/></text:p>
          </table:table-cell>
          <table:table-cell office:value-type="float" office:value="1.32" table:style-name="ce12">
            <text:p>1.320<text:s/></text:p>
          </table:table-cell>
          <table:table-cell office:value-type="float" office:value="1.4239999999999999" table:style-name="ce12">
            <text:p>1.424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07/04</text:p>
          </table:table-cell>
          <table:table-cell office:value-type="float" office:value="34098" table:style-name="ce11">
            <text:p>34,098<text:s/></text:p>
          </table:table-cell>
          <table:table-cell office:value-type="float" office:value="1.629" table:style-name="ce12">
            <text:p>1.629<text:s/></text:p>
          </table:table-cell>
          <table:table-cell office:value-type="float" office:value="51050" table:style-name="ce11">
            <text:p>51,050<text:s/></text:p>
          </table:table-cell>
          <table:table-cell office:value-type="float" office:value="1.9390000000000001" table:style-name="ce12">
            <text:p>1.939<text:s/></text:p>
          </table:table-cell>
          <table:table-cell office:value-type="float" office:value="456521" table:style-name="ce11">
            <text:p>456,521<text:s/></text:p>
          </table:table-cell>
          <table:table-cell office:value-type="float" office:value="1.399" table:style-name="ce12">
            <text:p>1.399<text:s/></text:p>
          </table:table-cell>
          <table:table-cell office:value-type="float" office:value="8474" table:style-name="ce11">
            <text:p>8,474<text:s/></text:p>
          </table:table-cell>
          <table:table-cell office:value-type="float" office:value="2.3090000000000002" table:style-name="ce12">
            <text:p>2.309<text:s/></text:p>
          </table:table-cell>
          <table:table-cell office:value-type="float" office:value="550143" table:style-name="ce11">
            <text:p>550,143<text:s/></text:p>
          </table:table-cell>
          <table:table-cell office:value-type="float" office:value="1.4770000000000001" table:style-name="ce12">
            <text:p>1.477<text:s/></text:p>
          </table:table-cell>
          <table:table-cell office:value-type="float" office:value="1.504" table:style-name="ce12">
            <text:p>1.504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07/05</text:p>
          </table:table-cell>
          <table:table-cell office:value-type="float" office:value="44863" table:style-name="ce11">
            <text:p>44,863<text:s/></text:p>
          </table:table-cell>
          <table:table-cell office:value-type="float" office:value="1.627" table:style-name="ce12">
            <text:p>1.627<text:s/></text:p>
          </table:table-cell>
          <table:table-cell office:value-type="float" office:value="66686" table:style-name="ce11">
            <text:p>66,686<text:s/></text:p>
          </table:table-cell>
          <table:table-cell office:value-type="float" office:value="1.833" table:style-name="ce12">
            <text:p>1.833<text:s/></text:p>
          </table:table-cell>
          <table:table-cell office:value-type="float" office:value="510083" table:style-name="ce11">
            <text:p>510,083<text:s/></text:p>
          </table:table-cell>
          <table:table-cell office:value-type="float" office:value="1.3879999999999999" table:style-name="ce12">
            <text:p>1.388<text:s/></text:p>
          </table:table-cell>
          <table:table-cell office:value-type="float" office:value="7982" table:style-name="ce11">
            <text:p>7,982<text:s/></text:p>
          </table:table-cell>
          <table:table-cell office:value-type="float" office:value="2.3119999999999998" table:style-name="ce12">
            <text:p>2.312<text:s/></text:p>
          </table:table-cell>
          <table:table-cell office:value-type="float" office:value="629614" table:style-name="ce11">
            <text:p>629,614<text:s/></text:p>
          </table:table-cell>
          <table:table-cell office:value-type="float" office:value="1.464" table:style-name="ce12">
            <text:p>1.464<text:s/></text:p>
          </table:table-cell>
          <table:table-cell office:value-type="float" office:value="1.52" table:style-name="ce12">
            <text:p>1.520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07/06</text:p>
          </table:table-cell>
          <table:table-cell office:value-type="float" office:value="41339" table:style-name="ce11">
            <text:p>41,339<text:s/></text:p>
          </table:table-cell>
          <table:table-cell office:value-type="float" office:value="1.6240000000000001" table:style-name="ce12">
            <text:p>1.624<text:s/></text:p>
          </table:table-cell>
          <table:table-cell office:value-type="float" office:value="57605" table:style-name="ce11">
            <text:p>57,605<text:s/></text:p>
          </table:table-cell>
          <table:table-cell office:value-type="float" office:value="1.82" table:style-name="ce12">
            <text:p>1.820<text:s/></text:p>
          </table:table-cell>
          <table:table-cell office:value-type="float" office:value="708374" table:style-name="ce11">
            <text:p>708,374<text:s/></text:p>
          </table:table-cell>
          <table:table-cell office:value-type="float" office:value="1.232" table:style-name="ce12">
            <text:p>1.232<text:s/></text:p>
          </table:table-cell>
          <table:table-cell office:value-type="float" office:value="5213" table:style-name="ce11">
            <text:p>5,213<text:s/></text:p>
          </table:table-cell>
          <table:table-cell office:value-type="float" office:value="2.3919999999999999" table:style-name="ce12">
            <text:p>2.392<text:s/></text:p>
          </table:table-cell>
          <table:table-cell office:value-type="float" office:value="812531" table:style-name="ce11">
            <text:p>812,531<text:s/></text:p>
          </table:table-cell>
          <table:table-cell office:value-type="float" office:value="1.3009999999999999" table:style-name="ce12">
            <text:p>1.301<text:s/></text:p>
          </table:table-cell>
          <table:table-cell office:value-type="float" office:value="1.3129999999999999" table:style-name="ce12">
            <text:p>1.313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07/07</text:p>
          </table:table-cell>
          <table:table-cell office:value-type="float" office:value="41150" table:style-name="ce11">
            <text:p>41,150<text:s/></text:p>
          </table:table-cell>
          <table:table-cell office:value-type="float" office:value="1.62" table:style-name="ce12">
            <text:p>1.620<text:s/></text:p>
          </table:table-cell>
          <table:table-cell office:value-type="float" office:value="43941" table:style-name="ce11">
            <text:p>43,941<text:s/></text:p>
          </table:table-cell>
          <table:table-cell office:value-type="float" office:value="1.9239999999999999" table:style-name="ce12">
            <text:p>1.924<text:s/></text:p>
          </table:table-cell>
          <table:table-cell office:value-type="float" office:value="504163" table:style-name="ce11">
            <text:p>504,163<text:s/></text:p>
          </table:table-cell>
          <table:table-cell office:value-type="float" office:value="1.393" table:style-name="ce12">
            <text:p>1.393<text:s/></text:p>
          </table:table-cell>
          <table:table-cell office:value-type="float" office:value="5407" table:style-name="ce11">
            <text:p>5,407<text:s/></text:p>
          </table:table-cell>
          <table:table-cell office:value-type="float" office:value="2.4049999999999998" table:style-name="ce12">
            <text:p>2.405<text:s/></text:p>
          </table:table-cell>
          <table:table-cell office:value-type="float" office:value="594661" table:style-name="ce11">
            <text:p>594,661<text:s/></text:p>
          </table:table-cell>
          <table:table-cell office:value-type="float" office:value="1.4570000000000001" table:style-name="ce12">
            <text:p>1.457<text:s/></text:p>
          </table:table-cell>
          <table:table-cell office:value-type="float" office:value="1.4890000000000001" table:style-name="ce12">
            <text:p>1.489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07/08</text:p>
          </table:table-cell>
          <table:table-cell office:value-type="float" office:value="36850" table:style-name="ce11">
            <text:p>36,850<text:s/></text:p>
          </table:table-cell>
          <table:table-cell office:value-type="float" office:value="1.6259999999999999" table:style-name="ce12">
            <text:p>1.626<text:s/></text:p>
          </table:table-cell>
          <table:table-cell office:value-type="float" office:value="50176" table:style-name="ce11">
            <text:p>50,176<text:s/></text:p>
          </table:table-cell>
          <table:table-cell office:value-type="float" office:value="1.913" table:style-name="ce12">
            <text:p>1.913<text:s/></text:p>
          </table:table-cell>
          <table:table-cell office:value-type="float" office:value="521304" table:style-name="ce11">
            <text:p>521,304<text:s/></text:p>
          </table:table-cell>
          <table:table-cell office:value-type="float" office:value="1.3819999999999999" table:style-name="ce12">
            <text:p>1.382<text:s/></text:p>
          </table:table-cell>
          <table:table-cell office:value-type="float" office:value="5145" table:style-name="ce11">
            <text:p>5,145<text:s/></text:p>
          </table:table-cell>
          <table:table-cell office:value-type="float" office:value="2.4380000000000002" table:style-name="ce12">
            <text:p>2.438<text:s/></text:p>
          </table:table-cell>
          <table:table-cell office:value-type="float" office:value="613475" table:style-name="ce11">
            <text:p>613,475<text:s/></text:p>
          </table:table-cell>
          <table:table-cell office:value-type="float" office:value="1.4490000000000001" table:style-name="ce12">
            <text:p>1.449<text:s/></text:p>
          </table:table-cell>
          <table:table-cell office:value-type="float" office:value="1.466" table:style-name="ce12">
            <text:p>1.466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07/09</text:p>
          </table:table-cell>
          <table:table-cell office:value-type="float" office:value="38680" table:style-name="ce11">
            <text:p>38,680<text:s/></text:p>
          </table:table-cell>
          <table:table-cell office:value-type="float" office:value="1.62" table:style-name="ce12">
            <text:p>1.620<text:s/></text:p>
          </table:table-cell>
          <table:table-cell office:value-type="float" office:value="49120" table:style-name="ce11">
            <text:p>49,120<text:s/></text:p>
          </table:table-cell>
          <table:table-cell office:value-type="float" office:value="1.887" table:style-name="ce12">
            <text:p>1.887<text:s/></text:p>
          </table:table-cell>
          <table:table-cell office:value-type="float" office:value="624971" table:style-name="ce11">
            <text:p>624,971<text:s/></text:p>
          </table:table-cell>
          <table:table-cell office:value-type="float" office:value="1.31" table:style-name="ce12">
            <text:p>1.310<text:s/></text:p>
          </table:table-cell>
          <table:table-cell office:value-type="float" office:value="4432" table:style-name="ce11">
            <text:p>4,432<text:s/></text:p>
          </table:table-cell>
          <table:table-cell office:value-type="float" office:value="2.4449999999999998" table:style-name="ce12">
            <text:p>2.445<text:s/></text:p>
          </table:table-cell>
          <table:table-cell office:value-type="float" office:value="717203" table:style-name="ce11">
            <text:p>717,203<text:s/></text:p>
          </table:table-cell>
          <table:table-cell office:value-type="float" office:value="1.3740000000000001" table:style-name="ce12">
            <text:p>1.374<text:s/></text:p>
          </table:table-cell>
          <table:table-cell office:value-type="float" office:value="1.397" table:style-name="ce12">
            <text:p>1.397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07/10</text:p>
          </table:table-cell>
          <table:table-cell office:value-type="float" office:value="46074" table:style-name="ce11">
            <text:p>46,074<text:s/></text:p>
          </table:table-cell>
          <table:table-cell office:value-type="float" office:value="1.627" table:style-name="ce12">
            <text:p>1.627<text:s/></text:p>
          </table:table-cell>
          <table:table-cell office:value-type="float" office:value="58851" table:style-name="ce11">
            <text:p>58,851<text:s/></text:p>
          </table:table-cell>
          <table:table-cell office:value-type="float" office:value="1.8560000000000001" table:style-name="ce12">
            <text:p>1.856<text:s/></text:p>
          </table:table-cell>
          <table:table-cell office:value-type="float" office:value="588600" table:style-name="ce11">
            <text:p>588,600<text:s/></text:p>
          </table:table-cell>
          <table:table-cell office:value-type="float" office:value="1.2789999999999999" table:style-name="ce12">
            <text:p>1.279<text:s/></text:p>
          </table:table-cell>
          <table:table-cell office:value-type="float" office:value="5441" table:style-name="ce11">
            <text:p>5,441<text:s/></text:p>
          </table:table-cell>
          <table:table-cell office:value-type="float" office:value="2.4660000000000002" table:style-name="ce12">
            <text:p>2.466<text:s/></text:p>
          </table:table-cell>
          <table:table-cell office:value-type="float" office:value="698966" table:style-name="ce11">
            <text:p>698,966<text:s/></text:p>
          </table:table-cell>
          <table:table-cell office:value-type="float" office:value="1.36" table:style-name="ce12">
            <text:p>1.360<text:s/></text:p>
          </table:table-cell>
          <table:table-cell office:value-type="float" office:value="1.4179999999999999" table:style-name="ce12">
            <text:p>1.418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07/11</text:p>
          </table:table-cell>
          <table:table-cell office:value-type="float" office:value="44236" table:style-name="ce11">
            <text:p>44,236<text:s/></text:p>
          </table:table-cell>
          <table:table-cell office:value-type="float" office:value="1.6259999999999999" table:style-name="ce12">
            <text:p>1.626<text:s/></text:p>
          </table:table-cell>
          <table:table-cell office:value-type="float" office:value="53795" table:style-name="ce11">
            <text:p>53,795<text:s/></text:p>
          </table:table-cell>
          <table:table-cell office:value-type="float" office:value="1.923" table:style-name="ce12">
            <text:p>1.923<text:s/></text:p>
          </table:table-cell>
          <table:table-cell office:value-type="float" office:value="683015" table:style-name="ce11">
            <text:p>683,015<text:s/></text:p>
          </table:table-cell>
          <table:table-cell office:value-type="float" office:value="1.262" table:style-name="ce12">
            <text:p>1.262<text:s/></text:p>
          </table:table-cell>
          <table:table-cell office:value-type="float" office:value="10220" table:style-name="ce11">
            <text:p>10,220<text:s/></text:p>
          </table:table-cell>
          <table:table-cell office:value-type="float" office:value="2.2829999999999999" table:style-name="ce12">
            <text:p>2.283<text:s/></text:p>
          </table:table-cell>
          <table:table-cell office:value-type="float" office:value="791266" table:style-name="ce11">
            <text:p>791,266<text:s/></text:p>
          </table:table-cell>
          <table:table-cell office:value-type="float" office:value="1.341" table:style-name="ce12">
            <text:p>1.341<text:s/></text:p>
          </table:table-cell>
          <table:table-cell office:value-type="float" office:value="1.363" table:style-name="ce12">
            <text:p>1.363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07/12</text:p>
          </table:table-cell>
          <table:table-cell office:value-type="float" office:value="45916" table:style-name="ce11">
            <text:p>45,916<text:s/></text:p>
          </table:table-cell>
          <table:table-cell office:value-type="float" office:value="1.617" table:style-name="ce12">
            <text:p>1.617<text:s/></text:p>
          </table:table-cell>
          <table:table-cell office:value-type="float" office:value="82866" table:style-name="ce11">
            <text:p>82,866<text:s/></text:p>
          </table:table-cell>
          <table:table-cell office:value-type="float" office:value="1.484" table:style-name="ce12">
            <text:p>1.484<text:s/></text:p>
          </table:table-cell>
          <table:table-cell office:value-type="float" office:value="735670" table:style-name="ce11">
            <text:p>735,670<text:s/></text:p>
          </table:table-cell>
          <table:table-cell office:value-type="float" office:value="1.3129999999999999" table:style-name="ce12">
            <text:p>1.313<text:s/></text:p>
          </table:table-cell>
          <table:table-cell office:value-type="float" office:value="7304" table:style-name="ce11">
            <text:p>7,304<text:s/></text:p>
          </table:table-cell>
          <table:table-cell office:value-type="float" office:value="2.7389999999999999" table:style-name="ce12">
            <text:p>2.739<text:s/></text:p>
          </table:table-cell>
          <table:table-cell office:value-type="float" office:value="871756" table:style-name="ce11">
            <text:p>871,756<text:s/></text:p>
          </table:table-cell>
          <table:table-cell office:value-type="float" office:value="1.3580000000000001" table:style-name="ce12">
            <text:p>1.358<text:s/></text:p>
          </table:table-cell>
          <table:table-cell office:value-type="float" office:value="1.3580000000000001" table:style-name="ce12">
            <text:p>1.358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08/01</text:p>
          </table:table-cell>
          <table:table-cell office:value-type="float" office:value="49483" table:style-name="ce11">
            <text:p>49,483<text:s/></text:p>
          </table:table-cell>
          <table:table-cell office:value-type="float" office:value="1.629" table:style-name="ce12">
            <text:p>1.629<text:s/></text:p>
          </table:table-cell>
          <table:table-cell office:value-type="float" office:value="62601" table:style-name="ce11">
            <text:p>62,601<text:s/></text:p>
          </table:table-cell>
          <table:table-cell office:value-type="float" office:value="1.875" table:style-name="ce12">
            <text:p>1.875<text:s/></text:p>
          </table:table-cell>
          <table:table-cell office:value-type="float" office:value="828560" table:style-name="ce11">
            <text:p>828,560<text:s/></text:p>
          </table:table-cell>
          <table:table-cell office:value-type="float" office:value="1.165" table:style-name="ce12">
            <text:p>1.165<text:s/></text:p>
          </table:table-cell>
          <table:table-cell office:value-type="float" office:value="5601" table:style-name="ce11">
            <text:p>5,601<text:s/></text:p>
          </table:table-cell>
          <table:table-cell office:value-type="float" office:value="2.665" table:style-name="ce12">
            <text:p>2.665<text:s/></text:p>
          </table:table-cell>
          <table:table-cell office:value-type="float" office:value="946245" table:style-name="ce11">
            <text:p>946,245<text:s/></text:p>
          </table:table-cell>
          <table:table-cell office:value-type="float" office:value="1.2450000000000001" table:style-name="ce12">
            <text:p>1.245<text:s/></text:p>
          </table:table-cell>
          <table:table-cell office:value-type="float" office:value="1.341" table:style-name="ce12">
            <text:p>1.341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08/02</text:p>
          </table:table-cell>
          <table:table-cell office:value-type="float" office:value="34565" table:style-name="ce11">
            <text:p>34,565<text:s/></text:p>
          </table:table-cell>
          <table:table-cell office:value-type="float" office:value="1.6379999999999999" table:style-name="ce12">
            <text:p>1.638<text:s/></text:p>
          </table:table-cell>
          <table:table-cell office:value-type="float" office:value="41299" table:style-name="ce11">
            <text:p>41,299<text:s/></text:p>
          </table:table-cell>
          <table:table-cell office:value-type="float" office:value="1.9419999999999999" table:style-name="ce12">
            <text:p>1.942<text:s/></text:p>
          </table:table-cell>
          <table:table-cell office:value-type="float" office:value="473035" table:style-name="ce11">
            <text:p>473,035<text:s/></text:p>
          </table:table-cell>
          <table:table-cell office:value-type="float" office:value="1.28" table:style-name="ce12">
            <text:p>1.280<text:s/></text:p>
          </table:table-cell>
          <table:table-cell office:value-type="float" office:value="2989" table:style-name="ce11">
            <text:p>2,989<text:s/></text:p>
          </table:table-cell>
          <table:table-cell office:value-type="float" office:value="2.407" table:style-name="ce12">
            <text:p>2.407<text:s/></text:p>
          </table:table-cell>
          <table:table-cell office:value-type="float" office:value="551888" table:style-name="ce11">
            <text:p>551,888<text:s/></text:p>
          </table:table-cell>
          <table:table-cell office:value-type="float" office:value="1.3580000000000001" table:style-name="ce12">
            <text:p>1.358<text:s/></text:p>
          </table:table-cell>
          <table:table-cell office:value-type="float" office:value="1.413" table:style-name="ce12">
            <text:p>1.413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08/03</text:p>
          </table:table-cell>
          <table:table-cell office:value-type="float" office:value="46482" table:style-name="ce11">
            <text:p>46,482<text:s/></text:p>
          </table:table-cell>
          <table:table-cell office:value-type="float" office:value="1.627" table:style-name="ce12">
            <text:p>1.627<text:s/></text:p>
          </table:table-cell>
          <table:table-cell office:value-type="float" office:value="61628" table:style-name="ce11">
            <text:p>61,628<text:s/></text:p>
          </table:table-cell>
          <table:table-cell office:value-type="float" office:value="1.9510000000000001" table:style-name="ce12">
            <text:p>1.951<text:s/></text:p>
          </table:table-cell>
          <table:table-cell office:value-type="float" office:value="670642" table:style-name="ce11">
            <text:p>670,642<text:s/></text:p>
          </table:table-cell>
          <table:table-cell office:value-type="float" office:value="1.26" table:style-name="ce12">
            <text:p>1.260<text:s/></text:p>
          </table:table-cell>
          <table:table-cell office:value-type="float" office:value="4910" table:style-name="ce11">
            <text:p>4,910<text:s/></text:p>
          </table:table-cell>
          <table:table-cell office:value-type="float" office:value="2.4140000000000001" table:style-name="ce12">
            <text:p>2.414<text:s/></text:p>
          </table:table-cell>
          <table:table-cell office:value-type="float" office:value="783662" table:style-name="ce11">
            <text:p>783,662<text:s/></text:p>
          </table:table-cell>
          <table:table-cell office:value-type="float" office:value="1.3440000000000001" table:style-name="ce12">
            <text:p>1.344<text:s/></text:p>
          </table:table-cell>
          <table:table-cell office:value-type="float" office:value="1.371" table:style-name="ce12">
            <text:p>1.371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08/04</text:p>
          </table:table-cell>
          <table:table-cell office:value-type="float" office:value="47635" table:style-name="ce11">
            <text:p>47,635<text:s/></text:p>
          </table:table-cell>
          <table:table-cell office:value-type="float" office:value="1.6220000000000001" table:style-name="ce12">
            <text:p>1.622<text:s/></text:p>
          </table:table-cell>
          <table:table-cell office:value-type="float" office:value="68822" table:style-name="ce11">
            <text:p>68,822<text:s/></text:p>
          </table:table-cell>
          <table:table-cell office:value-type="float" office:value="1.6220000000000001" table:style-name="ce12">
            <text:p>1.622<text:s/></text:p>
          </table:table-cell>
          <table:table-cell office:value-type="float" office:value="500318" table:style-name="ce11">
            <text:p>500,318<text:s/></text:p>
          </table:table-cell>
          <table:table-cell office:value-type="float" office:value="1.389" table:style-name="ce12">
            <text:p>1.389<text:s/></text:p>
          </table:table-cell>
          <table:table-cell office:value-type="float" office:value="8619" table:style-name="ce11">
            <text:p>8,619<text:s/></text:p>
          </table:table-cell>
          <table:table-cell office:value-type="float" office:value="2.3029999999999999" table:style-name="ce12">
            <text:p>2.303<text:s/></text:p>
          </table:table-cell>
          <table:table-cell office:value-type="float" office:value="625394" table:style-name="ce11">
            <text:p>625,394<text:s/></text:p>
          </table:table-cell>
          <table:table-cell office:value-type="float" office:value="1.4450000000000001" table:style-name="ce12">
            <text:p>1.445<text:s/></text:p>
          </table:table-cell>
          <table:table-cell office:value-type="float" office:value="1.4790000000000001" table:style-name="ce12">
            <text:p>1.479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08/05</text:p>
          </table:table-cell>
          <table:table-cell office:value-type="float" office:value="52379" table:style-name="ce11">
            <text:p>52,379<text:s/></text:p>
          </table:table-cell>
          <table:table-cell office:value-type="float" office:value="1.6220000000000001" table:style-name="ce12">
            <text:p>1.622<text:s/></text:p>
          </table:table-cell>
          <table:table-cell office:value-type="float" office:value="67402" table:style-name="ce11">
            <text:p>67,402<text:s/></text:p>
          </table:table-cell>
          <table:table-cell office:value-type="float" office:value="1.8380000000000001" table:style-name="ce12">
            <text:p>1.838<text:s/></text:p>
          </table:table-cell>
          <table:table-cell office:value-type="float" office:value="494415" table:style-name="ce11">
            <text:p>494,415<text:s/></text:p>
          </table:table-cell>
          <table:table-cell office:value-type="float" office:value="1.393" table:style-name="ce12">
            <text:p>1.393<text:s/></text:p>
          </table:table-cell>
          <table:table-cell office:value-type="float" office:value="8132" table:style-name="ce11">
            <text:p>8,132<text:s/></text:p>
          </table:table-cell>
          <table:table-cell office:value-type="float" office:value="2.3450000000000002" table:style-name="ce12">
            <text:p>2.345<text:s/></text:p>
          </table:table-cell>
          <table:table-cell office:value-type="float" office:value="622328" table:style-name="ce11">
            <text:p>622,328<text:s/></text:p>
          </table:table-cell>
          <table:table-cell office:value-type="float" office:value="1.4730000000000001" table:style-name="ce12">
            <text:p>1.473<text:s/></text:p>
          </table:table-cell>
          <table:table-cell office:value-type="float" office:value="1.4730000000000001" table:style-name="ce12">
            <text:p>1.473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08/06</text:p>
          </table:table-cell>
          <table:table-cell office:value-type="float" office:value="48384" table:style-name="ce11">
            <text:p>48,384<text:s/></text:p>
          </table:table-cell>
          <table:table-cell office:value-type="float" office:value="1.621" table:style-name="ce12">
            <text:p>1.621<text:s/></text:p>
          </table:table-cell>
          <table:table-cell office:value-type="float" office:value="69939" table:style-name="ce11">
            <text:p>69,939<text:s/></text:p>
          </table:table-cell>
          <table:table-cell office:value-type="float" office:value="1.829" table:style-name="ce12">
            <text:p>1.829<text:s/></text:p>
          </table:table-cell>
          <table:table-cell office:value-type="float" office:value="739047" table:style-name="ce11">
            <text:p>739,047<text:s/></text:p>
          </table:table-cell>
          <table:table-cell office:value-type="float" office:value="1.246" table:style-name="ce12">
            <text:p>1.246<text:s/></text:p>
          </table:table-cell>
          <table:table-cell office:value-type="float" office:value="5069" table:style-name="ce11">
            <text:p>5,069<text:s/></text:p>
          </table:table-cell>
          <table:table-cell office:value-type="float" office:value="2.468" table:style-name="ce12">
            <text:p>2.468<text:s/></text:p>
          </table:table-cell>
          <table:table-cell office:value-type="float" office:value="862439" table:style-name="ce11">
            <text:p>862,439<text:s/></text:p>
          </table:table-cell>
          <table:table-cell office:value-type="float" office:value="1.3220000000000001" table:style-name="ce12">
            <text:p>1.322<text:s/></text:p>
          </table:table-cell>
          <table:table-cell office:value-type="float" office:value="1.3220000000000001" table:style-name="ce12">
            <text:p>1.322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08/07</text:p>
          </table:table-cell>
          <table:table-cell office:value-type="float" office:value="63709" table:style-name="ce11">
            <text:p>63,709<text:s/></text:p>
          </table:table-cell>
          <table:table-cell office:value-type="float" office:value="1.619" table:style-name="ce12">
            <text:p>1.619<text:s/></text:p>
          </table:table-cell>
          <table:table-cell office:value-type="float" office:value="59018" table:style-name="ce11">
            <text:p>59,018<text:s/></text:p>
          </table:table-cell>
          <table:table-cell office:value-type="float" office:value="1.877" table:style-name="ce12">
            <text:p>1.877<text:s/></text:p>
          </table:table-cell>
          <table:table-cell office:value-type="float" office:value="524761" table:style-name="ce11">
            <text:p>524,761<text:s/></text:p>
          </table:table-cell>
          <table:table-cell office:value-type="float" office:value="1.383" table:style-name="ce12">
            <text:p>1.383<text:s/></text:p>
          </table:table-cell>
          <table:table-cell office:value-type="float" office:value="5252" table:style-name="ce11">
            <text:p>5,252<text:s/></text:p>
          </table:table-cell>
          <table:table-cell office:value-type="float" office:value="2.4860000000000002" table:style-name="ce12">
            <text:p>2.486<text:s/></text:p>
          </table:table-cell>
          <table:table-cell office:value-type="float" office:value="652740" table:style-name="ce11">
            <text:p>652,740<text:s/></text:p>
          </table:table-cell>
          <table:table-cell office:value-type="float" office:value="1.4590000000000001" table:style-name="ce12">
            <text:p>1.459<text:s/></text:p>
          </table:table-cell>
          <table:table-cell office:value-type="float" office:value="1.4750000000000001" table:style-name="ce12">
            <text:p>1.475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08/08</text:p>
          </table:table-cell>
          <table:table-cell office:value-type="float" office:value="38386" table:style-name="ce11">
            <text:p>38,386<text:s/></text:p>
          </table:table-cell>
          <table:table-cell office:value-type="float" office:value="1.6240000000000001" table:style-name="ce12">
            <text:p>1.624<text:s/></text:p>
          </table:table-cell>
          <table:table-cell office:value-type="float" office:value="53037" table:style-name="ce11">
            <text:p>53,037<text:s/></text:p>
          </table:table-cell>
          <table:table-cell office:value-type="float" office:value="1.792" table:style-name="ce12">
            <text:p>1.792<text:s/></text:p>
          </table:table-cell>
          <table:table-cell office:value-type="float" office:value="478667" table:style-name="ce11">
            <text:p>478,667<text:s/></text:p>
          </table:table-cell>
          <table:table-cell office:value-type="float" office:value="1.375" table:style-name="ce12">
            <text:p>1.375<text:s/></text:p>
          </table:table-cell>
          <table:table-cell office:value-type="float" office:value="5076" table:style-name="ce11">
            <text:p>5,076<text:s/></text:p>
          </table:table-cell>
          <table:table-cell office:value-type="float" office:value="2.552" table:style-name="ce12">
            <text:p>2.552<text:s/></text:p>
          </table:table-cell>
          <table:table-cell office:value-type="float" office:value="575166" table:style-name="ce11">
            <text:p>575,166<text:s/></text:p>
          </table:table-cell>
          <table:table-cell office:value-type="float" office:value="1.44" table:style-name="ce12">
            <text:p>1.440<text:s/></text:p>
          </table:table-cell>
          <table:table-cell office:value-type="float" office:value="1.44" table:style-name="ce12">
            <text:p>1.440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08/09</text:p>
          </table:table-cell>
          <table:table-cell office:value-type="float" office:value="45702" table:style-name="ce11">
            <text:p>45,702<text:s/></text:p>
          </table:table-cell>
          <table:table-cell office:value-type="float" office:value="1.615" table:style-name="ce12">
            <text:p>1.615<text:s/></text:p>
          </table:table-cell>
          <table:table-cell office:value-type="float" office:value="63044" table:style-name="ce11">
            <text:p>63,044<text:s/></text:p>
          </table:table-cell>
          <table:table-cell office:value-type="float" office:value="1.889" table:style-name="ce12">
            <text:p>1.889<text:s/></text:p>
          </table:table-cell>
          <table:table-cell office:value-type="float" office:value="597486" table:style-name="ce11">
            <text:p>597,486<text:s/></text:p>
          </table:table-cell>
          <table:table-cell office:value-type="float" office:value="1.3120000000000001" table:style-name="ce12">
            <text:p>1.312<text:s/></text:p>
          </table:table-cell>
          <table:table-cell office:value-type="float" office:value="4516" table:style-name="ce11">
            <text:p>4,516<text:s/></text:p>
          </table:table-cell>
          <table:table-cell office:value-type="float" office:value="2.528" table:style-name="ce12">
            <text:p>2.528<text:s/></text:p>
          </table:table-cell>
          <table:table-cell office:value-type="float" office:value="710748" table:style-name="ce11">
            <text:p>710,748<text:s/></text:p>
          </table:table-cell>
          <table:table-cell office:value-type="float" office:value="1.39" table:style-name="ce12">
            <text:p>1.390<text:s/></text:p>
          </table:table-cell>
          <table:table-cell office:value-type="float" office:value="1.415" table:style-name="ce12">
            <text:p>1.415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08/10</text:p>
          </table:table-cell>
          <table:table-cell office:value-type="float" office:value="55108" table:style-name="ce11">
            <text:p>55,108<text:s/></text:p>
          </table:table-cell>
          <table:table-cell office:value-type="float" office:value="1.615" table:style-name="ce12">
            <text:p>1.615<text:s/></text:p>
          </table:table-cell>
          <table:table-cell office:value-type="float" office:value="66952" table:style-name="ce11">
            <text:p>66,952<text:s/></text:p>
          </table:table-cell>
          <table:table-cell office:value-type="float" office:value="1.859" table:style-name="ce12">
            <text:p>1.859<text:s/></text:p>
          </table:table-cell>
          <table:table-cell office:value-type="float" office:value="591375" table:style-name="ce11">
            <text:p>591,375<text:s/></text:p>
          </table:table-cell>
          <table:table-cell office:value-type="float" office:value="1.355" table:style-name="ce12">
            <text:p>1.355<text:s/></text:p>
          </table:table-cell>
          <table:table-cell office:value-type="float" office:value="5070" table:style-name="ce11">
            <text:p>5,070<text:s/></text:p>
          </table:table-cell>
          <table:table-cell office:value-type="float" office:value="2.61" table:style-name="ce12">
            <text:p>2.610<text:s/></text:p>
          </table:table-cell>
          <table:table-cell office:value-type="float" office:value="718505" table:style-name="ce11">
            <text:p>718,505<text:s/></text:p>
          </table:table-cell>
          <table:table-cell office:value-type="float" office:value="1.431" table:style-name="ce12">
            <text:p>1.431<text:s/></text:p>
          </table:table-cell>
          <table:table-cell office:value-type="float" office:value="1.431" table:style-name="ce12">
            <text:p>1.431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08/11</text:p>
          </table:table-cell>
          <table:table-cell office:value-type="float" office:value="50313" table:style-name="ce11">
            <text:p>50,313<text:s/></text:p>
          </table:table-cell>
          <table:table-cell office:value-type="float" office:value="1.617" table:style-name="ce12">
            <text:p>1.617<text:s/></text:p>
          </table:table-cell>
          <table:table-cell office:value-type="float" office:value="86536" table:style-name="ce11">
            <text:p>86,536<text:s/></text:p>
          </table:table-cell>
          <table:table-cell office:value-type="float" office:value="1.8169999999999999" table:style-name="ce12">
            <text:p>1.817<text:s/></text:p>
          </table:table-cell>
          <table:table-cell office:value-type="float" office:value="562841" table:style-name="ce11">
            <text:p>562,841<text:s/></text:p>
          </table:table-cell>
          <table:table-cell office:value-type="float" office:value="1.32" table:style-name="ce12">
            <text:p>1.320<text:s/></text:p>
          </table:table-cell>
          <table:table-cell office:value-type="float" office:value="9802" table:style-name="ce11">
            <text:p>9,802<text:s/></text:p>
          </table:table-cell>
          <table:table-cell office:value-type="float" office:value="2.3109999999999999" table:style-name="ce12">
            <text:p>2.311<text:s/></text:p>
          </table:table-cell>
          <table:table-cell office:value-type="float" office:value="709492" table:style-name="ce11">
            <text:p>709,492<text:s/></text:p>
          </table:table-cell>
          <table:table-cell office:value-type="float" office:value="1.415" table:style-name="ce12">
            <text:p>1.415<text:s/></text:p>
          </table:table-cell>
          <table:table-cell office:value-type="float" office:value="1.415" table:style-name="ce12">
            <text:p>1.415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08/12</text:p>
          </table:table-cell>
          <table:table-cell office:value-type="float" office:value="60407" table:style-name="ce11">
            <text:p>60,407<text:s/></text:p>
          </table:table-cell>
          <table:table-cell office:value-type="float" office:value="1.6080000000000001" table:style-name="ce12">
            <text:p>1.608<text:s/></text:p>
          </table:table-cell>
          <table:table-cell office:value-type="float" office:value="99769" table:style-name="ce11">
            <text:p>99,769<text:s/></text:p>
          </table:table-cell>
          <table:table-cell office:value-type="float" office:value="1.633" table:style-name="ce12">
            <text:p>1.633<text:s/></text:p>
          </table:table-cell>
          <table:table-cell office:value-type="float" office:value="723410" table:style-name="ce11">
            <text:p>723,410<text:s/></text:p>
          </table:table-cell>
          <table:table-cell office:value-type="float" office:value="1.335" table:style-name="ce12">
            <text:p>1.335<text:s/></text:p>
          </table:table-cell>
          <table:table-cell office:value-type="float" office:value="9238" table:style-name="ce11">
            <text:p>9,238<text:s/></text:p>
          </table:table-cell>
          <table:table-cell office:value-type="float" office:value="2.3849999999999998" table:style-name="ce12">
            <text:p>2.385<text:s/></text:p>
          </table:table-cell>
          <table:table-cell office:value-type="float" office:value="892824" table:style-name="ce11">
            <text:p>892,824<text:s/></text:p>
          </table:table-cell>
          <table:table-cell office:value-type="float" office:value="1.3979999999999999" table:style-name="ce12">
            <text:p>1.398<text:s/></text:p>
          </table:table-cell>
          <table:table-cell office:value-type="float" office:value="1.3979999999999999" table:style-name="ce12">
            <text:p>1.398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09/01</text:p>
          </table:table-cell>
          <table:table-cell office:value-type="float" office:value="38263" table:style-name="ce11">
            <text:p>38,263<text:s/></text:p>
          </table:table-cell>
          <table:table-cell office:value-type="float" office:value="1.617" table:style-name="ce12">
            <text:p>1.617<text:s/></text:p>
          </table:table-cell>
          <table:table-cell office:value-type="float" office:value="63721" table:style-name="ce11">
            <text:p>63,721<text:s/></text:p>
          </table:table-cell>
          <table:table-cell office:value-type="float" office:value="1.7749999999999999" table:style-name="ce12">
            <text:p>1.775<text:s/></text:p>
          </table:table-cell>
          <table:table-cell office:value-type="float" office:value="642115" table:style-name="ce11">
            <text:p>642,115<text:s/></text:p>
          </table:table-cell>
          <table:table-cell office:value-type="float" office:value="1.222" table:style-name="ce12">
            <text:p>1.222<text:s/></text:p>
          </table:table-cell>
          <table:table-cell office:value-type="float" office:value="4088" table:style-name="ce11">
            <text:p>4,088<text:s/></text:p>
          </table:table-cell>
          <table:table-cell office:value-type="float" office:value="2.6880000000000002" table:style-name="ce12">
            <text:p>2.688<text:s/></text:p>
          </table:table-cell>
          <table:table-cell office:value-type="float" office:value="748187" table:style-name="ce11">
            <text:p>748,187<text:s/></text:p>
          </table:table-cell>
          <table:table-cell office:value-type="float" office:value="1.2969999999999999" table:style-name="ce12">
            <text:p>1.297<text:s/></text:p>
          </table:table-cell>
          <table:table-cell office:value-type="float" office:value="1.3069999999999999" table:style-name="ce12">
            <text:p>1.307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09/02</text:p>
          </table:table-cell>
          <table:table-cell office:value-type="float" office:value="46350" table:style-name="ce11">
            <text:p>46,350<text:s/></text:p>
          </table:table-cell>
          <table:table-cell office:value-type="float" office:value="1.611" table:style-name="ce12">
            <text:p>1.611<text:s/></text:p>
          </table:table-cell>
          <table:table-cell office:value-type="float" office:value="58950" table:style-name="ce11">
            <text:p>58,950<text:s/></text:p>
          </table:table-cell>
          <table:table-cell office:value-type="float" office:value="1.8580000000000001" table:style-name="ce12">
            <text:p>1.858<text:s/></text:p>
          </table:table-cell>
          <table:table-cell office:value-type="float" office:value="473222" table:style-name="ce11">
            <text:p>473,222<text:s/></text:p>
          </table:table-cell>
          <table:table-cell office:value-type="float" office:value="1.355" table:style-name="ce12">
            <text:p>1.355<text:s/></text:p>
          </table:table-cell>
          <table:table-cell office:value-type="float" office:value="4139" table:style-name="ce11">
            <text:p>4,139<text:s/></text:p>
          </table:table-cell>
          <table:table-cell office:value-type="float" office:value="2.4950000000000001" table:style-name="ce12">
            <text:p>2.495<text:s/></text:p>
          </table:table-cell>
          <table:table-cell office:value-type="float" office:value="582661" table:style-name="ce11">
            <text:p>582,661<text:s/></text:p>
          </table:table-cell>
          <table:table-cell office:value-type="float" office:value="1.4339999999999999" table:style-name="ce12">
            <text:p>1.434<text:s/></text:p>
          </table:table-cell>
          <table:table-cell office:value-type="float" office:value="1.4430000000000001" table:style-name="ce12">
            <text:p>1.443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09/03</text:p>
          </table:table-cell>
          <table:table-cell office:value-type="float" office:value="53686" table:style-name="ce11">
            <text:p>53,686<text:s/></text:p>
          </table:table-cell>
          <table:table-cell office:value-type="float" office:value="1.593" table:style-name="ce12">
            <text:p>1.593<text:s/></text:p>
          </table:table-cell>
          <table:table-cell office:value-type="float" office:value="87145" table:style-name="ce11">
            <text:p>87,145<text:s/></text:p>
          </table:table-cell>
          <table:table-cell office:value-type="float" office:value="1.8029999999999999" table:style-name="ce12">
            <text:p>1.803<text:s/></text:p>
          </table:table-cell>
          <table:table-cell office:value-type="float" office:value="774940" table:style-name="ce11">
            <text:p>774,940<text:s/></text:p>
          </table:table-cell>
          <table:table-cell office:value-type="float" office:value="1.2030000000000001" table:style-name="ce12">
            <text:p>1.203<text:s/></text:p>
          </table:table-cell>
          <table:table-cell office:value-type="float" office:value="6697" table:style-name="ce11">
            <text:p>6,697<text:s/></text:p>
          </table:table-cell>
          <table:table-cell office:value-type="float" office:value="2.3319999999999999" table:style-name="ce12">
            <text:p>2.332<text:s/></text:p>
          </table:table-cell>
          <table:table-cell office:value-type="float" office:value="922468" table:style-name="ce11">
            <text:p>922,468<text:s/></text:p>
          </table:table-cell>
          <table:table-cell office:value-type="float" office:value="1.2909999999999999" table:style-name="ce12">
            <text:p>1.291<text:s/></text:p>
          </table:table-cell>
          <table:table-cell office:value-type="float" office:value="1.319" table:style-name="ce12">
            <text:p>1.319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09/04</text:p>
          </table:table-cell>
          <table:table-cell office:value-type="float" office:value="49325" table:style-name="ce11">
            <text:p>49,325<text:s/></text:p>
          </table:table-cell>
          <table:table-cell office:value-type="float" office:value="1.381" table:style-name="ce12">
            <text:p>1.381<text:s/></text:p>
          </table:table-cell>
          <table:table-cell office:value-type="float" office:value="67878" table:style-name="ce11">
            <text:p>67,878<text:s/></text:p>
          </table:table-cell>
          <table:table-cell office:value-type="float" office:value="1.657" table:style-name="ce12">
            <text:p>1.657<text:s/></text:p>
          </table:table-cell>
          <table:table-cell office:value-type="float" office:value="554683" table:style-name="ce11">
            <text:p>554,683<text:s/></text:p>
          </table:table-cell>
          <table:table-cell office:value-type="float" office:value="1.252" table:style-name="ce12">
            <text:p>1.252<text:s/></text:p>
          </table:table-cell>
          <table:table-cell office:value-type="float" office:value="11372" table:style-name="ce11">
            <text:p>11,372<text:s/></text:p>
          </table:table-cell>
          <table:table-cell office:value-type="float" office:value="1.9319999999999999" table:style-name="ce12">
            <text:p>1.932<text:s/></text:p>
          </table:table-cell>
          <table:table-cell office:value-type="float" office:value="683258" table:style-name="ce11">
            <text:p>683,258<text:s/></text:p>
          </table:table-cell>
          <table:table-cell office:value-type="float" office:value="1.3129999999999999" table:style-name="ce12">
            <text:p>1.313<text:s/></text:p>
          </table:table-cell>
          <table:table-cell office:value-type="float" office:value="1.323" table:style-name="ce12">
            <text:p>1.323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09/05</text:p>
          </table:table-cell>
          <table:table-cell office:value-type="float" office:value="44277" table:style-name="ce11">
            <text:p>44,277<text:s/></text:p>
          </table:table-cell>
          <table:table-cell office:value-type="float" office:value="1.349" table:style-name="ce12">
            <text:p>1.349<text:s/></text:p>
          </table:table-cell>
          <table:table-cell office:value-type="float" office:value="67794" table:style-name="ce11">
            <text:p>67,794<text:s/></text:p>
          </table:table-cell>
          <table:table-cell office:value-type="float" office:value="1.661" table:style-name="ce12">
            <text:p>1.661<text:s/></text:p>
          </table:table-cell>
          <table:table-cell office:value-type="float" office:value="500586" table:style-name="ce11">
            <text:p>500,586<text:s/></text:p>
          </table:table-cell>
          <table:table-cell office:value-type="float" office:value="1.2549999999999999" table:style-name="ce12">
            <text:p>1.255<text:s/></text:p>
          </table:table-cell>
          <table:table-cell office:value-type="float" office:value="32893" table:style-name="ce11">
            <text:p>32,893<text:s/></text:p>
          </table:table-cell>
          <table:table-cell office:value-type="float" office:value="1.889" table:style-name="ce12">
            <text:p>1.889<text:s/></text:p>
          </table:table-cell>
          <table:table-cell office:value-type="float" office:value="645550" table:style-name="ce11">
            <text:p>645,550<text:s/></text:p>
          </table:table-cell>
          <table:table-cell office:value-type="float" office:value="1.3360000000000001" table:style-name="ce12">
            <text:p>1.336<text:s/></text:p>
          </table:table-cell>
          <table:table-cell office:value-type="float" office:value="1.391" table:style-name="ce12">
            <text:p>1.391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09/06</text:p>
          </table:table-cell>
          <table:table-cell office:value-type="float" office:value="52472" table:style-name="ce11">
            <text:p>52,472<text:s/></text:p>
          </table:table-cell>
          <table:table-cell office:value-type="float" office:value="1.359" table:style-name="ce12">
            <text:p>1.359<text:s/></text:p>
          </table:table-cell>
          <table:table-cell office:value-type="float" office:value="94368" table:style-name="ce11">
            <text:p>94,368<text:s/></text:p>
          </table:table-cell>
          <table:table-cell office:value-type="float" office:value="1.607" table:style-name="ce12">
            <text:p>1.607<text:s/></text:p>
          </table:table-cell>
          <table:table-cell office:value-type="float" office:value="844848" table:style-name="ce11">
            <text:p>844,848<text:s/></text:p>
          </table:table-cell>
          <table:table-cell office:value-type="float" office:value="1.052" table:style-name="ce12">
            <text:p>1.052<text:s/></text:p>
          </table:table-cell>
          <table:table-cell office:value-type="float" office:value="17641" table:style-name="ce11">
            <text:p>17,641<text:s/></text:p>
          </table:table-cell>
          <table:table-cell office:value-type="float" office:value="1.9179999999999999" table:style-name="ce12">
            <text:p>1.918<text:s/></text:p>
          </table:table-cell>
          <table:table-cell office:value-type="float" office:value="1009329" table:style-name="ce11">
            <text:p>1,009,329<text:s/></text:p>
          </table:table-cell>
          <table:table-cell office:value-type="float" office:value="1.135" table:style-name="ce12">
            <text:p>1.135<text:s/></text:p>
          </table:table-cell>
          <table:table-cell office:value-type="float" office:value="1.232" table:style-name="ce12">
            <text:p>1.232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09/07</text:p>
          </table:table-cell>
          <table:table-cell office:value-type="float" office:value="54753" table:style-name="ce11">
            <text:p>54,753<text:s/></text:p>
          </table:table-cell>
          <table:table-cell office:value-type="float" office:value="1.359" table:style-name="ce12">
            <text:p>1.359<text:s/></text:p>
          </table:table-cell>
          <table:table-cell office:value-type="float" office:value="75916" table:style-name="ce11">
            <text:p>75,916<text:s/></text:p>
          </table:table-cell>
          <table:table-cell office:value-type="float" office:value="1.649" table:style-name="ce12">
            <text:p>1.649<text:s/></text:p>
          </table:table-cell>
          <table:table-cell office:value-type="float" office:value="567913" table:style-name="ce11">
            <text:p>567,913<text:s/></text:p>
          </table:table-cell>
          <table:table-cell office:value-type="float" office:value="1.208" table:style-name="ce12">
            <text:p>1.208<text:s/></text:p>
          </table:table-cell>
          <table:table-cell office:value-type="float" office:value="5838" table:style-name="ce11">
            <text:p>5,838<text:s/></text:p>
          </table:table-cell>
          <table:table-cell office:value-type="float" office:value="2.1459999999999999" table:style-name="ce12">
            <text:p>2.146<text:s/></text:p>
          </table:table-cell>
          <table:table-cell office:value-type="float" office:value="704420" table:style-name="ce11">
            <text:p>704,420<text:s/></text:p>
          </table:table-cell>
          <table:table-cell office:value-type="float" office:value="1.2749999999999999" table:style-name="ce12">
            <text:p>1.275<text:s/></text:p>
          </table:table-cell>
          <table:table-cell office:value-type="float" office:value="1.288" table:style-name="ce12">
            <text:p>1.288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09/08</text:p>
          </table:table-cell>
          <table:table-cell office:value-type="float" office:value="57490" table:style-name="ce11">
            <text:p>57,490<text:s/></text:p>
          </table:table-cell>
          <table:table-cell office:value-type="float" office:value="1.359" table:style-name="ce12">
            <text:p>1.359<text:s/></text:p>
          </table:table-cell>
          <table:table-cell office:value-type="float" office:value="58508" table:style-name="ce11">
            <text:p>58,508<text:s/></text:p>
          </table:table-cell>
          <table:table-cell office:value-type="float" office:value="1.665" table:style-name="ce12">
            <text:p>1.665<text:s/></text:p>
          </table:table-cell>
          <table:table-cell office:value-type="float" office:value="511708" table:style-name="ce11">
            <text:p>511,708<text:s/></text:p>
          </table:table-cell>
          <table:table-cell office:value-type="float" office:value="1.208" table:style-name="ce12">
            <text:p>1.208<text:s/></text:p>
          </table:table-cell>
          <table:table-cell office:value-type="float" office:value="4909" table:style-name="ce11">
            <text:p>4,909<text:s/></text:p>
          </table:table-cell>
          <table:table-cell office:value-type="float" office:value="2.2050000000000001" table:style-name="ce12">
            <text:p>2.205<text:s/></text:p>
          </table:table-cell>
          <table:table-cell office:value-type="float" office:value="632615" table:style-name="ce11">
            <text:p>632,615<text:s/></text:p>
          </table:table-cell>
          <table:table-cell office:value-type="float" office:value="1.272" table:style-name="ce12">
            <text:p>1.272<text:s/></text:p>
          </table:table-cell>
          <table:table-cell office:value-type="float" office:value="1.2829999999999999" table:style-name="ce12">
            <text:p>1.283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09/09</text:p>
          </table:table-cell>
          <table:table-cell office:value-type="float" office:value="55346" table:style-name="ce11">
            <text:p>55,346<text:s/></text:p>
          </table:table-cell>
          <table:table-cell office:value-type="float" office:value="1.359" table:style-name="ce12">
            <text:p>1.359<text:s/></text:p>
          </table:table-cell>
          <table:table-cell office:value-type="float" office:value="83822" table:style-name="ce11">
            <text:p>83,822<text:s/></text:p>
          </table:table-cell>
          <table:table-cell office:value-type="float" office:value="1.59" table:style-name="ce12">
            <text:p>1.590<text:s/></text:p>
          </table:table-cell>
          <table:table-cell office:value-type="float" office:value="643529" table:style-name="ce11">
            <text:p>643,529<text:s/></text:p>
          </table:table-cell>
          <table:table-cell office:value-type="float" office:value="1.173" table:style-name="ce12">
            <text:p>1.173<text:s/></text:p>
          </table:table-cell>
          <table:table-cell office:value-type="float" office:value="5431" table:style-name="ce11">
            <text:p>5,431<text:s/></text:p>
          </table:table-cell>
          <table:table-cell office:value-type="float" office:value="2.2330000000000001" table:style-name="ce12">
            <text:p>2.233<text:s/></text:p>
          </table:table-cell>
          <table:table-cell office:value-type="float" office:value="788128" table:style-name="ce11">
            <text:p>788,128<text:s/></text:p>
          </table:table-cell>
          <table:table-cell office:value-type="float" office:value="1.2370000000000001" table:style-name="ce12">
            <text:p>1.237<text:s/></text:p>
          </table:table-cell>
          <table:table-cell office:value-type="float" office:value="1.268" table:style-name="ce12">
            <text:p>1.268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09/10</text:p>
          </table:table-cell>
          <table:table-cell office:value-type="float" office:value="51244" table:style-name="ce11">
            <text:p>51,244<text:s/></text:p>
          </table:table-cell>
          <table:table-cell office:value-type="float" office:value="1.367" table:style-name="ce12">
            <text:p>1.367<text:s/></text:p>
          </table:table-cell>
          <table:table-cell office:value-type="float" office:value="86992" table:style-name="ce11">
            <text:p>86,992<text:s/></text:p>
          </table:table-cell>
          <table:table-cell office:value-type="float" office:value="1.4350000000000001" table:style-name="ce12">
            <text:p>1.435<text:s/></text:p>
          </table:table-cell>
          <table:table-cell office:value-type="float" office:value="543340" table:style-name="ce11">
            <text:p>543,340<text:s/></text:p>
          </table:table-cell>
          <table:table-cell office:value-type="float" office:value="1.165" table:style-name="ce12">
            <text:p>1.165<text:s/></text:p>
          </table:table-cell>
          <table:table-cell office:value-type="float" office:value="5027" table:style-name="ce11">
            <text:p>5,027<text:s/></text:p>
          </table:table-cell>
          <table:table-cell office:value-type="float" office:value="2.21" table:style-name="ce12">
            <text:p>2.210<text:s/></text:p>
          </table:table-cell>
          <table:table-cell office:value-type="float" office:value="686603" table:style-name="ce11">
            <text:p>686,603<text:s/></text:p>
          </table:table-cell>
          <table:table-cell office:value-type="float" office:value="1.222" table:style-name="ce12">
            <text:p>1.222<text:s/></text:p>
          </table:table-cell>
          <table:table-cell office:value-type="float" office:value="1.2250000000000001" table:style-name="ce12">
            <text:p>1.225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09/11</text:p>
          </table:table-cell>
          <table:table-cell office:value-type="float" office:value="57954" table:style-name="ce11">
            <text:p>57,954<text:s/></text:p>
          </table:table-cell>
          <table:table-cell office:value-type="float" office:value="1.361" table:style-name="ce12">
            <text:p>1.361<text:s/></text:p>
          </table:table-cell>
          <table:table-cell office:value-type="float" office:value="85574" table:style-name="ce11">
            <text:p>85,574<text:s/></text:p>
          </table:table-cell>
          <table:table-cell office:value-type="float" office:value="1.601" table:style-name="ce12">
            <text:p>1.601<text:s/></text:p>
          </table:table-cell>
          <table:table-cell office:value-type="float" office:value="533655" table:style-name="ce11">
            <text:p>533,655<text:s/></text:p>
          </table:table-cell>
          <table:table-cell office:value-type="float" office:value="1.1739999999999999" table:style-name="ce12">
            <text:p>1.174<text:s/></text:p>
          </table:table-cell>
          <table:table-cell office:value-type="float" office:value="10053" table:style-name="ce11">
            <text:p>10,053<text:s/></text:p>
          </table:table-cell>
          <table:table-cell office:value-type="float" office:value="2.0369999999999999" table:style-name="ce12">
            <text:p>2.037<text:s/></text:p>
          </table:table-cell>
          <table:table-cell office:value-type="float" office:value="687236" table:style-name="ce11">
            <text:p>687,236<text:s/></text:p>
          </table:table-cell>
          <table:table-cell office:value-type="float" office:value="1.256" table:style-name="ce12">
            <text:p>1.256<text:s/></text:p>
          </table:table-cell>
          <table:table-cell office:value-type="float" office:value="1.27" table:style-name="ce12">
            <text:p>1.270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09/12</text:p>
          </table:table-cell>
          <table:table-cell office:value-type="float" office:value="68337" table:style-name="ce11">
            <text:p>68,337<text:s/></text:p>
          </table:table-cell>
          <table:table-cell office:value-type="float" office:value="1.3560000000000001" table:style-name="ce12">
            <text:p>1.356<text:s/></text:p>
          </table:table-cell>
          <table:table-cell office:value-type="float" office:value="123691" table:style-name="ce11">
            <text:p>123,691<text:s/></text:p>
          </table:table-cell>
          <table:table-cell office:value-type="float" office:value="1.7390000000000001" table:style-name="ce12">
            <text:p>1.739<text:s/></text:p>
          </table:table-cell>
          <table:table-cell office:value-type="float" office:value="650592" table:style-name="ce11">
            <text:p>650,592<text:s/></text:p>
          </table:table-cell>
          <table:table-cell office:value-type="float" office:value="1.1879999999999999" table:style-name="ce12">
            <text:p>1.188<text:s/></text:p>
          </table:table-cell>
          <table:table-cell office:value-type="float" office:value="9716" table:style-name="ce11">
            <text:p>9,716<text:s/></text:p>
          </table:table-cell>
          <table:table-cell office:value-type="float" office:value="2.056" table:style-name="ce12">
            <text:p>2.056<text:s/></text:p>
          </table:table-cell>
          <table:table-cell office:value-type="float" office:value="852336" table:style-name="ce11">
            <text:p>852,336<text:s/></text:p>
          </table:table-cell>
          <table:table-cell office:value-type="float" office:value="1.2909999999999999" table:style-name="ce12">
            <text:p>1.291<text:s/></text:p>
          </table:table-cell>
          <table:table-cell office:value-type="float" office:value="1.3160000000000001" table:style-name="ce12">
            <text:p>1.316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10/01</text:p>
          </table:table-cell>
          <table:table-cell office:value-type="float" office:value="58071" table:style-name="ce11">
            <text:p>58,071<text:s/></text:p>
          </table:table-cell>
          <table:table-cell office:value-type="float" office:value="1.3620000000000001" table:style-name="ce12">
            <text:p>1.362<text:s/></text:p>
          </table:table-cell>
          <table:table-cell office:value-type="float" office:value="84310" table:style-name="ce11">
            <text:p>84,310<text:s/></text:p>
          </table:table-cell>
          <table:table-cell office:value-type="float" office:value="1.615" table:style-name="ce12">
            <text:p>1.615<text:s/></text:p>
          </table:table-cell>
          <table:table-cell office:value-type="float" office:value="558445" table:style-name="ce11">
            <text:p>558,445<text:s/></text:p>
          </table:table-cell>
          <table:table-cell office:value-type="float" office:value="1.1259999999999999" table:style-name="ce12">
            <text:p>1.126<text:s/></text:p>
          </table:table-cell>
          <table:table-cell office:value-type="float" office:value="4810" table:style-name="ce11">
            <text:p>4,810<text:s/></text:p>
          </table:table-cell>
          <table:table-cell office:value-type="float" office:value="2.3290000000000002" table:style-name="ce12">
            <text:p>2.329<text:s/></text:p>
          </table:table-cell>
          <table:table-cell office:value-type="float" office:value="705636" table:style-name="ce11">
            <text:p>705,636<text:s/></text:p>
          </table:table-cell>
          <table:table-cell office:value-type="float" office:value="1.212" table:style-name="ce12">
            <text:p>1.212<text:s/></text:p>
          </table:table-cell>
          <table:table-cell office:value-type="float" office:value="1.232" table:style-name="ce12">
            <text:p>1.232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10/02</text:p>
          </table:table-cell>
          <table:table-cell office:value-type="float" office:value="37718" table:style-name="ce11">
            <text:p>37,718<text:s/></text:p>
          </table:table-cell>
          <table:table-cell office:value-type="float" office:value="1.367" table:style-name="ce12">
            <text:p>1.367<text:s/></text:p>
          </table:table-cell>
          <table:table-cell office:value-type="float" office:value="58442" table:style-name="ce11">
            <text:p>58,442<text:s/></text:p>
          </table:table-cell>
          <table:table-cell office:value-type="float" office:value="1.5980000000000001" table:style-name="ce12">
            <text:p>1.598<text:s/></text:p>
          </table:table-cell>
          <table:table-cell office:value-type="float" office:value="465341" table:style-name="ce11">
            <text:p>465,341<text:s/></text:p>
          </table:table-cell>
          <table:table-cell office:value-type="float" office:value="1.119" table:style-name="ce12">
            <text:p>1.119<text:s/></text:p>
          </table:table-cell>
          <table:table-cell office:value-type="float" office:value="4552" table:style-name="ce11">
            <text:p>4,552<text:s/></text:p>
          </table:table-cell>
          <table:table-cell office:value-type="float" office:value="2.129" table:style-name="ce12">
            <text:p>2.129<text:s/></text:p>
          </table:table-cell>
          <table:table-cell office:value-type="float" office:value="566053" table:style-name="ce11">
            <text:p>566,053<text:s/></text:p>
          </table:table-cell>
          <table:table-cell office:value-type="float" office:value="1.1930000000000001" table:style-name="ce12">
            <text:p>1.193<text:s/></text:p>
          </table:table-cell>
          <table:table-cell office:value-type="float" office:value="1.2689999999999999" table:style-name="ce12">
            <text:p>1.269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10/03</text:p>
          </table:table-cell>
          <table:table-cell office:value-type="float" office:value="56883" table:style-name="ce11">
            <text:p>56,883<text:s/></text:p>
          </table:table-cell>
          <table:table-cell office:value-type="float" office:value="1.357" table:style-name="ce12">
            <text:p>1.357<text:s/></text:p>
          </table:table-cell>
          <table:table-cell office:value-type="float" office:value="77030" table:style-name="ce11">
            <text:p>77,030<text:s/></text:p>
          </table:table-cell>
          <table:table-cell office:value-type="float" office:value="1.6259999999999999" table:style-name="ce12">
            <text:p>1.626<text:s/></text:p>
          </table:table-cell>
          <table:table-cell office:value-type="float" office:value="621080" table:style-name="ce11">
            <text:p>621,080<text:s/></text:p>
          </table:table-cell>
          <table:table-cell office:value-type="float" office:value="1.1419999999999999" table:style-name="ce12">
            <text:p>1.142<text:s/></text:p>
          </table:table-cell>
          <table:table-cell office:value-type="float" office:value="6370" table:style-name="ce11">
            <text:p>6,370<text:s/></text:p>
          </table:table-cell>
          <table:table-cell office:value-type="float" office:value="2.1709999999999998" table:style-name="ce12">
            <text:p>2.171<text:s/></text:p>
          </table:table-cell>
          <table:table-cell office:value-type="float" office:value="761363" table:style-name="ce11">
            <text:p>761,363<text:s/></text:p>
          </table:table-cell>
          <table:table-cell office:value-type="float" office:value="1.2150000000000001" table:style-name="ce12">
            <text:p>1.215<text:s/></text:p>
          </table:table-cell>
          <table:table-cell office:value-type="float" office:value="1.2769999999999999" table:style-name="ce12">
            <text:p>1.277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10/04</text:p>
          </table:table-cell>
          <table:table-cell office:value-type="float" office:value="56195" table:style-name="ce11">
            <text:p>56,195<text:s/></text:p>
          </table:table-cell>
          <table:table-cell office:value-type="float" office:value="1.357" table:style-name="ce12">
            <text:p>1.357<text:s/></text:p>
          </table:table-cell>
          <table:table-cell office:value-type="float" office:value="75876" table:style-name="ce11">
            <text:p>75,876<text:s/></text:p>
          </table:table-cell>
          <table:table-cell office:value-type="float" office:value="1.6279999999999999" table:style-name="ce12">
            <text:p>1.628<text:s/></text:p>
          </table:table-cell>
          <table:table-cell office:value-type="float" office:value="493533" table:style-name="ce11">
            <text:p>493,533<text:s/></text:p>
          </table:table-cell>
          <table:table-cell office:value-type="float" office:value="1.2390000000000001" table:style-name="ce12">
            <text:p>1.239<text:s/></text:p>
          </table:table-cell>
          <table:table-cell office:value-type="float" office:value="9456" table:style-name="ce11">
            <text:p>9,456<text:s/></text:p>
          </table:table-cell>
          <table:table-cell office:value-type="float" office:value="2.0539999999999998" table:style-name="ce12">
            <text:p>2.054<text:s/></text:p>
          </table:table-cell>
          <table:table-cell office:value-type="float" office:value="635060" table:style-name="ce11">
            <text:p>635,060<text:s/></text:p>
          </table:table-cell>
          <table:table-cell office:value-type="float" office:value="1.3080000000000001" table:style-name="ce12">
            <text:p>1.308<text:s/></text:p>
          </table:table-cell>
          <table:table-cell office:value-type="float" office:value="1.3360000000000001" table:style-name="ce12">
            <text:p>1.336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10/05</text:p>
          </table:table-cell>
          <table:table-cell office:value-type="float" office:value="65959" table:style-name="ce11">
            <text:p>65,959<text:s/></text:p>
          </table:table-cell>
          <table:table-cell office:value-type="float" office:value="1.35" table:style-name="ce12">
            <text:p>1.350<text:s/></text:p>
          </table:table-cell>
          <table:table-cell office:value-type="float" office:value="83430" table:style-name="ce11">
            <text:p>83,430<text:s/></text:p>
          </table:table-cell>
          <table:table-cell office:value-type="float" office:value="1.59" table:style-name="ce12">
            <text:p>1.590<text:s/></text:p>
          </table:table-cell>
          <table:table-cell office:value-type="float" office:value="540769" table:style-name="ce11">
            <text:p>540,769<text:s/></text:p>
          </table:table-cell>
          <table:table-cell office:value-type="float" office:value="1.1970000000000001" table:style-name="ce12">
            <text:p>1.197<text:s/></text:p>
          </table:table-cell>
          <table:table-cell office:value-type="float" office:value="8334" table:style-name="ce11">
            <text:p>8,334<text:s/></text:p>
          </table:table-cell>
          <table:table-cell office:value-type="float" office:value="2.097" table:style-name="ce12">
            <text:p>2.097<text:s/></text:p>
          </table:table-cell>
          <table:table-cell office:value-type="float" office:value="698492" table:style-name="ce11">
            <text:p>698,492<text:s/></text:p>
          </table:table-cell>
          <table:table-cell office:value-type="float" office:value="1.2689999999999999" table:style-name="ce12">
            <text:p>1.269<text:s/></text:p>
          </table:table-cell>
          <table:table-cell office:value-type="float" office:value="1.369" table:style-name="ce12">
            <text:p>1.369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10/06</text:p>
          </table:table-cell>
          <table:table-cell office:value-type="float" office:value="66718" table:style-name="ce11">
            <text:p>66,718<text:s/></text:p>
          </table:table-cell>
          <table:table-cell office:value-type="float" office:value="1.353" table:style-name="ce12">
            <text:p>1.353<text:s/></text:p>
          </table:table-cell>
          <table:table-cell office:value-type="float" office:value="87013" table:style-name="ce11">
            <text:p>87,013<text:s/></text:p>
          </table:table-cell>
          <table:table-cell office:value-type="float" office:value="1.59" table:style-name="ce12">
            <text:p>1.590<text:s/></text:p>
          </table:table-cell>
          <table:table-cell office:value-type="float" office:value="757142" table:style-name="ce11">
            <text:p>757,142<text:s/></text:p>
          </table:table-cell>
          <table:table-cell office:value-type="float" office:value="0.98699999999999999" table:style-name="ce12">
            <text:p>0.987<text:s/></text:p>
          </table:table-cell>
          <table:table-cell office:value-type="float" office:value="26822" table:style-name="ce11">
            <text:p>26,822<text:s/></text:p>
          </table:table-cell>
          <table:table-cell office:value-type="float" office:value="1.9350000000000001" table:style-name="ce12">
            <text:p>1.935<text:s/></text:p>
          </table:table-cell>
          <table:table-cell office:value-type="float" office:value="937695" table:style-name="ce11">
            <text:p>937,695<text:s/></text:p>
          </table:table-cell>
          <table:table-cell office:value-type="float" office:value="1.0960000000000001" table:style-name="ce12">
            <text:p>1.096<text:s/></text:p>
          </table:table-cell>
          <table:table-cell office:value-type="float" office:value="1.3420000000000001" table:style-name="ce12">
            <text:p>1.342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10/07</text:p>
          </table:table-cell>
          <table:table-cell office:value-type="float" office:value="50334" table:style-name="ce11">
            <text:p>50,334<text:s/></text:p>
          </table:table-cell>
          <table:table-cell office:value-type="float" office:value="1.349" table:style-name="ce12">
            <text:p>1.349<text:s/></text:p>
          </table:table-cell>
          <table:table-cell office:value-type="float" office:value="70582" table:style-name="ce11">
            <text:p>70,582<text:s/></text:p>
          </table:table-cell>
          <table:table-cell office:value-type="float" office:value="1.587" table:style-name="ce12">
            <text:p>1.587<text:s/></text:p>
          </table:table-cell>
          <table:table-cell office:value-type="float" office:value="572708" table:style-name="ce11">
            <text:p>572,708<text:s/></text:p>
          </table:table-cell>
          <table:table-cell office:value-type="float" office:value="1.1479999999999999" table:style-name="ce12">
            <text:p>1.148<text:s/></text:p>
          </table:table-cell>
          <table:table-cell office:value-type="float" office:value="10903" table:style-name="ce11">
            <text:p>10,903<text:s/></text:p>
          </table:table-cell>
          <table:table-cell office:value-type="float" office:value="2.02" table:style-name="ce12">
            <text:p>2.020<text:s/></text:p>
          </table:table-cell>
          <table:table-cell office:value-type="float" office:value="704527" table:style-name="ce11">
            <text:p>704,527<text:s/></text:p>
          </table:table-cell>
          <table:table-cell office:value-type="float" office:value="1.22" table:style-name="ce12">
            <text:p>1.220<text:s/></text:p>
          </table:table-cell>
          <table:table-cell office:value-type="float" office:value="1.2270000000000001" table:style-name="ce12">
            <text:p>1.227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10/08</text:p>
          </table:table-cell>
          <table:table-cell office:value-type="float" office:value="43501" table:style-name="ce11">
            <text:p>43,501<text:s/></text:p>
          </table:table-cell>
          <table:table-cell office:value-type="float" office:value="1.349" table:style-name="ce12">
            <text:p>1.349<text:s/></text:p>
          </table:table-cell>
          <table:table-cell office:value-type="float" office:value="73368" table:style-name="ce11">
            <text:p>73,368<text:s/></text:p>
          </table:table-cell>
          <table:table-cell office:value-type="float" office:value="1.581" table:style-name="ce12">
            <text:p>1.581<text:s/></text:p>
          </table:table-cell>
          <table:table-cell office:value-type="float" office:value="533080" table:style-name="ce11">
            <text:p>533,080<text:s/></text:p>
          </table:table-cell>
          <table:table-cell office:value-type="float" office:value="1.194" table:style-name="ce12">
            <text:p>1.194<text:s/></text:p>
          </table:table-cell>
          <table:table-cell office:value-type="float" office:value="5432" table:style-name="ce11">
            <text:p>5,432<text:s/></text:p>
          </table:table-cell>
          <table:table-cell office:value-type="float" office:value="2.14" table:style-name="ce12">
            <text:p>2.140<text:s/></text:p>
          </table:table-cell>
          <table:table-cell office:value-type="float" office:value="655381" table:style-name="ce11">
            <text:p>655,381<text:s/></text:p>
          </table:table-cell>
          <table:table-cell office:value-type="float" office:value="1.2549999999999999" table:style-name="ce12">
            <text:p>1.255<text:s/></text:p>
          </table:table-cell>
          <table:table-cell office:value-type="float" office:value="1.2549999999999999" table:style-name="ce12">
            <text:p>1.255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10/09</text:p>
          </table:table-cell>
          <table:table-cell office:value-type="float" office:value="55552" table:style-name="ce11">
            <text:p>55,552<text:s/></text:p>
          </table:table-cell>
          <table:table-cell office:value-type="float" office:value="1.3460000000000001" table:style-name="ce12">
            <text:p>1.346<text:s/></text:p>
          </table:table-cell>
          <table:table-cell office:value-type="float" office:value="74841" table:style-name="ce11">
            <text:p>74,841<text:s/></text:p>
          </table:table-cell>
          <table:table-cell office:value-type="float" office:value="1.5429999999999999" table:style-name="ce12">
            <text:p>1.543<text:s/></text:p>
          </table:table-cell>
          <table:table-cell office:value-type="float" office:value="597378" table:style-name="ce11">
            <text:p>597,378<text:s/></text:p>
          </table:table-cell>
          <table:table-cell office:value-type="float" office:value="1.1659999999999999" table:style-name="ce12">
            <text:p>1.166<text:s/></text:p>
          </table:table-cell>
          <table:table-cell office:value-type="float" office:value="5060" table:style-name="ce11">
            <text:p>5,060<text:s/></text:p>
          </table:table-cell>
          <table:table-cell office:value-type="float" office:value="2.0750000000000002" table:style-name="ce12">
            <text:p>2.075<text:s/></text:p>
          </table:table-cell>
          <table:table-cell office:value-type="float" office:value="732831" table:style-name="ce11">
            <text:p>732,831<text:s/></text:p>
          </table:table-cell>
          <table:table-cell office:value-type="float" office:value="1.224" table:style-name="ce12">
            <text:p>1.224<text:s/></text:p>
          </table:table-cell>
          <table:table-cell office:value-type="float" office:value="1.2529999999999999" table:style-name="ce12">
            <text:p>1.253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10/10</text:p>
          </table:table-cell>
          <table:table-cell office:value-type="float" office:value="62956" table:style-name="ce11">
            <text:p>62,956<text:s/></text:p>
          </table:table-cell>
          <table:table-cell office:value-type="float" office:value="1.351" table:style-name="ce12">
            <text:p>1.351<text:s/></text:p>
          </table:table-cell>
          <table:table-cell office:value-type="float" office:value="67533" table:style-name="ce11">
            <text:p>67,533<text:s/></text:p>
          </table:table-cell>
          <table:table-cell office:value-type="float" office:value="1.5309999999999999" table:style-name="ce12">
            <text:p>1.531<text:s/></text:p>
          </table:table-cell>
          <table:table-cell office:value-type="float" office:value="576645" table:style-name="ce11">
            <text:p>576,645<text:s/></text:p>
          </table:table-cell>
          <table:table-cell office:value-type="float" office:value="1.097" table:style-name="ce12">
            <text:p>1.097<text:s/></text:p>
          </table:table-cell>
          <table:table-cell office:value-type="float" office:value="5134" table:style-name="ce11">
            <text:p>5,134<text:s/></text:p>
          </table:table-cell>
          <table:table-cell office:value-type="float" office:value="2.093" table:style-name="ce12">
            <text:p>2.093<text:s/></text:p>
          </table:table-cell>
          <table:table-cell office:value-type="float" office:value="712268" table:style-name="ce11">
            <text:p>712,268<text:s/></text:p>
          </table:table-cell>
          <table:table-cell office:value-type="float" office:value="1.167" table:style-name="ce12">
            <text:p>1.167<text:s/></text:p>
          </table:table-cell>
          <table:table-cell office:value-type="float" office:value="1.1910000000000001" table:style-name="ce12">
            <text:p>1.191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10/11</text:p>
          </table:table-cell>
          <table:table-cell office:value-type="float" office:value="71906" table:style-name="ce11">
            <text:p>71,906<text:s/></text:p>
          </table:table-cell>
          <table:table-cell office:value-type="float" office:value="1.351" table:style-name="ce12">
            <text:p>1.351<text:s/></text:p>
          </table:table-cell>
          <table:table-cell office:value-type="float" office:value="82003" table:style-name="ce11">
            <text:p>82,003<text:s/></text:p>
          </table:table-cell>
          <table:table-cell office:value-type="float" office:value="1.5620000000000001" table:style-name="ce12">
            <text:p>1.562<text:s/></text:p>
          </table:table-cell>
          <table:table-cell office:value-type="float" office:value="680473" table:style-name="ce11">
            <text:p>680,473<text:s/></text:p>
          </table:table-cell>
          <table:table-cell office:value-type="float" office:value="1.0389999999999999" table:style-name="ce12">
            <text:p>1.039<text:s/></text:p>
          </table:table-cell>
          <table:table-cell office:value-type="float" office:value="9999" table:style-name="ce11">
            <text:p>9,999<text:s/></text:p>
          </table:table-cell>
          <table:table-cell office:value-type="float" office:value="1.9610000000000001" table:style-name="ce12">
            <text:p>1.961<text:s/></text:p>
          </table:table-cell>
          <table:table-cell office:value-type="float" office:value="844381" table:style-name="ce11">
            <text:p>844,381<text:s/></text:p>
          </table:table-cell>
          <table:table-cell office:value-type="float" office:value="1.127" table:style-name="ce12">
            <text:p>1.127<text:s/></text:p>
          </table:table-cell>
          <table:table-cell office:value-type="float" office:value="1.1839999999999999" table:style-name="ce12">
            <text:p>1.184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10/12</text:p>
          </table:table-cell>
          <table:table-cell office:value-type="float" office:value="83021" table:style-name="ce11">
            <text:p>83,021<text:s/></text:p>
          </table:table-cell>
          <table:table-cell office:value-type="float" office:value="1.355" table:style-name="ce12">
            <text:p>1.355<text:s/></text:p>
          </table:table-cell>
          <table:table-cell office:value-type="float" office:value="127801" table:style-name="ce11">
            <text:p>127,801<text:s/></text:p>
          </table:table-cell>
          <table:table-cell office:value-type="float" office:value="1.4530000000000001" table:style-name="ce12">
            <text:p>1.453<text:s/></text:p>
          </table:table-cell>
          <table:table-cell office:value-type="float" office:value="762855" table:style-name="ce11">
            <text:p>762,855<text:s/></text:p>
          </table:table-cell>
          <table:table-cell office:value-type="float" office:value="1.111" table:style-name="ce12">
            <text:p>1.111<text:s/></text:p>
          </table:table-cell>
          <table:table-cell office:value-type="float" office:value="9444" table:style-name="ce11">
            <text:p>9,444<text:s/></text:p>
          </table:table-cell>
          <table:table-cell office:value-type="float" office:value="1.974" table:style-name="ce12">
            <text:p>1.974<text:s/></text:p>
          </table:table-cell>
          <table:table-cell office:value-type="float" office:value="983121" table:style-name="ce11">
            <text:p>983,121<text:s/></text:p>
          </table:table-cell>
          <table:table-cell office:value-type="float" office:value="1.1839999999999999" table:style-name="ce12">
            <text:p>1.184<text:s/></text:p>
          </table:table-cell>
          <table:table-cell office:value-type="float" office:value="1.208" table:style-name="ce12">
            <text:p>1.208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11/01</text:p>
          </table:table-cell>
          <table:table-cell office:value-type="float" office:value="68861" table:style-name="ce11">
            <text:p>68,861<text:s/></text:p>
          </table:table-cell>
          <table:table-cell office:value-type="float" office:value="1.359" table:style-name="ce12">
            <text:p>1.359<text:s/></text:p>
          </table:table-cell>
          <table:table-cell office:value-type="float" office:value="86592" table:style-name="ce11">
            <text:p>86,592<text:s/></text:p>
          </table:table-cell>
          <table:table-cell office:value-type="float" office:value="1.532" table:style-name="ce12">
            <text:p>1.532<text:s/></text:p>
          </table:table-cell>
          <table:table-cell office:value-type="float" office:value="745509" table:style-name="ce11">
            <text:p>745,509<text:s/></text:p>
          </table:table-cell>
          <table:table-cell office:value-type="float" office:value="1" table:style-name="ce12">
            <text:p>1.000<text:s/></text:p>
          </table:table-cell>
          <table:table-cell office:value-type="float" office:value="5841" table:style-name="ce11">
            <text:p>5,841<text:s/></text:p>
          </table:table-cell>
          <table:table-cell office:value-type="float" office:value="2.0739999999999998" table:style-name="ce12">
            <text:p>2.074<text:s/></text:p>
          </table:table-cell>
          <table:table-cell office:value-type="float" office:value="906803" table:style-name="ce11">
            <text:p>906,803<text:s/></text:p>
          </table:table-cell>
          <table:table-cell office:value-type="float" office:value="1.085" table:style-name="ce12">
            <text:p>1.085<text:s/></text:p>
          </table:table-cell>
          <table:table-cell office:value-type="float" office:value="1.161" table:style-name="ce12">
            <text:p>1.161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11/02</text:p>
          </table:table-cell>
          <table:table-cell office:value-type="float" office:value="40943" table:style-name="ce11">
            <text:p>40,943<text:s/></text:p>
          </table:table-cell>
          <table:table-cell office:value-type="float" office:value="1.367" table:style-name="ce12">
            <text:p>1.367<text:s/></text:p>
          </table:table-cell>
          <table:table-cell office:value-type="float" office:value="59457" table:style-name="ce11">
            <text:p>59,457<text:s/></text:p>
          </table:table-cell>
          <table:table-cell office:value-type="float" office:value="1.641" table:style-name="ce12">
            <text:p>1.641<text:s/></text:p>
          </table:table-cell>
          <table:table-cell office:value-type="float" office:value="460031" table:style-name="ce11">
            <text:p>460,031<text:s/></text:p>
          </table:table-cell>
          <table:table-cell office:value-type="float" office:value="1.081" table:style-name="ce12">
            <text:p>1.081<text:s/></text:p>
          </table:table-cell>
          <table:table-cell office:value-type="float" office:value="3402" table:style-name="ce11">
            <text:p>3,402<text:s/></text:p>
          </table:table-cell>
          <table:table-cell office:value-type="float" office:value="2.0750000000000002" table:style-name="ce12">
            <text:p>2.075<text:s/></text:p>
          </table:table-cell>
          <table:table-cell office:value-type="float" office:value="563833" table:style-name="ce11">
            <text:p>563,833<text:s/></text:p>
          </table:table-cell>
          <table:table-cell office:value-type="float" office:value="1.167" table:style-name="ce12">
            <text:p>1.167<text:s/></text:p>
          </table:table-cell>
          <table:table-cell office:value-type="float" office:value="1.2370000000000001" table:style-name="ce12">
            <text:p>1.237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11/03</text:p>
          </table:table-cell>
          <table:table-cell office:value-type="float" office:value="73488" table:style-name="ce11">
            <text:p>73,488<text:s/></text:p>
          </table:table-cell>
          <table:table-cell office:value-type="float" office:value="1.3779999999999999" table:style-name="ce12">
            <text:p>1.378<text:s/></text:p>
          </table:table-cell>
          <table:table-cell office:value-type="float" office:value="95679" table:style-name="ce11">
            <text:p>95,679<text:s/></text:p>
          </table:table-cell>
          <table:table-cell office:value-type="float" office:value="1.6319999999999999" table:style-name="ce12">
            <text:p>1.632<text:s/></text:p>
          </table:table-cell>
          <table:table-cell office:value-type="float" office:value="668713" table:style-name="ce11">
            <text:p>668,713<text:s/></text:p>
          </table:table-cell>
          <table:table-cell office:value-type="float" office:value="1.2270000000000001" table:style-name="ce12">
            <text:p>1.227<text:s/></text:p>
          </table:table-cell>
          <table:table-cell office:value-type="float" office:value="6735" table:style-name="ce11">
            <text:p>6,735<text:s/></text:p>
          </table:table-cell>
          <table:table-cell office:value-type="float" office:value="2.1709999999999998" table:style-name="ce12">
            <text:p>2.171<text:s/></text:p>
          </table:table-cell>
          <table:table-cell office:value-type="float" office:value="844615" table:style-name="ce11">
            <text:p>844,615<text:s/></text:p>
          </table:table-cell>
          <table:table-cell office:value-type="float" office:value="1.2929999999999999" table:style-name="ce12">
            <text:p>1.293<text:s/></text:p>
          </table:table-cell>
          <table:table-cell office:value-type="float" office:value="1.351" table:style-name="ce12">
            <text:p>1.351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11/04</text:p>
          </table:table-cell>
          <table:table-cell office:value-type="float" office:value="61478" table:style-name="ce11">
            <text:p>61,478<text:s/></text:p>
          </table:table-cell>
          <table:table-cell office:value-type="float" office:value="1.5609999999999999" table:style-name="ce12">
            <text:p>1.561<text:s/></text:p>
          </table:table-cell>
          <table:table-cell office:value-type="float" office:value="68333" table:style-name="ce11">
            <text:p>68,333<text:s/></text:p>
          </table:table-cell>
          <table:table-cell office:value-type="float" office:value="1.806" table:style-name="ce12">
            <text:p>1.806<text:s/></text:p>
          </table:table-cell>
          <table:table-cell office:value-type="float" office:value="562774" table:style-name="ce11">
            <text:p>562,774<text:s/></text:p>
          </table:table-cell>
          <table:table-cell office:value-type="float" office:value="1.345" table:style-name="ce12">
            <text:p>1.345<text:s/></text:p>
          </table:table-cell>
          <table:table-cell office:value-type="float" office:value="9613" table:style-name="ce11">
            <text:p>9,613<text:s/></text:p>
          </table:table-cell>
          <table:table-cell office:value-type="float" office:value="2.2559999999999998" table:style-name="ce12">
            <text:p>2.256<text:s/></text:p>
          </table:table-cell>
          <table:table-cell office:value-type="float" office:value="702198" table:style-name="ce11">
            <text:p>702,198<text:s/></text:p>
          </table:table-cell>
          <table:table-cell office:value-type="float" office:value="1.421" table:style-name="ce12">
            <text:p>1.421<text:s/></text:p>
          </table:table-cell>
          <table:table-cell office:value-type="float" office:value="1.5569999999999999" table:style-name="ce12">
            <text:p>1.557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11/05</text:p>
          </table:table-cell>
          <table:table-cell office:value-type="float" office:value="68581" table:style-name="ce11">
            <text:p>68,581<text:s/></text:p>
          </table:table-cell>
          <table:table-cell office:value-type="float" office:value="1.601" table:style-name="ce12">
            <text:p>1.601<text:s/></text:p>
          </table:table-cell>
          <table:table-cell office:value-type="float" office:value="85520" table:style-name="ce11">
            <text:p>85,520<text:s/></text:p>
          </table:table-cell>
          <table:table-cell office:value-type="float" office:value="1.5580000000000001" table:style-name="ce12">
            <text:p>1.558<text:s/></text:p>
          </table:table-cell>
          <table:table-cell office:value-type="float" office:value="597864" table:style-name="ce11">
            <text:p>597,864<text:s/></text:p>
          </table:table-cell>
          <table:table-cell office:value-type="float" office:value="1.387" table:style-name="ce12">
            <text:p>1.387<text:s/></text:p>
          </table:table-cell>
          <table:table-cell office:value-type="float" office:value="7616" table:style-name="ce11">
            <text:p>7,616<text:s/></text:p>
          </table:table-cell>
          <table:table-cell office:value-type="float" office:value="2.3559999999999999" table:style-name="ce12">
            <text:p>2.356<text:s/></text:p>
          </table:table-cell>
          <table:table-cell office:value-type="float" office:value="759581" table:style-name="ce11">
            <text:p>759,581<text:s/></text:p>
          </table:table-cell>
          <table:table-cell office:value-type="float" office:value="1.4350000000000001" table:style-name="ce12">
            <text:p>1.435<text:s/></text:p>
          </table:table-cell>
          <table:table-cell office:value-type="float" office:value="1.486" table:style-name="ce12">
            <text:p>1.486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11/06</text:p>
          </table:table-cell>
          <table:table-cell office:value-type="float" office:value="60698" table:style-name="ce11">
            <text:p>60,698<text:s/></text:p>
          </table:table-cell>
          <table:table-cell office:value-type="float" office:value="1.6140000000000001" table:style-name="ce12">
            <text:p>1.614<text:s/></text:p>
          </table:table-cell>
          <table:table-cell office:value-type="float" office:value="77191" table:style-name="ce11">
            <text:p>77,191<text:s/></text:p>
          </table:table-cell>
          <table:table-cell office:value-type="float" office:value="1.905" table:style-name="ce12">
            <text:p>1.905<text:s/></text:p>
          </table:table-cell>
          <table:table-cell office:value-type="float" office:value="859838" table:style-name="ce11">
            <text:p>859,838<text:s/></text:p>
          </table:table-cell>
          <table:table-cell office:value-type="float" office:value="1.379" table:style-name="ce12">
            <text:p>1.379<text:s/></text:p>
          </table:table-cell>
          <table:table-cell office:value-type="float" office:value="5465" table:style-name="ce11">
            <text:p>5,465<text:s/></text:p>
          </table:table-cell>
          <table:table-cell office:value-type="float" office:value="2.5209999999999999" table:style-name="ce12">
            <text:p>2.521<text:s/></text:p>
          </table:table-cell>
          <table:table-cell office:value-type="float" office:value="1003192" table:style-name="ce11">
            <text:p>1,003,192<text:s/></text:p>
          </table:table-cell>
          <table:table-cell office:value-type="float" office:value="1.44" table:style-name="ce12">
            <text:p>1.440<text:s/></text:p>
          </table:table-cell>
          <table:table-cell office:value-type="float" office:value="1.5129999999999999" table:style-name="ce12">
            <text:p>1.513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11/07</text:p>
          </table:table-cell>
          <table:table-cell office:value-type="float" office:value="55893" table:style-name="ce11">
            <text:p>55,893<text:s/></text:p>
          </table:table-cell>
          <table:table-cell office:value-type="float" office:value="1.7030000000000001" table:style-name="ce12">
            <text:p>1.703<text:s/></text:p>
          </table:table-cell>
          <table:table-cell office:value-type="float" office:value="77808" table:style-name="ce11">
            <text:p>77,808<text:s/></text:p>
          </table:table-cell>
          <table:table-cell office:value-type="float" office:value="1.883" table:style-name="ce12">
            <text:p>1.883<text:s/></text:p>
          </table:table-cell>
          <table:table-cell office:value-type="float" office:value="760396" table:style-name="ce11">
            <text:p>760,396<text:s/></text:p>
          </table:table-cell>
          <table:table-cell office:value-type="float" office:value="1.409" table:style-name="ce12">
            <text:p>1.409<text:s/></text:p>
          </table:table-cell>
          <table:table-cell office:value-type="float" office:value="5146" table:style-name="ce11">
            <text:p>5,146<text:s/></text:p>
          </table:table-cell>
          <table:table-cell office:value-type="float" office:value="2.5920000000000001" table:style-name="ce12">
            <text:p>2.592<text:s/></text:p>
          </table:table-cell>
          <table:table-cell office:value-type="float" office:value="899243" table:style-name="ce11">
            <text:p>899,243<text:s/></text:p>
          </table:table-cell>
          <table:table-cell office:value-type="float" office:value="1.4750000000000001" table:style-name="ce12">
            <text:p>1.475<text:s/></text:p>
          </table:table-cell>
          <table:table-cell office:value-type="float" office:value="1.4750000000000001" table:style-name="ce12">
            <text:p>1.475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11/08</text:p>
          </table:table-cell>
          <table:table-cell office:value-type="float" office:value="50652" table:style-name="ce11">
            <text:p>50,652<text:s/></text:p>
          </table:table-cell>
          <table:table-cell office:value-type="float" office:value="1.7290000000000001" table:style-name="ce12">
            <text:p>1.729<text:s/></text:p>
          </table:table-cell>
          <table:table-cell office:value-type="float" office:value="69466" table:style-name="ce11">
            <text:p>69,466<text:s/></text:p>
          </table:table-cell>
          <table:table-cell office:value-type="float" office:value="2.0339999999999998" table:style-name="ce12">
            <text:p>2.034<text:s/></text:p>
          </table:table-cell>
          <table:table-cell office:value-type="float" office:value="938438" table:style-name="ce11">
            <text:p>938,438<text:s/></text:p>
          </table:table-cell>
          <table:table-cell office:value-type="float" office:value="1.3440000000000001" table:style-name="ce12">
            <text:p>1.344<text:s/></text:p>
          </table:table-cell>
          <table:table-cell office:value-type="float" office:value="5563" table:style-name="ce11">
            <text:p>5,563<text:s/></text:p>
          </table:table-cell>
          <table:table-cell office:value-type="float" office:value="2.6259999999999999" table:style-name="ce12">
            <text:p>2.626<text:s/></text:p>
          </table:table-cell>
          <table:table-cell office:value-type="float" office:value="1064119" table:style-name="ce11">
            <text:p>1,064,119<text:s/></text:p>
          </table:table-cell>
          <table:table-cell office:value-type="float" office:value="1.415" table:style-name="ce12">
            <text:p>1.415<text:s/></text:p>
          </table:table-cell>
          <table:table-cell office:value-type="float" office:value="1.42" table:style-name="ce12">
            <text:p>1.420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11/09</text:p>
          </table:table-cell>
          <table:table-cell office:value-type="float" office:value="54721" table:style-name="ce11">
            <text:p>54,721<text:s/></text:p>
          </table:table-cell>
          <table:table-cell office:value-type="float" office:value="1.7310000000000001" table:style-name="ce12">
            <text:p>1.731<text:s/></text:p>
          </table:table-cell>
          <table:table-cell office:value-type="float" office:value="67151" table:style-name="ce11">
            <text:p>67,151<text:s/></text:p>
          </table:table-cell>
          <table:table-cell office:value-type="float" office:value="2.0230000000000001" table:style-name="ce12">
            <text:p>2.023<text:s/></text:p>
          </table:table-cell>
          <table:table-cell office:value-type="float" office:value="995263" table:style-name="ce11">
            <text:p>995,263<text:s/></text:p>
          </table:table-cell>
          <table:table-cell office:value-type="float" office:value="1.39" table:style-name="ce12">
            <text:p>1.390<text:s/></text:p>
          </table:table-cell>
          <table:table-cell office:value-type="float" office:value="4987" table:style-name="ce11">
            <text:p>4,987<text:s/></text:p>
          </table:table-cell>
          <table:table-cell office:value-type="float" office:value="2.7090000000000001" table:style-name="ce12">
            <text:p>2.709<text:s/></text:p>
          </table:table-cell>
          <table:table-cell office:value-type="float" office:value="1122122" table:style-name="ce11">
            <text:p>1,122,122<text:s/></text:p>
          </table:table-cell>
          <table:table-cell office:value-type="float" office:value="1.4510000000000001" table:style-name="ce12">
            <text:p>1.451<text:s/></text:p>
          </table:table-cell>
          <table:table-cell office:value-type="float" office:value="1.456" table:style-name="ce12">
            <text:p>1.456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11/10</text:p>
          </table:table-cell>
          <table:table-cell office:value-type="float" office:value="47272" table:style-name="ce11">
            <text:p>47,272<text:s/></text:p>
          </table:table-cell>
          <table:table-cell office:value-type="float" office:value="1.827" table:style-name="ce12">
            <text:p>1.827<text:s/></text:p>
          </table:table-cell>
          <table:table-cell office:value-type="float" office:value="75279" table:style-name="ce11">
            <text:p>75,279<text:s/></text:p>
          </table:table-cell>
          <table:table-cell office:value-type="float" office:value="1.9970000000000001" table:style-name="ce12">
            <text:p>1.997<text:s/></text:p>
          </table:table-cell>
          <table:table-cell office:value-type="float" office:value="873913" table:style-name="ce11">
            <text:p>873,913<text:s/></text:p>
          </table:table-cell>
          <table:table-cell office:value-type="float" office:value="1.4790000000000001" table:style-name="ce12">
            <text:p>1.479<text:s/></text:p>
          </table:table-cell>
          <table:table-cell office:value-type="float" office:value="5220" table:style-name="ce11">
            <text:p>5,220<text:s/></text:p>
          </table:table-cell>
          <table:table-cell office:value-type="float" office:value="2.7919999999999998" table:style-name="ce12">
            <text:p>2.792<text:s/></text:p>
          </table:table-cell>
          <table:table-cell office:value-type="float" office:value="1001684" table:style-name="ce11">
            <text:p>1,001,684<text:s/></text:p>
          </table:table-cell>
          <table:table-cell office:value-type="float" office:value="1.5409999999999999" table:style-name="ce12">
            <text:p>1.541<text:s/></text:p>
          </table:table-cell>
          <table:table-cell office:value-type="float" office:value="1.5409999999999999" table:style-name="ce12">
            <text:p>1.541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11/11</text:p>
          </table:table-cell>
          <table:table-cell office:value-type="float" office:value="60130" table:style-name="ce11">
            <text:p>60,130<text:s/></text:p>
          </table:table-cell>
          <table:table-cell office:value-type="float" office:value="1.851" table:style-name="ce12">
            <text:p>1.851<text:s/></text:p>
          </table:table-cell>
          <table:table-cell office:value-type="float" office:value="88299" table:style-name="ce11">
            <text:p>88,299<text:s/></text:p>
          </table:table-cell>
          <table:table-cell office:value-type="float" office:value="1.9" table:style-name="ce12">
            <text:p>1.900<text:s/></text:p>
          </table:table-cell>
          <table:table-cell office:value-type="float" office:value="979374" table:style-name="ce11">
            <text:p>979,374<text:s/></text:p>
          </table:table-cell>
          <table:table-cell office:value-type="float" office:value="1.5429999999999999" table:style-name="ce12">
            <text:p>1.543<text:s/></text:p>
          </table:table-cell>
          <table:table-cell office:value-type="float" office:value="9514" table:style-name="ce11">
            <text:p>9,514<text:s/></text:p>
          </table:table-cell>
          <table:table-cell office:value-type="float" office:value="2.6160000000000001" table:style-name="ce12">
            <text:p>2.616<text:s/></text:p>
          </table:table-cell>
          <table:table-cell office:value-type="float" office:value="1137317" table:style-name="ce11">
            <text:p>1,137,317<text:s/></text:p>
          </table:table-cell>
          <table:table-cell office:value-type="float" office:value="1.5960000000000001" table:style-name="ce12">
            <text:p>1.596<text:s/></text:p>
          </table:table-cell>
          <table:table-cell office:value-type="float" office:value="1.5960000000000001" table:style-name="ce12">
            <text:p>1.596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11/12</text:p>
          </table:table-cell>
          <table:table-cell office:value-type="float" office:value="64495" table:style-name="ce11">
            <text:p>64,495<text:s/></text:p>
          </table:table-cell>
          <table:table-cell office:value-type="float" office:value="1.8640000000000001" table:style-name="ce12">
            <text:p>1.864<text:s/></text:p>
          </table:table-cell>
          <table:table-cell office:value-type="float" office:value="94331" table:style-name="ce11">
            <text:p>94,331<text:s/></text:p>
          </table:table-cell>
          <table:table-cell office:value-type="float" office:value="2.2069999999999999" table:style-name="ce12">
            <text:p>2.207<text:s/></text:p>
          </table:table-cell>
          <table:table-cell office:value-type="float" office:value="1094144" table:style-name="ce11">
            <text:p>1,094,144<text:s/></text:p>
          </table:table-cell>
          <table:table-cell office:value-type="float" office:value="1.696" table:style-name="ce12">
            <text:p>1.696<text:s/></text:p>
          </table:table-cell>
          <table:table-cell office:value-type="float" office:value="7752" table:style-name="ce11">
            <text:p>7,752<text:s/></text:p>
          </table:table-cell>
          <table:table-cell office:value-type="float" office:value="2.762" table:style-name="ce12">
            <text:p>2.762<text:s/></text:p>
          </table:table-cell>
          <table:table-cell office:value-type="float" office:value="1260722" table:style-name="ce11">
            <text:p>1,260,722<text:s/></text:p>
          </table:table-cell>
          <table:table-cell office:value-type="float" office:value="1.7490000000000001" table:style-name="ce12">
            <text:p>1.749<text:s/></text:p>
          </table:table-cell>
          <table:table-cell office:value-type="float" office:value="1.75" table:style-name="ce12">
            <text:p>1.750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12/01</text:p>
          </table:table-cell>
          <table:table-cell office:value-type="float" office:value="36954" table:style-name="ce11">
            <text:p>36,954<text:s/></text:p>
          </table:table-cell>
          <table:table-cell office:value-type="float" office:value="1.9530000000000001" table:style-name="ce12">
            <text:p>1.953<text:s/></text:p>
          </table:table-cell>
          <table:table-cell office:value-type="float" office:value="65035" table:style-name="ce11">
            <text:p>65,035<text:s/></text:p>
          </table:table-cell>
          <table:table-cell office:value-type="float" office:value="2.27" table:style-name="ce12">
            <text:p>2.270<text:s/></text:p>
          </table:table-cell>
          <table:table-cell office:value-type="float" office:value="1018502" table:style-name="ce11">
            <text:p>1,018,502<text:s/></text:p>
          </table:table-cell>
          <table:table-cell office:value-type="float" office:value="1.6259999999999999" table:style-name="ce12">
            <text:p>1.626<text:s/></text:p>
          </table:table-cell>
          <table:table-cell office:value-type="float" office:value="3704" table:style-name="ce11">
            <text:p>3,704<text:s/></text:p>
          </table:table-cell>
          <table:table-cell office:value-type="float" office:value="3.0630000000000002" table:style-name="ce12">
            <text:p>3.063<text:s/></text:p>
          </table:table-cell>
          <table:table-cell office:value-type="float" office:value="1124195" table:style-name="ce11">
            <text:p>1,124,195<text:s/></text:p>
          </table:table-cell>
          <table:table-cell office:value-type="float" office:value="1.679" table:style-name="ce12">
            <text:p>1.679<text:s/></text:p>
          </table:table-cell>
          <table:table-cell office:value-type="float" office:value="1.6839999999999999" table:style-name="ce12">
            <text:p>1.684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12/02</text:p>
          </table:table-cell>
          <table:table-cell office:value-type="float" office:value="46265" table:style-name="ce11">
            <text:p>46,265<text:s/></text:p>
          </table:table-cell>
          <table:table-cell office:value-type="float" office:value="1.98" table:style-name="ce12">
            <text:p>1.980<text:s/></text:p>
          </table:table-cell>
          <table:table-cell office:value-type="float" office:value="70837" table:style-name="ce11">
            <text:p>70,837<text:s/></text:p>
          </table:table-cell>
          <table:table-cell office:value-type="float" office:value="2.2240000000000002" table:style-name="ce12">
            <text:p>2.224<text:s/></text:p>
          </table:table-cell>
          <table:table-cell office:value-type="float" office:value="902578" table:style-name="ce11">
            <text:p>902,578<text:s/></text:p>
          </table:table-cell>
          <table:table-cell office:value-type="float" office:value="1.641" table:style-name="ce12">
            <text:p>1.641<text:s/></text:p>
          </table:table-cell>
          <table:table-cell office:value-type="float" office:value="4233" table:style-name="ce11">
            <text:p>4,233<text:s/></text:p>
          </table:table-cell>
          <table:table-cell office:value-type="float" office:value="2.915" table:style-name="ce12">
            <text:p>2.915<text:s/></text:p>
          </table:table-cell>
          <table:table-cell office:value-type="float" office:value="1023913" table:style-name="ce11">
            <text:p>1,023,913<text:s/></text:p>
          </table:table-cell>
          <table:table-cell office:value-type="float" office:value="1.702" table:style-name="ce12">
            <text:p>1.702<text:s/></text:p>
          </table:table-cell>
          <table:table-cell office:value-type="float" office:value="1.7170000000000001" table:style-name="ce12">
            <text:p>1.717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12/03</text:p>
          </table:table-cell>
          <table:table-cell office:value-type="float" office:value="58375" table:style-name="ce11">
            <text:p>58,375<text:s/></text:p>
          </table:table-cell>
          <table:table-cell office:value-type="float" office:value="1.9850000000000001" table:style-name="ce12">
            <text:p>1.985<text:s/></text:p>
          </table:table-cell>
          <table:table-cell office:value-type="float" office:value="75858" table:style-name="ce11">
            <text:p>75,858<text:s/></text:p>
          </table:table-cell>
          <table:table-cell office:value-type="float" office:value="2.3039999999999998" table:style-name="ce12">
            <text:p>2.304<text:s/></text:p>
          </table:table-cell>
          <table:table-cell office:value-type="float" office:value="1207660" table:style-name="ce11">
            <text:p>1,207,660<text:s/></text:p>
          </table:table-cell>
          <table:table-cell office:value-type="float" office:value="1.7010000000000001" table:style-name="ce12">
            <text:p>1.701<text:s/></text:p>
          </table:table-cell>
          <table:table-cell office:value-type="float" office:value="6814" table:style-name="ce11">
            <text:p>6,814<text:s/></text:p>
          </table:table-cell>
          <table:table-cell office:value-type="float" office:value="2.9140000000000001" table:style-name="ce12">
            <text:p>2.914<text:s/></text:p>
          </table:table-cell>
          <table:table-cell office:value-type="float" office:value="1348707" table:style-name="ce11">
            <text:p>1,348,707<text:s/></text:p>
          </table:table-cell>
          <table:table-cell office:value-type="float" office:value="1.7529999999999999" table:style-name="ce12">
            <text:p>1.753<text:s/></text:p>
          </table:table-cell>
          <table:table-cell office:value-type="float" office:value="1.7889999999999999" table:style-name="ce12">
            <text:p>1.789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12/04</text:p>
          </table:table-cell>
          <table:table-cell office:value-type="float" office:value="46814" table:style-name="ce11">
            <text:p>46,814<text:s/></text:p>
          </table:table-cell>
          <table:table-cell office:value-type="float" office:value="2.08" table:style-name="ce12">
            <text:p>2.080<text:s/></text:p>
          </table:table-cell>
          <table:table-cell office:value-type="float" office:value="64875" table:style-name="ce11">
            <text:p>64,875<text:s/></text:p>
          </table:table-cell>
          <table:table-cell office:value-type="float" office:value="2.3450000000000002" table:style-name="ce12">
            <text:p>2.345<text:s/></text:p>
          </table:table-cell>
          <table:table-cell office:value-type="float" office:value="770908" table:style-name="ce11">
            <text:p>770,908<text:s/></text:p>
          </table:table-cell>
          <table:table-cell office:value-type="float" office:value="1.7769999999999999" table:style-name="ce12">
            <text:p>1.777<text:s/></text:p>
          </table:table-cell>
          <table:table-cell office:value-type="float" office:value="7874" table:style-name="ce11">
            <text:p>7,874<text:s/></text:p>
          </table:table-cell>
          <table:table-cell office:value-type="float" office:value="2.8039999999999998" table:style-name="ce12">
            <text:p>2.804<text:s/></text:p>
          </table:table-cell>
          <table:table-cell office:value-type="float" office:value="890471" table:style-name="ce11">
            <text:p>890,471<text:s/></text:p>
          </table:table-cell>
          <table:table-cell office:value-type="float" office:value="1.843" table:style-name="ce12">
            <text:p>1.843<text:s/></text:p>
          </table:table-cell>
          <table:table-cell office:value-type="float" office:value="1.849" table:style-name="ce12">
            <text:p>1.849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12/05</text:p>
          </table:table-cell>
          <table:table-cell office:value-type="float" office:value="62481" table:style-name="ce11">
            <text:p>62,481<text:s/></text:p>
          </table:table-cell>
          <table:table-cell office:value-type="float" office:value="2.101" table:style-name="ce12">
            <text:p>2.101<text:s/></text:p>
          </table:table-cell>
          <table:table-cell office:value-type="float" office:value="59267" table:style-name="ce11">
            <text:p>59,267<text:s/></text:p>
          </table:table-cell>
          <table:table-cell office:value-type="float" office:value="2.3820000000000001" table:style-name="ce12">
            <text:p>2.382<text:s/></text:p>
          </table:table-cell>
          <table:table-cell office:value-type="float" office:value="911234" table:style-name="ce11">
            <text:p>911,234<text:s/></text:p>
          </table:table-cell>
          <table:table-cell office:value-type="float" office:value="1.802" table:style-name="ce12">
            <text:p>1.802<text:s/></text:p>
          </table:table-cell>
          <table:table-cell office:value-type="float" office:value="7874" table:style-name="ce11">
            <text:p>7,874<text:s/></text:p>
          </table:table-cell>
          <table:table-cell office:value-type="float" office:value="2.85" table:style-name="ce12">
            <text:p>2.850<text:s/></text:p>
          </table:table-cell>
          <table:table-cell office:value-type="float" office:value="1040856" table:style-name="ce11">
            <text:p>1,040,856<text:s/></text:p>
          </table:table-cell>
          <table:table-cell office:value-type="float" office:value="1.861" table:style-name="ce12">
            <text:p>1.861<text:s/></text:p>
          </table:table-cell>
          <table:table-cell office:value-type="float" office:value="1.861" table:style-name="ce12">
            <text:p>1.861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12/06</text:p>
          </table:table-cell>
          <table:table-cell office:value-type="float" office:value="57767" table:style-name="ce11">
            <text:p>57,767<text:s/></text:p>
          </table:table-cell>
          <table:table-cell office:value-type="float" office:value="2.0979999999999999" table:style-name="ce12">
            <text:p>2.098<text:s/></text:p>
          </table:table-cell>
          <table:table-cell office:value-type="float" office:value="70541" table:style-name="ce11">
            <text:p>70,541<text:s/></text:p>
          </table:table-cell>
          <table:table-cell office:value-type="float" office:value="2.4590000000000001" table:style-name="ce12">
            <text:p>2.459<text:s/></text:p>
          </table:table-cell>
          <table:table-cell office:value-type="float" office:value="947833" table:style-name="ce11">
            <text:p>947,833<text:s/></text:p>
          </table:table-cell>
          <table:table-cell office:value-type="float" office:value="1.845" table:style-name="ce12">
            <text:p>1.845<text:s/></text:p>
          </table:table-cell>
          <table:table-cell office:value-type="float" office:value="5707" table:style-name="ce11">
            <text:p>5,707<text:s/></text:p>
          </table:table-cell>
          <table:table-cell office:value-type="float" office:value="2.8660000000000001" table:style-name="ce12">
            <text:p>2.866<text:s/></text:p>
          </table:table-cell>
          <table:table-cell office:value-type="float" office:value="1081848" table:style-name="ce11">
            <text:p>1,081,848<text:s/></text:p>
          </table:table-cell>
          <table:table-cell office:value-type="float" office:value="1.903" table:style-name="ce12">
            <text:p>1.903<text:s/></text:p>
          </table:table-cell>
          <table:table-cell office:value-type="float" office:value="1.911" table:style-name="ce12">
            <text:p>1.911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12/07</text:p>
          </table:table-cell>
          <table:table-cell office:value-type="float" office:value="56424" table:style-name="ce11">
            <text:p>56,424<text:s/></text:p>
          </table:table-cell>
          <table:table-cell office:value-type="float" office:value="2.0979999999999999" table:style-name="ce12">
            <text:p>2.098<text:s/></text:p>
          </table:table-cell>
          <table:table-cell office:value-type="float" office:value="54008" table:style-name="ce11">
            <text:p>54,008<text:s/></text:p>
          </table:table-cell>
          <table:table-cell office:value-type="float" office:value="2.39" table:style-name="ce12">
            <text:p>2.390<text:s/></text:p>
          </table:table-cell>
          <table:table-cell office:value-type="float" office:value="896972" table:style-name="ce11">
            <text:p>896,972<text:s/></text:p>
          </table:table-cell>
          <table:table-cell office:value-type="float" office:value="1.85" table:style-name="ce12">
            <text:p>1.850<text:s/></text:p>
          </table:table-cell>
          <table:table-cell office:value-type="float" office:value="5484" table:style-name="ce11">
            <text:p>5,484<text:s/></text:p>
          </table:table-cell>
          <table:table-cell office:value-type="float" office:value="2.8159999999999998" table:style-name="ce12">
            <text:p>2.816<text:s/></text:p>
          </table:table-cell>
          <table:table-cell office:value-type="float" office:value="1012888" table:style-name="ce11">
            <text:p>1,012,888<text:s/></text:p>
          </table:table-cell>
          <table:table-cell office:value-type="float" office:value="1.8979999999999999" table:style-name="ce12">
            <text:p>1.898<text:s/></text:p>
          </table:table-cell>
          <table:table-cell office:value-type="float" office:value="1.9019999999999999" table:style-name="ce12">
            <text:p>1.902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12/08</text:p>
          </table:table-cell>
          <table:table-cell office:value-type="float" office:value="63201" table:style-name="ce11">
            <text:p>63,201<text:s/></text:p>
          </table:table-cell>
          <table:table-cell office:value-type="float" office:value="2.0910000000000002" table:style-name="ce12">
            <text:p>2.091<text:s/></text:p>
          </table:table-cell>
          <table:table-cell office:value-type="float" office:value="73531" table:style-name="ce11">
            <text:p>73,531<text:s/></text:p>
          </table:table-cell>
          <table:table-cell office:value-type="float" office:value="2.3439999999999999" table:style-name="ce12">
            <text:p>2.344<text:s/></text:p>
          </table:table-cell>
          <table:table-cell office:value-type="float" office:value="802193" table:style-name="ce11">
            <text:p>802,193<text:s/></text:p>
          </table:table-cell>
          <table:table-cell office:value-type="float" office:value="1.8959999999999999" table:style-name="ce12">
            <text:p>1.896<text:s/></text:p>
          </table:table-cell>
          <table:table-cell office:value-type="float" office:value="5660" table:style-name="ce11">
            <text:p>5,660<text:s/></text:p>
          </table:table-cell>
          <table:table-cell office:value-type="float" office:value="2.9769999999999999" table:style-name="ce12">
            <text:p>2.977<text:s/></text:p>
          </table:table-cell>
          <table:table-cell office:value-type="float" office:value="944585" table:style-name="ce11">
            <text:p>944,585<text:s/></text:p>
          </table:table-cell>
          <table:table-cell office:value-type="float" office:value="1.95" table:style-name="ce12">
            <text:p>1.950<text:s/></text:p>
          </table:table-cell>
          <table:table-cell office:value-type="float" office:value="1.962" table:style-name="ce12">
            <text:p>1.962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12/09</text:p>
          </table:table-cell>
          <table:table-cell office:value-type="float" office:value="71015" table:style-name="ce11">
            <text:p>71,015<text:s/></text:p>
          </table:table-cell>
          <table:table-cell office:value-type="float" office:value="2.0760000000000001" table:style-name="ce12">
            <text:p>2.076<text:s/></text:p>
          </table:table-cell>
          <table:table-cell office:value-type="float" office:value="72403" table:style-name="ce11">
            <text:p>72,403<text:s/></text:p>
          </table:table-cell>
          <table:table-cell office:value-type="float" office:value="2.4209999999999998" table:style-name="ce12">
            <text:p>2.421<text:s/></text:p>
          </table:table-cell>
          <table:table-cell office:value-type="float" office:value="808827" table:style-name="ce11">
            <text:p>808,827<text:s/></text:p>
          </table:table-cell>
          <table:table-cell office:value-type="float" office:value="1.9379999999999999" table:style-name="ce12">
            <text:p>1.938<text:s/></text:p>
          </table:table-cell>
          <table:table-cell office:value-type="float" office:value="5117" table:style-name="ce11">
            <text:p>5,117<text:s/></text:p>
          </table:table-cell>
          <table:table-cell office:value-type="float" office:value="2.9710000000000001" table:style-name="ce12">
            <text:p>2.971<text:s/></text:p>
          </table:table-cell>
          <table:table-cell office:value-type="float" office:value="957362" table:style-name="ce11">
            <text:p>957,362<text:s/></text:p>
          </table:table-cell>
          <table:table-cell office:value-type="float" office:value="1.99" table:style-name="ce12">
            <text:p>1.990<text:s/></text:p>
          </table:table-cell>
          <table:table-cell office:value-type="float" office:value="2.016" table:style-name="ce12">
            <text:p>2.016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12/10</text:p>
          </table:table-cell>
          <table:table-cell office:value-type="float" office:value="78774" table:style-name="ce11">
            <text:p>78,774<text:s/></text:p>
          </table:table-cell>
          <table:table-cell office:value-type="float" office:value="2.077" table:style-name="ce12">
            <text:p>2.077<text:s/></text:p>
          </table:table-cell>
          <table:table-cell office:value-type="float" office:value="70346" table:style-name="ce11">
            <text:p>70,346<text:s/></text:p>
          </table:table-cell>
          <table:table-cell office:value-type="float" office:value="2.38" table:style-name="ce12">
            <text:p>2.380<text:s/></text:p>
          </table:table-cell>
          <table:table-cell office:value-type="float" office:value="710571" table:style-name="ce11">
            <text:p>710,571<text:s/></text:p>
          </table:table-cell>
          <table:table-cell office:value-type="float" office:value="2.008" table:style-name="ce12">
            <text:p>2.008<text:s/></text:p>
          </table:table-cell>
          <table:table-cell office:value-type="float" office:value="5871" table:style-name="ce11">
            <text:p>5,871<text:s/></text:p>
          </table:table-cell>
          <table:table-cell office:value-type="float" office:value="2.9" table:style-name="ce12">
            <text:p>2.900<text:s/></text:p>
          </table:table-cell>
          <table:table-cell office:value-type="float" office:value="865562" table:style-name="ce11">
            <text:p>865,562<text:s/></text:p>
          </table:table-cell>
          <table:table-cell office:value-type="float" office:value="2.0510000000000002" table:style-name="ce12">
            <text:p>2.051<text:s/></text:p>
          </table:table-cell>
          <table:table-cell office:value-type="float" office:value="2.0640000000000001" table:style-name="ce12">
            <text:p>2.064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12/11</text:p>
          </table:table-cell>
          <table:table-cell office:value-type="float" office:value="89562" table:style-name="ce11">
            <text:p>89,562<text:s/></text:p>
          </table:table-cell>
          <table:table-cell office:value-type="float" office:value="2.0710000000000002" table:style-name="ce12">
            <text:p>2.071<text:s/></text:p>
          </table:table-cell>
          <table:table-cell office:value-type="float" office:value="79689" table:style-name="ce11">
            <text:p>79,689<text:s/></text:p>
          </table:table-cell>
          <table:table-cell office:value-type="float" office:value="2.383" table:style-name="ce12">
            <text:p>2.383<text:s/></text:p>
          </table:table-cell>
          <table:table-cell office:value-type="float" office:value="816066" table:style-name="ce11">
            <text:p>816,066<text:s/></text:p>
          </table:table-cell>
          <table:table-cell office:value-type="float" office:value="1.9790000000000001" table:style-name="ce12">
            <text:p>1.979<text:s/></text:p>
          </table:table-cell>
          <table:table-cell office:value-type="float" office:value="10545" table:style-name="ce11">
            <text:p>10,545<text:s/></text:p>
          </table:table-cell>
          <table:table-cell office:value-type="float" office:value="2.7530000000000001" table:style-name="ce12">
            <text:p>2.753<text:s/></text:p>
          </table:table-cell>
          <table:table-cell office:value-type="float" office:value="995862" table:style-name="ce11">
            <text:p>995,862<text:s/></text:p>
          </table:table-cell>
          <table:table-cell office:value-type="float" office:value="2.028" table:style-name="ce12">
            <text:p>2.028<text:s/></text:p>
          </table:table-cell>
          <table:table-cell office:value-type="float" office:value="2.0390000000000001" table:style-name="ce12">
            <text:p>2.039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12/12</text:p>
          </table:table-cell>
          <table:table-cell office:value-type="float" office:value="98955" table:style-name="ce11">
            <text:p>98,955<text:s/></text:p>
          </table:table-cell>
          <table:table-cell office:value-type="float" office:value="2.0790000000000002" table:style-name="ce12">
            <text:p>2.079<text:s/></text:p>
          </table:table-cell>
          <table:table-cell office:value-type="float" office:value="101894" table:style-name="ce11">
            <text:p>101,894<text:s/></text:p>
          </table:table-cell>
          <table:table-cell office:value-type="float" office:value="2.2530000000000001" table:style-name="ce12">
            <text:p>2.253<text:s/></text:p>
          </table:table-cell>
          <table:table-cell office:value-type="float" office:value="841505" table:style-name="ce11">
            <text:p>841,505<text:s/></text:p>
          </table:table-cell>
          <table:table-cell office:value-type="float" office:value="2.0150000000000001" table:style-name="ce12">
            <text:p>2.015<text:s/></text:p>
          </table:table-cell>
          <table:table-cell office:value-type="float" office:value="8848" table:style-name="ce11">
            <text:p>8,848<text:s/></text:p>
          </table:table-cell>
          <table:table-cell office:value-type="float" office:value="2.8050000000000002" table:style-name="ce12">
            <text:p>2.805<text:s/></text:p>
          </table:table-cell>
          <table:table-cell office:value-type="float" office:value="1051202" table:style-name="ce11">
            <text:p>1,051,202<text:s/></text:p>
          </table:table-cell>
          <table:table-cell office:value-type="float" office:value="2.0510000000000002" table:style-name="ce12">
            <text:p>2.051<text:s/></text:p>
          </table:table-cell>
          <table:table-cell office:value-type="float" office:value="2.0529999999999999" table:style-name="ce12">
            <text:p>2.053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13/1</text:p>
          </table:table-cell>
          <table:table-cell office:value-type="float" office:value="93195" table:style-name="ce11">
            <text:p>93,195<text:s/></text:p>
          </table:table-cell>
          <table:table-cell office:value-type="float" office:value="2.073" table:style-name="ce12">
            <text:p>2.073<text:s/></text:p>
          </table:table-cell>
          <table:table-cell office:value-type="float" office:value="77445" table:style-name="ce11">
            <text:p>77,445<text:s/></text:p>
          </table:table-cell>
          <table:table-cell office:value-type="float" office:value="2.363" table:style-name="ce12">
            <text:p>2.363<text:s/></text:p>
          </table:table-cell>
          <table:table-cell office:value-type="float" office:value="982061" table:style-name="ce11">
            <text:p>982,061<text:s/></text:p>
          </table:table-cell>
          <table:table-cell office:value-type="float" office:value="1.899" table:style-name="ce12">
            <text:p>1.899<text:s/></text:p>
          </table:table-cell>
          <table:table-cell office:value-type="float" office:value="5988" table:style-name="ce11">
            <text:p>5,988<text:s/></text:p>
          </table:table-cell>
          <table:table-cell office:value-type="float" office:value="2.9630000000000001" table:style-name="ce12">
            <text:p>2.963<text:s/></text:p>
          </table:table-cell>
          <table:table-cell office:value-type="float" office:value="1158689" table:style-name="ce11">
            <text:p>1,158,689<text:s/></text:p>
          </table:table-cell>
          <table:table-cell office:value-type="float" office:value="1.9490000000000001" table:style-name="ce12">
            <text:p>1.949<text:s/></text:p>
          </table:table-cell>
          <table:table-cell office:value-type="float" office:value="2.0059999999999998" table:style-name="ce12">
            <text:p>2.006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13/2</text:p>
          </table:table-cell>
          <table:table-cell office:value-type="float" office:value="55751" table:style-name="ce11">
            <text:p>55,751<text:s/></text:p>
          </table:table-cell>
          <table:table-cell office:value-type="float" office:value="2.077" table:style-name="ce12">
            <text:p>2.077<text:s/></text:p>
          </table:table-cell>
          <table:table-cell office:value-type="float" office:value="46953" table:style-name="ce11">
            <text:p>46,953<text:s/></text:p>
          </table:table-cell>
          <table:table-cell office:value-type="float" office:value="2.4409999999999998" table:style-name="ce12">
            <text:p>2.441<text:s/></text:p>
          </table:table-cell>
          <table:table-cell office:value-type="float" office:value="641498" table:style-name="ce11">
            <text:p>641,498<text:s/></text:p>
          </table:table-cell>
          <table:table-cell office:value-type="float" office:value="1.94" table:style-name="ce12">
            <text:p>1.940<text:s/></text:p>
          </table:table-cell>
          <table:table-cell office:value-type="float" office:value="4125" table:style-name="ce11">
            <text:p>4,125<text:s/></text:p>
          </table:table-cell>
          <table:table-cell office:value-type="float" office:value="2.91" table:style-name="ce12">
            <text:p>2.910<text:s/></text:p>
          </table:table-cell>
          <table:table-cell office:value-type="float" office:value="748327" table:style-name="ce11">
            <text:p>748,327<text:s/></text:p>
          </table:table-cell>
          <table:table-cell office:value-type="float" office:value="1.9870000000000001" table:style-name="ce12">
            <text:p>1.987<text:s/></text:p>
          </table:table-cell>
          <table:table-cell office:value-type="float" office:value="2.0379999999999998" table:style-name="ce12">
            <text:p>2.038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13/3</text:p>
          </table:table-cell>
          <table:table-cell office:value-type="float" office:value="89283" table:style-name="ce11">
            <text:p>89,283<text:s/></text:p>
          </table:table-cell>
          <table:table-cell office:value-type="float" office:value="2.0859999999999999" table:style-name="ce12">
            <text:p>2.086<text:s/></text:p>
          </table:table-cell>
          <table:table-cell office:value-type="float" office:value="86002" table:style-name="ce11">
            <text:p>86,002<text:s/></text:p>
          </table:table-cell>
          <table:table-cell office:value-type="float" office:value="2.4279999999999999" table:style-name="ce12">
            <text:p>2.428<text:s/></text:p>
          </table:table-cell>
          <table:table-cell office:value-type="float" office:value="888232" table:style-name="ce11">
            <text:p>888,232<text:s/></text:p>
          </table:table-cell>
          <table:table-cell office:value-type="float" office:value="1.9650000000000001" table:style-name="ce12">
            <text:p>1.965<text:s/></text:p>
          </table:table-cell>
          <table:table-cell office:value-type="float" office:value="6218" table:style-name="ce11">
            <text:p>6,218<text:s/></text:p>
          </table:table-cell>
          <table:table-cell office:value-type="float" office:value="2.7610000000000001" table:style-name="ce12">
            <text:p>2.761<text:s/></text:p>
          </table:table-cell>
          <table:table-cell office:value-type="float" office:value="1069735" table:style-name="ce11">
            <text:p>1,069,735<text:s/></text:p>
          </table:table-cell>
          <table:table-cell office:value-type="float" office:value="2.0169999999999999" table:style-name="ce12">
            <text:p>2.017<text:s/></text:p>
          </table:table-cell>
          <table:table-cell office:value-type="float" office:value="2.0609999999999999" table:style-name="ce12">
            <text:p>2.061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13/4</text:p>
          </table:table-cell>
          <table:table-cell office:value-type="float" office:value="95566" table:style-name="ce11">
            <text:p>95,566<text:s/></text:p>
          </table:table-cell>
          <table:table-cell office:value-type="float" office:value="2.1760000000000002" table:style-name="ce12">
            <text:p>2.176<text:s/></text:p>
          </table:table-cell>
          <table:table-cell office:value-type="float" office:value="76714" table:style-name="ce11">
            <text:p>76,714<text:s/></text:p>
          </table:table-cell>
          <table:table-cell office:value-type="float" office:value="2.427" table:style-name="ce12">
            <text:p>2.427<text:s/></text:p>
          </table:table-cell>
          <table:table-cell office:value-type="float" office:value="658154" table:style-name="ce11">
            <text:p>658,154<text:s/></text:p>
          </table:table-cell>
          <table:table-cell office:value-type="float" office:value="2.1139999999999999" table:style-name="ce12">
            <text:p>2.114<text:s/></text:p>
          </table:table-cell>
          <table:table-cell office:value-type="float" office:value="7191" table:style-name="ce11">
            <text:p>7,191<text:s/></text:p>
          </table:table-cell>
          <table:table-cell office:value-type="float" office:value="2.7029999999999998" table:style-name="ce12">
            <text:p>2.703<text:s/></text:p>
          </table:table-cell>
          <table:table-cell office:value-type="float" office:value="837625" table:style-name="ce11">
            <text:p>837,625<text:s/></text:p>
          </table:table-cell>
          <table:table-cell office:value-type="float" office:value="2.1549999999999998" table:style-name="ce12">
            <text:p>2.155<text:s/></text:p>
          </table:table-cell>
          <table:table-cell office:value-type="float" office:value="2.17" table:style-name="ce12">
            <text:p>2.170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13/5</text:p>
          </table:table-cell>
          <table:table-cell office:value-type="float" office:value="116235" table:style-name="ce11">
            <text:p>116,235<text:s/></text:p>
          </table:table-cell>
          <table:table-cell office:value-type="float" office:value="2.1869999999999998" table:style-name="ce12">
            <text:p>2.187<text:s/></text:p>
          </table:table-cell>
          <table:table-cell office:value-type="float" office:value="74427" table:style-name="ce11">
            <text:p>74,427<text:s/></text:p>
          </table:table-cell>
          <table:table-cell office:value-type="float" office:value="2.544" table:style-name="ce12">
            <text:p>2.544<text:s/></text:p>
          </table:table-cell>
          <table:table-cell office:value-type="float" office:value="685628" table:style-name="ce11">
            <text:p>685,628<text:s/></text:p>
          </table:table-cell>
          <table:table-cell office:value-type="float" office:value="2.1429999999999998" table:style-name="ce12">
            <text:p>2.143<text:s/></text:p>
          </table:table-cell>
          <table:table-cell office:value-type="float" office:value="8466" table:style-name="ce11">
            <text:p>8,466<text:s/></text:p>
          </table:table-cell>
          <table:table-cell office:value-type="float" office:value="2.62" table:style-name="ce12">
            <text:p>2.620<text:s/></text:p>
          </table:table-cell>
          <table:table-cell office:value-type="float" office:value="884756" table:style-name="ce11">
            <text:p>884,756<text:s/></text:p>
          </table:table-cell>
          <table:table-cell office:value-type="float" office:value="2.1869999999999998" table:style-name="ce12">
            <text:p>2.187<text:s/></text:p>
          </table:table-cell>
          <table:table-cell office:value-type="float" office:value="2.19" table:style-name="ce12">
            <text:p>2.190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13/6</text:p>
          </table:table-cell>
          <table:table-cell office:value-type="float" office:value="101221" table:style-name="ce11">
            <text:p>101,221<text:s/></text:p>
          </table:table-cell>
          <table:table-cell office:value-type="float" office:value="2.1840000000000002" table:style-name="ce12">
            <text:p>2.184<text:s/></text:p>
          </table:table-cell>
          <table:table-cell office:value-type="float" office:value="71650" table:style-name="ce11">
            <text:p>71,650<text:s/></text:p>
          </table:table-cell>
          <table:table-cell office:value-type="float" office:value="2.4990000000000001" table:style-name="ce12">
            <text:p>2.499<text:s/></text:p>
          </table:table-cell>
          <table:table-cell office:value-type="float" office:value="813383" table:style-name="ce11">
            <text:p>813,383<text:s/></text:p>
          </table:table-cell>
          <table:table-cell office:value-type="float" office:value="2.0840000000000001" table:style-name="ce12">
            <text:p>2.084<text:s/></text:p>
          </table:table-cell>
          <table:table-cell office:value-type="float" office:value="5661" table:style-name="ce11">
            <text:p>5,661<text:s/></text:p>
          </table:table-cell>
          <table:table-cell office:value-type="float" office:value="2.5680000000000001" table:style-name="ce12">
            <text:p>2.568<text:s/></text:p>
          </table:table-cell>
          <table:table-cell office:value-type="float" office:value="991915" table:style-name="ce11">
            <text:p>991,915<text:s/></text:p>
          </table:table-cell>
          <table:table-cell office:value-type="float" office:value="2.1269999999999998" table:style-name="ce12">
            <text:p>2.127<text:s/></text:p>
          </table:table-cell>
          <table:table-cell office:value-type="float" office:value="2.1269999999999998" table:style-name="ce12">
            <text:p>2.127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13/7</text:p>
          </table:table-cell>
          <table:table-cell office:value-type="float" office:value="121739" table:style-name="ce11">
            <text:p>121,739<text:s/></text:p>
          </table:table-cell>
          <table:table-cell office:value-type="float" office:value="2.1869999999999998" table:style-name="ce12">
            <text:p>2.187<text:s/></text:p>
          </table:table-cell>
          <table:table-cell office:value-type="float" office:value="78723" table:style-name="ce11">
            <text:p>78,723<text:s/></text:p>
          </table:table-cell>
          <table:table-cell office:value-type="float" office:value="2.508" table:style-name="ce12">
            <text:p>2.508<text:s/></text:p>
          </table:table-cell>
          <table:table-cell office:value-type="float" office:value="882411" table:style-name="ce11">
            <text:p>882,411<text:s/></text:p>
          </table:table-cell>
          <table:table-cell office:value-type="float" office:value="2.0670000000000002" table:style-name="ce12">
            <text:p>2.067<text:s/></text:p>
          </table:table-cell>
          <table:table-cell office:value-type="float" office:value="7094" table:style-name="ce11">
            <text:p>7,094<text:s/></text:p>
          </table:table-cell>
          <table:table-cell office:value-type="float" office:value="2.5289999999999999" table:style-name="ce12">
            <text:p>2.529<text:s/></text:p>
          </table:table-cell>
          <table:table-cell office:value-type="float" office:value="1089967" table:style-name="ce11">
            <text:p>1,089,967<text:s/></text:p>
          </table:table-cell>
          <table:table-cell office:value-type="float" office:value="2.1150000000000002" table:style-name="ce12">
            <text:p>2.115<text:s/></text:p>
          </table:table-cell>
          <table:table-cell office:value-type="float" office:value="2.1190000000000002" table:style-name="ce12">
            <text:p>2.119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13/8</text:p>
          </table:table-cell>
          <table:table-cell office:value-type="float" office:value="96741" table:style-name="ce11">
            <text:p>96,741<text:s/></text:p>
          </table:table-cell>
          <table:table-cell office:value-type="float" office:value="2.194" table:style-name="ce12">
            <text:p>2.194<text:s/></text:p>
          </table:table-cell>
          <table:table-cell office:value-type="float" office:value="91398" table:style-name="ce11">
            <text:p>91,398<text:s/></text:p>
          </table:table-cell>
          <table:table-cell office:value-type="float" office:value="2.5739999999999998" table:style-name="ce12">
            <text:p>2.574<text:s/></text:p>
          </table:table-cell>
          <table:table-cell office:value-type="float" office:value="844115" table:style-name="ce11">
            <text:p>844,115<text:s/></text:p>
          </table:table-cell>
          <table:table-cell office:value-type="float" office:value="2.0649999999999999" table:style-name="ce12">
            <text:p>2.065<text:s/></text:p>
          </table:table-cell>
          <table:table-cell office:value-type="float" office:value="6947" table:style-name="ce11">
            <text:p>6,947<text:s/></text:p>
          </table:table-cell>
          <table:table-cell office:value-type="float" office:value="2.536" table:style-name="ce12">
            <text:p>2.536<text:s/></text:p>
          </table:table-cell>
          <table:table-cell office:value-type="float" office:value="1039201" table:style-name="ce11">
            <text:p>1,039,201<text:s/></text:p>
          </table:table-cell>
          <table:table-cell office:value-type="float" office:value="2.125" table:style-name="ce12">
            <text:p>2.125<text:s/></text:p>
          </table:table-cell>
          <table:table-cell office:value-type="float" office:value="2.125" table:style-name="ce12">
            <text:p>2.125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13/9</text:p>
          </table:table-cell>
          <table:table-cell office:value-type="float" office:value="111046" table:style-name="ce11">
            <text:p>111,046<text:s/></text:p>
          </table:table-cell>
          <table:table-cell office:value-type="float" office:value="2.19" table:style-name="ce12">
            <text:p>2.190<text:s/></text:p>
          </table:table-cell>
          <table:table-cell office:value-type="float" office:value="87669" table:style-name="ce11">
            <text:p>87,669<text:s/></text:p>
          </table:table-cell>
          <table:table-cell office:value-type="float" office:value="2.5329999999999999" table:style-name="ce12">
            <text:p>2.533<text:s/></text:p>
          </table:table-cell>
          <table:table-cell office:value-type="float" office:value="835071" table:style-name="ce11">
            <text:p>835,071<text:s/></text:p>
          </table:table-cell>
          <table:table-cell office:value-type="float" office:value="2.097" table:style-name="ce12">
            <text:p>2.097<text:s/></text:p>
          </table:table-cell>
          <table:table-cell office:value-type="float" office:value="6284" table:style-name="ce11">
            <text:p>6,284<text:s/></text:p>
          </table:table-cell>
          <table:table-cell office:value-type="float" office:value="2.5739999999999998" table:style-name="ce12">
            <text:p>2.574<text:s/></text:p>
          </table:table-cell>
          <table:table-cell office:value-type="float" office:value="1040070" table:style-name="ce11">
            <text:p>1,040,070<text:s/></text:p>
          </table:table-cell>
          <table:table-cell office:value-type="float" office:value="2.1459999999999999" table:style-name="ce12">
            <text:p>2.146<text:s/></text:p>
          </table:table-cell>
          <table:table-cell office:value-type="float" office:value="2.1560000000000001" table:style-name="ce12">
            <text:p>2.156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13/10</text:p>
          </table:table-cell>
          <table:table-cell office:value-type="float" office:value="87623" table:style-name="ce11">
            <text:p>87,623<text:s/></text:p>
          </table:table-cell>
          <table:table-cell office:value-type="float" office:value="2.2010000000000001" table:style-name="ce12">
            <text:p>2.201<text:s/></text:p>
          </table:table-cell>
          <table:table-cell office:value-type="float" office:value="70208" table:style-name="ce11">
            <text:p>70,208<text:s/></text:p>
          </table:table-cell>
          <table:table-cell office:value-type="float" office:value="2.5289999999999999" table:style-name="ce12">
            <text:p>2.529<text:s/></text:p>
          </table:table-cell>
          <table:table-cell office:value-type="float" office:value="854413" table:style-name="ce11">
            <text:p>854,413<text:s/></text:p>
          </table:table-cell>
          <table:table-cell office:value-type="float" office:value="2.085" table:style-name="ce12">
            <text:p>2.085<text:s/></text:p>
          </table:table-cell>
          <table:table-cell office:value-type="float" office:value="5464" table:style-name="ce11">
            <text:p>5,464<text:s/></text:p>
          </table:table-cell>
          <table:table-cell office:value-type="float" office:value="2.5960000000000001" table:style-name="ce12">
            <text:p>2.596<text:s/></text:p>
          </table:table-cell>
          <table:table-cell office:value-type="float" office:value="1017708" table:style-name="ce11">
            <text:p>1,017,708<text:s/></text:p>
          </table:table-cell>
          <table:table-cell office:value-type="float" office:value="2.129" table:style-name="ce12">
            <text:p>2.129<text:s/></text:p>
          </table:table-cell>
          <table:table-cell office:value-type="float" office:value="2.129" table:style-name="ce12">
            <text:p>2.129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13/11</text:p>
          </table:table-cell>
          <table:table-cell office:value-type="float" office:value="94352" table:style-name="ce11">
            <text:p>94,352<text:s/></text:p>
          </table:table-cell>
          <table:table-cell office:value-type="float" office:value="2.2090000000000001" table:style-name="ce12">
            <text:p>2.209<text:s/></text:p>
          </table:table-cell>
          <table:table-cell office:value-type="float" office:value="101230" table:style-name="ce11">
            <text:p>101,230<text:s/></text:p>
          </table:table-cell>
          <table:table-cell office:value-type="float" office:value="2.4420000000000002" table:style-name="ce12">
            <text:p>2.442<text:s/></text:p>
          </table:table-cell>
          <table:table-cell office:value-type="float" office:value="783096" table:style-name="ce11">
            <text:p>783,096<text:s/></text:p>
          </table:table-cell>
          <table:table-cell office:value-type="float" office:value="2.12" table:style-name="ce12">
            <text:p>2.120<text:s/></text:p>
          </table:table-cell>
          <table:table-cell office:value-type="float" office:value="8180" table:style-name="ce11">
            <text:p>8,180<text:s/></text:p>
          </table:table-cell>
          <table:table-cell office:value-type="float" office:value="2.6349999999999998" table:style-name="ce12">
            <text:p>2.635<text:s/></text:p>
          </table:table-cell>
          <table:table-cell office:value-type="float" office:value="986858" table:style-name="ce11">
            <text:p>986,858<text:s/></text:p>
          </table:table-cell>
          <table:table-cell office:value-type="float" office:value="2.1659999999999999" table:style-name="ce12">
            <text:p>2.166<text:s/></text:p>
          </table:table-cell>
          <table:table-cell office:value-type="float" office:value="2.1749999999999998" table:style-name="ce12">
            <text:p>2.175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13/12</text:p>
          </table:table-cell>
          <table:table-cell office:value-type="float" office:value="100467" table:style-name="ce11">
            <text:p>100,467<text:s/></text:p>
          </table:table-cell>
          <table:table-cell office:value-type="float" office:value="2.2240000000000002" table:style-name="ce12">
            <text:p>2.224<text:s/></text:p>
          </table:table-cell>
          <table:table-cell office:value-type="float" office:value="111042" table:style-name="ce11">
            <text:p>111,042<text:s/></text:p>
          </table:table-cell>
          <table:table-cell office:value-type="float" office:value="2.4249999999999998" table:style-name="ce12">
            <text:p>2.425<text:s/></text:p>
          </table:table-cell>
          <table:table-cell office:value-type="float" office:value="1075730" table:style-name="ce11">
            <text:p>1,075,730<text:s/></text:p>
          </table:table-cell>
          <table:table-cell office:value-type="float" office:value="2.1" table:style-name="ce12">
            <text:p>2.100<text:s/></text:p>
          </table:table-cell>
          <table:table-cell office:value-type="float" office:value="8156" table:style-name="ce11">
            <text:p>8,156<text:s/></text:p>
          </table:table-cell>
          <table:table-cell office:value-type="float" office:value="2.6659999999999999" table:style-name="ce12">
            <text:p>2.666<text:s/></text:p>
          </table:table-cell>
          <table:table-cell office:value-type="float" office:value="1295395" table:style-name="ce11">
            <text:p>1,295,395<text:s/></text:p>
          </table:table-cell>
          <table:table-cell office:value-type="float" office:value="2.141" table:style-name="ce12">
            <text:p>2.141<text:s/></text:p>
          </table:table-cell>
          <table:table-cell office:value-type="float" office:value="2.141" table:style-name="ce12">
            <text:p>2.141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14/1</text:p>
          </table:table-cell>
          <table:table-cell office:value-type="float" office:value="64599" table:style-name="ce11">
            <text:p>64,599<text:s/></text:p>
          </table:table-cell>
          <table:table-cell office:value-type="float" office:value="2.238" table:style-name="ce12">
            <text:p>2.238<text:s/></text:p>
          </table:table-cell>
          <table:table-cell office:value-type="float" office:value="67270" table:style-name="ce11">
            <text:p>67,270<text:s/></text:p>
          </table:table-cell>
          <table:table-cell office:value-type="float" office:value="2.6120000000000001" table:style-name="ce12">
            <text:p>2.612<text:s/></text:p>
          </table:table-cell>
          <table:table-cell office:value-type="float" office:value="868723" table:style-name="ce11">
            <text:p>868,723<text:s/></text:p>
          </table:table-cell>
          <table:table-cell office:value-type="float" office:value="2.069" table:style-name="ce12">
            <text:p>2.069<text:s/></text:p>
          </table:table-cell>
          <table:table-cell office:value-type="float" office:value="4970" table:style-name="ce11">
            <text:p>4,970<text:s/></text:p>
          </table:table-cell>
          <table:table-cell office:value-type="float" office:value="2.66" table:style-name="ce12">
            <text:p>2.660<text:s/></text:p>
          </table:table-cell>
          <table:table-cell office:value-type="float" office:value="1005562" table:style-name="ce11">
            <text:p>1,005,562<text:s/></text:p>
          </table:table-cell>
          <table:table-cell office:value-type="float" office:value="2.1190000000000002" table:style-name="ce12">
            <text:p>2.119<text:s/></text:p>
          </table:table-cell>
          <table:table-cell office:value-type="float" office:value="2.1379999999999999" table:style-name="ce12">
            <text:p>2.138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14/2</text:p>
          </table:table-cell>
          <table:table-cell office:value-type="float" office:value="60942" table:style-name="ce11">
            <text:p>60,942<text:s/></text:p>
          </table:table-cell>
          <table:table-cell office:value-type="float" office:value="2.2450000000000001" table:style-name="ce12">
            <text:p>2.245<text:s/></text:p>
          </table:table-cell>
          <table:table-cell office:value-type="float" office:value="61615" table:style-name="ce11">
            <text:p>61,615<text:s/></text:p>
          </table:table-cell>
          <table:table-cell office:value-type="float" office:value="2.524" table:style-name="ce12">
            <text:p>2.524<text:s/></text:p>
          </table:table-cell>
          <table:table-cell office:value-type="float" office:value="735145" table:style-name="ce11">
            <text:p>735,145<text:s/></text:p>
          </table:table-cell>
          <table:table-cell office:value-type="float" office:value="2.069" table:style-name="ce12">
            <text:p>2.069<text:s/></text:p>
          </table:table-cell>
          <table:table-cell office:value-type="float" office:value="4503" table:style-name="ce11">
            <text:p>4,503<text:s/></text:p>
          </table:table-cell>
          <table:table-cell office:value-type="float" office:value="2.6560000000000001" table:style-name="ce12">
            <text:p>2.656<text:s/></text:p>
          </table:table-cell>
          <table:table-cell office:value-type="float" office:value="862205" table:style-name="ce11">
            <text:p>862,205<text:s/></text:p>
          </table:table-cell>
          <table:table-cell office:value-type="float" office:value="2.117" table:style-name="ce12">
            <text:p>2.117<text:s/></text:p>
          </table:table-cell>
          <table:table-cell office:value-type="float" office:value="2.1800000000000002" table:style-name="ce12">
            <text:p>2.180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14/3</text:p>
          </table:table-cell>
          <table:table-cell office:value-type="float" office:value="82009" table:style-name="ce11">
            <text:p>82,009<text:s/></text:p>
          </table:table-cell>
          <table:table-cell office:value-type="float" office:value="2.2639999999999998" table:style-name="ce12">
            <text:p>2.264<text:s/></text:p>
          </table:table-cell>
          <table:table-cell office:value-type="float" office:value="64068" table:style-name="ce11">
            <text:p>64,068<text:s/></text:p>
          </table:table-cell>
          <table:table-cell office:value-type="float" office:value="2.5750000000000002" table:style-name="ce12">
            <text:p>2.575<text:s/></text:p>
          </table:table-cell>
          <table:table-cell office:value-type="float" office:value="958447" table:style-name="ce11">
            <text:p>958,447<text:s/></text:p>
          </table:table-cell>
          <table:table-cell office:value-type="float" office:value="2.0630000000000002" table:style-name="ce12">
            <text:p>2.063<text:s/></text:p>
          </table:table-cell>
          <table:table-cell office:value-type="float" office:value="6275" table:style-name="ce11">
            <text:p>6,275<text:s/></text:p>
          </table:table-cell>
          <table:table-cell office:value-type="float" office:value="2.6720000000000002" table:style-name="ce12">
            <text:p>2.672<text:s/></text:p>
          </table:table-cell>
          <table:table-cell office:value-type="float" office:value="1110799" table:style-name="ce11">
            <text:p>1,110,799<text:s/></text:p>
          </table:table-cell>
          <table:table-cell office:value-type="float" office:value="2.1110000000000002" table:style-name="ce12">
            <text:p>2.111<text:s/></text:p>
          </table:table-cell>
          <table:table-cell office:value-type="float" office:value="2.1659999999999999" table:style-name="ce12">
            <text:p>2.166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14/4</text:p>
          </table:table-cell>
          <table:table-cell office:value-type="float" office:value="62730" table:style-name="ce11">
            <text:p>62,730<text:s/></text:p>
          </table:table-cell>
          <table:table-cell office:value-type="float" office:value="2.282" table:style-name="ce12">
            <text:p>2.282<text:s/></text:p>
          </table:table-cell>
          <table:table-cell office:value-type="float" office:value="83781" table:style-name="ce11">
            <text:p>83,781<text:s/></text:p>
          </table:table-cell>
          <table:table-cell office:value-type="float" office:value="2.5150000000000001" table:style-name="ce12">
            <text:p>2.515<text:s/></text:p>
          </table:table-cell>
          <table:table-cell office:value-type="float" office:value="700632" table:style-name="ce11">
            <text:p>700,632<text:s/></text:p>
          </table:table-cell>
          <table:table-cell office:value-type="float" office:value="2.1680000000000001" table:style-name="ce12">
            <text:p>2.168<text:s/></text:p>
          </table:table-cell>
          <table:table-cell office:value-type="float" office:value="7814" table:style-name="ce11">
            <text:p>7,814<text:s/></text:p>
          </table:table-cell>
          <table:table-cell office:value-type="float" office:value="2.6240000000000001" table:style-name="ce12">
            <text:p>2.624<text:s/></text:p>
          </table:table-cell>
          <table:table-cell office:value-type="float" office:value="854957" table:style-name="ce11">
            <text:p>854,957<text:s/></text:p>
          </table:table-cell>
          <table:table-cell office:value-type="float" office:value="2.214" table:style-name="ce12">
            <text:p>2.214<text:s/></text:p>
          </table:table-cell>
          <table:table-cell office:value-type="float" office:value="2.2160000000000002" table:style-name="ce12">
            <text:p>2.216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14/5</text:p>
          </table:table-cell>
          <table:table-cell office:value-type="float" office:value="72222" table:style-name="ce11">
            <text:p>72,222<text:s/></text:p>
          </table:table-cell>
          <table:table-cell office:value-type="float" office:value="2.282" table:style-name="ce12">
            <text:p>2.282<text:s/></text:p>
          </table:table-cell>
          <table:table-cell office:value-type="float" office:value="60903" table:style-name="ce11">
            <text:p>60,903<text:s/></text:p>
          </table:table-cell>
          <table:table-cell office:value-type="float" office:value="2.5489999999999999" table:style-name="ce12">
            <text:p>2.549<text:s/></text:p>
          </table:table-cell>
          <table:table-cell office:value-type="float" office:value="643862" table:style-name="ce11">
            <text:p>643,862<text:s/></text:p>
          </table:table-cell>
          <table:table-cell office:value-type="float" office:value="2.1949999999999998" table:style-name="ce12">
            <text:p>2.195<text:s/></text:p>
          </table:table-cell>
          <table:table-cell office:value-type="float" office:value="8609" table:style-name="ce11">
            <text:p>8,609<text:s/></text:p>
          </table:table-cell>
          <table:table-cell office:value-type="float" office:value="2.6520000000000001" table:style-name="ce12">
            <text:p>2.652<text:s/></text:p>
          </table:table-cell>
          <table:table-cell office:value-type="float" office:value="785596" table:style-name="ce11">
            <text:p>785,596<text:s/></text:p>
          </table:table-cell>
          <table:table-cell office:value-type="float" office:value="2.2349999999999999" table:style-name="ce12">
            <text:p>2.235<text:s/></text:p>
          </table:table-cell>
          <table:table-cell office:value-type="float" office:value="2.2360000000000002" table:style-name="ce12">
            <text:p>2.236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14/6</text:p>
          </table:table-cell>
          <table:table-cell office:value-type="float" office:value="66378" table:style-name="ce11">
            <text:p>66,378<text:s/></text:p>
          </table:table-cell>
          <table:table-cell office:value-type="float" office:value="2.2829999999999999" table:style-name="ce12">
            <text:p>2.283<text:s/></text:p>
          </table:table-cell>
          <table:table-cell office:value-type="float" office:value="73148" table:style-name="ce11">
            <text:p>73,148<text:s/></text:p>
          </table:table-cell>
          <table:table-cell office:value-type="float" office:value="2.5579999999999998" table:style-name="ce12">
            <text:p>2.558<text:s/></text:p>
          </table:table-cell>
          <table:table-cell office:value-type="float" office:value="834071" table:style-name="ce11">
            <text:p>834,071<text:s/></text:p>
          </table:table-cell>
          <table:table-cell office:value-type="float" office:value="2.1419999999999999" table:style-name="ce12">
            <text:p>2.142<text:s/></text:p>
          </table:table-cell>
          <table:table-cell office:value-type="float" office:value="6233" table:style-name="ce11">
            <text:p>6,233<text:s/></text:p>
          </table:table-cell>
          <table:table-cell office:value-type="float" office:value="2.6779999999999999" table:style-name="ce12">
            <text:p>2.678<text:s/></text:p>
          </table:table-cell>
          <table:table-cell office:value-type="float" office:value="979830" table:style-name="ce11">
            <text:p>979,830<text:s/></text:p>
          </table:table-cell>
          <table:table-cell office:value-type="float" office:value="2.1859999999999999" table:style-name="ce12">
            <text:p>2.186<text:s/></text:p>
          </table:table-cell>
          <table:table-cell office:value-type="float" office:value="2.2210000000000001" table:style-name="ce12">
            <text:p>2.221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14/7</text:p>
          </table:table-cell>
          <table:table-cell office:value-type="float" office:value="70924" table:style-name="ce11">
            <text:p>70,924<text:s/></text:p>
          </table:table-cell>
          <table:table-cell office:value-type="float" office:value="2.3029999999999999" table:style-name="ce12">
            <text:p>2.303<text:s/></text:p>
          </table:table-cell>
          <table:table-cell office:value-type="float" office:value="73539" table:style-name="ce11">
            <text:p>73,539<text:s/></text:p>
          </table:table-cell>
          <table:table-cell office:value-type="float" office:value="2.621" table:style-name="ce12">
            <text:p>2.621<text:s/></text:p>
          </table:table-cell>
          <table:table-cell office:value-type="float" office:value="791420" table:style-name="ce11">
            <text:p>791,420<text:s/></text:p>
          </table:table-cell>
          <table:table-cell office:value-type="float" office:value="2.1539999999999999" table:style-name="ce12">
            <text:p>2.154<text:s/></text:p>
          </table:table-cell>
          <table:table-cell office:value-type="float" office:value="6020" table:style-name="ce11">
            <text:p>6,020<text:s/></text:p>
          </table:table-cell>
          <table:table-cell office:value-type="float" office:value="2.677" table:style-name="ce12">
            <text:p>2.677<text:s/></text:p>
          </table:table-cell>
          <table:table-cell office:value-type="float" office:value="941903" table:style-name="ce11">
            <text:p>941,903<text:s/></text:p>
          </table:table-cell>
          <table:table-cell office:value-type="float" office:value="2.2050000000000001" table:style-name="ce12">
            <text:p>2.205<text:s/></text:p>
          </table:table-cell>
          <table:table-cell office:value-type="float" office:value="2.2050000000000001" table:style-name="ce12">
            <text:p>2.205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14/8</text:p>
          </table:table-cell>
          <table:table-cell office:value-type="float" office:value="61658" table:style-name="ce11">
            <text:p>61,658<text:s/></text:p>
          </table:table-cell>
          <table:table-cell office:value-type="float" office:value="2.3029999999999999" table:style-name="ce12">
            <text:p>2.303<text:s/></text:p>
          </table:table-cell>
          <table:table-cell office:value-type="float" office:value="66659" table:style-name="ce11">
            <text:p>66,659<text:s/></text:p>
          </table:table-cell>
          <table:table-cell office:value-type="float" office:value="2.5910000000000002" table:style-name="ce12">
            <text:p>2.591<text:s/></text:p>
          </table:table-cell>
          <table:table-cell office:value-type="float" office:value="696962" table:style-name="ce11">
            <text:p>696,962<text:s/></text:p>
          </table:table-cell>
          <table:table-cell office:value-type="float" office:value="2.145" table:style-name="ce12">
            <text:p>2.145<text:s/></text:p>
          </table:table-cell>
          <table:table-cell office:value-type="float" office:value="6312" table:style-name="ce11">
            <text:p>6,312<text:s/></text:p>
          </table:table-cell>
          <table:table-cell office:value-type="float" office:value="2.6859999999999999" table:style-name="ce12">
            <text:p>2.686<text:s/></text:p>
          </table:table-cell>
          <table:table-cell office:value-type="float" office:value="831591" table:style-name="ce11">
            <text:p>831,591<text:s/></text:p>
          </table:table-cell>
          <table:table-cell office:value-type="float" office:value="2.1960000000000002" table:style-name="ce12">
            <text:p>2.196<text:s/></text:p>
          </table:table-cell>
          <table:table-cell office:value-type="float" office:value="2.1960000000000002" table:style-name="ce12">
            <text:p>2.196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14/9</text:p>
          </table:table-cell>
          <table:table-cell office:value-type="float" office:value="50504" table:style-name="ce11">
            <text:p>50,504<text:s/></text:p>
          </table:table-cell>
          <table:table-cell office:value-type="float" office:value="2.294" table:style-name="ce12">
            <text:p>2.294<text:s/></text:p>
          </table:table-cell>
          <table:table-cell office:value-type="float" office:value="60251" table:style-name="ce11">
            <text:p>60,251<text:s/></text:p>
          </table:table-cell>
          <table:table-cell office:value-type="float" office:value="2.516" table:style-name="ce12">
            <text:p>2.516<text:s/></text:p>
          </table:table-cell>
          <table:table-cell office:value-type="float" office:value="994039" table:style-name="ce11">
            <text:p>994,039<text:s/></text:p>
          </table:table-cell>
          <table:table-cell office:value-type="float" office:value="2.0830000000000002" table:style-name="ce12">
            <text:p>2.083<text:s/></text:p>
          </table:table-cell>
          <table:table-cell office:value-type="float" office:value="6106" table:style-name="ce11">
            <text:p>6,106<text:s/></text:p>
          </table:table-cell>
          <table:table-cell office:value-type="float" office:value="2.7210000000000001" table:style-name="ce12">
            <text:p>2.721<text:s/></text:p>
          </table:table-cell>
          <table:table-cell office:value-type="float" office:value="1110900" table:style-name="ce11">
            <text:p>1,110,900<text:s/></text:p>
          </table:table-cell>
          <table:table-cell office:value-type="float" office:value="2.12" table:style-name="ce12">
            <text:p>2.120<text:s/></text:p>
          </table:table-cell>
          <table:table-cell office:value-type="float" office:value="2.1549999999999998" table:style-name="ce12">
            <text:p>2.155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14/10</text:p>
          </table:table-cell>
          <table:table-cell office:value-type="float" office:value="55136" table:style-name="ce11">
            <text:p>55,136<text:s/></text:p>
          </table:table-cell>
          <table:table-cell office:value-type="float" office:value="2.3130000000000002" table:style-name="ce12">
            <text:p>2.313<text:s/></text:p>
          </table:table-cell>
          <table:table-cell office:value-type="float" office:value="68914" table:style-name="ce11">
            <text:p>68,914<text:s/></text:p>
          </table:table-cell>
          <table:table-cell office:value-type="float" office:value="2.5070000000000001" table:style-name="ce12">
            <text:p>2.507<text:s/></text:p>
          </table:table-cell>
          <table:table-cell office:value-type="float" office:value="746789" table:style-name="ce11">
            <text:p>746,789<text:s/></text:p>
          </table:table-cell>
          <table:table-cell office:value-type="float" office:value="2.1440000000000001" table:style-name="ce12">
            <text:p>2.144<text:s/></text:p>
          </table:table-cell>
          <table:table-cell office:value-type="float" office:value="5975" table:style-name="ce11">
            <text:p>5,975<text:s/></text:p>
          </table:table-cell>
          <table:table-cell office:value-type="float" office:value="2.7130000000000001" table:style-name="ce12">
            <text:p>2.713<text:s/></text:p>
          </table:table-cell>
          <table:table-cell office:value-type="float" office:value="876814" table:style-name="ce11">
            <text:p>876,814<text:s/></text:p>
          </table:table-cell>
          <table:table-cell office:value-type="float" office:value="2.1869999999999998" table:style-name="ce12">
            <text:p>2.187<text:s/></text:p>
          </table:table-cell>
          <table:table-cell office:value-type="float" office:value="2.1869999999999998" table:style-name="ce12">
            <text:p>2.187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14/11</text:p>
          </table:table-cell>
          <table:table-cell office:value-type="float" office:value="58807" table:style-name="ce11">
            <text:p>58,807<text:s/></text:p>
          </table:table-cell>
          <table:table-cell office:value-type="float" office:value="2.3010000000000002" table:style-name="ce12">
            <text:p>2.301<text:s/></text:p>
          </table:table-cell>
          <table:table-cell office:value-type="float" office:value="61933" table:style-name="ce11">
            <text:p>61,933<text:s/></text:p>
          </table:table-cell>
          <table:table-cell office:value-type="float" office:value="2.528" table:style-name="ce12">
            <text:p>2.528<text:s/></text:p>
          </table:table-cell>
          <table:table-cell office:value-type="float" office:value="853391" table:style-name="ce11">
            <text:p>853,391<text:s/></text:p>
          </table:table-cell>
          <table:table-cell office:value-type="float" office:value="2.0720000000000001" table:style-name="ce12">
            <text:p>2.072<text:s/></text:p>
          </table:table-cell>
          <table:table-cell office:value-type="float" office:value="7362" table:style-name="ce11">
            <text:p>7,362<text:s/></text:p>
          </table:table-cell>
          <table:table-cell office:value-type="float" office:value="2.738" table:style-name="ce12">
            <text:p>2.738<text:s/></text:p>
          </table:table-cell>
          <table:table-cell office:value-type="float" office:value="981493" table:style-name="ce11">
            <text:p>981,493<text:s/></text:p>
          </table:table-cell>
          <table:table-cell office:value-type="float" office:value="2.1190000000000002" table:style-name="ce12">
            <text:p>2.119<text:s/></text:p>
          </table:table-cell>
          <table:table-cell office:value-type="float" office:value="2.1190000000000002" table:style-name="ce12">
            <text:p>2.119<text:s/></text:p>
          </table:table-cell>
          <table:table-cell table:number-columns-repeated="16372"/>
        </table:table-row>
        <table:table-row table:style-name="ro4">
          <table:table-cell office:value-type="string" table:style-name="ce15">
            <text:p>114/12</text:p>
          </table:table-cell>
          <table:table-cell office:value-type="float" office:value="63540" table:style-name="ce11">
            <text:p>63,540<text:s/></text:p>
          </table:table-cell>
          <table:table-cell office:value-type="float" office:value="2.298" table:style-name="ce12">
            <text:p>2.298<text:s/></text:p>
          </table:table-cell>
          <table:table-cell office:value-type="float" office:value="88355" table:style-name="ce11">
            <text:p>88,355<text:s/></text:p>
          </table:table-cell>
          <table:table-cell office:value-type="float" office:value="2.4700000000000002" table:style-name="ce12">
            <text:p>2.470<text:s/></text:p>
          </table:table-cell>
          <table:table-cell office:value-type="float" office:value="1033450" table:style-name="ce11">
            <text:p>1,033,450<text:s/></text:p>
          </table:table-cell>
          <table:table-cell office:value-type="float" office:value="2.1230000000000002" table:style-name="ce12">
            <text:p>2.123<text:s/></text:p>
          </table:table-cell>
          <table:table-cell office:value-type="float" office:value="9138" table:style-name="ce11">
            <text:p>9,138<text:s/></text:p>
          </table:table-cell>
          <table:table-cell office:value-type="float" office:value="2.73" table:style-name="ce12">
            <text:p>2.730<text:s/></text:p>
          </table:table-cell>
          <table:table-cell office:value-type="float" office:value="1194483" table:style-name="ce11">
            <text:p>1,194,483<text:s/></text:p>
          </table:table-cell>
          <table:table-cell office:value-type="float" office:value="2.1629999999999998" table:style-name="ce12">
            <text:p>2.163<text:s/></text:p>
          </table:table-cell>
          <table:table-cell office:value-type="float" office:value="2.1659999999999999" table:style-name="ce12">
            <text:p>2.166<text:s/></text:p>
          </table:table-cell>
          <table:table-cell table:number-columns-repeated="16372"/>
        </table:table-row>
        <table:table-row table:style-name="ro6">
          <table:table-cell office:value-type="string" table:number-columns-spanned="12" table:number-rows-spanned="1" table:style-name="ce24">
            <text:p><text:span text:style-name="T2">註</text:span>:97<text:span text:style-name="T2">年</text:span>10<text:span text:style-name="T2">月前五大銀行為台銀、合庫銀、一銀、華銀及彰銀，自</text:span>11<text:span text:style-name="T2">月起調整為台銀、合庫銀、土銀、華銀及一銀。</text:span></text:p>
          </table:table-cell>
          <table:covered-table-cell table:number-columns-repeated="11"/>
          <table:table-cell table:number-columns-repeated="16372"/>
        </table:table-row>
        <table:table-row table:number-rows-repeated="1048193" table:style-name="ro7">
          <table:table-cell table:number-columns-repeated="16384"/>
        </table:table-row>
        <table:named-expressions>
          <table:named-range table:name="Print_Area" table:cell-range-address="上網資料.$A$1:上網資料.$L$383" table:base-cell-address="上網資料.$A$1"/>
          <table:named-range table:name="Print_Titles" table:cell-range-address="上網資料.$A$1:上網資料.$IV$4" table:base-cell-address="上網資料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48">
      <number:number number:decimal-places="3" number:min-decimal-places="3" number:min-integer-digits="1" number:grouping="true"/>
      <number:text> </number:text>
    </number:number-style>
    <number:number-style style:name="N49">
      <number:number number:decimal-places="0" number:min-decimal-places="0" number:min-integer-digits="1" number:grouping="true">
        <number:embedded-text number:position="0"> </number:embedded-text>
      </number:number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NEWLOAN" style:display-name="一般_NEWLOAN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4pt" style:font-size-asian="14pt" style:font-size-complex="14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551181102362205in" fo:margin-right="0.551181102362205in" style:print-orientation="portrait" style:print-page-order="ttb" style:first-page-number="continue" style:scale-to="87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32</meta:generator>
    <meta:initial-creator>莊萱如</meta:initial-creator>
    <dc:creator>蔡盈姿</dc:creator>
    <meta:creation-date>1997-01-14T01:50:29Z</meta:creation-date>
    <dc:date>2026-01-22T08:19:53Z</dc:date>
    <meta:print-date>2021-12-23T08:23:36Z</meta:print-date>
  </office:meta>
</office:document-meta>
</file>